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Export_All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3mm"/>
    </style:style>
    <style:style style:name="co2" style:family="table-column">
      <style:table-column-properties fo:break-before="auto" style:column-width="6.58mm"/>
    </style:style>
    <style:style style:name="co3" style:family="table-column">
      <style:table-column-properties fo:break-before="auto" style:column-width="27.27mm"/>
    </style:style>
    <style:style style:name="co4" style:family="table-column">
      <style:table-column-properties fo:break-before="auto" style:column-width="11.64mm"/>
    </style:style>
    <style:style style:name="co5" style:family="table-column">
      <style:table-column-properties fo:break-before="auto" style:column-width="11.75mm"/>
    </style:style>
    <style:style style:name="co6" style:family="table-column">
      <style:table-column-properties fo:break-before="auto" style:column-width="6.2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3.37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6.3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>
      <style:text-properties style:font-name="Times New Roma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5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font-name="Times New Roman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Times New Roman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11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font-name="Times New Roman"/>
    </style:style>
    <style:style style:name="ce12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3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14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15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6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7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18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19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20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font-name="Times New Roman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vertical-align="middle"/>
      <style:text-properties style:font-name="Times New Roman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6" style:family="table-cell" style:parent-style-name="Default" style:data-style-name="N10120"/>
    <style:style style:name="ce27" style:family="table-cell" style:parent-style-name="Default" style:data-style-name="N10002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number-columns-repeated="9" table:default-cell-style-name="ce3"/>
        <table:table-column table:style-name="co4" table:number-columns-repeated="2" table:default-cell-style-name="Default"/>
        <table:table-column table:style-name="co6" table:default-cell-style-name="ce3"/>
        <table:table-column table:style-name="co7" table:number-columns-repeated="1007" table:default-cell-style-name="ce3"/>
        <table:table-row table:style-name="ro1">
          <table:table-cell table:style-name="ce2" table:number-columns-repeated="3"/>
          <table:table-cell table:style-name="ce10" office:value-type="string" calcext:value-type="string" table:number-columns-spanned="11" table:number-rows-spanned="1">
            <text:p>Drop Policy</text:p>
          </table:table-cell>
          <table:covered-table-cell table:style-name="ce4"/>
          <table:covered-table-cell table:number-columns-repeated="4" table:style-name="ce23"/>
          <table:covered-table-cell table:number-columns-repeated="5" table:style-name="ce24"/>
          <table:table-cell table:number-columns-repeated="1010"/>
        </table:table-row>
        <table:table-row table:style-name="ro1">
          <table:table-cell table:style-name="ce2" table:number-columns-repeated="3"/>
          <table:table-cell table:style-name="ce4" office:value-type="string" calcext:value-type="string">
            <text:p>X</text:p>
          </table:table-cell>
          <table:table-cell table:style-name="ce4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23"/>
          <table:table-cell table:style-name="ce4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23"/>
          <table:table-cell table:number-columns-repeated="1010"/>
        </table:table-row>
        <table:table-row table:style-name="ro2">
          <table:table-cell table:number-columns-repeated="2"/>
          <table:table-cell table:style-name="ce8"/>
          <table:table-cell table:style-name="ce11" office:value-type="string" calcext:value-type="string" table:number-columns-spanned="1" table:number-rows-spanned="8">
            <text:p><text:s text:c="2"/>Random</text:p>
          </table:table-cell>
          <table:table-cell table:style-name="ce20" office:value-type="string" calcext:value-type="string" table:number-columns-spanned="1" table:number-rows-spanned="8">
            <text:p><text:s text:c="2"/>Arrival-time</text:p>
          </table:table-cell>
          <table:table-cell table:style-name="ce20" office:value-type="string" calcext:value-type="string" table:number-columns-spanned="1" table:number-rows-spanned="8">
            <text:p><text:s text:c="2"/>Replications</text:p>
          </table:table-cell>
          <table:table-cell table:style-name="ce20" office:value-type="string" calcext:value-type="string" table:number-columns-spanned="1" table:number-rows-spanned="8">
            <text:p><text:s text:c="2"/>Relayed-nodes</text:p>
          </table:table-cell>
          <table:table-cell table:style-name="ce20" office:value-type="string" calcext:value-type="string" table:number-columns-spanned="1" table:number-rows-spanned="8">
            <text:p><text:s text:c="2"/>Time-to-live</text:p>
          </table:table-cell>
          <table:table-cell table:style-name="ce20" office:value-type="string" calcext:value-type="string" table:number-columns-spanned="1" table:number-rows-spanned="8">
            <text:p><text:s text:c="2"/>Message-size</text:p>
          </table:table-cell>
          <table:table-cell table:style-name="ce20" office:value-type="string" calcext:value-type="string" table:number-columns-spanned="1" table:number-rows-spanned="8">
            <text:p><text:s text:c="2"/>Arrival-time</text:p>
          </table:table-cell>
          <table:table-cell table:style-name="ce20" office:value-type="string" calcext:value-type="string" table:number-columns-spanned="1" table:number-rows-spanned="8">
            <text:p><text:s text:c="2"/>Replications</text:p>
          </table:table-cell>
          <table:table-cell table:style-name="ce20" office:value-type="string" calcext:value-type="string" table:number-columns-spanned="1" table:number-rows-spanned="8">
            <text:p><text:s text:c="2"/>Relayed-nodes</text:p>
          </table:table-cell>
          <table:table-cell table:style-name="ce20" office:value-type="string" calcext:value-type="string" table:number-columns-spanned="1" table:number-rows-spanned="8">
            <text:p><text:s text:c="2"/>Time-to-live</text:p>
          </table:table-cell>
          <table:table-cell table:style-name="ce20" office:value-type="string" calcext:value-type="string" table:number-columns-spanned="1" table:number-rows-spanned="8">
            <text:p><text:s text:c="2"/>Message-size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8"/>
          <table:covered-table-cell/>
          <table:covered-table-cell table:number-columns-repeated="10" table:style-name="ce21"/>
          <table:table-cell table:number-columns-repeated="1010"/>
        </table:table-row>
        <table:table-row table:style-name="ro2">
          <table:table-cell table:number-columns-repeated="2"/>
          <table:table-cell table:style-name="ce8"/>
          <table:covered-table-cell/>
          <table:covered-table-cell table:number-columns-repeated="10" table:style-name="ce21"/>
          <table:table-cell table:number-columns-repeated="1010"/>
        </table:table-row>
        <table:table-row table:style-name="ro2">
          <table:table-cell table:number-columns-repeated="2"/>
          <table:table-cell table:style-name="ce8"/>
          <table:covered-table-cell/>
          <table:covered-table-cell table:number-columns-repeated="10" table:style-name="ce21"/>
          <table:table-cell table:number-columns-repeated="1010"/>
        </table:table-row>
        <table:table-row table:style-name="ro2">
          <table:table-cell table:number-columns-repeated="2"/>
          <table:table-cell table:style-name="ce8"/>
          <table:covered-table-cell/>
          <table:covered-table-cell table:number-columns-repeated="10" table:style-name="ce21"/>
          <table:table-cell table:number-columns-repeated="1010"/>
        </table:table-row>
        <table:table-row table:style-name="ro2">
          <table:table-cell table:number-columns-repeated="2"/>
          <table:table-cell table:style-name="ce8"/>
          <table:covered-table-cell/>
          <table:covered-table-cell table:number-columns-repeated="10" table:style-name="ce21"/>
          <table:table-cell table:number-columns-repeated="1010"/>
        </table:table-row>
        <table:table-row table:style-name="ro2">
          <table:table-cell table:number-columns-repeated="2"/>
          <table:table-cell table:style-name="ce8"/>
          <table:covered-table-cell/>
          <table:covered-table-cell table:number-columns-repeated="10" table:style-name="ce21"/>
          <table:table-cell table:number-columns-repeated="3"/>
          <table:table-cell table:style-name="Default" table:number-columns-repeated="17"/>
          <table:table-cell table:number-columns-repeated="990"/>
        </table:table-row>
        <table:table-row table:style-name="ro2">
          <table:table-cell/>
          <table:table-cell table:style-name="ce2"/>
          <table:table-cell table:style-name="ce8"/>
          <table:covered-table-cell/>
          <table:covered-table-cell table:number-columns-repeated="10" table:style-name="ce21"/>
          <table:table-cell table:number-columns-repeated="3"/>
          <table:table-cell table:style-name="Default" table:number-columns-repeated="17"/>
          <table:table-cell table:number-columns-repeated="990"/>
        </table:table-row>
        <table:table-row table:style-name="ro3">
          <table:table-cell table:style-name="ce4" office:value-type="string" calcext:value-type="string" table:number-columns-spanned="3" table:number-rows-spanned="1">
            <text:p>Metric</text:p>
          </table:table-cell>
          <table:covered-table-cell table:number-columns-repeated="2" table:style-name="ce2"/>
          <table:table-cell table:style-name="ce10" office:value-type="string" calcext:value-type="string" table:number-columns-spanned="11" table:number-rows-spanned="1">
            <text:p>Delivery Ratio (percentage, more is better)</text:p>
          </table:table-cell>
          <table:covered-table-cell table:number-columns-repeated="9" table:style-name="ce22"/>
          <table:covered-table-cell table:style-name="ce25"/>
          <table:table-cell table:number-columns-repeated="3"/>
          <table:table-cell table:style-name="Default" table:number-columns-repeated="17"/>
          <table:table-cell table:number-columns-repeated="990"/>
        </table:table-row>
        <table:table-row table:style-name="ro1">
          <table:table-cell table:style-name="ce5" office:value-type="string" calcext:value-type="string" table:number-columns-spanned="1" table:number-rows-spanned="11">
            <text:p>Queue Policy</text:p>
          </table:table-cell>
          <table:table-cell table:style-name="ce5" office:value-type="string" calcext:value-type="string">
            <text:p>X</text:p>
          </table:table-cell>
          <table:table-cell table:style-name="ce9" office:value-type="string" calcext:value-type="string">
            <text:p>Random</text:p>
          </table:table-cell>
          <table:table-cell table:style-name="ce12" table:formula="of:=[.V12]" office:value-type="float" office:value="46.1533333333333" calcext:value-type="float">
            <text:p>46.2</text:p>
          </table:table-cell>
          <table:table-cell table:style-name="ce12" table:formula="of:=[.W12]" office:value-type="float" office:value="52.6833333333333" calcext:value-type="float">
            <text:p>52.7</text:p>
          </table:table-cell>
          <table:table-cell table:style-name="ce12" table:formula="of:=[.X12]" office:value-type="float" office:value="35.4433333333333" calcext:value-type="float">
            <text:p>35.4</text:p>
          </table:table-cell>
          <table:table-cell table:style-name="ce12" table:formula="of:=[.Y12]" office:value-type="float" office:value="23.93" calcext:value-type="float">
            <text:p>23.9</text:p>
          </table:table-cell>
          <table:table-cell table:style-name="ce12" table:formula="of:=[.Z12]" office:value-type="float" office:value="66.7666666666667" calcext:value-type="float">
            <text:p>66.8</text:p>
          </table:table-cell>
          <table:table-cell table:style-name="ce12" table:formula="of:=[.AA12]" office:value-type="float" office:value="20.82" calcext:value-type="float">
            <text:p>20.8</text:p>
          </table:table-cell>
          <table:table-cell table:style-name="ce12" table:formula="of:=[.AB12]" office:value-type="float" office:value="38.16" calcext:value-type="float">
            <text:p>38.2</text:p>
          </table:table-cell>
          <table:table-cell table:style-name="ce12" table:formula="of:=[.AC12]" office:value-type="float" office:value="53.0866666666667" calcext:value-type="float">
            <text:p>53.1</text:p>
          </table:table-cell>
          <table:table-cell table:style-name="ce12" table:formula="of:=[.AD12]" office:value-type="float" office:value="64.9366666666667" calcext:value-type="float">
            <text:p>64.9</text:p>
          </table:table-cell>
          <table:table-cell table:style-name="ce12" table:formula="of:=[.AE12]" office:value-type="float" office:value="27.68" calcext:value-type="float">
            <text:p>27.7</text:p>
          </table:table-cell>
          <table:table-cell table:style-name="ce12" table:formula="of:=[.AF12]" office:value-type="float" office:value="56.7333333333333" calcext:value-type="float">
            <text:p>56.7</text:p>
          </table:table-cell>
          <table:table-cell/>
          <table:table-cell table:style-name="ce26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12] + ['file:///Users/chrisprobst/Programming/common/java/idea-projects/one_1.5.1-RC2/parallel_queue_settings/docs/Tables-Usual-Settings.ods'#$Sheet1.D12] + ['file:///Users/chrisprobst/Programming/common/java/idea-projects/one_1.5.1-RC2/parallel_queue_settings/docs/Tables-Expanded-Settings.ods'#$Sheet1.D12]) / 3" office:value-type="float" office:value="46.1533333333333" calcext:value-type="float">
            <text:p>46.15</text:p>
          </table:table-cell>
          <table:table-cell table:style-name="ce27" table:formula="of:=(['file:///Users/chrisprobst/Programming/common/java/idea-projects/one_1.5.1-RC2/parallel_queue_settings/docs/Tables-Default-Settings.ods'#$Sheet1.E12] + ['file:///Users/chrisprobst/Programming/common/java/idea-projects/one_1.5.1-RC2/parallel_queue_settings/docs/Tables-Usual-Settings.ods'#$Sheet1.E12] + ['file:///Users/chrisprobst/Programming/common/java/idea-projects/one_1.5.1-RC2/parallel_queue_settings/docs/Tables-Expanded-Settings.ods'#$Sheet1.E12]) / 3" office:value-type="float" office:value="52.6833333333333" calcext:value-type="float">
            <text:p>52.68</text:p>
          </table:table-cell>
          <table:table-cell table:style-name="ce27" table:formula="of:=(['file:///Users/chrisprobst/Programming/common/java/idea-projects/one_1.5.1-RC2/parallel_queue_settings/docs/Tables-Default-Settings.ods'#$Sheet1.F12] + ['file:///Users/chrisprobst/Programming/common/java/idea-projects/one_1.5.1-RC2/parallel_queue_settings/docs/Tables-Usual-Settings.ods'#$Sheet1.F12] + ['file:///Users/chrisprobst/Programming/common/java/idea-projects/one_1.5.1-RC2/parallel_queue_settings/docs/Tables-Expanded-Settings.ods'#$Sheet1.F12]) / 3" office:value-type="float" office:value="35.4433333333333" calcext:value-type="float">
            <text:p>35.44</text:p>
          </table:table-cell>
          <table:table-cell table:style-name="ce27" table:formula="of:=(['file:///Users/chrisprobst/Programming/common/java/idea-projects/one_1.5.1-RC2/parallel_queue_settings/docs/Tables-Default-Settings.ods'#$Sheet1.G12] + ['file:///Users/chrisprobst/Programming/common/java/idea-projects/one_1.5.1-RC2/parallel_queue_settings/docs/Tables-Usual-Settings.ods'#$Sheet1.G12] + ['file:///Users/chrisprobst/Programming/common/java/idea-projects/one_1.5.1-RC2/parallel_queue_settings/docs/Tables-Expanded-Settings.ods'#$Sheet1.G12]) / 3" office:value-type="float" office:value="23.93" calcext:value-type="float">
            <text:p>23.93</text:p>
          </table:table-cell>
          <table:table-cell table:style-name="ce27" table:formula="of:=(['file:///Users/chrisprobst/Programming/common/java/idea-projects/one_1.5.1-RC2/parallel_queue_settings/docs/Tables-Default-Settings.ods'#$Sheet1.H12] + ['file:///Users/chrisprobst/Programming/common/java/idea-projects/one_1.5.1-RC2/parallel_queue_settings/docs/Tables-Usual-Settings.ods'#$Sheet1.H12] + ['file:///Users/chrisprobst/Programming/common/java/idea-projects/one_1.5.1-RC2/parallel_queue_settings/docs/Tables-Expanded-Settings.ods'#$Sheet1.H12]) / 3" office:value-type="float" office:value="66.7666666666667" calcext:value-type="float">
            <text:p>66.77</text:p>
          </table:table-cell>
          <table:table-cell table:style-name="ce27" table:formula="of:=(['file:///Users/chrisprobst/Programming/common/java/idea-projects/one_1.5.1-RC2/parallel_queue_settings/docs/Tables-Default-Settings.ods'#$Sheet1.I12] + ['file:///Users/chrisprobst/Programming/common/java/idea-projects/one_1.5.1-RC2/parallel_queue_settings/docs/Tables-Usual-Settings.ods'#$Sheet1.I12] + ['file:///Users/chrisprobst/Programming/common/java/idea-projects/one_1.5.1-RC2/parallel_queue_settings/docs/Tables-Expanded-Settings.ods'#$Sheet1.I12]) / 3" office:value-type="float" office:value="20.82" calcext:value-type="float">
            <text:p>20.82</text:p>
          </table:table-cell>
          <table:table-cell table:style-name="ce27" table:formula="of:=(['file:///Users/chrisprobst/Programming/common/java/idea-projects/one_1.5.1-RC2/parallel_queue_settings/docs/Tables-Default-Settings.ods'#$Sheet1.J12] + ['file:///Users/chrisprobst/Programming/common/java/idea-projects/one_1.5.1-RC2/parallel_queue_settings/docs/Tables-Usual-Settings.ods'#$Sheet1.J12] + ['file:///Users/chrisprobst/Programming/common/java/idea-projects/one_1.5.1-RC2/parallel_queue_settings/docs/Tables-Expanded-Settings.ods'#$Sheet1.J12]) / 3" office:value-type="float" office:value="38.16" calcext:value-type="float">
            <text:p>38.16</text:p>
          </table:table-cell>
          <table:table-cell table:style-name="ce27" table:formula="of:=(['file:///Users/chrisprobst/Programming/common/java/idea-projects/one_1.5.1-RC2/parallel_queue_settings/docs/Tables-Default-Settings.ods'#$Sheet1.K12] + ['file:///Users/chrisprobst/Programming/common/java/idea-projects/one_1.5.1-RC2/parallel_queue_settings/docs/Tables-Usual-Settings.ods'#$Sheet1.K12] + ['file:///Users/chrisprobst/Programming/common/java/idea-projects/one_1.5.1-RC2/parallel_queue_settings/docs/Tables-Expanded-Settings.ods'#$Sheet1.K12]) / 3" office:value-type="float" office:value="53.0866666666667" calcext:value-type="float">
            <text:p>53.09</text:p>
          </table:table-cell>
          <table:table-cell table:style-name="ce27" table:formula="of:=(['file:///Users/chrisprobst/Programming/common/java/idea-projects/one_1.5.1-RC2/parallel_queue_settings/docs/Tables-Default-Settings.ods'#$Sheet1.L12] + ['file:///Users/chrisprobst/Programming/common/java/idea-projects/one_1.5.1-RC2/parallel_queue_settings/docs/Tables-Usual-Settings.ods'#$Sheet1.L12] + ['file:///Users/chrisprobst/Programming/common/java/idea-projects/one_1.5.1-RC2/parallel_queue_settings/docs/Tables-Expanded-Settings.ods'#$Sheet1.L12]) / 3" office:value-type="float" office:value="64.9366666666667" calcext:value-type="float">
            <text:p>64.94</text:p>
          </table:table-cell>
          <table:table-cell table:style-name="ce27" table:formula="of:=(['file:///Users/chrisprobst/Programming/common/java/idea-projects/one_1.5.1-RC2/parallel_queue_settings/docs/Tables-Default-Settings.ods'#$Sheet1.M12] + ['file:///Users/chrisprobst/Programming/common/java/idea-projects/one_1.5.1-RC2/parallel_queue_settings/docs/Tables-Usual-Settings.ods'#$Sheet1.M12] + ['file:///Users/chrisprobst/Programming/common/java/idea-projects/one_1.5.1-RC2/parallel_queue_settings/docs/Tables-Expanded-Settings.ods'#$Sheet1.M12]) / 3" office:value-type="float" office:value="27.68" calcext:value-type="float">
            <text:p>27.68</text:p>
          </table:table-cell>
          <table:table-cell table:style-name="ce27" table:formula="of:=(['file:///Users/chrisprobst/Programming/common/java/idea-projects/one_1.5.1-RC2/parallel_queue_settings/docs/Tables-Default-Settings.ods'#$Sheet1.N12] + ['file:///Users/chrisprobst/Programming/common/java/idea-projects/one_1.5.1-RC2/parallel_queue_settings/docs/Tables-Usual-Settings.ods'#$Sheet1.N12] + ['file:///Users/chrisprobst/Programming/common/java/idea-projects/one_1.5.1-RC2/parallel_queue_settings/docs/Tables-Expanded-Settings.ods'#$Sheet1.N12]) / 3" office:value-type="float" office:value="56.7333333333333" calcext:value-type="float">
            <text:p>56.73</text:p>
          </table:table-cell>
          <table:table-cell table:style-name="Default" table:number-columns-repeated="2"/>
          <table:table-cell table:number-columns-repeated="990"/>
        </table:table-row>
        <table:table-row table:style-name="ro1">
          <table:covered-table-cell table:style-name="Default"/>
          <table:table-cell table:style-name="ce5" office:value-type="string" calcext:value-type="string" table:number-columns-spanned="1" table:number-rows-spanned="5">
            <text:p>Ascending</text:p>
          </table:table-cell>
          <table:table-cell table:style-name="ce9" office:value-type="string" calcext:value-type="string">
            <text:p>Arrival-time</text:p>
          </table:table-cell>
          <table:table-cell table:style-name="ce12" table:formula="of:=[.V13]" office:value-type="float" office:value="36.2166666666667" calcext:value-type="float">
            <text:p>36.2</text:p>
          </table:table-cell>
          <table:table-cell table:style-name="ce12" table:formula="of:=[.W13]" office:value-type="float" office:value="46.4633333333333" calcext:value-type="float">
            <text:p>46.5</text:p>
          </table:table-cell>
          <table:table-cell table:style-name="ce12" table:formula="of:=[.X13]" office:value-type="float" office:value="29.97" calcext:value-type="float">
            <text:p>30.0</text:p>
          </table:table-cell>
          <table:table-cell table:style-name="ce12" table:formula="of:=[.Y13]" office:value-type="float" office:value="18.03" calcext:value-type="float">
            <text:p>18.0</text:p>
          </table:table-cell>
          <table:table-cell table:style-name="ce12" table:formula="of:=[.Z13]" office:value-type="float" office:value="63.9766666666667" calcext:value-type="float">
            <text:p>64.0</text:p>
          </table:table-cell>
          <table:table-cell table:style-name="ce12" table:formula="of:=[.AA13]" office:value-type="float" office:value="17.4733333333333" calcext:value-type="float">
            <text:p>17.5</text:p>
          </table:table-cell>
          <table:table-cell table:style-name="ce12" table:formula="of:=[.AB13]" office:value-type="float" office:value="32.6266666666667" calcext:value-type="float">
            <text:p>32.6</text:p>
          </table:table-cell>
          <table:table-cell table:style-name="ce12" table:formula="of:=[.AC13]" office:value-type="float" office:value="44.6033333333333" calcext:value-type="float">
            <text:p>44.6</text:p>
          </table:table-cell>
          <table:table-cell table:style-name="ce12" table:formula="of:=[.AD13]" office:value-type="float" office:value="58.9933333333333" calcext:value-type="float">
            <text:p>59.0</text:p>
          </table:table-cell>
          <table:table-cell table:style-name="ce12" table:formula="of:=[.AE13]" office:value-type="float" office:value="21.8266666666667" calcext:value-type="float">
            <text:p>21.8</text:p>
          </table:table-cell>
          <table:table-cell table:style-name="ce12" table:formula="of:=[.AF13]" office:value-type="float" office:value="54.2833333333333" calcext:value-type="float">
            <text:p>54.3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13] + ['file:///Users/chrisprobst/Programming/common/java/idea-projects/one_1.5.1-RC2/parallel_queue_settings/docs/Tables-Usual-Settings.ods'#$Sheet1.D13] + ['file:///Users/chrisprobst/Programming/common/java/idea-projects/one_1.5.1-RC2/parallel_queue_settings/docs/Tables-Expanded-Settings.ods'#$Sheet1.D13]) / 3" office:value-type="float" office:value="36.2166666666667" calcext:value-type="float">
            <text:p>36.22</text:p>
          </table:table-cell>
          <table:table-cell table:style-name="ce27" table:formula="of:=(['file:///Users/chrisprobst/Programming/common/java/idea-projects/one_1.5.1-RC2/parallel_queue_settings/docs/Tables-Default-Settings.ods'#$Sheet1.E13] + ['file:///Users/chrisprobst/Programming/common/java/idea-projects/one_1.5.1-RC2/parallel_queue_settings/docs/Tables-Usual-Settings.ods'#$Sheet1.E13] + ['file:///Users/chrisprobst/Programming/common/java/idea-projects/one_1.5.1-RC2/parallel_queue_settings/docs/Tables-Expanded-Settings.ods'#$Sheet1.E13]) / 3" office:value-type="float" office:value="46.4633333333333" calcext:value-type="float">
            <text:p>46.46</text:p>
          </table:table-cell>
          <table:table-cell table:style-name="ce27" table:formula="of:=(['file:///Users/chrisprobst/Programming/common/java/idea-projects/one_1.5.1-RC2/parallel_queue_settings/docs/Tables-Default-Settings.ods'#$Sheet1.F13] + ['file:///Users/chrisprobst/Programming/common/java/idea-projects/one_1.5.1-RC2/parallel_queue_settings/docs/Tables-Usual-Settings.ods'#$Sheet1.F13] + ['file:///Users/chrisprobst/Programming/common/java/idea-projects/one_1.5.1-RC2/parallel_queue_settings/docs/Tables-Expanded-Settings.ods'#$Sheet1.F13]) / 3" office:value-type="float" office:value="29.97" calcext:value-type="float">
            <text:p>29.97</text:p>
          </table:table-cell>
          <table:table-cell table:style-name="ce27" table:formula="of:=(['file:///Users/chrisprobst/Programming/common/java/idea-projects/one_1.5.1-RC2/parallel_queue_settings/docs/Tables-Default-Settings.ods'#$Sheet1.G13] + ['file:///Users/chrisprobst/Programming/common/java/idea-projects/one_1.5.1-RC2/parallel_queue_settings/docs/Tables-Usual-Settings.ods'#$Sheet1.G13] + ['file:///Users/chrisprobst/Programming/common/java/idea-projects/one_1.5.1-RC2/parallel_queue_settings/docs/Tables-Expanded-Settings.ods'#$Sheet1.G13]) / 3" office:value-type="float" office:value="18.03" calcext:value-type="float">
            <text:p>18.03</text:p>
          </table:table-cell>
          <table:table-cell table:style-name="ce27" table:formula="of:=(['file:///Users/chrisprobst/Programming/common/java/idea-projects/one_1.5.1-RC2/parallel_queue_settings/docs/Tables-Default-Settings.ods'#$Sheet1.H13] + ['file:///Users/chrisprobst/Programming/common/java/idea-projects/one_1.5.1-RC2/parallel_queue_settings/docs/Tables-Usual-Settings.ods'#$Sheet1.H13] + ['file:///Users/chrisprobst/Programming/common/java/idea-projects/one_1.5.1-RC2/parallel_queue_settings/docs/Tables-Expanded-Settings.ods'#$Sheet1.H13]) / 3" office:value-type="float" office:value="63.9766666666667" calcext:value-type="float">
            <text:p>63.98</text:p>
          </table:table-cell>
          <table:table-cell table:style-name="ce27" table:formula="of:=(['file:///Users/chrisprobst/Programming/common/java/idea-projects/one_1.5.1-RC2/parallel_queue_settings/docs/Tables-Default-Settings.ods'#$Sheet1.I13] + ['file:///Users/chrisprobst/Programming/common/java/idea-projects/one_1.5.1-RC2/parallel_queue_settings/docs/Tables-Usual-Settings.ods'#$Sheet1.I13] + ['file:///Users/chrisprobst/Programming/common/java/idea-projects/one_1.5.1-RC2/parallel_queue_settings/docs/Tables-Expanded-Settings.ods'#$Sheet1.I13]) / 3" office:value-type="float" office:value="17.4733333333333" calcext:value-type="float">
            <text:p>17.47</text:p>
          </table:table-cell>
          <table:table-cell table:style-name="ce27" table:formula="of:=(['file:///Users/chrisprobst/Programming/common/java/idea-projects/one_1.5.1-RC2/parallel_queue_settings/docs/Tables-Default-Settings.ods'#$Sheet1.J13] + ['file:///Users/chrisprobst/Programming/common/java/idea-projects/one_1.5.1-RC2/parallel_queue_settings/docs/Tables-Usual-Settings.ods'#$Sheet1.J13] + ['file:///Users/chrisprobst/Programming/common/java/idea-projects/one_1.5.1-RC2/parallel_queue_settings/docs/Tables-Expanded-Settings.ods'#$Sheet1.J13]) / 3" office:value-type="float" office:value="32.6266666666667" calcext:value-type="float">
            <text:p>32.63</text:p>
          </table:table-cell>
          <table:table-cell table:style-name="ce27" table:formula="of:=(['file:///Users/chrisprobst/Programming/common/java/idea-projects/one_1.5.1-RC2/parallel_queue_settings/docs/Tables-Default-Settings.ods'#$Sheet1.K13] + ['file:///Users/chrisprobst/Programming/common/java/idea-projects/one_1.5.1-RC2/parallel_queue_settings/docs/Tables-Usual-Settings.ods'#$Sheet1.K13] + ['file:///Users/chrisprobst/Programming/common/java/idea-projects/one_1.5.1-RC2/parallel_queue_settings/docs/Tables-Expanded-Settings.ods'#$Sheet1.K13]) / 3" office:value-type="float" office:value="44.6033333333333" calcext:value-type="float">
            <text:p>44.60</text:p>
          </table:table-cell>
          <table:table-cell table:style-name="ce27" table:formula="of:=(['file:///Users/chrisprobst/Programming/common/java/idea-projects/one_1.5.1-RC2/parallel_queue_settings/docs/Tables-Default-Settings.ods'#$Sheet1.L13] + ['file:///Users/chrisprobst/Programming/common/java/idea-projects/one_1.5.1-RC2/parallel_queue_settings/docs/Tables-Usual-Settings.ods'#$Sheet1.L13] + ['file:///Users/chrisprobst/Programming/common/java/idea-projects/one_1.5.1-RC2/parallel_queue_settings/docs/Tables-Expanded-Settings.ods'#$Sheet1.L13]) / 3" office:value-type="float" office:value="58.9933333333333" calcext:value-type="float">
            <text:p>58.99</text:p>
          </table:table-cell>
          <table:table-cell table:style-name="ce27" table:formula="of:=(['file:///Users/chrisprobst/Programming/common/java/idea-projects/one_1.5.1-RC2/parallel_queue_settings/docs/Tables-Default-Settings.ods'#$Sheet1.M13] + ['file:///Users/chrisprobst/Programming/common/java/idea-projects/one_1.5.1-RC2/parallel_queue_settings/docs/Tables-Usual-Settings.ods'#$Sheet1.M13] + ['file:///Users/chrisprobst/Programming/common/java/idea-projects/one_1.5.1-RC2/parallel_queue_settings/docs/Tables-Expanded-Settings.ods'#$Sheet1.M13]) / 3" office:value-type="float" office:value="21.8266666666667" calcext:value-type="float">
            <text:p>21.83</text:p>
          </table:table-cell>
          <table:table-cell table:style-name="ce27" table:formula="of:=(['file:///Users/chrisprobst/Programming/common/java/idea-projects/one_1.5.1-RC2/parallel_queue_settings/docs/Tables-Default-Settings.ods'#$Sheet1.N13] + ['file:///Users/chrisprobst/Programming/common/java/idea-projects/one_1.5.1-RC2/parallel_queue_settings/docs/Tables-Usual-Settings.ods'#$Sheet1.N13] + ['file:///Users/chrisprobst/Programming/common/java/idea-projects/one_1.5.1-RC2/parallel_queue_settings/docs/Tables-Expanded-Settings.ods'#$Sheet1.N13]) / 3" office:value-type="float" office:value="54.2833333333333" calcext:value-type="float">
            <text:p>54.28</text:p>
          </table:table-cell>
          <table:table-cell table:style-name="Default" table:number-columns-repeated="2"/>
          <table:table-cell table:number-columns-repeated="990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Replications</text:p>
          </table:table-cell>
          <table:table-cell table:style-name="ce12" table:formula="of:=[.V14]" office:value-type="float" office:value="56.2866666666667" calcext:value-type="float">
            <text:p>56.3</text:p>
          </table:table-cell>
          <table:table-cell table:style-name="ce12" table:formula="of:=[.W14]" office:value-type="float" office:value="59.8066666666667" calcext:value-type="float">
            <text:p>59.8</text:p>
          </table:table-cell>
          <table:table-cell table:style-name="ce12" table:formula="of:=[.X14]" office:value-type="float" office:value="45.2266666666667" calcext:value-type="float">
            <text:p>45.2</text:p>
          </table:table-cell>
          <table:table-cell table:style-name="ce12" table:formula="of:=[.Y14]" office:value-type="float" office:value="31.4533333333333" calcext:value-type="float">
            <text:p>31.5</text:p>
          </table:table-cell>
          <table:table-cell table:style-name="ce12" table:formula="of:=[.Z14]" office:value-type="float" office:value="70.07" calcext:value-type="float">
            <text:p>70.1</text:p>
          </table:table-cell>
          <table:table-cell table:style-name="ce12" table:formula="of:=[.AA14]" office:value-type="float" office:value="24.83" calcext:value-type="float">
            <text:p>24.8</text:p>
          </table:table-cell>
          <table:table-cell table:style-name="ce12" table:formula="of:=[.AB14]" office:value-type="float" office:value="44.6866666666667" calcext:value-type="float">
            <text:p>44.7</text:p>
          </table:table-cell>
          <table:table-cell table:style-name="ce12" table:formula="of:=[.AC14]" office:value-type="float" office:value="60.5233333333333" calcext:value-type="float">
            <text:p>60.5</text:p>
          </table:table-cell>
          <table:table-cell table:style-name="ce12" table:formula="of:=[.AD14]" office:value-type="float" office:value="70.58" calcext:value-type="float">
            <text:p>70.6</text:p>
          </table:table-cell>
          <table:table-cell table:style-name="ce12" table:formula="of:=[.AE14]" office:value-type="float" office:value="31.4266666666667" calcext:value-type="float">
            <text:p>31.4</text:p>
          </table:table-cell>
          <table:table-cell table:style-name="ce12" table:formula="of:=[.AF14]" office:value-type="float" office:value="60.6166666666667" calcext:value-type="float">
            <text:p>60.6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14] + ['file:///Users/chrisprobst/Programming/common/java/idea-projects/one_1.5.1-RC2/parallel_queue_settings/docs/Tables-Usual-Settings.ods'#$Sheet1.D14] + ['file:///Users/chrisprobst/Programming/common/java/idea-projects/one_1.5.1-RC2/parallel_queue_settings/docs/Tables-Expanded-Settings.ods'#$Sheet1.D14]) / 3" office:value-type="float" office:value="56.2866666666667" calcext:value-type="float">
            <text:p>56.29</text:p>
          </table:table-cell>
          <table:table-cell table:style-name="ce27" table:formula="of:=(['file:///Users/chrisprobst/Programming/common/java/idea-projects/one_1.5.1-RC2/parallel_queue_settings/docs/Tables-Default-Settings.ods'#$Sheet1.E14] + ['file:///Users/chrisprobst/Programming/common/java/idea-projects/one_1.5.1-RC2/parallel_queue_settings/docs/Tables-Usual-Settings.ods'#$Sheet1.E14] + ['file:///Users/chrisprobst/Programming/common/java/idea-projects/one_1.5.1-RC2/parallel_queue_settings/docs/Tables-Expanded-Settings.ods'#$Sheet1.E14]) / 3" office:value-type="float" office:value="59.8066666666667" calcext:value-type="float">
            <text:p>59.81</text:p>
          </table:table-cell>
          <table:table-cell table:style-name="ce27" table:formula="of:=(['file:///Users/chrisprobst/Programming/common/java/idea-projects/one_1.5.1-RC2/parallel_queue_settings/docs/Tables-Default-Settings.ods'#$Sheet1.F14] + ['file:///Users/chrisprobst/Programming/common/java/idea-projects/one_1.5.1-RC2/parallel_queue_settings/docs/Tables-Usual-Settings.ods'#$Sheet1.F14] + ['file:///Users/chrisprobst/Programming/common/java/idea-projects/one_1.5.1-RC2/parallel_queue_settings/docs/Tables-Expanded-Settings.ods'#$Sheet1.F14]) / 3" office:value-type="float" office:value="45.2266666666667" calcext:value-type="float">
            <text:p>45.23</text:p>
          </table:table-cell>
          <table:table-cell table:style-name="ce27" table:formula="of:=(['file:///Users/chrisprobst/Programming/common/java/idea-projects/one_1.5.1-RC2/parallel_queue_settings/docs/Tables-Default-Settings.ods'#$Sheet1.G14] + ['file:///Users/chrisprobst/Programming/common/java/idea-projects/one_1.5.1-RC2/parallel_queue_settings/docs/Tables-Usual-Settings.ods'#$Sheet1.G14] + ['file:///Users/chrisprobst/Programming/common/java/idea-projects/one_1.5.1-RC2/parallel_queue_settings/docs/Tables-Expanded-Settings.ods'#$Sheet1.G14]) / 3" office:value-type="float" office:value="31.4533333333333" calcext:value-type="float">
            <text:p>31.45</text:p>
          </table:table-cell>
          <table:table-cell table:style-name="ce27" table:formula="of:=(['file:///Users/chrisprobst/Programming/common/java/idea-projects/one_1.5.1-RC2/parallel_queue_settings/docs/Tables-Default-Settings.ods'#$Sheet1.H14] + ['file:///Users/chrisprobst/Programming/common/java/idea-projects/one_1.5.1-RC2/parallel_queue_settings/docs/Tables-Usual-Settings.ods'#$Sheet1.H14] + ['file:///Users/chrisprobst/Programming/common/java/idea-projects/one_1.5.1-RC2/parallel_queue_settings/docs/Tables-Expanded-Settings.ods'#$Sheet1.H14]) / 3" office:value-type="float" office:value="70.07" calcext:value-type="float">
            <text:p>70.07</text:p>
          </table:table-cell>
          <table:table-cell table:style-name="ce27" table:formula="of:=(['file:///Users/chrisprobst/Programming/common/java/idea-projects/one_1.5.1-RC2/parallel_queue_settings/docs/Tables-Default-Settings.ods'#$Sheet1.I14] + ['file:///Users/chrisprobst/Programming/common/java/idea-projects/one_1.5.1-RC2/parallel_queue_settings/docs/Tables-Usual-Settings.ods'#$Sheet1.I14] + ['file:///Users/chrisprobst/Programming/common/java/idea-projects/one_1.5.1-RC2/parallel_queue_settings/docs/Tables-Expanded-Settings.ods'#$Sheet1.I14]) / 3" office:value-type="float" office:value="24.83" calcext:value-type="float">
            <text:p>24.83</text:p>
          </table:table-cell>
          <table:table-cell table:style-name="ce27" table:formula="of:=(['file:///Users/chrisprobst/Programming/common/java/idea-projects/one_1.5.1-RC2/parallel_queue_settings/docs/Tables-Default-Settings.ods'#$Sheet1.J14] + ['file:///Users/chrisprobst/Programming/common/java/idea-projects/one_1.5.1-RC2/parallel_queue_settings/docs/Tables-Usual-Settings.ods'#$Sheet1.J14] + ['file:///Users/chrisprobst/Programming/common/java/idea-projects/one_1.5.1-RC2/parallel_queue_settings/docs/Tables-Expanded-Settings.ods'#$Sheet1.J14]) / 3" office:value-type="float" office:value="44.6866666666667" calcext:value-type="float">
            <text:p>44.69</text:p>
          </table:table-cell>
          <table:table-cell table:style-name="ce27" table:formula="of:=(['file:///Users/chrisprobst/Programming/common/java/idea-projects/one_1.5.1-RC2/parallel_queue_settings/docs/Tables-Default-Settings.ods'#$Sheet1.K14] + ['file:///Users/chrisprobst/Programming/common/java/idea-projects/one_1.5.1-RC2/parallel_queue_settings/docs/Tables-Usual-Settings.ods'#$Sheet1.K14] + ['file:///Users/chrisprobst/Programming/common/java/idea-projects/one_1.5.1-RC2/parallel_queue_settings/docs/Tables-Expanded-Settings.ods'#$Sheet1.K14]) / 3" office:value-type="float" office:value="60.5233333333333" calcext:value-type="float">
            <text:p>60.52</text:p>
          </table:table-cell>
          <table:table-cell table:style-name="ce27" table:formula="of:=(['file:///Users/chrisprobst/Programming/common/java/idea-projects/one_1.5.1-RC2/parallel_queue_settings/docs/Tables-Default-Settings.ods'#$Sheet1.L14] + ['file:///Users/chrisprobst/Programming/common/java/idea-projects/one_1.5.1-RC2/parallel_queue_settings/docs/Tables-Usual-Settings.ods'#$Sheet1.L14] + ['file:///Users/chrisprobst/Programming/common/java/idea-projects/one_1.5.1-RC2/parallel_queue_settings/docs/Tables-Expanded-Settings.ods'#$Sheet1.L14]) / 3" office:value-type="float" office:value="70.58" calcext:value-type="float">
            <text:p>70.58</text:p>
          </table:table-cell>
          <table:table-cell table:style-name="ce27" table:formula="of:=(['file:///Users/chrisprobst/Programming/common/java/idea-projects/one_1.5.1-RC2/parallel_queue_settings/docs/Tables-Default-Settings.ods'#$Sheet1.M14] + ['file:///Users/chrisprobst/Programming/common/java/idea-projects/one_1.5.1-RC2/parallel_queue_settings/docs/Tables-Usual-Settings.ods'#$Sheet1.M14] + ['file:///Users/chrisprobst/Programming/common/java/idea-projects/one_1.5.1-RC2/parallel_queue_settings/docs/Tables-Expanded-Settings.ods'#$Sheet1.M14]) / 3" office:value-type="float" office:value="31.4266666666667" calcext:value-type="float">
            <text:p>31.43</text:p>
          </table:table-cell>
          <table:table-cell table:style-name="ce27" table:formula="of:=(['file:///Users/chrisprobst/Programming/common/java/idea-projects/one_1.5.1-RC2/parallel_queue_settings/docs/Tables-Default-Settings.ods'#$Sheet1.N14] + ['file:///Users/chrisprobst/Programming/common/java/idea-projects/one_1.5.1-RC2/parallel_queue_settings/docs/Tables-Usual-Settings.ods'#$Sheet1.N14] + ['file:///Users/chrisprobst/Programming/common/java/idea-projects/one_1.5.1-RC2/parallel_queue_settings/docs/Tables-Expanded-Settings.ods'#$Sheet1.N14]) / 3" office:value-type="float" office:value="60.6166666666667" calcext:value-type="float">
            <text:p>60.62</text:p>
          </table:table-cell>
          <table:table-cell table:style-name="Default" table:number-columns-repeated="2"/>
          <table:table-cell table:number-columns-repeated="990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Relayed-nodes</text:p>
          </table:table-cell>
          <table:table-cell table:style-name="ce12" table:formula="of:=[.V15]" office:value-type="float" office:value="58.1133333333333" calcext:value-type="float">
            <text:p>58.1</text:p>
          </table:table-cell>
          <table:table-cell table:style-name="ce12" table:formula="of:=[.W15]" office:value-type="float" office:value="66.9266666666667" calcext:value-type="float">
            <text:p>66.9</text:p>
          </table:table-cell>
          <table:table-cell table:style-name="ce12" table:formula="of:=[.X15]" office:value-type="float" office:value="49.98" calcext:value-type="float">
            <text:p>50.0</text:p>
          </table:table-cell>
          <table:table-cell table:style-name="ce12" table:formula="of:=[.Y15]" office:value-type="float" office:value="35.6066666666667" calcext:value-type="float">
            <text:p>35.6</text:p>
          </table:table-cell>
          <table:table-cell table:style-name="ce12" table:formula="of:=[.Z15]" office:value-type="float" office:value="69.54" calcext:value-type="float">
            <text:p>69.5</text:p>
          </table:table-cell>
          <table:table-cell table:style-name="ce12" table:formula="of:=[.AA15]" office:value-type="float" office:value="24.13" calcext:value-type="float">
            <text:p>24.1</text:p>
          </table:table-cell>
          <table:table-cell table:style-name="ce12" table:formula="of:=[.AB15]" office:value-type="float" office:value="42.85" calcext:value-type="float">
            <text:p>42.9</text:p>
          </table:table-cell>
          <table:table-cell table:style-name="ce12" table:formula="of:=[.AC15]" office:value-type="float" office:value="60.92" calcext:value-type="float">
            <text:p>60.9</text:p>
          </table:table-cell>
          <table:table-cell table:style-name="ce12" table:formula="of:=[.AD15]" office:value-type="float" office:value="65.1566666666667" calcext:value-type="float">
            <text:p>65.2</text:p>
          </table:table-cell>
          <table:table-cell table:style-name="ce12" table:formula="of:=[.AE15]" office:value-type="float" office:value="30.2033333333333" calcext:value-type="float">
            <text:p>30.2</text:p>
          </table:table-cell>
          <table:table-cell table:style-name="ce12" table:formula="of:=[.AF15]" office:value-type="float" office:value="61.3766666666667" calcext:value-type="float">
            <text:p>61.4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15] + ['file:///Users/chrisprobst/Programming/common/java/idea-projects/one_1.5.1-RC2/parallel_queue_settings/docs/Tables-Usual-Settings.ods'#$Sheet1.D15] + ['file:///Users/chrisprobst/Programming/common/java/idea-projects/one_1.5.1-RC2/parallel_queue_settings/docs/Tables-Expanded-Settings.ods'#$Sheet1.D15]) / 3" office:value-type="float" office:value="58.1133333333333" calcext:value-type="float">
            <text:p>58.11</text:p>
          </table:table-cell>
          <table:table-cell table:style-name="ce27" table:formula="of:=(['file:///Users/chrisprobst/Programming/common/java/idea-projects/one_1.5.1-RC2/parallel_queue_settings/docs/Tables-Default-Settings.ods'#$Sheet1.E15] + ['file:///Users/chrisprobst/Programming/common/java/idea-projects/one_1.5.1-RC2/parallel_queue_settings/docs/Tables-Usual-Settings.ods'#$Sheet1.E15] + ['file:///Users/chrisprobst/Programming/common/java/idea-projects/one_1.5.1-RC2/parallel_queue_settings/docs/Tables-Expanded-Settings.ods'#$Sheet1.E15]) / 3" office:value-type="float" office:value="66.9266666666667" calcext:value-type="float">
            <text:p>66.93</text:p>
          </table:table-cell>
          <table:table-cell table:style-name="ce27" table:formula="of:=(['file:///Users/chrisprobst/Programming/common/java/idea-projects/one_1.5.1-RC2/parallel_queue_settings/docs/Tables-Default-Settings.ods'#$Sheet1.F15] + ['file:///Users/chrisprobst/Programming/common/java/idea-projects/one_1.5.1-RC2/parallel_queue_settings/docs/Tables-Usual-Settings.ods'#$Sheet1.F15] + ['file:///Users/chrisprobst/Programming/common/java/idea-projects/one_1.5.1-RC2/parallel_queue_settings/docs/Tables-Expanded-Settings.ods'#$Sheet1.F15]) / 3" office:value-type="float" office:value="49.98" calcext:value-type="float">
            <text:p>49.98</text:p>
          </table:table-cell>
          <table:table-cell table:style-name="ce27" table:formula="of:=(['file:///Users/chrisprobst/Programming/common/java/idea-projects/one_1.5.1-RC2/parallel_queue_settings/docs/Tables-Default-Settings.ods'#$Sheet1.G15] + ['file:///Users/chrisprobst/Programming/common/java/idea-projects/one_1.5.1-RC2/parallel_queue_settings/docs/Tables-Usual-Settings.ods'#$Sheet1.G15] + ['file:///Users/chrisprobst/Programming/common/java/idea-projects/one_1.5.1-RC2/parallel_queue_settings/docs/Tables-Expanded-Settings.ods'#$Sheet1.G15]) / 3" office:value-type="float" office:value="35.6066666666667" calcext:value-type="float">
            <text:p>35.61</text:p>
          </table:table-cell>
          <table:table-cell table:style-name="ce27" table:formula="of:=(['file:///Users/chrisprobst/Programming/common/java/idea-projects/one_1.5.1-RC2/parallel_queue_settings/docs/Tables-Default-Settings.ods'#$Sheet1.H15] + ['file:///Users/chrisprobst/Programming/common/java/idea-projects/one_1.5.1-RC2/parallel_queue_settings/docs/Tables-Usual-Settings.ods'#$Sheet1.H15] + ['file:///Users/chrisprobst/Programming/common/java/idea-projects/one_1.5.1-RC2/parallel_queue_settings/docs/Tables-Expanded-Settings.ods'#$Sheet1.H15]) / 3" office:value-type="float" office:value="69.54" calcext:value-type="float">
            <text:p>69.54</text:p>
          </table:table-cell>
          <table:table-cell table:style-name="ce27" table:formula="of:=(['file:///Users/chrisprobst/Programming/common/java/idea-projects/one_1.5.1-RC2/parallel_queue_settings/docs/Tables-Default-Settings.ods'#$Sheet1.I15] + ['file:///Users/chrisprobst/Programming/common/java/idea-projects/one_1.5.1-RC2/parallel_queue_settings/docs/Tables-Usual-Settings.ods'#$Sheet1.I15] + ['file:///Users/chrisprobst/Programming/common/java/idea-projects/one_1.5.1-RC2/parallel_queue_settings/docs/Tables-Expanded-Settings.ods'#$Sheet1.I15]) / 3" office:value-type="float" office:value="24.13" calcext:value-type="float">
            <text:p>24.13</text:p>
          </table:table-cell>
          <table:table-cell table:style-name="ce27" table:formula="of:=(['file:///Users/chrisprobst/Programming/common/java/idea-projects/one_1.5.1-RC2/parallel_queue_settings/docs/Tables-Default-Settings.ods'#$Sheet1.J15] + ['file:///Users/chrisprobst/Programming/common/java/idea-projects/one_1.5.1-RC2/parallel_queue_settings/docs/Tables-Usual-Settings.ods'#$Sheet1.J15] + ['file:///Users/chrisprobst/Programming/common/java/idea-projects/one_1.5.1-RC2/parallel_queue_settings/docs/Tables-Expanded-Settings.ods'#$Sheet1.J15]) / 3" office:value-type="float" office:value="42.85" calcext:value-type="float">
            <text:p>42.85</text:p>
          </table:table-cell>
          <table:table-cell table:style-name="ce27" table:formula="of:=(['file:///Users/chrisprobst/Programming/common/java/idea-projects/one_1.5.1-RC2/parallel_queue_settings/docs/Tables-Default-Settings.ods'#$Sheet1.K15] + ['file:///Users/chrisprobst/Programming/common/java/idea-projects/one_1.5.1-RC2/parallel_queue_settings/docs/Tables-Usual-Settings.ods'#$Sheet1.K15] + ['file:///Users/chrisprobst/Programming/common/java/idea-projects/one_1.5.1-RC2/parallel_queue_settings/docs/Tables-Expanded-Settings.ods'#$Sheet1.K15]) / 3" office:value-type="float" office:value="60.92" calcext:value-type="float">
            <text:p>60.92</text:p>
          </table:table-cell>
          <table:table-cell table:style-name="ce27" table:formula="of:=(['file:///Users/chrisprobst/Programming/common/java/idea-projects/one_1.5.1-RC2/parallel_queue_settings/docs/Tables-Default-Settings.ods'#$Sheet1.L15] + ['file:///Users/chrisprobst/Programming/common/java/idea-projects/one_1.5.1-RC2/parallel_queue_settings/docs/Tables-Usual-Settings.ods'#$Sheet1.L15] + ['file:///Users/chrisprobst/Programming/common/java/idea-projects/one_1.5.1-RC2/parallel_queue_settings/docs/Tables-Expanded-Settings.ods'#$Sheet1.L15]) / 3" office:value-type="float" office:value="65.1566666666667" calcext:value-type="float">
            <text:p>65.16</text:p>
          </table:table-cell>
          <table:table-cell table:style-name="ce27" table:formula="of:=(['file:///Users/chrisprobst/Programming/common/java/idea-projects/one_1.5.1-RC2/parallel_queue_settings/docs/Tables-Default-Settings.ods'#$Sheet1.M15] + ['file:///Users/chrisprobst/Programming/common/java/idea-projects/one_1.5.1-RC2/parallel_queue_settings/docs/Tables-Usual-Settings.ods'#$Sheet1.M15] + ['file:///Users/chrisprobst/Programming/common/java/idea-projects/one_1.5.1-RC2/parallel_queue_settings/docs/Tables-Expanded-Settings.ods'#$Sheet1.M15]) / 3" office:value-type="float" office:value="30.2033333333333" calcext:value-type="float">
            <text:p>30.20</text:p>
          </table:table-cell>
          <table:table-cell table:style-name="ce27" table:formula="of:=(['file:///Users/chrisprobst/Programming/common/java/idea-projects/one_1.5.1-RC2/parallel_queue_settings/docs/Tables-Default-Settings.ods'#$Sheet1.N15] + ['file:///Users/chrisprobst/Programming/common/java/idea-projects/one_1.5.1-RC2/parallel_queue_settings/docs/Tables-Usual-Settings.ods'#$Sheet1.N15] + ['file:///Users/chrisprobst/Programming/common/java/idea-projects/one_1.5.1-RC2/parallel_queue_settings/docs/Tables-Expanded-Settings.ods'#$Sheet1.N15]) / 3" office:value-type="float" office:value="61.3766666666667" calcext:value-type="float">
            <text:p>61.38</text:p>
          </table:table-cell>
          <table:table-cell table:style-name="Default" table:number-columns-repeated="2"/>
          <table:table-cell table:number-columns-repeated="990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Time-to-live</text:p>
          </table:table-cell>
          <table:table-cell table:style-name="ce12" table:formula="of:=[.V16]" office:value-type="float" office:value="34.89" calcext:value-type="float">
            <text:p>34.9</text:p>
          </table:table-cell>
          <table:table-cell table:style-name="ce12" table:formula="of:=[.W16]" office:value-type="float" office:value="38.5233333333333" calcext:value-type="float">
            <text:p>38.5</text:p>
          </table:table-cell>
          <table:table-cell table:style-name="ce12" table:formula="of:=[.X16]" office:value-type="float" office:value="25.2033333333333" calcext:value-type="float">
            <text:p>25.2</text:p>
          </table:table-cell>
          <table:table-cell table:style-name="ce12" table:formula="of:=[.Y16]" office:value-type="float" office:value="18.06" calcext:value-type="float">
            <text:p>18.1</text:p>
          </table:table-cell>
          <table:table-cell table:style-name="ce12" table:formula="of:=[.Z16]" office:value-type="float" office:value="57.3133333333333" calcext:value-type="float">
            <text:p>57.3</text:p>
          </table:table-cell>
          <table:table-cell table:style-name="ce12" table:formula="of:=[.AA16]" office:value-type="float" office:value="17.0066666666667" calcext:value-type="float">
            <text:p>17.0</text:p>
          </table:table-cell>
          <table:table-cell table:style-name="ce12" table:formula="of:=[.AB16]" office:value-type="float" office:value="36.08" calcext:value-type="float">
            <text:p>36.1</text:p>
          </table:table-cell>
          <table:table-cell table:style-name="ce12" table:formula="of:=[.AC16]" office:value-type="float" office:value="50.0166666666667" calcext:value-type="float">
            <text:p>50.0</text:p>
          </table:table-cell>
          <table:table-cell table:style-name="ce12" table:formula="of:=[.AD16]" office:value-type="float" office:value="55.61" calcext:value-type="float">
            <text:p>55.6</text:p>
          </table:table-cell>
          <table:table-cell table:style-name="ce12" table:formula="of:=[.AE16]" office:value-type="float" office:value="23.2766666666667" calcext:value-type="float">
            <text:p>23.3</text:p>
          </table:table-cell>
          <table:table-cell table:style-name="ce12" table:formula="of:=[.AF16]" office:value-type="float" office:value="52.79" calcext:value-type="float">
            <text:p>52.8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16] + ['file:///Users/chrisprobst/Programming/common/java/idea-projects/one_1.5.1-RC2/parallel_queue_settings/docs/Tables-Usual-Settings.ods'#$Sheet1.D16] + ['file:///Users/chrisprobst/Programming/common/java/idea-projects/one_1.5.1-RC2/parallel_queue_settings/docs/Tables-Expanded-Settings.ods'#$Sheet1.D16]) / 3" office:value-type="float" office:value="34.89" calcext:value-type="float">
            <text:p>34.89</text:p>
          </table:table-cell>
          <table:table-cell table:style-name="ce27" table:formula="of:=(['file:///Users/chrisprobst/Programming/common/java/idea-projects/one_1.5.1-RC2/parallel_queue_settings/docs/Tables-Default-Settings.ods'#$Sheet1.E16] + ['file:///Users/chrisprobst/Programming/common/java/idea-projects/one_1.5.1-RC2/parallel_queue_settings/docs/Tables-Usual-Settings.ods'#$Sheet1.E16] + ['file:///Users/chrisprobst/Programming/common/java/idea-projects/one_1.5.1-RC2/parallel_queue_settings/docs/Tables-Expanded-Settings.ods'#$Sheet1.E16]) / 3" office:value-type="float" office:value="38.5233333333333" calcext:value-type="float">
            <text:p>38.52</text:p>
          </table:table-cell>
          <table:table-cell table:style-name="ce27" table:formula="of:=(['file:///Users/chrisprobst/Programming/common/java/idea-projects/one_1.5.1-RC2/parallel_queue_settings/docs/Tables-Default-Settings.ods'#$Sheet1.F16] + ['file:///Users/chrisprobst/Programming/common/java/idea-projects/one_1.5.1-RC2/parallel_queue_settings/docs/Tables-Usual-Settings.ods'#$Sheet1.F16] + ['file:///Users/chrisprobst/Programming/common/java/idea-projects/one_1.5.1-RC2/parallel_queue_settings/docs/Tables-Expanded-Settings.ods'#$Sheet1.F16]) / 3" office:value-type="float" office:value="25.2033333333333" calcext:value-type="float">
            <text:p>25.20</text:p>
          </table:table-cell>
          <table:table-cell table:style-name="ce27" table:formula="of:=(['file:///Users/chrisprobst/Programming/common/java/idea-projects/one_1.5.1-RC2/parallel_queue_settings/docs/Tables-Default-Settings.ods'#$Sheet1.G16] + ['file:///Users/chrisprobst/Programming/common/java/idea-projects/one_1.5.1-RC2/parallel_queue_settings/docs/Tables-Usual-Settings.ods'#$Sheet1.G16] + ['file:///Users/chrisprobst/Programming/common/java/idea-projects/one_1.5.1-RC2/parallel_queue_settings/docs/Tables-Expanded-Settings.ods'#$Sheet1.G16]) / 3" office:value-type="float" office:value="18.06" calcext:value-type="float">
            <text:p>18.06</text:p>
          </table:table-cell>
          <table:table-cell table:style-name="ce27" table:formula="of:=(['file:///Users/chrisprobst/Programming/common/java/idea-projects/one_1.5.1-RC2/parallel_queue_settings/docs/Tables-Default-Settings.ods'#$Sheet1.H16] + ['file:///Users/chrisprobst/Programming/common/java/idea-projects/one_1.5.1-RC2/parallel_queue_settings/docs/Tables-Usual-Settings.ods'#$Sheet1.H16] + ['file:///Users/chrisprobst/Programming/common/java/idea-projects/one_1.5.1-RC2/parallel_queue_settings/docs/Tables-Expanded-Settings.ods'#$Sheet1.H16]) / 3" office:value-type="float" office:value="57.3133333333333" calcext:value-type="float">
            <text:p>57.31</text:p>
          </table:table-cell>
          <table:table-cell table:style-name="ce27" table:formula="of:=(['file:///Users/chrisprobst/Programming/common/java/idea-projects/one_1.5.1-RC2/parallel_queue_settings/docs/Tables-Default-Settings.ods'#$Sheet1.I16] + ['file:///Users/chrisprobst/Programming/common/java/idea-projects/one_1.5.1-RC2/parallel_queue_settings/docs/Tables-Usual-Settings.ods'#$Sheet1.I16] + ['file:///Users/chrisprobst/Programming/common/java/idea-projects/one_1.5.1-RC2/parallel_queue_settings/docs/Tables-Expanded-Settings.ods'#$Sheet1.I16]) / 3" office:value-type="float" office:value="17.0066666666667" calcext:value-type="float">
            <text:p>17.01</text:p>
          </table:table-cell>
          <table:table-cell table:style-name="ce27" table:formula="of:=(['file:///Users/chrisprobst/Programming/common/java/idea-projects/one_1.5.1-RC2/parallel_queue_settings/docs/Tables-Default-Settings.ods'#$Sheet1.J16] + ['file:///Users/chrisprobst/Programming/common/java/idea-projects/one_1.5.1-RC2/parallel_queue_settings/docs/Tables-Usual-Settings.ods'#$Sheet1.J16] + ['file:///Users/chrisprobst/Programming/common/java/idea-projects/one_1.5.1-RC2/parallel_queue_settings/docs/Tables-Expanded-Settings.ods'#$Sheet1.J16]) / 3" office:value-type="float" office:value="36.08" calcext:value-type="float">
            <text:p>36.08</text:p>
          </table:table-cell>
          <table:table-cell table:style-name="ce27" table:formula="of:=(['file:///Users/chrisprobst/Programming/common/java/idea-projects/one_1.5.1-RC2/parallel_queue_settings/docs/Tables-Default-Settings.ods'#$Sheet1.K16] + ['file:///Users/chrisprobst/Programming/common/java/idea-projects/one_1.5.1-RC2/parallel_queue_settings/docs/Tables-Usual-Settings.ods'#$Sheet1.K16] + ['file:///Users/chrisprobst/Programming/common/java/idea-projects/one_1.5.1-RC2/parallel_queue_settings/docs/Tables-Expanded-Settings.ods'#$Sheet1.K16]) / 3" office:value-type="float" office:value="50.0166666666667" calcext:value-type="float">
            <text:p>50.02</text:p>
          </table:table-cell>
          <table:table-cell table:style-name="ce27" table:formula="of:=(['file:///Users/chrisprobst/Programming/common/java/idea-projects/one_1.5.1-RC2/parallel_queue_settings/docs/Tables-Default-Settings.ods'#$Sheet1.L16] + ['file:///Users/chrisprobst/Programming/common/java/idea-projects/one_1.5.1-RC2/parallel_queue_settings/docs/Tables-Usual-Settings.ods'#$Sheet1.L16] + ['file:///Users/chrisprobst/Programming/common/java/idea-projects/one_1.5.1-RC2/parallel_queue_settings/docs/Tables-Expanded-Settings.ods'#$Sheet1.L16]) / 3" office:value-type="float" office:value="55.61" calcext:value-type="float">
            <text:p>55.61</text:p>
          </table:table-cell>
          <table:table-cell table:style-name="ce27" table:formula="of:=(['file:///Users/chrisprobst/Programming/common/java/idea-projects/one_1.5.1-RC2/parallel_queue_settings/docs/Tables-Default-Settings.ods'#$Sheet1.M16] + ['file:///Users/chrisprobst/Programming/common/java/idea-projects/one_1.5.1-RC2/parallel_queue_settings/docs/Tables-Usual-Settings.ods'#$Sheet1.M16] + ['file:///Users/chrisprobst/Programming/common/java/idea-projects/one_1.5.1-RC2/parallel_queue_settings/docs/Tables-Expanded-Settings.ods'#$Sheet1.M16]) / 3" office:value-type="float" office:value="23.2766666666667" calcext:value-type="float">
            <text:p>23.28</text:p>
          </table:table-cell>
          <table:table-cell table:style-name="ce27" table:formula="of:=(['file:///Users/chrisprobst/Programming/common/java/idea-projects/one_1.5.1-RC2/parallel_queue_settings/docs/Tables-Default-Settings.ods'#$Sheet1.N16] + ['file:///Users/chrisprobst/Programming/common/java/idea-projects/one_1.5.1-RC2/parallel_queue_settings/docs/Tables-Usual-Settings.ods'#$Sheet1.N16] + ['file:///Users/chrisprobst/Programming/common/java/idea-projects/one_1.5.1-RC2/parallel_queue_settings/docs/Tables-Expanded-Settings.ods'#$Sheet1.N16]) / 3" office:value-type="float" office:value="52.79" calcext:value-type="float">
            <text:p>52.79</text:p>
          </table:table-cell>
          <table:table-cell table:style-name="Default" table:number-columns-repeated="2"/>
          <table:table-cell table:number-columns-repeated="990"/>
        </table:table-row>
        <table:table-row table:style-name="ro1">
          <table:covered-table-cell table:style-name="Default"/>
          <table:covered-table-cell table:style-name="ce7"/>
          <table:table-cell table:style-name="ce9" office:value-type="string" calcext:value-type="string">
            <text:p>Message-size</text:p>
          </table:table-cell>
          <table:table-cell table:style-name="ce12" table:formula="of:=[.V17]" office:value-type="float" office:value="54.4466666666667" calcext:value-type="float">
            <text:p>54.4</text:p>
          </table:table-cell>
          <table:table-cell table:style-name="ce12" table:formula="of:=[.W17]" office:value-type="float" office:value="58.3266666666667" calcext:value-type="float">
            <text:p>58.3</text:p>
          </table:table-cell>
          <table:table-cell table:style-name="ce12" table:formula="of:=[.X17]" office:value-type="float" office:value="48.9866666666667" calcext:value-type="float">
            <text:p>49.0</text:p>
          </table:table-cell>
          <table:table-cell table:style-name="ce12" table:formula="of:=[.Y17]" office:value-type="float" office:value="43.4333333333333" calcext:value-type="float">
            <text:p>43.4</text:p>
          </table:table-cell>
          <table:table-cell table:style-name="ce12" table:formula="of:=[.Z17]" office:value-type="float" office:value="64.3166666666667" calcext:value-type="float">
            <text:p>64.3</text:p>
          </table:table-cell>
          <table:table-cell table:style-name="ce12" table:formula="of:=[.AA17]" office:value-type="float" office:value="30.48" calcext:value-type="float">
            <text:p>30.5</text:p>
          </table:table-cell>
          <table:table-cell table:style-name="ce12" table:formula="of:=[.AB17]" office:value-type="float" office:value="47.4133333333333" calcext:value-type="float">
            <text:p>47.4</text:p>
          </table:table-cell>
          <table:table-cell table:style-name="ce12" table:formula="of:=[.AC17]" office:value-type="float" office:value="59.04" calcext:value-type="float">
            <text:p>59.0</text:p>
          </table:table-cell>
          <table:table-cell table:style-name="ce12" table:formula="of:=[.AD17]" office:value-type="float" office:value="65.05" calcext:value-type="float">
            <text:p>65.1</text:p>
          </table:table-cell>
          <table:table-cell table:style-name="ce12" table:formula="of:=[.AE17]" office:value-type="float" office:value="37.31" calcext:value-type="float">
            <text:p>37.3</text:p>
          </table:table-cell>
          <table:table-cell table:style-name="ce12" table:formula="of:=[.AF17]" office:value-type="float" office:value="56.86" calcext:value-type="float">
            <text:p>56.9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17] + ['file:///Users/chrisprobst/Programming/common/java/idea-projects/one_1.5.1-RC2/parallel_queue_settings/docs/Tables-Usual-Settings.ods'#$Sheet1.D17] + ['file:///Users/chrisprobst/Programming/common/java/idea-projects/one_1.5.1-RC2/parallel_queue_settings/docs/Tables-Expanded-Settings.ods'#$Sheet1.D17]) / 3" office:value-type="float" office:value="54.4466666666667" calcext:value-type="float">
            <text:p>54.45</text:p>
          </table:table-cell>
          <table:table-cell table:style-name="ce27" table:formula="of:=(['file:///Users/chrisprobst/Programming/common/java/idea-projects/one_1.5.1-RC2/parallel_queue_settings/docs/Tables-Default-Settings.ods'#$Sheet1.E17] + ['file:///Users/chrisprobst/Programming/common/java/idea-projects/one_1.5.1-RC2/parallel_queue_settings/docs/Tables-Usual-Settings.ods'#$Sheet1.E17] + ['file:///Users/chrisprobst/Programming/common/java/idea-projects/one_1.5.1-RC2/parallel_queue_settings/docs/Tables-Expanded-Settings.ods'#$Sheet1.E17]) / 3" office:value-type="float" office:value="58.3266666666667" calcext:value-type="float">
            <text:p>58.33</text:p>
          </table:table-cell>
          <table:table-cell table:style-name="ce27" table:formula="of:=(['file:///Users/chrisprobst/Programming/common/java/idea-projects/one_1.5.1-RC2/parallel_queue_settings/docs/Tables-Default-Settings.ods'#$Sheet1.F17] + ['file:///Users/chrisprobst/Programming/common/java/idea-projects/one_1.5.1-RC2/parallel_queue_settings/docs/Tables-Usual-Settings.ods'#$Sheet1.F17] + ['file:///Users/chrisprobst/Programming/common/java/idea-projects/one_1.5.1-RC2/parallel_queue_settings/docs/Tables-Expanded-Settings.ods'#$Sheet1.F17]) / 3" office:value-type="float" office:value="48.9866666666667" calcext:value-type="float">
            <text:p>48.99</text:p>
          </table:table-cell>
          <table:table-cell table:style-name="ce27" table:formula="of:=(['file:///Users/chrisprobst/Programming/common/java/idea-projects/one_1.5.1-RC2/parallel_queue_settings/docs/Tables-Default-Settings.ods'#$Sheet1.G17] + ['file:///Users/chrisprobst/Programming/common/java/idea-projects/one_1.5.1-RC2/parallel_queue_settings/docs/Tables-Usual-Settings.ods'#$Sheet1.G17] + ['file:///Users/chrisprobst/Programming/common/java/idea-projects/one_1.5.1-RC2/parallel_queue_settings/docs/Tables-Expanded-Settings.ods'#$Sheet1.G17]) / 3" office:value-type="float" office:value="43.4333333333333" calcext:value-type="float">
            <text:p>43.43</text:p>
          </table:table-cell>
          <table:table-cell table:style-name="ce27" table:formula="of:=(['file:///Users/chrisprobst/Programming/common/java/idea-projects/one_1.5.1-RC2/parallel_queue_settings/docs/Tables-Default-Settings.ods'#$Sheet1.H17] + ['file:///Users/chrisprobst/Programming/common/java/idea-projects/one_1.5.1-RC2/parallel_queue_settings/docs/Tables-Usual-Settings.ods'#$Sheet1.H17] + ['file:///Users/chrisprobst/Programming/common/java/idea-projects/one_1.5.1-RC2/parallel_queue_settings/docs/Tables-Expanded-Settings.ods'#$Sheet1.H17]) / 3" office:value-type="float" office:value="64.3166666666667" calcext:value-type="float">
            <text:p>64.32</text:p>
          </table:table-cell>
          <table:table-cell table:style-name="ce27" table:formula="of:=(['file:///Users/chrisprobst/Programming/common/java/idea-projects/one_1.5.1-RC2/parallel_queue_settings/docs/Tables-Default-Settings.ods'#$Sheet1.I17] + ['file:///Users/chrisprobst/Programming/common/java/idea-projects/one_1.5.1-RC2/parallel_queue_settings/docs/Tables-Usual-Settings.ods'#$Sheet1.I17] + ['file:///Users/chrisprobst/Programming/common/java/idea-projects/one_1.5.1-RC2/parallel_queue_settings/docs/Tables-Expanded-Settings.ods'#$Sheet1.I17]) / 3" office:value-type="float" office:value="30.48" calcext:value-type="float">
            <text:p>30.48</text:p>
          </table:table-cell>
          <table:table-cell table:style-name="ce27" table:formula="of:=(['file:///Users/chrisprobst/Programming/common/java/idea-projects/one_1.5.1-RC2/parallel_queue_settings/docs/Tables-Default-Settings.ods'#$Sheet1.J17] + ['file:///Users/chrisprobst/Programming/common/java/idea-projects/one_1.5.1-RC2/parallel_queue_settings/docs/Tables-Usual-Settings.ods'#$Sheet1.J17] + ['file:///Users/chrisprobst/Programming/common/java/idea-projects/one_1.5.1-RC2/parallel_queue_settings/docs/Tables-Expanded-Settings.ods'#$Sheet1.J17]) / 3" office:value-type="float" office:value="47.4133333333333" calcext:value-type="float">
            <text:p>47.41</text:p>
          </table:table-cell>
          <table:table-cell table:style-name="ce27" table:formula="of:=(['file:///Users/chrisprobst/Programming/common/java/idea-projects/one_1.5.1-RC2/parallel_queue_settings/docs/Tables-Default-Settings.ods'#$Sheet1.K17] + ['file:///Users/chrisprobst/Programming/common/java/idea-projects/one_1.5.1-RC2/parallel_queue_settings/docs/Tables-Usual-Settings.ods'#$Sheet1.K17] + ['file:///Users/chrisprobst/Programming/common/java/idea-projects/one_1.5.1-RC2/parallel_queue_settings/docs/Tables-Expanded-Settings.ods'#$Sheet1.K17]) / 3" office:value-type="float" office:value="59.04" calcext:value-type="float">
            <text:p>59.04</text:p>
          </table:table-cell>
          <table:table-cell table:style-name="ce27" table:formula="of:=(['file:///Users/chrisprobst/Programming/common/java/idea-projects/one_1.5.1-RC2/parallel_queue_settings/docs/Tables-Default-Settings.ods'#$Sheet1.L17] + ['file:///Users/chrisprobst/Programming/common/java/idea-projects/one_1.5.1-RC2/parallel_queue_settings/docs/Tables-Usual-Settings.ods'#$Sheet1.L17] + ['file:///Users/chrisprobst/Programming/common/java/idea-projects/one_1.5.1-RC2/parallel_queue_settings/docs/Tables-Expanded-Settings.ods'#$Sheet1.L17]) / 3" office:value-type="float" office:value="65.05" calcext:value-type="float">
            <text:p>65.05</text:p>
          </table:table-cell>
          <table:table-cell table:style-name="ce27" table:formula="of:=(['file:///Users/chrisprobst/Programming/common/java/idea-projects/one_1.5.1-RC2/parallel_queue_settings/docs/Tables-Default-Settings.ods'#$Sheet1.M17] + ['file:///Users/chrisprobst/Programming/common/java/idea-projects/one_1.5.1-RC2/parallel_queue_settings/docs/Tables-Usual-Settings.ods'#$Sheet1.M17] + ['file:///Users/chrisprobst/Programming/common/java/idea-projects/one_1.5.1-RC2/parallel_queue_settings/docs/Tables-Expanded-Settings.ods'#$Sheet1.M17]) / 3" office:value-type="float" office:value="37.31" calcext:value-type="float">
            <text:p>37.31</text:p>
          </table:table-cell>
          <table:table-cell table:style-name="ce27" table:formula="of:=(['file:///Users/chrisprobst/Programming/common/java/idea-projects/one_1.5.1-RC2/parallel_queue_settings/docs/Tables-Default-Settings.ods'#$Sheet1.N17] + ['file:///Users/chrisprobst/Programming/common/java/idea-projects/one_1.5.1-RC2/parallel_queue_settings/docs/Tables-Usual-Settings.ods'#$Sheet1.N17] + ['file:///Users/chrisprobst/Programming/common/java/idea-projects/one_1.5.1-RC2/parallel_queue_settings/docs/Tables-Expanded-Settings.ods'#$Sheet1.N17]) / 3" office:value-type="float" office:value="56.86" calcext:value-type="float">
            <text:p>56.86</text:p>
          </table:table-cell>
          <table:table-cell table:style-name="Default" table:number-columns-repeated="2"/>
          <table:table-cell table:number-columns-repeated="990"/>
        </table:table-row>
        <table:table-row table:style-name="ro1">
          <table:covered-table-cell table:style-name="Default"/>
          <table:table-cell table:style-name="ce5" office:value-type="string" calcext:value-type="string" table:number-columns-spanned="1" table:number-rows-spanned="5">
            <text:p>Descending</text:p>
          </table:table-cell>
          <table:table-cell table:style-name="ce9" office:value-type="string" calcext:value-type="string">
            <text:p>Arrival-time</text:p>
          </table:table-cell>
          <table:table-cell table:style-name="ce12" table:formula="of:=[.V18]" office:value-type="float" office:value="51.8533333333333" calcext:value-type="float">
            <text:p>51.9</text:p>
          </table:table-cell>
          <table:table-cell table:style-name="ce12" table:formula="of:=[.W18]" office:value-type="float" office:value="54.4866666666667" calcext:value-type="float">
            <text:p>54.5</text:p>
          </table:table-cell>
          <table:table-cell table:style-name="ce12" table:formula="of:=[.X18]" office:value-type="float" office:value="42.9566666666667" calcext:value-type="float">
            <text:p>43.0</text:p>
          </table:table-cell>
          <table:table-cell table:style-name="ce12" table:formula="of:=[.Y18]" office:value-type="float" office:value="29.5" calcext:value-type="float">
            <text:p>29.5</text:p>
          </table:table-cell>
          <table:table-cell table:style-name="ce12" table:formula="of:=[.Z18]" office:value-type="float" office:value="62.6033333333333" calcext:value-type="float">
            <text:p>62.6</text:p>
          </table:table-cell>
          <table:table-cell table:style-name="ce12" table:formula="of:=[.AA18]" office:value-type="float" office:value="23.75" calcext:value-type="float">
            <text:p>23.8</text:p>
          </table:table-cell>
          <table:table-cell table:style-name="ce12" table:formula="of:=[.AB18]" office:value-type="float" office:value="44.2033333333333" calcext:value-type="float">
            <text:p>44.2</text:p>
          </table:table-cell>
          <table:table-cell table:style-name="ce12" table:formula="of:=[.AC18]" office:value-type="float" office:value="56.62" calcext:value-type="float">
            <text:p>56.6</text:p>
          </table:table-cell>
          <table:table-cell table:style-name="ce12" table:formula="of:=[.AD18]" office:value-type="float" office:value="67.13" calcext:value-type="float">
            <text:p>67.1</text:p>
          </table:table-cell>
          <table:table-cell table:style-name="ce12" table:formula="of:=[.AE18]" office:value-type="float" office:value="28.4633333333333" calcext:value-type="float">
            <text:p>28.5</text:p>
          </table:table-cell>
          <table:table-cell table:style-name="ce12" table:formula="of:=[.AF18]" office:value-type="float" office:value="58.0733333333333" calcext:value-type="float">
            <text:p>58.1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18] + ['file:///Users/chrisprobst/Programming/common/java/idea-projects/one_1.5.1-RC2/parallel_queue_settings/docs/Tables-Usual-Settings.ods'#$Sheet1.D18] + ['file:///Users/chrisprobst/Programming/common/java/idea-projects/one_1.5.1-RC2/parallel_queue_settings/docs/Tables-Expanded-Settings.ods'#$Sheet1.D18]) / 3" office:value-type="float" office:value="51.8533333333333" calcext:value-type="float">
            <text:p>51.85</text:p>
          </table:table-cell>
          <table:table-cell table:style-name="ce27" table:formula="of:=(['file:///Users/chrisprobst/Programming/common/java/idea-projects/one_1.5.1-RC2/parallel_queue_settings/docs/Tables-Default-Settings.ods'#$Sheet1.E18] + ['file:///Users/chrisprobst/Programming/common/java/idea-projects/one_1.5.1-RC2/parallel_queue_settings/docs/Tables-Usual-Settings.ods'#$Sheet1.E18] + ['file:///Users/chrisprobst/Programming/common/java/idea-projects/one_1.5.1-RC2/parallel_queue_settings/docs/Tables-Expanded-Settings.ods'#$Sheet1.E18]) / 3" office:value-type="float" office:value="54.4866666666667" calcext:value-type="float">
            <text:p>54.49</text:p>
          </table:table-cell>
          <table:table-cell table:style-name="ce27" table:formula="of:=(['file:///Users/chrisprobst/Programming/common/java/idea-projects/one_1.5.1-RC2/parallel_queue_settings/docs/Tables-Default-Settings.ods'#$Sheet1.F18] + ['file:///Users/chrisprobst/Programming/common/java/idea-projects/one_1.5.1-RC2/parallel_queue_settings/docs/Tables-Usual-Settings.ods'#$Sheet1.F18] + ['file:///Users/chrisprobst/Programming/common/java/idea-projects/one_1.5.1-RC2/parallel_queue_settings/docs/Tables-Expanded-Settings.ods'#$Sheet1.F18]) / 3" office:value-type="float" office:value="42.9566666666667" calcext:value-type="float">
            <text:p>42.96</text:p>
          </table:table-cell>
          <table:table-cell table:style-name="ce27" table:formula="of:=(['file:///Users/chrisprobst/Programming/common/java/idea-projects/one_1.5.1-RC2/parallel_queue_settings/docs/Tables-Default-Settings.ods'#$Sheet1.G18] + ['file:///Users/chrisprobst/Programming/common/java/idea-projects/one_1.5.1-RC2/parallel_queue_settings/docs/Tables-Usual-Settings.ods'#$Sheet1.G18] + ['file:///Users/chrisprobst/Programming/common/java/idea-projects/one_1.5.1-RC2/parallel_queue_settings/docs/Tables-Expanded-Settings.ods'#$Sheet1.G18]) / 3" office:value-type="float" office:value="29.5" calcext:value-type="float">
            <text:p>29.50</text:p>
          </table:table-cell>
          <table:table-cell table:style-name="ce27" table:formula="of:=(['file:///Users/chrisprobst/Programming/common/java/idea-projects/one_1.5.1-RC2/parallel_queue_settings/docs/Tables-Default-Settings.ods'#$Sheet1.H18] + ['file:///Users/chrisprobst/Programming/common/java/idea-projects/one_1.5.1-RC2/parallel_queue_settings/docs/Tables-Usual-Settings.ods'#$Sheet1.H18] + ['file:///Users/chrisprobst/Programming/common/java/idea-projects/one_1.5.1-RC2/parallel_queue_settings/docs/Tables-Expanded-Settings.ods'#$Sheet1.H18]) / 3" office:value-type="float" office:value="62.6033333333333" calcext:value-type="float">
            <text:p>62.60</text:p>
          </table:table-cell>
          <table:table-cell table:style-name="ce27" table:formula="of:=(['file:///Users/chrisprobst/Programming/common/java/idea-projects/one_1.5.1-RC2/parallel_queue_settings/docs/Tables-Default-Settings.ods'#$Sheet1.I18] + ['file:///Users/chrisprobst/Programming/common/java/idea-projects/one_1.5.1-RC2/parallel_queue_settings/docs/Tables-Usual-Settings.ods'#$Sheet1.I18] + ['file:///Users/chrisprobst/Programming/common/java/idea-projects/one_1.5.1-RC2/parallel_queue_settings/docs/Tables-Expanded-Settings.ods'#$Sheet1.I18]) / 3" office:value-type="float" office:value="23.75" calcext:value-type="float">
            <text:p>23.75</text:p>
          </table:table-cell>
          <table:table-cell table:style-name="ce27" table:formula="of:=(['file:///Users/chrisprobst/Programming/common/java/idea-projects/one_1.5.1-RC2/parallel_queue_settings/docs/Tables-Default-Settings.ods'#$Sheet1.J18] + ['file:///Users/chrisprobst/Programming/common/java/idea-projects/one_1.5.1-RC2/parallel_queue_settings/docs/Tables-Usual-Settings.ods'#$Sheet1.J18] + ['file:///Users/chrisprobst/Programming/common/java/idea-projects/one_1.5.1-RC2/parallel_queue_settings/docs/Tables-Expanded-Settings.ods'#$Sheet1.J18]) / 3" office:value-type="float" office:value="44.2033333333333" calcext:value-type="float">
            <text:p>44.20</text:p>
          </table:table-cell>
          <table:table-cell table:style-name="ce27" table:formula="of:=(['file:///Users/chrisprobst/Programming/common/java/idea-projects/one_1.5.1-RC2/parallel_queue_settings/docs/Tables-Default-Settings.ods'#$Sheet1.K18] + ['file:///Users/chrisprobst/Programming/common/java/idea-projects/one_1.5.1-RC2/parallel_queue_settings/docs/Tables-Usual-Settings.ods'#$Sheet1.K18] + ['file:///Users/chrisprobst/Programming/common/java/idea-projects/one_1.5.1-RC2/parallel_queue_settings/docs/Tables-Expanded-Settings.ods'#$Sheet1.K18]) / 3" office:value-type="float" office:value="56.62" calcext:value-type="float">
            <text:p>56.62</text:p>
          </table:table-cell>
          <table:table-cell table:style-name="ce27" table:formula="of:=(['file:///Users/chrisprobst/Programming/common/java/idea-projects/one_1.5.1-RC2/parallel_queue_settings/docs/Tables-Default-Settings.ods'#$Sheet1.L18] + ['file:///Users/chrisprobst/Programming/common/java/idea-projects/one_1.5.1-RC2/parallel_queue_settings/docs/Tables-Usual-Settings.ods'#$Sheet1.L18] + ['file:///Users/chrisprobst/Programming/common/java/idea-projects/one_1.5.1-RC2/parallel_queue_settings/docs/Tables-Expanded-Settings.ods'#$Sheet1.L18]) / 3" office:value-type="float" office:value="67.13" calcext:value-type="float">
            <text:p>67.13</text:p>
          </table:table-cell>
          <table:table-cell table:style-name="ce27" table:formula="of:=(['file:///Users/chrisprobst/Programming/common/java/idea-projects/one_1.5.1-RC2/parallel_queue_settings/docs/Tables-Default-Settings.ods'#$Sheet1.M18] + ['file:///Users/chrisprobst/Programming/common/java/idea-projects/one_1.5.1-RC2/parallel_queue_settings/docs/Tables-Usual-Settings.ods'#$Sheet1.M18] + ['file:///Users/chrisprobst/Programming/common/java/idea-projects/one_1.5.1-RC2/parallel_queue_settings/docs/Tables-Expanded-Settings.ods'#$Sheet1.M18]) / 3" office:value-type="float" office:value="28.4633333333333" calcext:value-type="float">
            <text:p>28.46</text:p>
          </table:table-cell>
          <table:table-cell table:style-name="ce27" table:formula="of:=(['file:///Users/chrisprobst/Programming/common/java/idea-projects/one_1.5.1-RC2/parallel_queue_settings/docs/Tables-Default-Settings.ods'#$Sheet1.N18] + ['file:///Users/chrisprobst/Programming/common/java/idea-projects/one_1.5.1-RC2/parallel_queue_settings/docs/Tables-Usual-Settings.ods'#$Sheet1.N18] + ['file:///Users/chrisprobst/Programming/common/java/idea-projects/one_1.5.1-RC2/parallel_queue_settings/docs/Tables-Expanded-Settings.ods'#$Sheet1.N18]) / 3" office:value-type="float" office:value="58.0733333333333" calcext:value-type="float">
            <text:p>58.07</text:p>
          </table:table-cell>
          <table:table-cell table:style-name="Default" table:number-columns-repeated="2"/>
          <table:table-cell table:number-columns-repeated="990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Replications</text:p>
          </table:table-cell>
          <table:table-cell table:style-name="ce12" table:formula="of:=[.V19]" office:value-type="float" office:value="35.74" calcext:value-type="float">
            <text:p>35.7</text:p>
          </table:table-cell>
          <table:table-cell table:style-name="ce12" table:formula="of:=[.W19]" office:value-type="float" office:value="39.8066666666667" calcext:value-type="float">
            <text:p>39.8</text:p>
          </table:table-cell>
          <table:table-cell table:style-name="ce12" table:formula="of:=[.X19]" office:value-type="float" office:value="28.8833333333333" calcext:value-type="float">
            <text:p>28.9</text:p>
          </table:table-cell>
          <table:table-cell table:style-name="ce12" table:formula="of:=[.Y19]" office:value-type="float" office:value="17.8" calcext:value-type="float">
            <text:p>17.8</text:p>
          </table:table-cell>
          <table:table-cell table:style-name="ce12" table:formula="of:=[.Z19]" office:value-type="float" office:value="52.5133333333333" calcext:value-type="float">
            <text:p>52.5</text:p>
          </table:table-cell>
          <table:table-cell table:style-name="ce12" table:formula="of:=[.AA19]" office:value-type="float" office:value="17.2433333333333" calcext:value-type="float">
            <text:p>17.2</text:p>
          </table:table-cell>
          <table:table-cell table:style-name="ce12" table:formula="of:=[.AB19]" office:value-type="float" office:value="31.9466666666667" calcext:value-type="float">
            <text:p>31.9</text:p>
          </table:table-cell>
          <table:table-cell table:style-name="ce12" table:formula="of:=[.AC19]" office:value-type="float" office:value="44.8633333333333" calcext:value-type="float">
            <text:p>44.9</text:p>
          </table:table-cell>
          <table:table-cell table:style-name="ce12" table:formula="of:=[.AD19]" office:value-type="float" office:value="54.98" calcext:value-type="float">
            <text:p>55.0</text:p>
          </table:table-cell>
          <table:table-cell table:style-name="ce12" table:formula="of:=[.AE19]" office:value-type="float" office:value="21.4266666666667" calcext:value-type="float">
            <text:p>21.4</text:p>
          </table:table-cell>
          <table:table-cell table:style-name="ce12" table:formula="of:=[.AF19]" office:value-type="float" office:value="50.2466666666667" calcext:value-type="float">
            <text:p>50.2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19] + ['file:///Users/chrisprobst/Programming/common/java/idea-projects/one_1.5.1-RC2/parallel_queue_settings/docs/Tables-Usual-Settings.ods'#$Sheet1.D19] + ['file:///Users/chrisprobst/Programming/common/java/idea-projects/one_1.5.1-RC2/parallel_queue_settings/docs/Tables-Expanded-Settings.ods'#$Sheet1.D19]) / 3" office:value-type="float" office:value="35.74" calcext:value-type="float">
            <text:p>35.74</text:p>
          </table:table-cell>
          <table:table-cell table:style-name="ce27" table:formula="of:=(['file:///Users/chrisprobst/Programming/common/java/idea-projects/one_1.5.1-RC2/parallel_queue_settings/docs/Tables-Default-Settings.ods'#$Sheet1.E19] + ['file:///Users/chrisprobst/Programming/common/java/idea-projects/one_1.5.1-RC2/parallel_queue_settings/docs/Tables-Usual-Settings.ods'#$Sheet1.E19] + ['file:///Users/chrisprobst/Programming/common/java/idea-projects/one_1.5.1-RC2/parallel_queue_settings/docs/Tables-Expanded-Settings.ods'#$Sheet1.E19]) / 3" office:value-type="float" office:value="39.8066666666667" calcext:value-type="float">
            <text:p>39.81</text:p>
          </table:table-cell>
          <table:table-cell table:style-name="ce27" table:formula="of:=(['file:///Users/chrisprobst/Programming/common/java/idea-projects/one_1.5.1-RC2/parallel_queue_settings/docs/Tables-Default-Settings.ods'#$Sheet1.F19] + ['file:///Users/chrisprobst/Programming/common/java/idea-projects/one_1.5.1-RC2/parallel_queue_settings/docs/Tables-Usual-Settings.ods'#$Sheet1.F19] + ['file:///Users/chrisprobst/Programming/common/java/idea-projects/one_1.5.1-RC2/parallel_queue_settings/docs/Tables-Expanded-Settings.ods'#$Sheet1.F19]) / 3" office:value-type="float" office:value="28.8833333333333" calcext:value-type="float">
            <text:p>28.88</text:p>
          </table:table-cell>
          <table:table-cell table:style-name="ce27" table:formula="of:=(['file:///Users/chrisprobst/Programming/common/java/idea-projects/one_1.5.1-RC2/parallel_queue_settings/docs/Tables-Default-Settings.ods'#$Sheet1.G19] + ['file:///Users/chrisprobst/Programming/common/java/idea-projects/one_1.5.1-RC2/parallel_queue_settings/docs/Tables-Usual-Settings.ods'#$Sheet1.G19] + ['file:///Users/chrisprobst/Programming/common/java/idea-projects/one_1.5.1-RC2/parallel_queue_settings/docs/Tables-Expanded-Settings.ods'#$Sheet1.G19]) / 3" office:value-type="float" office:value="17.8" calcext:value-type="float">
            <text:p>17.80</text:p>
          </table:table-cell>
          <table:table-cell table:style-name="ce27" table:formula="of:=(['file:///Users/chrisprobst/Programming/common/java/idea-projects/one_1.5.1-RC2/parallel_queue_settings/docs/Tables-Default-Settings.ods'#$Sheet1.H19] + ['file:///Users/chrisprobst/Programming/common/java/idea-projects/one_1.5.1-RC2/parallel_queue_settings/docs/Tables-Usual-Settings.ods'#$Sheet1.H19] + ['file:///Users/chrisprobst/Programming/common/java/idea-projects/one_1.5.1-RC2/parallel_queue_settings/docs/Tables-Expanded-Settings.ods'#$Sheet1.H19]) / 3" office:value-type="float" office:value="52.5133333333333" calcext:value-type="float">
            <text:p>52.51</text:p>
          </table:table-cell>
          <table:table-cell table:style-name="ce27" table:formula="of:=(['file:///Users/chrisprobst/Programming/common/java/idea-projects/one_1.5.1-RC2/parallel_queue_settings/docs/Tables-Default-Settings.ods'#$Sheet1.I19] + ['file:///Users/chrisprobst/Programming/common/java/idea-projects/one_1.5.1-RC2/parallel_queue_settings/docs/Tables-Usual-Settings.ods'#$Sheet1.I19] + ['file:///Users/chrisprobst/Programming/common/java/idea-projects/one_1.5.1-RC2/parallel_queue_settings/docs/Tables-Expanded-Settings.ods'#$Sheet1.I19]) / 3" office:value-type="float" office:value="17.2433333333333" calcext:value-type="float">
            <text:p>17.24</text:p>
          </table:table-cell>
          <table:table-cell table:style-name="ce27" table:formula="of:=(['file:///Users/chrisprobst/Programming/common/java/idea-projects/one_1.5.1-RC2/parallel_queue_settings/docs/Tables-Default-Settings.ods'#$Sheet1.J19] + ['file:///Users/chrisprobst/Programming/common/java/idea-projects/one_1.5.1-RC2/parallel_queue_settings/docs/Tables-Usual-Settings.ods'#$Sheet1.J19] + ['file:///Users/chrisprobst/Programming/common/java/idea-projects/one_1.5.1-RC2/parallel_queue_settings/docs/Tables-Expanded-Settings.ods'#$Sheet1.J19]) / 3" office:value-type="float" office:value="31.9466666666667" calcext:value-type="float">
            <text:p>31.95</text:p>
          </table:table-cell>
          <table:table-cell table:style-name="ce27" table:formula="of:=(['file:///Users/chrisprobst/Programming/common/java/idea-projects/one_1.5.1-RC2/parallel_queue_settings/docs/Tables-Default-Settings.ods'#$Sheet1.K19] + ['file:///Users/chrisprobst/Programming/common/java/idea-projects/one_1.5.1-RC2/parallel_queue_settings/docs/Tables-Usual-Settings.ods'#$Sheet1.K19] + ['file:///Users/chrisprobst/Programming/common/java/idea-projects/one_1.5.1-RC2/parallel_queue_settings/docs/Tables-Expanded-Settings.ods'#$Sheet1.K19]) / 3" office:value-type="float" office:value="44.8633333333333" calcext:value-type="float">
            <text:p>44.86</text:p>
          </table:table-cell>
          <table:table-cell table:style-name="ce27" table:formula="of:=(['file:///Users/chrisprobst/Programming/common/java/idea-projects/one_1.5.1-RC2/parallel_queue_settings/docs/Tables-Default-Settings.ods'#$Sheet1.L19] + ['file:///Users/chrisprobst/Programming/common/java/idea-projects/one_1.5.1-RC2/parallel_queue_settings/docs/Tables-Usual-Settings.ods'#$Sheet1.L19] + ['file:///Users/chrisprobst/Programming/common/java/idea-projects/one_1.5.1-RC2/parallel_queue_settings/docs/Tables-Expanded-Settings.ods'#$Sheet1.L19]) / 3" office:value-type="float" office:value="54.98" calcext:value-type="float">
            <text:p>54.98</text:p>
          </table:table-cell>
          <table:table-cell table:style-name="ce27" table:formula="of:=(['file:///Users/chrisprobst/Programming/common/java/idea-projects/one_1.5.1-RC2/parallel_queue_settings/docs/Tables-Default-Settings.ods'#$Sheet1.M19] + ['file:///Users/chrisprobst/Programming/common/java/idea-projects/one_1.5.1-RC2/parallel_queue_settings/docs/Tables-Usual-Settings.ods'#$Sheet1.M19] + ['file:///Users/chrisprobst/Programming/common/java/idea-projects/one_1.5.1-RC2/parallel_queue_settings/docs/Tables-Expanded-Settings.ods'#$Sheet1.M19]) / 3" office:value-type="float" office:value="21.4266666666667" calcext:value-type="float">
            <text:p>21.43</text:p>
          </table:table-cell>
          <table:table-cell table:style-name="ce27" table:formula="of:=(['file:///Users/chrisprobst/Programming/common/java/idea-projects/one_1.5.1-RC2/parallel_queue_settings/docs/Tables-Default-Settings.ods'#$Sheet1.N19] + ['file:///Users/chrisprobst/Programming/common/java/idea-projects/one_1.5.1-RC2/parallel_queue_settings/docs/Tables-Usual-Settings.ods'#$Sheet1.N19] + ['file:///Users/chrisprobst/Programming/common/java/idea-projects/one_1.5.1-RC2/parallel_queue_settings/docs/Tables-Expanded-Settings.ods'#$Sheet1.N19]) / 3" office:value-type="float" office:value="50.2466666666667" calcext:value-type="float">
            <text:p>50.25</text:p>
          </table:table-cell>
          <table:table-cell table:style-name="Default" table:number-columns-repeated="2"/>
          <table:table-cell table:number-columns-repeated="990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Relayed-nodes</text:p>
          </table:table-cell>
          <table:table-cell table:style-name="ce12" table:formula="of:=[.V20]" office:value-type="float" office:value="33.3933333333333" calcext:value-type="float">
            <text:p>33.4</text:p>
          </table:table-cell>
          <table:table-cell table:style-name="ce12" table:formula="of:=[.W20]" office:value-type="float" office:value="37.67" calcext:value-type="float">
            <text:p>37.7</text:p>
          </table:table-cell>
          <table:table-cell table:style-name="ce12" table:formula="of:=[.X20]" office:value-type="float" office:value="24.31" calcext:value-type="float">
            <text:p>24.3</text:p>
          </table:table-cell>
          <table:table-cell table:style-name="ce12" table:formula="of:=[.Y20]" office:value-type="float" office:value="20.7466666666667" calcext:value-type="float">
            <text:p>20.7</text:p>
          </table:table-cell>
          <table:table-cell table:style-name="ce12" table:formula="of:=[.Z20]" office:value-type="float" office:value="52.2566666666667" calcext:value-type="float">
            <text:p>52.3</text:p>
          </table:table-cell>
          <table:table-cell table:style-name="ce12" table:formula="of:=[.AA20]" office:value-type="float" office:value="15.9333333333333" calcext:value-type="float">
            <text:p>15.9</text:p>
          </table:table-cell>
          <table:table-cell table:style-name="ce12" table:formula="of:=[.AB20]" office:value-type="float" office:value="32.8233333333333" calcext:value-type="float">
            <text:p>32.8</text:p>
          </table:table-cell>
          <table:table-cell table:style-name="ce12" table:formula="of:=[.AC20]" office:value-type="float" office:value="49.36" calcext:value-type="float">
            <text:p>49.4</text:p>
          </table:table-cell>
          <table:table-cell table:style-name="ce12" table:formula="of:=[.AD20]" office:value-type="float" office:value="56.6966666666667" calcext:value-type="float">
            <text:p>56.7</text:p>
          </table:table-cell>
          <table:table-cell table:style-name="ce12" table:formula="of:=[.AE20]" office:value-type="float" office:value="19.6" calcext:value-type="float">
            <text:p>19.6</text:p>
          </table:table-cell>
          <table:table-cell table:style-name="ce12" table:formula="of:=[.AF20]" office:value-type="float" office:value="53.1633333333333" calcext:value-type="float">
            <text:p>53.2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20] + ['file:///Users/chrisprobst/Programming/common/java/idea-projects/one_1.5.1-RC2/parallel_queue_settings/docs/Tables-Usual-Settings.ods'#$Sheet1.D20] + ['file:///Users/chrisprobst/Programming/common/java/idea-projects/one_1.5.1-RC2/parallel_queue_settings/docs/Tables-Expanded-Settings.ods'#$Sheet1.D20]) / 3" office:value-type="float" office:value="33.3933333333333" calcext:value-type="float">
            <text:p>33.39</text:p>
          </table:table-cell>
          <table:table-cell table:style-name="ce27" table:formula="of:=(['file:///Users/chrisprobst/Programming/common/java/idea-projects/one_1.5.1-RC2/parallel_queue_settings/docs/Tables-Default-Settings.ods'#$Sheet1.E20] + ['file:///Users/chrisprobst/Programming/common/java/idea-projects/one_1.5.1-RC2/parallel_queue_settings/docs/Tables-Usual-Settings.ods'#$Sheet1.E20] + ['file:///Users/chrisprobst/Programming/common/java/idea-projects/one_1.5.1-RC2/parallel_queue_settings/docs/Tables-Expanded-Settings.ods'#$Sheet1.E20]) / 3" office:value-type="float" office:value="37.67" calcext:value-type="float">
            <text:p>37.67</text:p>
          </table:table-cell>
          <table:table-cell table:style-name="ce27" table:formula="of:=(['file:///Users/chrisprobst/Programming/common/java/idea-projects/one_1.5.1-RC2/parallel_queue_settings/docs/Tables-Default-Settings.ods'#$Sheet1.F20] + ['file:///Users/chrisprobst/Programming/common/java/idea-projects/one_1.5.1-RC2/parallel_queue_settings/docs/Tables-Usual-Settings.ods'#$Sheet1.F20] + ['file:///Users/chrisprobst/Programming/common/java/idea-projects/one_1.5.1-RC2/parallel_queue_settings/docs/Tables-Expanded-Settings.ods'#$Sheet1.F20]) / 3" office:value-type="float" office:value="24.31" calcext:value-type="float">
            <text:p>24.31</text:p>
          </table:table-cell>
          <table:table-cell table:style-name="ce27" table:formula="of:=(['file:///Users/chrisprobst/Programming/common/java/idea-projects/one_1.5.1-RC2/parallel_queue_settings/docs/Tables-Default-Settings.ods'#$Sheet1.G20] + ['file:///Users/chrisprobst/Programming/common/java/idea-projects/one_1.5.1-RC2/parallel_queue_settings/docs/Tables-Usual-Settings.ods'#$Sheet1.G20] + ['file:///Users/chrisprobst/Programming/common/java/idea-projects/one_1.5.1-RC2/parallel_queue_settings/docs/Tables-Expanded-Settings.ods'#$Sheet1.G20]) / 3" office:value-type="float" office:value="20.7466666666667" calcext:value-type="float">
            <text:p>20.75</text:p>
          </table:table-cell>
          <table:table-cell table:style-name="ce27" table:formula="of:=(['file:///Users/chrisprobst/Programming/common/java/idea-projects/one_1.5.1-RC2/parallel_queue_settings/docs/Tables-Default-Settings.ods'#$Sheet1.H20] + ['file:///Users/chrisprobst/Programming/common/java/idea-projects/one_1.5.1-RC2/parallel_queue_settings/docs/Tables-Usual-Settings.ods'#$Sheet1.H20] + ['file:///Users/chrisprobst/Programming/common/java/idea-projects/one_1.5.1-RC2/parallel_queue_settings/docs/Tables-Expanded-Settings.ods'#$Sheet1.H20]) / 3" office:value-type="float" office:value="52.2566666666667" calcext:value-type="float">
            <text:p>52.26</text:p>
          </table:table-cell>
          <table:table-cell table:style-name="ce27" table:formula="of:=(['file:///Users/chrisprobst/Programming/common/java/idea-projects/one_1.5.1-RC2/parallel_queue_settings/docs/Tables-Default-Settings.ods'#$Sheet1.I20] + ['file:///Users/chrisprobst/Programming/common/java/idea-projects/one_1.5.1-RC2/parallel_queue_settings/docs/Tables-Usual-Settings.ods'#$Sheet1.I20] + ['file:///Users/chrisprobst/Programming/common/java/idea-projects/one_1.5.1-RC2/parallel_queue_settings/docs/Tables-Expanded-Settings.ods'#$Sheet1.I20]) / 3" office:value-type="float" office:value="15.9333333333333" calcext:value-type="float">
            <text:p>15.93</text:p>
          </table:table-cell>
          <table:table-cell table:style-name="ce27" table:formula="of:=(['file:///Users/chrisprobst/Programming/common/java/idea-projects/one_1.5.1-RC2/parallel_queue_settings/docs/Tables-Default-Settings.ods'#$Sheet1.J20] + ['file:///Users/chrisprobst/Programming/common/java/idea-projects/one_1.5.1-RC2/parallel_queue_settings/docs/Tables-Usual-Settings.ods'#$Sheet1.J20] + ['file:///Users/chrisprobst/Programming/common/java/idea-projects/one_1.5.1-RC2/parallel_queue_settings/docs/Tables-Expanded-Settings.ods'#$Sheet1.J20]) / 3" office:value-type="float" office:value="32.8233333333333" calcext:value-type="float">
            <text:p>32.82</text:p>
          </table:table-cell>
          <table:table-cell table:style-name="ce27" table:formula="of:=(['file:///Users/chrisprobst/Programming/common/java/idea-projects/one_1.5.1-RC2/parallel_queue_settings/docs/Tables-Default-Settings.ods'#$Sheet1.K20] + ['file:///Users/chrisprobst/Programming/common/java/idea-projects/one_1.5.1-RC2/parallel_queue_settings/docs/Tables-Usual-Settings.ods'#$Sheet1.K20] + ['file:///Users/chrisprobst/Programming/common/java/idea-projects/one_1.5.1-RC2/parallel_queue_settings/docs/Tables-Expanded-Settings.ods'#$Sheet1.K20]) / 3" office:value-type="float" office:value="49.36" calcext:value-type="float">
            <text:p>49.36</text:p>
          </table:table-cell>
          <table:table-cell table:style-name="ce27" table:formula="of:=(['file:///Users/chrisprobst/Programming/common/java/idea-projects/one_1.5.1-RC2/parallel_queue_settings/docs/Tables-Default-Settings.ods'#$Sheet1.L20] + ['file:///Users/chrisprobst/Programming/common/java/idea-projects/one_1.5.1-RC2/parallel_queue_settings/docs/Tables-Usual-Settings.ods'#$Sheet1.L20] + ['file:///Users/chrisprobst/Programming/common/java/idea-projects/one_1.5.1-RC2/parallel_queue_settings/docs/Tables-Expanded-Settings.ods'#$Sheet1.L20]) / 3" office:value-type="float" office:value="56.6966666666667" calcext:value-type="float">
            <text:p>56.70</text:p>
          </table:table-cell>
          <table:table-cell table:style-name="ce27" table:formula="of:=(['file:///Users/chrisprobst/Programming/common/java/idea-projects/one_1.5.1-RC2/parallel_queue_settings/docs/Tables-Default-Settings.ods'#$Sheet1.M20] + ['file:///Users/chrisprobst/Programming/common/java/idea-projects/one_1.5.1-RC2/parallel_queue_settings/docs/Tables-Usual-Settings.ods'#$Sheet1.M20] + ['file:///Users/chrisprobst/Programming/common/java/idea-projects/one_1.5.1-RC2/parallel_queue_settings/docs/Tables-Expanded-Settings.ods'#$Sheet1.M20]) / 3" office:value-type="float" office:value="19.6" calcext:value-type="float">
            <text:p>19.60</text:p>
          </table:table-cell>
          <table:table-cell table:style-name="ce27" table:formula="of:=(['file:///Users/chrisprobst/Programming/common/java/idea-projects/one_1.5.1-RC2/parallel_queue_settings/docs/Tables-Default-Settings.ods'#$Sheet1.N20] + ['file:///Users/chrisprobst/Programming/common/java/idea-projects/one_1.5.1-RC2/parallel_queue_settings/docs/Tables-Usual-Settings.ods'#$Sheet1.N20] + ['file:///Users/chrisprobst/Programming/common/java/idea-projects/one_1.5.1-RC2/parallel_queue_settings/docs/Tables-Expanded-Settings.ods'#$Sheet1.N20]) / 3" office:value-type="float" office:value="53.1633333333333" calcext:value-type="float">
            <text:p>53.16</text:p>
          </table:table-cell>
          <table:table-cell table:style-name="Default" table:number-columns-repeated="2"/>
          <table:table-cell table:number-columns-repeated="990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Time-to-live</text:p>
          </table:table-cell>
          <table:table-cell table:style-name="ce12" table:formula="of:=[.V21]" office:value-type="float" office:value="60.0266666666667" calcext:value-type="float">
            <text:p>60.0</text:p>
          </table:table-cell>
          <table:table-cell table:style-name="ce12" table:formula="of:=[.W21]" office:value-type="float" office:value="64.8966666666667" calcext:value-type="float">
            <text:p>64.9</text:p>
          </table:table-cell>
          <table:table-cell table:style-name="ce12" table:formula="of:=[.X21]" office:value-type="float" office:value="50.0133333333333" calcext:value-type="float">
            <text:p>50.0</text:p>
          </table:table-cell>
          <table:table-cell table:style-name="ce12" table:formula="of:=[.Y21]" office:value-type="float" office:value="32.1966666666667" calcext:value-type="float">
            <text:p>32.2</text:p>
          </table:table-cell>
          <table:table-cell table:style-name="ce12" table:formula="of:=[.Z21]" office:value-type="float" office:value="65.9866666666667" calcext:value-type="float">
            <text:p>66.0</text:p>
          </table:table-cell>
          <table:table-cell table:style-name="ce12" table:formula="of:=[.AA21]" office:value-type="float" office:value="27.5533333333333" calcext:value-type="float">
            <text:p>27.6</text:p>
          </table:table-cell>
          <table:table-cell table:style-name="ce12" table:formula="of:=[.AB21]" office:value-type="float" office:value="45.51" calcext:value-type="float">
            <text:p>45.5</text:p>
          </table:table-cell>
          <table:table-cell table:style-name="ce12" table:formula="of:=[.AC21]" office:value-type="float" office:value="60.55" calcext:value-type="float">
            <text:p>60.6</text:p>
          </table:table-cell>
          <table:table-cell table:style-name="ce12" table:formula="of:=[.AD21]" office:value-type="float" office:value="69.37" calcext:value-type="float">
            <text:p>69.4</text:p>
          </table:table-cell>
          <table:table-cell table:style-name="ce12" table:formula="of:=[.AE21]" office:value-type="float" office:value="35.6" calcext:value-type="float">
            <text:p>35.6</text:p>
          </table:table-cell>
          <table:table-cell table:style-name="ce12" table:formula="of:=[.AF21]" office:value-type="float" office:value="61.9366666666667" calcext:value-type="float">
            <text:p>61.9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21] + ['file:///Users/chrisprobst/Programming/common/java/idea-projects/one_1.5.1-RC2/parallel_queue_settings/docs/Tables-Usual-Settings.ods'#$Sheet1.D21] + ['file:///Users/chrisprobst/Programming/common/java/idea-projects/one_1.5.1-RC2/parallel_queue_settings/docs/Tables-Expanded-Settings.ods'#$Sheet1.D21]) / 3" office:value-type="float" office:value="60.0266666666667" calcext:value-type="float">
            <text:p>60.03</text:p>
          </table:table-cell>
          <table:table-cell table:style-name="ce27" table:formula="of:=(['file:///Users/chrisprobst/Programming/common/java/idea-projects/one_1.5.1-RC2/parallel_queue_settings/docs/Tables-Default-Settings.ods'#$Sheet1.E21] + ['file:///Users/chrisprobst/Programming/common/java/idea-projects/one_1.5.1-RC2/parallel_queue_settings/docs/Tables-Usual-Settings.ods'#$Sheet1.E21] + ['file:///Users/chrisprobst/Programming/common/java/idea-projects/one_1.5.1-RC2/parallel_queue_settings/docs/Tables-Expanded-Settings.ods'#$Sheet1.E21]) / 3" office:value-type="float" office:value="64.8966666666667" calcext:value-type="float">
            <text:p>64.90</text:p>
          </table:table-cell>
          <table:table-cell table:style-name="ce27" table:formula="of:=(['file:///Users/chrisprobst/Programming/common/java/idea-projects/one_1.5.1-RC2/parallel_queue_settings/docs/Tables-Default-Settings.ods'#$Sheet1.F21] + ['file:///Users/chrisprobst/Programming/common/java/idea-projects/one_1.5.1-RC2/parallel_queue_settings/docs/Tables-Usual-Settings.ods'#$Sheet1.F21] + ['file:///Users/chrisprobst/Programming/common/java/idea-projects/one_1.5.1-RC2/parallel_queue_settings/docs/Tables-Expanded-Settings.ods'#$Sheet1.F21]) / 3" office:value-type="float" office:value="50.0133333333333" calcext:value-type="float">
            <text:p>50.01</text:p>
          </table:table-cell>
          <table:table-cell table:style-name="ce27" table:formula="of:=(['file:///Users/chrisprobst/Programming/common/java/idea-projects/one_1.5.1-RC2/parallel_queue_settings/docs/Tables-Default-Settings.ods'#$Sheet1.G21] + ['file:///Users/chrisprobst/Programming/common/java/idea-projects/one_1.5.1-RC2/parallel_queue_settings/docs/Tables-Usual-Settings.ods'#$Sheet1.G21] + ['file:///Users/chrisprobst/Programming/common/java/idea-projects/one_1.5.1-RC2/parallel_queue_settings/docs/Tables-Expanded-Settings.ods'#$Sheet1.G21]) / 3" office:value-type="float" office:value="32.1966666666667" calcext:value-type="float">
            <text:p>32.20</text:p>
          </table:table-cell>
          <table:table-cell table:style-name="ce27" table:formula="of:=(['file:///Users/chrisprobst/Programming/common/java/idea-projects/one_1.5.1-RC2/parallel_queue_settings/docs/Tables-Default-Settings.ods'#$Sheet1.H21] + ['file:///Users/chrisprobst/Programming/common/java/idea-projects/one_1.5.1-RC2/parallel_queue_settings/docs/Tables-Usual-Settings.ods'#$Sheet1.H21] + ['file:///Users/chrisprobst/Programming/common/java/idea-projects/one_1.5.1-RC2/parallel_queue_settings/docs/Tables-Expanded-Settings.ods'#$Sheet1.H21]) / 3" office:value-type="float" office:value="65.9866666666667" calcext:value-type="float">
            <text:p>65.99</text:p>
          </table:table-cell>
          <table:table-cell table:style-name="ce27" table:formula="of:=(['file:///Users/chrisprobst/Programming/common/java/idea-projects/one_1.5.1-RC2/parallel_queue_settings/docs/Tables-Default-Settings.ods'#$Sheet1.I21] + ['file:///Users/chrisprobst/Programming/common/java/idea-projects/one_1.5.1-RC2/parallel_queue_settings/docs/Tables-Usual-Settings.ods'#$Sheet1.I21] + ['file:///Users/chrisprobst/Programming/common/java/idea-projects/one_1.5.1-RC2/parallel_queue_settings/docs/Tables-Expanded-Settings.ods'#$Sheet1.I21]) / 3" office:value-type="float" office:value="27.5533333333333" calcext:value-type="float">
            <text:p>27.55</text:p>
          </table:table-cell>
          <table:table-cell table:style-name="ce27" table:formula="of:=(['file:///Users/chrisprobst/Programming/common/java/idea-projects/one_1.5.1-RC2/parallel_queue_settings/docs/Tables-Default-Settings.ods'#$Sheet1.J21] + ['file:///Users/chrisprobst/Programming/common/java/idea-projects/one_1.5.1-RC2/parallel_queue_settings/docs/Tables-Usual-Settings.ods'#$Sheet1.J21] + ['file:///Users/chrisprobst/Programming/common/java/idea-projects/one_1.5.1-RC2/parallel_queue_settings/docs/Tables-Expanded-Settings.ods'#$Sheet1.J21]) / 3" office:value-type="float" office:value="45.51" calcext:value-type="float">
            <text:p>45.51</text:p>
          </table:table-cell>
          <table:table-cell table:style-name="ce27" table:formula="of:=(['file:///Users/chrisprobst/Programming/common/java/idea-projects/one_1.5.1-RC2/parallel_queue_settings/docs/Tables-Default-Settings.ods'#$Sheet1.K21] + ['file:///Users/chrisprobst/Programming/common/java/idea-projects/one_1.5.1-RC2/parallel_queue_settings/docs/Tables-Usual-Settings.ods'#$Sheet1.K21] + ['file:///Users/chrisprobst/Programming/common/java/idea-projects/one_1.5.1-RC2/parallel_queue_settings/docs/Tables-Expanded-Settings.ods'#$Sheet1.K21]) / 3" office:value-type="float" office:value="60.55" calcext:value-type="float">
            <text:p>60.55</text:p>
          </table:table-cell>
          <table:table-cell table:style-name="ce27" table:formula="of:=(['file:///Users/chrisprobst/Programming/common/java/idea-projects/one_1.5.1-RC2/parallel_queue_settings/docs/Tables-Default-Settings.ods'#$Sheet1.L21] + ['file:///Users/chrisprobst/Programming/common/java/idea-projects/one_1.5.1-RC2/parallel_queue_settings/docs/Tables-Usual-Settings.ods'#$Sheet1.L21] + ['file:///Users/chrisprobst/Programming/common/java/idea-projects/one_1.5.1-RC2/parallel_queue_settings/docs/Tables-Expanded-Settings.ods'#$Sheet1.L21]) / 3" office:value-type="float" office:value="69.37" calcext:value-type="float">
            <text:p>69.37</text:p>
          </table:table-cell>
          <table:table-cell table:style-name="ce27" table:formula="of:=(['file:///Users/chrisprobst/Programming/common/java/idea-projects/one_1.5.1-RC2/parallel_queue_settings/docs/Tables-Default-Settings.ods'#$Sheet1.M21] + ['file:///Users/chrisprobst/Programming/common/java/idea-projects/one_1.5.1-RC2/parallel_queue_settings/docs/Tables-Usual-Settings.ods'#$Sheet1.M21] + ['file:///Users/chrisprobst/Programming/common/java/idea-projects/one_1.5.1-RC2/parallel_queue_settings/docs/Tables-Expanded-Settings.ods'#$Sheet1.M21]) / 3" office:value-type="float" office:value="35.6" calcext:value-type="float">
            <text:p>35.60</text:p>
          </table:table-cell>
          <table:table-cell table:style-name="ce27" table:formula="of:=(['file:///Users/chrisprobst/Programming/common/java/idea-projects/one_1.5.1-RC2/parallel_queue_settings/docs/Tables-Default-Settings.ods'#$Sheet1.N21] + ['file:///Users/chrisprobst/Programming/common/java/idea-projects/one_1.5.1-RC2/parallel_queue_settings/docs/Tables-Usual-Settings.ods'#$Sheet1.N21] + ['file:///Users/chrisprobst/Programming/common/java/idea-projects/one_1.5.1-RC2/parallel_queue_settings/docs/Tables-Expanded-Settings.ods'#$Sheet1.N21]) / 3" office:value-type="float" office:value="61.9366666666667" calcext:value-type="float">
            <text:p>61.94</text:p>
          </table:table-cell>
          <table:table-cell table:style-name="Default" table:number-columns-repeated="2"/>
          <table:table-cell table:number-columns-repeated="990"/>
        </table:table-row>
        <table:table-row table:style-name="ro1">
          <table:covered-table-cell table:style-name="Default"/>
          <table:covered-table-cell table:style-name="ce7"/>
          <table:table-cell table:style-name="ce9" office:value-type="string" calcext:value-type="string">
            <text:p>Message-size</text:p>
          </table:table-cell>
          <table:table-cell table:style-name="ce12" table:formula="of:=[.V22]" office:value-type="float" office:value="26.6533333333333" calcext:value-type="float">
            <text:p>26.7</text:p>
          </table:table-cell>
          <table:table-cell table:style-name="ce12" table:formula="of:=[.W22]" office:value-type="float" office:value="29.96" calcext:value-type="float">
            <text:p>30.0</text:p>
          </table:table-cell>
          <table:table-cell table:style-name="ce12" table:formula="of:=[.X22]" office:value-type="float" office:value="21.4366666666667" calcext:value-type="float">
            <text:p>21.4</text:p>
          </table:table-cell>
          <table:table-cell table:style-name="ce12" table:formula="of:=[.Y22]" office:value-type="float" office:value="16.02" calcext:value-type="float">
            <text:p>16.0</text:p>
          </table:table-cell>
          <table:table-cell table:style-name="ce12" table:formula="of:=[.Z22]" office:value-type="float" office:value="41.56" calcext:value-type="float">
            <text:p>41.6</text:p>
          </table:table-cell>
          <table:table-cell table:style-name="ce12" table:formula="of:=[.AA22]" office:value-type="float" office:value="17.5133333333333" calcext:value-type="float">
            <text:p>17.5</text:p>
          </table:table-cell>
          <table:table-cell table:style-name="ce12" table:formula="of:=[.AB22]" office:value-type="float" office:value="34.7033333333333" calcext:value-type="float">
            <text:p>34.7</text:p>
          </table:table-cell>
          <table:table-cell table:style-name="ce12" table:formula="of:=[.AC22]" office:value-type="float" office:value="39.8966666666667" calcext:value-type="float">
            <text:p>39.9</text:p>
          </table:table-cell>
          <table:table-cell table:style-name="ce12" table:formula="of:=[.AD22]" office:value-type="float" office:value="49.6266666666667" calcext:value-type="float">
            <text:p>49.6</text:p>
          </table:table-cell>
          <table:table-cell table:style-name="ce12" table:formula="of:=[.AE22]" office:value-type="float" office:value="18.5966666666667" calcext:value-type="float">
            <text:p>18.6</text:p>
          </table:table-cell>
          <table:table-cell table:style-name="ce12" table:formula="of:=[.AF22]" office:value-type="float" office:value="51.9" calcext:value-type="float">
            <text:p>51.9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22] + ['file:///Users/chrisprobst/Programming/common/java/idea-projects/one_1.5.1-RC2/parallel_queue_settings/docs/Tables-Usual-Settings.ods'#$Sheet1.D22] + ['file:///Users/chrisprobst/Programming/common/java/idea-projects/one_1.5.1-RC2/parallel_queue_settings/docs/Tables-Expanded-Settings.ods'#$Sheet1.D22]) / 3" office:value-type="float" office:value="26.6533333333333" calcext:value-type="float">
            <text:p>26.65</text:p>
          </table:table-cell>
          <table:table-cell table:style-name="ce27" table:formula="of:=(['file:///Users/chrisprobst/Programming/common/java/idea-projects/one_1.5.1-RC2/parallel_queue_settings/docs/Tables-Default-Settings.ods'#$Sheet1.E22] + ['file:///Users/chrisprobst/Programming/common/java/idea-projects/one_1.5.1-RC2/parallel_queue_settings/docs/Tables-Usual-Settings.ods'#$Sheet1.E22] + ['file:///Users/chrisprobst/Programming/common/java/idea-projects/one_1.5.1-RC2/parallel_queue_settings/docs/Tables-Expanded-Settings.ods'#$Sheet1.E22]) / 3" office:value-type="float" office:value="29.96" calcext:value-type="float">
            <text:p>29.96</text:p>
          </table:table-cell>
          <table:table-cell table:style-name="ce27" table:formula="of:=(['file:///Users/chrisprobst/Programming/common/java/idea-projects/one_1.5.1-RC2/parallel_queue_settings/docs/Tables-Default-Settings.ods'#$Sheet1.F22] + ['file:///Users/chrisprobst/Programming/common/java/idea-projects/one_1.5.1-RC2/parallel_queue_settings/docs/Tables-Usual-Settings.ods'#$Sheet1.F22] + ['file:///Users/chrisprobst/Programming/common/java/idea-projects/one_1.5.1-RC2/parallel_queue_settings/docs/Tables-Expanded-Settings.ods'#$Sheet1.F22]) / 3" office:value-type="float" office:value="21.4366666666667" calcext:value-type="float">
            <text:p>21.44</text:p>
          </table:table-cell>
          <table:table-cell table:style-name="ce27" table:formula="of:=(['file:///Users/chrisprobst/Programming/common/java/idea-projects/one_1.5.1-RC2/parallel_queue_settings/docs/Tables-Default-Settings.ods'#$Sheet1.G22] + ['file:///Users/chrisprobst/Programming/common/java/idea-projects/one_1.5.1-RC2/parallel_queue_settings/docs/Tables-Usual-Settings.ods'#$Sheet1.G22] + ['file:///Users/chrisprobst/Programming/common/java/idea-projects/one_1.5.1-RC2/parallel_queue_settings/docs/Tables-Expanded-Settings.ods'#$Sheet1.G22]) / 3" office:value-type="float" office:value="16.02" calcext:value-type="float">
            <text:p>16.02</text:p>
          </table:table-cell>
          <table:table-cell table:style-name="ce27" table:formula="of:=(['file:///Users/chrisprobst/Programming/common/java/idea-projects/one_1.5.1-RC2/parallel_queue_settings/docs/Tables-Default-Settings.ods'#$Sheet1.H22] + ['file:///Users/chrisprobst/Programming/common/java/idea-projects/one_1.5.1-RC2/parallel_queue_settings/docs/Tables-Usual-Settings.ods'#$Sheet1.H22] + ['file:///Users/chrisprobst/Programming/common/java/idea-projects/one_1.5.1-RC2/parallel_queue_settings/docs/Tables-Expanded-Settings.ods'#$Sheet1.H22]) / 3" office:value-type="float" office:value="41.56" calcext:value-type="float">
            <text:p>41.56</text:p>
          </table:table-cell>
          <table:table-cell table:style-name="ce27" table:formula="of:=(['file:///Users/chrisprobst/Programming/common/java/idea-projects/one_1.5.1-RC2/parallel_queue_settings/docs/Tables-Default-Settings.ods'#$Sheet1.I22] + ['file:///Users/chrisprobst/Programming/common/java/idea-projects/one_1.5.1-RC2/parallel_queue_settings/docs/Tables-Usual-Settings.ods'#$Sheet1.I22] + ['file:///Users/chrisprobst/Programming/common/java/idea-projects/one_1.5.1-RC2/parallel_queue_settings/docs/Tables-Expanded-Settings.ods'#$Sheet1.I22]) / 3" office:value-type="float" office:value="17.5133333333333" calcext:value-type="float">
            <text:p>17.51</text:p>
          </table:table-cell>
          <table:table-cell table:style-name="ce27" table:formula="of:=(['file:///Users/chrisprobst/Programming/common/java/idea-projects/one_1.5.1-RC2/parallel_queue_settings/docs/Tables-Default-Settings.ods'#$Sheet1.J22] + ['file:///Users/chrisprobst/Programming/common/java/idea-projects/one_1.5.1-RC2/parallel_queue_settings/docs/Tables-Usual-Settings.ods'#$Sheet1.J22] + ['file:///Users/chrisprobst/Programming/common/java/idea-projects/one_1.5.1-RC2/parallel_queue_settings/docs/Tables-Expanded-Settings.ods'#$Sheet1.J22]) / 3" office:value-type="float" office:value="34.7033333333333" calcext:value-type="float">
            <text:p>34.70</text:p>
          </table:table-cell>
          <table:table-cell table:style-name="ce27" table:formula="of:=(['file:///Users/chrisprobst/Programming/common/java/idea-projects/one_1.5.1-RC2/parallel_queue_settings/docs/Tables-Default-Settings.ods'#$Sheet1.K22] + ['file:///Users/chrisprobst/Programming/common/java/idea-projects/one_1.5.1-RC2/parallel_queue_settings/docs/Tables-Usual-Settings.ods'#$Sheet1.K22] + ['file:///Users/chrisprobst/Programming/common/java/idea-projects/one_1.5.1-RC2/parallel_queue_settings/docs/Tables-Expanded-Settings.ods'#$Sheet1.K22]) / 3" office:value-type="float" office:value="39.8966666666667" calcext:value-type="float">
            <text:p>39.90</text:p>
          </table:table-cell>
          <table:table-cell table:style-name="ce27" table:formula="of:=(['file:///Users/chrisprobst/Programming/common/java/idea-projects/one_1.5.1-RC2/parallel_queue_settings/docs/Tables-Default-Settings.ods'#$Sheet1.L22] + ['file:///Users/chrisprobst/Programming/common/java/idea-projects/one_1.5.1-RC2/parallel_queue_settings/docs/Tables-Usual-Settings.ods'#$Sheet1.L22] + ['file:///Users/chrisprobst/Programming/common/java/idea-projects/one_1.5.1-RC2/parallel_queue_settings/docs/Tables-Expanded-Settings.ods'#$Sheet1.L22]) / 3" office:value-type="float" office:value="49.6266666666667" calcext:value-type="float">
            <text:p>49.63</text:p>
          </table:table-cell>
          <table:table-cell table:style-name="ce27" table:formula="of:=(['file:///Users/chrisprobst/Programming/common/java/idea-projects/one_1.5.1-RC2/parallel_queue_settings/docs/Tables-Default-Settings.ods'#$Sheet1.M22] + ['file:///Users/chrisprobst/Programming/common/java/idea-projects/one_1.5.1-RC2/parallel_queue_settings/docs/Tables-Usual-Settings.ods'#$Sheet1.M22] + ['file:///Users/chrisprobst/Programming/common/java/idea-projects/one_1.5.1-RC2/parallel_queue_settings/docs/Tables-Expanded-Settings.ods'#$Sheet1.M22]) / 3" office:value-type="float" office:value="18.5966666666667" calcext:value-type="float">
            <text:p>18.60</text:p>
          </table:table-cell>
          <table:table-cell table:style-name="ce27" table:formula="of:=(['file:///Users/chrisprobst/Programming/common/java/idea-projects/one_1.5.1-RC2/parallel_queue_settings/docs/Tables-Default-Settings.ods'#$Sheet1.N22] + ['file:///Users/chrisprobst/Programming/common/java/idea-projects/one_1.5.1-RC2/parallel_queue_settings/docs/Tables-Usual-Settings.ods'#$Sheet1.N22] + ['file:///Users/chrisprobst/Programming/common/java/idea-projects/one_1.5.1-RC2/parallel_queue_settings/docs/Tables-Expanded-Settings.ods'#$Sheet1.N22]) / 3" office:value-type="float" office:value="51.9" calcext:value-type="float">
            <text:p>51.90</text:p>
          </table:table-cell>
          <table:table-cell table:style-name="Default" table:number-columns-repeated="2"/>
          <table:table-cell table:number-columns-repeated="990"/>
        </table:table-row>
        <table:table-row table:style-name="ro3">
          <table:table-cell table:style-name="ce4" office:value-type="string" calcext:value-type="string" table:number-columns-spanned="3" table:number-rows-spanned="1">
            <text:p>Metric</text:p>
          </table:table-cell>
          <table:covered-table-cell table:number-columns-repeated="2"/>
          <table:table-cell table:style-name="ce10" office:value-type="string" calcext:value-type="string" table:number-columns-spanned="11" table:number-rows-spanned="1">
            <text:p>Overhead Factor (transmissions per message, less is better)</text:p>
          </table:table-cell>
          <table:covered-table-cell table:number-columns-repeated="10" table:style-name="Default"/>
          <table:table-cell table:number-columns-repeated="2"/>
          <table:table-cell table:style-name="Default" table:number-columns-repeated="18"/>
          <table:table-cell table:number-columns-repeated="990"/>
        </table:table-row>
        <table:table-row table:style-name="ro1">
          <table:table-cell table:style-name="ce5" office:value-type="string" calcext:value-type="string" table:number-columns-spanned="1" table:number-rows-spanned="11">
            <text:p>Queue Policy</text:p>
          </table:table-cell>
          <table:table-cell table:style-name="ce5" office:value-type="string" calcext:value-type="string">
            <text:p>X</text:p>
          </table:table-cell>
          <table:table-cell table:style-name="ce9" office:value-type="string" calcext:value-type="string">
            <text:p>Random</text:p>
          </table:table-cell>
          <table:table-cell table:style-name="ce13" table:formula="of:=[.V24]" office:value-type="float" office:value="98.4050333333333" calcext:value-type="float">
            <text:p>98.4</text:p>
          </table:table-cell>
          <table:table-cell table:style-name="ce13" table:formula="of:=[.W24]" office:value-type="float" office:value="80.9147333333333" calcext:value-type="float">
            <text:p>80.9</text:p>
          </table:table-cell>
          <table:table-cell table:style-name="ce13" table:formula="of:=[.X24]" office:value-type="float" office:value="123.323233333333" calcext:value-type="float">
            <text:p>123.3</text:p>
          </table:table-cell>
          <table:table-cell table:style-name="ce13" table:formula="of:=[.Y24]" office:value-type="float" office:value="180.2949" calcext:value-type="float">
            <text:p>180.3</text:p>
          </table:table-cell>
          <table:table-cell table:style-name="ce13" table:formula="of:=[.Z24]" office:value-type="float" office:value="139.438" calcext:value-type="float">
            <text:p>139.4</text:p>
          </table:table-cell>
          <table:table-cell table:style-name="ce13" table:formula="of:=[.AA24]" office:value-type="float" office:value="103.397966666667" calcext:value-type="float">
            <text:p>103.4</text:p>
          </table:table-cell>
          <table:table-cell table:style-name="ce13" table:formula="of:=[.AB24]" office:value-type="float" office:value="118.5563" calcext:value-type="float">
            <text:p>118.6</text:p>
          </table:table-cell>
          <table:table-cell table:style-name="ce13" table:formula="of:=[.AC24]" office:value-type="float" office:value="105.0327" calcext:value-type="float">
            <text:p>105.0</text:p>
          </table:table-cell>
          <table:table-cell table:style-name="ce13" table:formula="of:=[.AD24]" office:value-type="float" office:value="122.394433333333" calcext:value-type="float">
            <text:p>122.4</text:p>
          </table:table-cell>
          <table:table-cell table:style-name="ce13" table:formula="of:=[.AE24]" office:value-type="float" office:value="131.559533333333" calcext:value-type="float">
            <text:p>131.6</text:p>
          </table:table-cell>
          <table:table-cell table:style-name="ce13" table:formula="of:=[.AF24]" office:value-type="float" office:value="98.2202666666667" calcext:value-type="float">
            <text:p>98.2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24] + ['file:///Users/chrisprobst/Programming/common/java/idea-projects/one_1.5.1-RC2/parallel_queue_settings/docs/Tables-Usual-Settings.ods'#$Sheet1.D24] + ['file:///Users/chrisprobst/Programming/common/java/idea-projects/one_1.5.1-RC2/parallel_queue_settings/docs/Tables-Expanded-Settings.ods'#$Sheet1.D24]) / 3" office:value-type="float" office:value="98.4050333333333" calcext:value-type="float">
            <text:p>98.41</text:p>
          </table:table-cell>
          <table:table-cell table:style-name="ce27" table:formula="of:=(['file:///Users/chrisprobst/Programming/common/java/idea-projects/one_1.5.1-RC2/parallel_queue_settings/docs/Tables-Default-Settings.ods'#$Sheet1.E24] + ['file:///Users/chrisprobst/Programming/common/java/idea-projects/one_1.5.1-RC2/parallel_queue_settings/docs/Tables-Usual-Settings.ods'#$Sheet1.E24] + ['file:///Users/chrisprobst/Programming/common/java/idea-projects/one_1.5.1-RC2/parallel_queue_settings/docs/Tables-Expanded-Settings.ods'#$Sheet1.E24]) / 3" office:value-type="float" office:value="80.9147333333333" calcext:value-type="float">
            <text:p>80.91</text:p>
          </table:table-cell>
          <table:table-cell table:style-name="ce27" table:formula="of:=(['file:///Users/chrisprobst/Programming/common/java/idea-projects/one_1.5.1-RC2/parallel_queue_settings/docs/Tables-Default-Settings.ods'#$Sheet1.F24] + ['file:///Users/chrisprobst/Programming/common/java/idea-projects/one_1.5.1-RC2/parallel_queue_settings/docs/Tables-Usual-Settings.ods'#$Sheet1.F24] + ['file:///Users/chrisprobst/Programming/common/java/idea-projects/one_1.5.1-RC2/parallel_queue_settings/docs/Tables-Expanded-Settings.ods'#$Sheet1.F24]) / 3" office:value-type="float" office:value="123.323233333333" calcext:value-type="float">
            <text:p>123.32</text:p>
          </table:table-cell>
          <table:table-cell table:style-name="ce27" table:formula="of:=(['file:///Users/chrisprobst/Programming/common/java/idea-projects/one_1.5.1-RC2/parallel_queue_settings/docs/Tables-Default-Settings.ods'#$Sheet1.G24] + ['file:///Users/chrisprobst/Programming/common/java/idea-projects/one_1.5.1-RC2/parallel_queue_settings/docs/Tables-Usual-Settings.ods'#$Sheet1.G24] + ['file:///Users/chrisprobst/Programming/common/java/idea-projects/one_1.5.1-RC2/parallel_queue_settings/docs/Tables-Expanded-Settings.ods'#$Sheet1.G24]) / 3" office:value-type="float" office:value="180.2949" calcext:value-type="float">
            <text:p>180.29</text:p>
          </table:table-cell>
          <table:table-cell table:style-name="ce27" table:formula="of:=(['file:///Users/chrisprobst/Programming/common/java/idea-projects/one_1.5.1-RC2/parallel_queue_settings/docs/Tables-Default-Settings.ods'#$Sheet1.H24] + ['file:///Users/chrisprobst/Programming/common/java/idea-projects/one_1.5.1-RC2/parallel_queue_settings/docs/Tables-Usual-Settings.ods'#$Sheet1.H24] + ['file:///Users/chrisprobst/Programming/common/java/idea-projects/one_1.5.1-RC2/parallel_queue_settings/docs/Tables-Expanded-Settings.ods'#$Sheet1.H24]) / 3" office:value-type="float" office:value="139.438" calcext:value-type="float">
            <text:p>139.44</text:p>
          </table:table-cell>
          <table:table-cell table:style-name="ce27" table:formula="of:=(['file:///Users/chrisprobst/Programming/common/java/idea-projects/one_1.5.1-RC2/parallel_queue_settings/docs/Tables-Default-Settings.ods'#$Sheet1.I24] + ['file:///Users/chrisprobst/Programming/common/java/idea-projects/one_1.5.1-RC2/parallel_queue_settings/docs/Tables-Usual-Settings.ods'#$Sheet1.I24] + ['file:///Users/chrisprobst/Programming/common/java/idea-projects/one_1.5.1-RC2/parallel_queue_settings/docs/Tables-Expanded-Settings.ods'#$Sheet1.I24]) / 3" office:value-type="float" office:value="103.397966666667" calcext:value-type="float">
            <text:p>103.40</text:p>
          </table:table-cell>
          <table:table-cell table:style-name="ce27" table:formula="of:=(['file:///Users/chrisprobst/Programming/common/java/idea-projects/one_1.5.1-RC2/parallel_queue_settings/docs/Tables-Default-Settings.ods'#$Sheet1.J24] + ['file:///Users/chrisprobst/Programming/common/java/idea-projects/one_1.5.1-RC2/parallel_queue_settings/docs/Tables-Usual-Settings.ods'#$Sheet1.J24] + ['file:///Users/chrisprobst/Programming/common/java/idea-projects/one_1.5.1-RC2/parallel_queue_settings/docs/Tables-Expanded-Settings.ods'#$Sheet1.J24]) / 3" office:value-type="float" office:value="118.5563" calcext:value-type="float">
            <text:p>118.56</text:p>
          </table:table-cell>
          <table:table-cell table:style-name="ce27" table:formula="of:=(['file:///Users/chrisprobst/Programming/common/java/idea-projects/one_1.5.1-RC2/parallel_queue_settings/docs/Tables-Default-Settings.ods'#$Sheet1.K24] + ['file:///Users/chrisprobst/Programming/common/java/idea-projects/one_1.5.1-RC2/parallel_queue_settings/docs/Tables-Usual-Settings.ods'#$Sheet1.K24] + ['file:///Users/chrisprobst/Programming/common/java/idea-projects/one_1.5.1-RC2/parallel_queue_settings/docs/Tables-Expanded-Settings.ods'#$Sheet1.K24]) / 3" office:value-type="float" office:value="105.0327" calcext:value-type="float">
            <text:p>105.03</text:p>
          </table:table-cell>
          <table:table-cell table:style-name="ce27" table:formula="of:=(['file:///Users/chrisprobst/Programming/common/java/idea-projects/one_1.5.1-RC2/parallel_queue_settings/docs/Tables-Default-Settings.ods'#$Sheet1.L24] + ['file:///Users/chrisprobst/Programming/common/java/idea-projects/one_1.5.1-RC2/parallel_queue_settings/docs/Tables-Usual-Settings.ods'#$Sheet1.L24] + ['file:///Users/chrisprobst/Programming/common/java/idea-projects/one_1.5.1-RC2/parallel_queue_settings/docs/Tables-Expanded-Settings.ods'#$Sheet1.L24]) / 3" office:value-type="float" office:value="122.394433333333" calcext:value-type="float">
            <text:p>122.39</text:p>
          </table:table-cell>
          <table:table-cell table:style-name="ce27" table:formula="of:=(['file:///Users/chrisprobst/Programming/common/java/idea-projects/one_1.5.1-RC2/parallel_queue_settings/docs/Tables-Default-Settings.ods'#$Sheet1.M24] + ['file:///Users/chrisprobst/Programming/common/java/idea-projects/one_1.5.1-RC2/parallel_queue_settings/docs/Tables-Usual-Settings.ods'#$Sheet1.M24] + ['file:///Users/chrisprobst/Programming/common/java/idea-projects/one_1.5.1-RC2/parallel_queue_settings/docs/Tables-Expanded-Settings.ods'#$Sheet1.M24]) / 3" office:value-type="float" office:value="131.559533333333" calcext:value-type="float">
            <text:p>131.56</text:p>
          </table:table-cell>
          <table:table-cell table:style-name="ce27" table:formula="of:=(['file:///Users/chrisprobst/Programming/common/java/idea-projects/one_1.5.1-RC2/parallel_queue_settings/docs/Tables-Default-Settings.ods'#$Sheet1.N24] + ['file:///Users/chrisprobst/Programming/common/java/idea-projects/one_1.5.1-RC2/parallel_queue_settings/docs/Tables-Usual-Settings.ods'#$Sheet1.N24] + ['file:///Users/chrisprobst/Programming/common/java/idea-projects/one_1.5.1-RC2/parallel_queue_settings/docs/Tables-Expanded-Settings.ods'#$Sheet1.N24]) / 3" office:value-type="float" office:value="98.2202666666667" calcext:value-type="float">
            <text:p>98.22</text:p>
          </table:table-cell>
          <table:table-cell table:style-name="Default" table:number-columns-repeated="2"/>
          <table:table-cell table:style-name="ce28" table:number-columns-repeated="2"/>
          <table:table-cell table:number-columns-repeated="988"/>
        </table:table-row>
        <table:table-row table:style-name="ro1">
          <table:covered-table-cell table:style-name="Default"/>
          <table:table-cell table:style-name="ce5" office:value-type="string" calcext:value-type="string" table:number-columns-spanned="1" table:number-rows-spanned="5">
            <text:p><text:s/>Ascending</text:p>
          </table:table-cell>
          <table:table-cell table:style-name="ce9" office:value-type="string" calcext:value-type="string">
            <text:p>Arrival-time</text:p>
          </table:table-cell>
          <table:table-cell table:style-name="ce13" table:formula="of:=[.V25]" office:value-type="float" office:value="103.9068" calcext:value-type="float">
            <text:p>103.9</text:p>
          </table:table-cell>
          <table:table-cell table:style-name="ce13" table:formula="of:=[.W25]" office:value-type="float" office:value="81.0333333333333" calcext:value-type="float">
            <text:p>81.0</text:p>
          </table:table-cell>
          <table:table-cell table:style-name="ce13" table:formula="of:=[.X25]" office:value-type="float" office:value="118.087833333333" calcext:value-type="float">
            <text:p>118.1</text:p>
          </table:table-cell>
          <table:table-cell table:style-name="ce13" table:formula="of:=[.Y25]" office:value-type="float" office:value="178.1863" calcext:value-type="float">
            <text:p>178.2</text:p>
          </table:table-cell>
          <table:table-cell table:style-name="ce13" table:formula="of:=[.Z25]" office:value-type="float" office:value="114.016533333333" calcext:value-type="float">
            <text:p>114.0</text:p>
          </table:table-cell>
          <table:table-cell table:style-name="ce13" table:formula="of:=[.AA25]" office:value-type="float" office:value="91.7729666666667" calcext:value-type="float">
            <text:p>91.8</text:p>
          </table:table-cell>
          <table:table-cell table:style-name="ce13" table:formula="of:=[.AB25]" office:value-type="float" office:value="105.498033333333" calcext:value-type="float">
            <text:p>105.5</text:p>
          </table:table-cell>
          <table:table-cell table:style-name="ce13" table:formula="of:=[.AC25]" office:value-type="float" office:value="92.0879333333333" calcext:value-type="float">
            <text:p>92.1</text:p>
          </table:table-cell>
          <table:table-cell table:style-name="ce13" table:formula="of:=[.AD25]" office:value-type="float" office:value="96.0088666666667" calcext:value-type="float">
            <text:p>96.0</text:p>
          </table:table-cell>
          <table:table-cell table:style-name="ce13" table:formula="of:=[.AE25]" office:value-type="float" office:value="130.1066" calcext:value-type="float">
            <text:p>130.1</text:p>
          </table:table-cell>
          <table:table-cell table:style-name="ce13" table:formula="of:=[.AF25]" office:value-type="float" office:value="93.5359666666667" calcext:value-type="float">
            <text:p>93.5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25] + ['file:///Users/chrisprobst/Programming/common/java/idea-projects/one_1.5.1-RC2/parallel_queue_settings/docs/Tables-Usual-Settings.ods'#$Sheet1.D25] + ['file:///Users/chrisprobst/Programming/common/java/idea-projects/one_1.5.1-RC2/parallel_queue_settings/docs/Tables-Expanded-Settings.ods'#$Sheet1.D25]) / 3" office:value-type="float" office:value="103.9068" calcext:value-type="float">
            <text:p>103.91</text:p>
          </table:table-cell>
          <table:table-cell table:style-name="ce27" table:formula="of:=(['file:///Users/chrisprobst/Programming/common/java/idea-projects/one_1.5.1-RC2/parallel_queue_settings/docs/Tables-Default-Settings.ods'#$Sheet1.E25] + ['file:///Users/chrisprobst/Programming/common/java/idea-projects/one_1.5.1-RC2/parallel_queue_settings/docs/Tables-Usual-Settings.ods'#$Sheet1.E25] + ['file:///Users/chrisprobst/Programming/common/java/idea-projects/one_1.5.1-RC2/parallel_queue_settings/docs/Tables-Expanded-Settings.ods'#$Sheet1.E25]) / 3" office:value-type="float" office:value="81.0333333333333" calcext:value-type="float">
            <text:p>81.03</text:p>
          </table:table-cell>
          <table:table-cell table:style-name="ce27" table:formula="of:=(['file:///Users/chrisprobst/Programming/common/java/idea-projects/one_1.5.1-RC2/parallel_queue_settings/docs/Tables-Default-Settings.ods'#$Sheet1.F25] + ['file:///Users/chrisprobst/Programming/common/java/idea-projects/one_1.5.1-RC2/parallel_queue_settings/docs/Tables-Usual-Settings.ods'#$Sheet1.F25] + ['file:///Users/chrisprobst/Programming/common/java/idea-projects/one_1.5.1-RC2/parallel_queue_settings/docs/Tables-Expanded-Settings.ods'#$Sheet1.F25]) / 3" office:value-type="float" office:value="118.087833333333" calcext:value-type="float">
            <text:p>118.09</text:p>
          </table:table-cell>
          <table:table-cell table:style-name="ce27" table:formula="of:=(['file:///Users/chrisprobst/Programming/common/java/idea-projects/one_1.5.1-RC2/parallel_queue_settings/docs/Tables-Default-Settings.ods'#$Sheet1.G25] + ['file:///Users/chrisprobst/Programming/common/java/idea-projects/one_1.5.1-RC2/parallel_queue_settings/docs/Tables-Usual-Settings.ods'#$Sheet1.G25] + ['file:///Users/chrisprobst/Programming/common/java/idea-projects/one_1.5.1-RC2/parallel_queue_settings/docs/Tables-Expanded-Settings.ods'#$Sheet1.G25]) / 3" office:value-type="float" office:value="178.1863" calcext:value-type="float">
            <text:p>178.19</text:p>
          </table:table-cell>
          <table:table-cell table:style-name="ce27" table:formula="of:=(['file:///Users/chrisprobst/Programming/common/java/idea-projects/one_1.5.1-RC2/parallel_queue_settings/docs/Tables-Default-Settings.ods'#$Sheet1.H25] + ['file:///Users/chrisprobst/Programming/common/java/idea-projects/one_1.5.1-RC2/parallel_queue_settings/docs/Tables-Usual-Settings.ods'#$Sheet1.H25] + ['file:///Users/chrisprobst/Programming/common/java/idea-projects/one_1.5.1-RC2/parallel_queue_settings/docs/Tables-Expanded-Settings.ods'#$Sheet1.H25]) / 3" office:value-type="float" office:value="114.016533333333" calcext:value-type="float">
            <text:p>114.02</text:p>
          </table:table-cell>
          <table:table-cell table:style-name="ce27" table:formula="of:=(['file:///Users/chrisprobst/Programming/common/java/idea-projects/one_1.5.1-RC2/parallel_queue_settings/docs/Tables-Default-Settings.ods'#$Sheet1.I25] + ['file:///Users/chrisprobst/Programming/common/java/idea-projects/one_1.5.1-RC2/parallel_queue_settings/docs/Tables-Usual-Settings.ods'#$Sheet1.I25] + ['file:///Users/chrisprobst/Programming/common/java/idea-projects/one_1.5.1-RC2/parallel_queue_settings/docs/Tables-Expanded-Settings.ods'#$Sheet1.I25]) / 3" office:value-type="float" office:value="91.7729666666667" calcext:value-type="float">
            <text:p>91.77</text:p>
          </table:table-cell>
          <table:table-cell table:style-name="ce27" table:formula="of:=(['file:///Users/chrisprobst/Programming/common/java/idea-projects/one_1.5.1-RC2/parallel_queue_settings/docs/Tables-Default-Settings.ods'#$Sheet1.J25] + ['file:///Users/chrisprobst/Programming/common/java/idea-projects/one_1.5.1-RC2/parallel_queue_settings/docs/Tables-Usual-Settings.ods'#$Sheet1.J25] + ['file:///Users/chrisprobst/Programming/common/java/idea-projects/one_1.5.1-RC2/parallel_queue_settings/docs/Tables-Expanded-Settings.ods'#$Sheet1.J25]) / 3" office:value-type="float" office:value="105.498033333333" calcext:value-type="float">
            <text:p>105.50</text:p>
          </table:table-cell>
          <table:table-cell table:style-name="ce27" table:formula="of:=(['file:///Users/chrisprobst/Programming/common/java/idea-projects/one_1.5.1-RC2/parallel_queue_settings/docs/Tables-Default-Settings.ods'#$Sheet1.K25] + ['file:///Users/chrisprobst/Programming/common/java/idea-projects/one_1.5.1-RC2/parallel_queue_settings/docs/Tables-Usual-Settings.ods'#$Sheet1.K25] + ['file:///Users/chrisprobst/Programming/common/java/idea-projects/one_1.5.1-RC2/parallel_queue_settings/docs/Tables-Expanded-Settings.ods'#$Sheet1.K25]) / 3" office:value-type="float" office:value="92.0879333333333" calcext:value-type="float">
            <text:p>92.09</text:p>
          </table:table-cell>
          <table:table-cell table:style-name="ce27" table:formula="of:=(['file:///Users/chrisprobst/Programming/common/java/idea-projects/one_1.5.1-RC2/parallel_queue_settings/docs/Tables-Default-Settings.ods'#$Sheet1.L25] + ['file:///Users/chrisprobst/Programming/common/java/idea-projects/one_1.5.1-RC2/parallel_queue_settings/docs/Tables-Usual-Settings.ods'#$Sheet1.L25] + ['file:///Users/chrisprobst/Programming/common/java/idea-projects/one_1.5.1-RC2/parallel_queue_settings/docs/Tables-Expanded-Settings.ods'#$Sheet1.L25]) / 3" office:value-type="float" office:value="96.0088666666667" calcext:value-type="float">
            <text:p>96.01</text:p>
          </table:table-cell>
          <table:table-cell table:style-name="ce27" table:formula="of:=(['file:///Users/chrisprobst/Programming/common/java/idea-projects/one_1.5.1-RC2/parallel_queue_settings/docs/Tables-Default-Settings.ods'#$Sheet1.M25] + ['file:///Users/chrisprobst/Programming/common/java/idea-projects/one_1.5.1-RC2/parallel_queue_settings/docs/Tables-Usual-Settings.ods'#$Sheet1.M25] + ['file:///Users/chrisprobst/Programming/common/java/idea-projects/one_1.5.1-RC2/parallel_queue_settings/docs/Tables-Expanded-Settings.ods'#$Sheet1.M25]) / 3" office:value-type="float" office:value="130.1066" calcext:value-type="float">
            <text:p>130.11</text:p>
          </table:table-cell>
          <table:table-cell table:style-name="ce27" table:formula="of:=(['file:///Users/chrisprobst/Programming/common/java/idea-projects/one_1.5.1-RC2/parallel_queue_settings/docs/Tables-Default-Settings.ods'#$Sheet1.N25] + ['file:///Users/chrisprobst/Programming/common/java/idea-projects/one_1.5.1-RC2/parallel_queue_settings/docs/Tables-Usual-Settings.ods'#$Sheet1.N25] + ['file:///Users/chrisprobst/Programming/common/java/idea-projects/one_1.5.1-RC2/parallel_queue_settings/docs/Tables-Expanded-Settings.ods'#$Sheet1.N25]) / 3" office:value-type="float" office:value="93.5359666666667" calcext:value-type="float">
            <text:p>93.54</text:p>
          </table:table-cell>
          <table:table-cell table:style-name="Default" table:number-columns-repeated="2"/>
          <table:table-cell table:style-name="ce28" table:number-columns-repeated="2"/>
          <table:table-cell table:number-columns-repeated="988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Replications</text:p>
          </table:table-cell>
          <table:table-cell table:style-name="ce13" table:formula="of:=[.V26]" office:value-type="float" office:value="93.0678666666667" calcext:value-type="float">
            <text:p>93.1</text:p>
          </table:table-cell>
          <table:table-cell table:style-name="ce13" table:formula="of:=[.W26]" office:value-type="float" office:value="78.9984333333333" calcext:value-type="float">
            <text:p>79.0</text:p>
          </table:table-cell>
          <table:table-cell table:style-name="ce13" table:formula="of:=[.X26]" office:value-type="float" office:value="114.331233333333" calcext:value-type="float">
            <text:p>114.3</text:p>
          </table:table-cell>
          <table:table-cell table:style-name="ce13" table:formula="of:=[.Y26]" office:value-type="float" office:value="167.6651" calcext:value-type="float">
            <text:p>167.7</text:p>
          </table:table-cell>
          <table:table-cell table:style-name="ce13" table:formula="of:=[.Z26]" office:value-type="float" office:value="153.955766666667" calcext:value-type="float">
            <text:p>154.0</text:p>
          </table:table-cell>
          <table:table-cell table:style-name="ce13" table:formula="of:=[.AA26]" office:value-type="float" office:value="123.761533333333" calcext:value-type="float">
            <text:p>123.8</text:p>
          </table:table-cell>
          <table:table-cell table:style-name="ce13" table:formula="of:=[.AB26]" office:value-type="float" office:value="126.660666666667" calcext:value-type="float">
            <text:p>126.7</text:p>
          </table:table-cell>
          <table:table-cell table:style-name="ce13" table:formula="of:=[.AC26]" office:value-type="float" office:value="97.4765333333333" calcext:value-type="float">
            <text:p>97.5</text:p>
          </table:table-cell>
          <table:table-cell table:style-name="ce13" table:formula="of:=[.AD26]" office:value-type="float" office:value="127.395666666667" calcext:value-type="float">
            <text:p>127.4</text:p>
          </table:table-cell>
          <table:table-cell table:style-name="ce13" table:formula="of:=[.AE26]" office:value-type="float" office:value="127.816633333333" calcext:value-type="float">
            <text:p>127.8</text:p>
          </table:table-cell>
          <table:table-cell table:style-name="ce13" table:formula="of:=[.AF26]" office:value-type="float" office:value="94.8481666666667" calcext:value-type="float">
            <text:p>94.8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26] + ['file:///Users/chrisprobst/Programming/common/java/idea-projects/one_1.5.1-RC2/parallel_queue_settings/docs/Tables-Usual-Settings.ods'#$Sheet1.D26] + ['file:///Users/chrisprobst/Programming/common/java/idea-projects/one_1.5.1-RC2/parallel_queue_settings/docs/Tables-Expanded-Settings.ods'#$Sheet1.D26]) / 3" office:value-type="float" office:value="93.0678666666667" calcext:value-type="float">
            <text:p>93.07</text:p>
          </table:table-cell>
          <table:table-cell table:style-name="ce27" table:formula="of:=(['file:///Users/chrisprobst/Programming/common/java/idea-projects/one_1.5.1-RC2/parallel_queue_settings/docs/Tables-Default-Settings.ods'#$Sheet1.E26] + ['file:///Users/chrisprobst/Programming/common/java/idea-projects/one_1.5.1-RC2/parallel_queue_settings/docs/Tables-Usual-Settings.ods'#$Sheet1.E26] + ['file:///Users/chrisprobst/Programming/common/java/idea-projects/one_1.5.1-RC2/parallel_queue_settings/docs/Tables-Expanded-Settings.ods'#$Sheet1.E26]) / 3" office:value-type="float" office:value="78.9984333333333" calcext:value-type="float">
            <text:p>79.00</text:p>
          </table:table-cell>
          <table:table-cell table:style-name="ce27" table:formula="of:=(['file:///Users/chrisprobst/Programming/common/java/idea-projects/one_1.5.1-RC2/parallel_queue_settings/docs/Tables-Default-Settings.ods'#$Sheet1.F26] + ['file:///Users/chrisprobst/Programming/common/java/idea-projects/one_1.5.1-RC2/parallel_queue_settings/docs/Tables-Usual-Settings.ods'#$Sheet1.F26] + ['file:///Users/chrisprobst/Programming/common/java/idea-projects/one_1.5.1-RC2/parallel_queue_settings/docs/Tables-Expanded-Settings.ods'#$Sheet1.F26]) / 3" office:value-type="float" office:value="114.331233333333" calcext:value-type="float">
            <text:p>114.33</text:p>
          </table:table-cell>
          <table:table-cell table:style-name="ce27" table:formula="of:=(['file:///Users/chrisprobst/Programming/common/java/idea-projects/one_1.5.1-RC2/parallel_queue_settings/docs/Tables-Default-Settings.ods'#$Sheet1.G26] + ['file:///Users/chrisprobst/Programming/common/java/idea-projects/one_1.5.1-RC2/parallel_queue_settings/docs/Tables-Usual-Settings.ods'#$Sheet1.G26] + ['file:///Users/chrisprobst/Programming/common/java/idea-projects/one_1.5.1-RC2/parallel_queue_settings/docs/Tables-Expanded-Settings.ods'#$Sheet1.G26]) / 3" office:value-type="float" office:value="167.6651" calcext:value-type="float">
            <text:p>167.67</text:p>
          </table:table-cell>
          <table:table-cell table:style-name="ce27" table:formula="of:=(['file:///Users/chrisprobst/Programming/common/java/idea-projects/one_1.5.1-RC2/parallel_queue_settings/docs/Tables-Default-Settings.ods'#$Sheet1.H26] + ['file:///Users/chrisprobst/Programming/common/java/idea-projects/one_1.5.1-RC2/parallel_queue_settings/docs/Tables-Usual-Settings.ods'#$Sheet1.H26] + ['file:///Users/chrisprobst/Programming/common/java/idea-projects/one_1.5.1-RC2/parallel_queue_settings/docs/Tables-Expanded-Settings.ods'#$Sheet1.H26]) / 3" office:value-type="float" office:value="153.955766666667" calcext:value-type="float">
            <text:p>153.96</text:p>
          </table:table-cell>
          <table:table-cell table:style-name="ce27" table:formula="of:=(['file:///Users/chrisprobst/Programming/common/java/idea-projects/one_1.5.1-RC2/parallel_queue_settings/docs/Tables-Default-Settings.ods'#$Sheet1.I26] + ['file:///Users/chrisprobst/Programming/common/java/idea-projects/one_1.5.1-RC2/parallel_queue_settings/docs/Tables-Usual-Settings.ods'#$Sheet1.I26] + ['file:///Users/chrisprobst/Programming/common/java/idea-projects/one_1.5.1-RC2/parallel_queue_settings/docs/Tables-Expanded-Settings.ods'#$Sheet1.I26]) / 3" office:value-type="float" office:value="123.761533333333" calcext:value-type="float">
            <text:p>123.76</text:p>
          </table:table-cell>
          <table:table-cell table:style-name="ce27" table:formula="of:=(['file:///Users/chrisprobst/Programming/common/java/idea-projects/one_1.5.1-RC2/parallel_queue_settings/docs/Tables-Default-Settings.ods'#$Sheet1.J26] + ['file:///Users/chrisprobst/Programming/common/java/idea-projects/one_1.5.1-RC2/parallel_queue_settings/docs/Tables-Usual-Settings.ods'#$Sheet1.J26] + ['file:///Users/chrisprobst/Programming/common/java/idea-projects/one_1.5.1-RC2/parallel_queue_settings/docs/Tables-Expanded-Settings.ods'#$Sheet1.J26]) / 3" office:value-type="float" office:value="126.660666666667" calcext:value-type="float">
            <text:p>126.66</text:p>
          </table:table-cell>
          <table:table-cell table:style-name="ce27" table:formula="of:=(['file:///Users/chrisprobst/Programming/common/java/idea-projects/one_1.5.1-RC2/parallel_queue_settings/docs/Tables-Default-Settings.ods'#$Sheet1.K26] + ['file:///Users/chrisprobst/Programming/common/java/idea-projects/one_1.5.1-RC2/parallel_queue_settings/docs/Tables-Usual-Settings.ods'#$Sheet1.K26] + ['file:///Users/chrisprobst/Programming/common/java/idea-projects/one_1.5.1-RC2/parallel_queue_settings/docs/Tables-Expanded-Settings.ods'#$Sheet1.K26]) / 3" office:value-type="float" office:value="97.4765333333333" calcext:value-type="float">
            <text:p>97.48</text:p>
          </table:table-cell>
          <table:table-cell table:style-name="ce27" table:formula="of:=(['file:///Users/chrisprobst/Programming/common/java/idea-projects/one_1.5.1-RC2/parallel_queue_settings/docs/Tables-Default-Settings.ods'#$Sheet1.L26] + ['file:///Users/chrisprobst/Programming/common/java/idea-projects/one_1.5.1-RC2/parallel_queue_settings/docs/Tables-Usual-Settings.ods'#$Sheet1.L26] + ['file:///Users/chrisprobst/Programming/common/java/idea-projects/one_1.5.1-RC2/parallel_queue_settings/docs/Tables-Expanded-Settings.ods'#$Sheet1.L26]) / 3" office:value-type="float" office:value="127.395666666667" calcext:value-type="float">
            <text:p>127.40</text:p>
          </table:table-cell>
          <table:table-cell table:style-name="ce27" table:formula="of:=(['file:///Users/chrisprobst/Programming/common/java/idea-projects/one_1.5.1-RC2/parallel_queue_settings/docs/Tables-Default-Settings.ods'#$Sheet1.M26] + ['file:///Users/chrisprobst/Programming/common/java/idea-projects/one_1.5.1-RC2/parallel_queue_settings/docs/Tables-Usual-Settings.ods'#$Sheet1.M26] + ['file:///Users/chrisprobst/Programming/common/java/idea-projects/one_1.5.1-RC2/parallel_queue_settings/docs/Tables-Expanded-Settings.ods'#$Sheet1.M26]) / 3" office:value-type="float" office:value="127.816633333333" calcext:value-type="float">
            <text:p>127.82</text:p>
          </table:table-cell>
          <table:table-cell table:style-name="ce27" table:formula="of:=(['file:///Users/chrisprobst/Programming/common/java/idea-projects/one_1.5.1-RC2/parallel_queue_settings/docs/Tables-Default-Settings.ods'#$Sheet1.N26] + ['file:///Users/chrisprobst/Programming/common/java/idea-projects/one_1.5.1-RC2/parallel_queue_settings/docs/Tables-Usual-Settings.ods'#$Sheet1.N26] + ['file:///Users/chrisprobst/Programming/common/java/idea-projects/one_1.5.1-RC2/parallel_queue_settings/docs/Tables-Expanded-Settings.ods'#$Sheet1.N26]) / 3" office:value-type="float" office:value="94.8481666666667" calcext:value-type="float">
            <text:p>94.85</text:p>
          </table:table-cell>
          <table:table-cell table:style-name="Default" table:number-columns-repeated="2"/>
          <table:table-cell table:style-name="ce28" table:number-columns-repeated="2"/>
          <table:table-cell table:number-columns-repeated="988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Relayed-nodes</text:p>
          </table:table-cell>
          <table:table-cell table:style-name="ce13" table:formula="of:=[.V27]" office:value-type="float" office:value="75.2469" calcext:value-type="float">
            <text:p>75.2</text:p>
          </table:table-cell>
          <table:table-cell table:style-name="ce13" table:formula="of:=[.W27]" office:value-type="float" office:value="54.9535" calcext:value-type="float">
            <text:p>55.0</text:p>
          </table:table-cell>
          <table:table-cell table:style-name="ce13" table:formula="of:=[.X27]" office:value-type="float" office:value="94.8692" calcext:value-type="float">
            <text:p>94.9</text:p>
          </table:table-cell>
          <table:table-cell table:style-name="ce13" table:formula="of:=[.Y27]" office:value-type="float" office:value="130.959233333333" calcext:value-type="float">
            <text:p>131.0</text:p>
          </table:table-cell>
          <table:table-cell table:style-name="ce13" table:formula="of:=[.Z27]" office:value-type="float" office:value="114.220733333333" calcext:value-type="float">
            <text:p>114.2</text:p>
          </table:table-cell>
          <table:table-cell table:style-name="ce13" table:formula="of:=[.AA27]" office:value-type="float" office:value="117.5552" calcext:value-type="float">
            <text:p>117.6</text:p>
          </table:table-cell>
          <table:table-cell table:style-name="ce13" table:formula="of:=[.AB27]" office:value-type="float" office:value="99.7694" calcext:value-type="float">
            <text:p>99.8</text:p>
          </table:table-cell>
          <table:table-cell table:style-name="ce13" table:formula="of:=[.AC27]" office:value-type="float" office:value="113.9797" calcext:value-type="float">
            <text:p>114.0</text:p>
          </table:table-cell>
          <table:table-cell table:style-name="ce13" table:formula="of:=[.AD27]" office:value-type="float" office:value="134.180433333333" calcext:value-type="float">
            <text:p>134.2</text:p>
          </table:table-cell>
          <table:table-cell table:style-name="ce13" table:formula="of:=[.AE27]" office:value-type="float" office:value="113.465733333333" calcext:value-type="float">
            <text:p>113.5</text:p>
          </table:table-cell>
          <table:table-cell table:style-name="ce13" table:formula="of:=[.AF27]" office:value-type="float" office:value="87.8465" calcext:value-type="float">
            <text:p>87.8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27] + ['file:///Users/chrisprobst/Programming/common/java/idea-projects/one_1.5.1-RC2/parallel_queue_settings/docs/Tables-Usual-Settings.ods'#$Sheet1.D27] + ['file:///Users/chrisprobst/Programming/common/java/idea-projects/one_1.5.1-RC2/parallel_queue_settings/docs/Tables-Expanded-Settings.ods'#$Sheet1.D27]) / 3" office:value-type="float" office:value="75.2469" calcext:value-type="float">
            <text:p>75.25</text:p>
          </table:table-cell>
          <table:table-cell table:style-name="ce27" table:formula="of:=(['file:///Users/chrisprobst/Programming/common/java/idea-projects/one_1.5.1-RC2/parallel_queue_settings/docs/Tables-Default-Settings.ods'#$Sheet1.E27] + ['file:///Users/chrisprobst/Programming/common/java/idea-projects/one_1.5.1-RC2/parallel_queue_settings/docs/Tables-Usual-Settings.ods'#$Sheet1.E27] + ['file:///Users/chrisprobst/Programming/common/java/idea-projects/one_1.5.1-RC2/parallel_queue_settings/docs/Tables-Expanded-Settings.ods'#$Sheet1.E27]) / 3" office:value-type="float" office:value="54.9535" calcext:value-type="float">
            <text:p>54.95</text:p>
          </table:table-cell>
          <table:table-cell table:style-name="ce27" table:formula="of:=(['file:///Users/chrisprobst/Programming/common/java/idea-projects/one_1.5.1-RC2/parallel_queue_settings/docs/Tables-Default-Settings.ods'#$Sheet1.F27] + ['file:///Users/chrisprobst/Programming/common/java/idea-projects/one_1.5.1-RC2/parallel_queue_settings/docs/Tables-Usual-Settings.ods'#$Sheet1.F27] + ['file:///Users/chrisprobst/Programming/common/java/idea-projects/one_1.5.1-RC2/parallel_queue_settings/docs/Tables-Expanded-Settings.ods'#$Sheet1.F27]) / 3" office:value-type="float" office:value="94.8692" calcext:value-type="float">
            <text:p>94.87</text:p>
          </table:table-cell>
          <table:table-cell table:style-name="ce27" table:formula="of:=(['file:///Users/chrisprobst/Programming/common/java/idea-projects/one_1.5.1-RC2/parallel_queue_settings/docs/Tables-Default-Settings.ods'#$Sheet1.G27] + ['file:///Users/chrisprobst/Programming/common/java/idea-projects/one_1.5.1-RC2/parallel_queue_settings/docs/Tables-Usual-Settings.ods'#$Sheet1.G27] + ['file:///Users/chrisprobst/Programming/common/java/idea-projects/one_1.5.1-RC2/parallel_queue_settings/docs/Tables-Expanded-Settings.ods'#$Sheet1.G27]) / 3" office:value-type="float" office:value="130.959233333333" calcext:value-type="float">
            <text:p>130.96</text:p>
          </table:table-cell>
          <table:table-cell table:style-name="ce27" table:formula="of:=(['file:///Users/chrisprobst/Programming/common/java/idea-projects/one_1.5.1-RC2/parallel_queue_settings/docs/Tables-Default-Settings.ods'#$Sheet1.H27] + ['file:///Users/chrisprobst/Programming/common/java/idea-projects/one_1.5.1-RC2/parallel_queue_settings/docs/Tables-Usual-Settings.ods'#$Sheet1.H27] + ['file:///Users/chrisprobst/Programming/common/java/idea-projects/one_1.5.1-RC2/parallel_queue_settings/docs/Tables-Expanded-Settings.ods'#$Sheet1.H27]) / 3" office:value-type="float" office:value="114.220733333333" calcext:value-type="float">
            <text:p>114.22</text:p>
          </table:table-cell>
          <table:table-cell table:style-name="ce27" table:formula="of:=(['file:///Users/chrisprobst/Programming/common/java/idea-projects/one_1.5.1-RC2/parallel_queue_settings/docs/Tables-Default-Settings.ods'#$Sheet1.I27] + ['file:///Users/chrisprobst/Programming/common/java/idea-projects/one_1.5.1-RC2/parallel_queue_settings/docs/Tables-Usual-Settings.ods'#$Sheet1.I27] + ['file:///Users/chrisprobst/Programming/common/java/idea-projects/one_1.5.1-RC2/parallel_queue_settings/docs/Tables-Expanded-Settings.ods'#$Sheet1.I27]) / 3" office:value-type="float" office:value="117.5552" calcext:value-type="float">
            <text:p>117.56</text:p>
          </table:table-cell>
          <table:table-cell table:style-name="ce27" table:formula="of:=(['file:///Users/chrisprobst/Programming/common/java/idea-projects/one_1.5.1-RC2/parallel_queue_settings/docs/Tables-Default-Settings.ods'#$Sheet1.J27] + ['file:///Users/chrisprobst/Programming/common/java/idea-projects/one_1.5.1-RC2/parallel_queue_settings/docs/Tables-Usual-Settings.ods'#$Sheet1.J27] + ['file:///Users/chrisprobst/Programming/common/java/idea-projects/one_1.5.1-RC2/parallel_queue_settings/docs/Tables-Expanded-Settings.ods'#$Sheet1.J27]) / 3" office:value-type="float" office:value="99.7694" calcext:value-type="float">
            <text:p>99.77</text:p>
          </table:table-cell>
          <table:table-cell table:style-name="ce27" table:formula="of:=(['file:///Users/chrisprobst/Programming/common/java/idea-projects/one_1.5.1-RC2/parallel_queue_settings/docs/Tables-Default-Settings.ods'#$Sheet1.K27] + ['file:///Users/chrisprobst/Programming/common/java/idea-projects/one_1.5.1-RC2/parallel_queue_settings/docs/Tables-Usual-Settings.ods'#$Sheet1.K27] + ['file:///Users/chrisprobst/Programming/common/java/idea-projects/one_1.5.1-RC2/parallel_queue_settings/docs/Tables-Expanded-Settings.ods'#$Sheet1.K27]) / 3" office:value-type="float" office:value="113.9797" calcext:value-type="float">
            <text:p>113.98</text:p>
          </table:table-cell>
          <table:table-cell table:style-name="ce27" table:formula="of:=(['file:///Users/chrisprobst/Programming/common/java/idea-projects/one_1.5.1-RC2/parallel_queue_settings/docs/Tables-Default-Settings.ods'#$Sheet1.L27] + ['file:///Users/chrisprobst/Programming/common/java/idea-projects/one_1.5.1-RC2/parallel_queue_settings/docs/Tables-Usual-Settings.ods'#$Sheet1.L27] + ['file:///Users/chrisprobst/Programming/common/java/idea-projects/one_1.5.1-RC2/parallel_queue_settings/docs/Tables-Expanded-Settings.ods'#$Sheet1.L27]) / 3" office:value-type="float" office:value="134.180433333333" calcext:value-type="float">
            <text:p>134.18</text:p>
          </table:table-cell>
          <table:table-cell table:style-name="ce27" table:formula="of:=(['file:///Users/chrisprobst/Programming/common/java/idea-projects/one_1.5.1-RC2/parallel_queue_settings/docs/Tables-Default-Settings.ods'#$Sheet1.M27] + ['file:///Users/chrisprobst/Programming/common/java/idea-projects/one_1.5.1-RC2/parallel_queue_settings/docs/Tables-Usual-Settings.ods'#$Sheet1.M27] + ['file:///Users/chrisprobst/Programming/common/java/idea-projects/one_1.5.1-RC2/parallel_queue_settings/docs/Tables-Expanded-Settings.ods'#$Sheet1.M27]) / 3" office:value-type="float" office:value="113.465733333333" calcext:value-type="float">
            <text:p>113.47</text:p>
          </table:table-cell>
          <table:table-cell table:style-name="ce27" table:formula="of:=(['file:///Users/chrisprobst/Programming/common/java/idea-projects/one_1.5.1-RC2/parallel_queue_settings/docs/Tables-Default-Settings.ods'#$Sheet1.N27] + ['file:///Users/chrisprobst/Programming/common/java/idea-projects/one_1.5.1-RC2/parallel_queue_settings/docs/Tables-Usual-Settings.ods'#$Sheet1.N27] + ['file:///Users/chrisprobst/Programming/common/java/idea-projects/one_1.5.1-RC2/parallel_queue_settings/docs/Tables-Expanded-Settings.ods'#$Sheet1.N27]) / 3" office:value-type="float" office:value="87.8465" calcext:value-type="float">
            <text:p>87.85</text:p>
          </table:table-cell>
          <table:table-cell table:style-name="Default" table:number-columns-repeated="2"/>
          <table:table-cell table:style-name="ce28" table:number-columns-repeated="2"/>
          <table:table-cell table:number-columns-repeated="988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Time-to-live</text:p>
          </table:table-cell>
          <table:table-cell table:style-name="ce13" table:formula="of:=[.V28]" office:value-type="float" office:value="88.7011" calcext:value-type="float">
            <text:p>88.7</text:p>
          </table:table-cell>
          <table:table-cell table:style-name="ce13" table:formula="of:=[.W28]" office:value-type="float" office:value="80.7011" calcext:value-type="float">
            <text:p>80.7</text:p>
          </table:table-cell>
          <table:table-cell table:style-name="ce13" table:formula="of:=[.X28]" office:value-type="float" office:value="121.347766666667" calcext:value-type="float">
            <text:p>121.3</text:p>
          </table:table-cell>
          <table:table-cell table:style-name="ce13" table:formula="of:=[.Y28]" office:value-type="float" office:value="156.781766666667" calcext:value-type="float">
            <text:p>156.8</text:p>
          </table:table-cell>
          <table:table-cell table:style-name="ce13" table:formula="of:=[.Z28]" office:value-type="float" office:value="118.032233333333" calcext:value-type="float">
            <text:p>118.0</text:p>
          </table:table-cell>
          <table:table-cell table:style-name="ce13" table:formula="of:=[.AA28]" office:value-type="float" office:value="93.5087666666667" calcext:value-type="float">
            <text:p>93.5</text:p>
          </table:table-cell>
          <table:table-cell table:style-name="ce13" table:formula="of:=[.AB28]" office:value-type="float" office:value="92.4503" calcext:value-type="float">
            <text:p>92.5</text:p>
          </table:table-cell>
          <table:table-cell table:style-name="ce13" table:formula="of:=[.AC28]" office:value-type="float" office:value="71.0254666666667" calcext:value-type="float">
            <text:p>71.0</text:p>
          </table:table-cell>
          <table:table-cell table:style-name="ce13" table:formula="of:=[.AD28]" office:value-type="float" office:value="97.1380666666667" calcext:value-type="float">
            <text:p>97.1</text:p>
          </table:table-cell>
          <table:table-cell table:style-name="ce13" table:formula="of:=[.AE28]" office:value-type="float" office:value="110.0129" calcext:value-type="float">
            <text:p>110.0</text:p>
          </table:table-cell>
          <table:table-cell table:style-name="ce13" table:formula="of:=[.AF28]" office:value-type="float" office:value="86.7695" calcext:value-type="float">
            <text:p>86.8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28] + ['file:///Users/chrisprobst/Programming/common/java/idea-projects/one_1.5.1-RC2/parallel_queue_settings/docs/Tables-Usual-Settings.ods'#$Sheet1.D28] + ['file:///Users/chrisprobst/Programming/common/java/idea-projects/one_1.5.1-RC2/parallel_queue_settings/docs/Tables-Expanded-Settings.ods'#$Sheet1.D28]) / 3" office:value-type="float" office:value="88.7011" calcext:value-type="float">
            <text:p>88.70</text:p>
          </table:table-cell>
          <table:table-cell table:style-name="ce27" table:formula="of:=(['file:///Users/chrisprobst/Programming/common/java/idea-projects/one_1.5.1-RC2/parallel_queue_settings/docs/Tables-Default-Settings.ods'#$Sheet1.E28] + ['file:///Users/chrisprobst/Programming/common/java/idea-projects/one_1.5.1-RC2/parallel_queue_settings/docs/Tables-Usual-Settings.ods'#$Sheet1.E28] + ['file:///Users/chrisprobst/Programming/common/java/idea-projects/one_1.5.1-RC2/parallel_queue_settings/docs/Tables-Expanded-Settings.ods'#$Sheet1.E28]) / 3" office:value-type="float" office:value="80.7011" calcext:value-type="float">
            <text:p>80.70</text:p>
          </table:table-cell>
          <table:table-cell table:style-name="ce27" table:formula="of:=(['file:///Users/chrisprobst/Programming/common/java/idea-projects/one_1.5.1-RC2/parallel_queue_settings/docs/Tables-Default-Settings.ods'#$Sheet1.F28] + ['file:///Users/chrisprobst/Programming/common/java/idea-projects/one_1.5.1-RC2/parallel_queue_settings/docs/Tables-Usual-Settings.ods'#$Sheet1.F28] + ['file:///Users/chrisprobst/Programming/common/java/idea-projects/one_1.5.1-RC2/parallel_queue_settings/docs/Tables-Expanded-Settings.ods'#$Sheet1.F28]) / 3" office:value-type="float" office:value="121.347766666667" calcext:value-type="float">
            <text:p>121.35</text:p>
          </table:table-cell>
          <table:table-cell table:style-name="ce27" table:formula="of:=(['file:///Users/chrisprobst/Programming/common/java/idea-projects/one_1.5.1-RC2/parallel_queue_settings/docs/Tables-Default-Settings.ods'#$Sheet1.G28] + ['file:///Users/chrisprobst/Programming/common/java/idea-projects/one_1.5.1-RC2/parallel_queue_settings/docs/Tables-Usual-Settings.ods'#$Sheet1.G28] + ['file:///Users/chrisprobst/Programming/common/java/idea-projects/one_1.5.1-RC2/parallel_queue_settings/docs/Tables-Expanded-Settings.ods'#$Sheet1.G28]) / 3" office:value-type="float" office:value="156.781766666667" calcext:value-type="float">
            <text:p>156.78</text:p>
          </table:table-cell>
          <table:table-cell table:style-name="ce27" table:formula="of:=(['file:///Users/chrisprobst/Programming/common/java/idea-projects/one_1.5.1-RC2/parallel_queue_settings/docs/Tables-Default-Settings.ods'#$Sheet1.H28] + ['file:///Users/chrisprobst/Programming/common/java/idea-projects/one_1.5.1-RC2/parallel_queue_settings/docs/Tables-Usual-Settings.ods'#$Sheet1.H28] + ['file:///Users/chrisprobst/Programming/common/java/idea-projects/one_1.5.1-RC2/parallel_queue_settings/docs/Tables-Expanded-Settings.ods'#$Sheet1.H28]) / 3" office:value-type="float" office:value="118.032233333333" calcext:value-type="float">
            <text:p>118.03</text:p>
          </table:table-cell>
          <table:table-cell table:style-name="ce27" table:formula="of:=(['file:///Users/chrisprobst/Programming/common/java/idea-projects/one_1.5.1-RC2/parallel_queue_settings/docs/Tables-Default-Settings.ods'#$Sheet1.I28] + ['file:///Users/chrisprobst/Programming/common/java/idea-projects/one_1.5.1-RC2/parallel_queue_settings/docs/Tables-Usual-Settings.ods'#$Sheet1.I28] + ['file:///Users/chrisprobst/Programming/common/java/idea-projects/one_1.5.1-RC2/parallel_queue_settings/docs/Tables-Expanded-Settings.ods'#$Sheet1.I28]) / 3" office:value-type="float" office:value="93.5087666666667" calcext:value-type="float">
            <text:p>93.51</text:p>
          </table:table-cell>
          <table:table-cell table:style-name="ce27" table:formula="of:=(['file:///Users/chrisprobst/Programming/common/java/idea-projects/one_1.5.1-RC2/parallel_queue_settings/docs/Tables-Default-Settings.ods'#$Sheet1.J28] + ['file:///Users/chrisprobst/Programming/common/java/idea-projects/one_1.5.1-RC2/parallel_queue_settings/docs/Tables-Usual-Settings.ods'#$Sheet1.J28] + ['file:///Users/chrisprobst/Programming/common/java/idea-projects/one_1.5.1-RC2/parallel_queue_settings/docs/Tables-Expanded-Settings.ods'#$Sheet1.J28]) / 3" office:value-type="float" office:value="92.4503" calcext:value-type="float">
            <text:p>92.45</text:p>
          </table:table-cell>
          <table:table-cell table:style-name="ce27" table:formula="of:=(['file:///Users/chrisprobst/Programming/common/java/idea-projects/one_1.5.1-RC2/parallel_queue_settings/docs/Tables-Default-Settings.ods'#$Sheet1.K28] + ['file:///Users/chrisprobst/Programming/common/java/idea-projects/one_1.5.1-RC2/parallel_queue_settings/docs/Tables-Usual-Settings.ods'#$Sheet1.K28] + ['file:///Users/chrisprobst/Programming/common/java/idea-projects/one_1.5.1-RC2/parallel_queue_settings/docs/Tables-Expanded-Settings.ods'#$Sheet1.K28]) / 3" office:value-type="float" office:value="71.0254666666667" calcext:value-type="float">
            <text:p>71.03</text:p>
          </table:table-cell>
          <table:table-cell table:style-name="ce27" table:formula="of:=(['file:///Users/chrisprobst/Programming/common/java/idea-projects/one_1.5.1-RC2/parallel_queue_settings/docs/Tables-Default-Settings.ods'#$Sheet1.L28] + ['file:///Users/chrisprobst/Programming/common/java/idea-projects/one_1.5.1-RC2/parallel_queue_settings/docs/Tables-Usual-Settings.ods'#$Sheet1.L28] + ['file:///Users/chrisprobst/Programming/common/java/idea-projects/one_1.5.1-RC2/parallel_queue_settings/docs/Tables-Expanded-Settings.ods'#$Sheet1.L28]) / 3" office:value-type="float" office:value="97.1380666666667" calcext:value-type="float">
            <text:p>97.14</text:p>
          </table:table-cell>
          <table:table-cell table:style-name="ce27" table:formula="of:=(['file:///Users/chrisprobst/Programming/common/java/idea-projects/one_1.5.1-RC2/parallel_queue_settings/docs/Tables-Default-Settings.ods'#$Sheet1.M28] + ['file:///Users/chrisprobst/Programming/common/java/idea-projects/one_1.5.1-RC2/parallel_queue_settings/docs/Tables-Usual-Settings.ods'#$Sheet1.M28] + ['file:///Users/chrisprobst/Programming/common/java/idea-projects/one_1.5.1-RC2/parallel_queue_settings/docs/Tables-Expanded-Settings.ods'#$Sheet1.M28]) / 3" office:value-type="float" office:value="110.0129" calcext:value-type="float">
            <text:p>110.01</text:p>
          </table:table-cell>
          <table:table-cell table:style-name="ce27" table:formula="of:=(['file:///Users/chrisprobst/Programming/common/java/idea-projects/one_1.5.1-RC2/parallel_queue_settings/docs/Tables-Default-Settings.ods'#$Sheet1.N28] + ['file:///Users/chrisprobst/Programming/common/java/idea-projects/one_1.5.1-RC2/parallel_queue_settings/docs/Tables-Usual-Settings.ods'#$Sheet1.N28] + ['file:///Users/chrisprobst/Programming/common/java/idea-projects/one_1.5.1-RC2/parallel_queue_settings/docs/Tables-Expanded-Settings.ods'#$Sheet1.N28]) / 3" office:value-type="float" office:value="86.7695" calcext:value-type="float">
            <text:p>86.77</text:p>
          </table:table-cell>
          <table:table-cell table:style-name="Default" table:number-columns-repeated="2"/>
          <table:table-cell table:style-name="ce28" table:number-columns-repeated="2"/>
          <table:table-cell table:number-columns-repeated="988"/>
        </table:table-row>
        <table:table-row table:style-name="ro1">
          <table:covered-table-cell table:style-name="Default"/>
          <table:covered-table-cell table:style-name="ce7"/>
          <table:table-cell table:style-name="ce9" office:value-type="string" calcext:value-type="string">
            <text:p>Message-size</text:p>
          </table:table-cell>
          <table:table-cell table:style-name="ce13" table:formula="of:=[.V29]" office:value-type="float" office:value="116.348866666667" calcext:value-type="float">
            <text:p>116.3</text:p>
          </table:table-cell>
          <table:table-cell table:style-name="ce13" table:formula="of:=[.W29]" office:value-type="float" office:value="101.381833333333" calcext:value-type="float">
            <text:p>101.4</text:p>
          </table:table-cell>
          <table:table-cell table:style-name="ce13" table:formula="of:=[.X29]" office:value-type="float" office:value="144.796933333333" calcext:value-type="float">
            <text:p>144.8</text:p>
          </table:table-cell>
          <table:table-cell table:style-name="ce13" table:formula="of:=[.Y29]" office:value-type="float" office:value="176.097233333333" calcext:value-type="float">
            <text:p>176.1</text:p>
          </table:table-cell>
          <table:table-cell table:style-name="ce13" table:formula="of:=[.Z29]" office:value-type="float" office:value="192.0486" calcext:value-type="float">
            <text:p>192.0</text:p>
          </table:table-cell>
          <table:table-cell table:style-name="ce13" table:formula="of:=[.AA29]" office:value-type="float" office:value="249.273833333333" calcext:value-type="float">
            <text:p>249.3</text:p>
          </table:table-cell>
          <table:table-cell table:style-name="ce13" table:formula="of:=[.AB29]" office:value-type="float" office:value="129.882833333333" calcext:value-type="float">
            <text:p>129.9</text:p>
          </table:table-cell>
          <table:table-cell table:style-name="ce13" table:formula="of:=[.AC29]" office:value-type="float" office:value="107.86" calcext:value-type="float">
            <text:p>107.9</text:p>
          </table:table-cell>
          <table:table-cell table:style-name="ce13" table:formula="of:=[.AD29]" office:value-type="float" office:value="154.119366666667" calcext:value-type="float">
            <text:p>154.1</text:p>
          </table:table-cell>
          <table:table-cell table:style-name="ce13" table:formula="of:=[.AE29]" office:value-type="float" office:value="134.973333333333" calcext:value-type="float">
            <text:p>135.0</text:p>
          </table:table-cell>
          <table:table-cell table:style-name="ce13" table:formula="of:=[.AF29]" office:value-type="float" office:value="103.1819" calcext:value-type="float">
            <text:p>103.2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29] + ['file:///Users/chrisprobst/Programming/common/java/idea-projects/one_1.5.1-RC2/parallel_queue_settings/docs/Tables-Usual-Settings.ods'#$Sheet1.D29] + ['file:///Users/chrisprobst/Programming/common/java/idea-projects/one_1.5.1-RC2/parallel_queue_settings/docs/Tables-Expanded-Settings.ods'#$Sheet1.D29]) / 3" office:value-type="float" office:value="116.348866666667" calcext:value-type="float">
            <text:p>116.35</text:p>
          </table:table-cell>
          <table:table-cell table:style-name="ce27" table:formula="of:=(['file:///Users/chrisprobst/Programming/common/java/idea-projects/one_1.5.1-RC2/parallel_queue_settings/docs/Tables-Default-Settings.ods'#$Sheet1.E29] + ['file:///Users/chrisprobst/Programming/common/java/idea-projects/one_1.5.1-RC2/parallel_queue_settings/docs/Tables-Usual-Settings.ods'#$Sheet1.E29] + ['file:///Users/chrisprobst/Programming/common/java/idea-projects/one_1.5.1-RC2/parallel_queue_settings/docs/Tables-Expanded-Settings.ods'#$Sheet1.E29]) / 3" office:value-type="float" office:value="101.381833333333" calcext:value-type="float">
            <text:p>101.38</text:p>
          </table:table-cell>
          <table:table-cell table:style-name="ce27" table:formula="of:=(['file:///Users/chrisprobst/Programming/common/java/idea-projects/one_1.5.1-RC2/parallel_queue_settings/docs/Tables-Default-Settings.ods'#$Sheet1.F29] + ['file:///Users/chrisprobst/Programming/common/java/idea-projects/one_1.5.1-RC2/parallel_queue_settings/docs/Tables-Usual-Settings.ods'#$Sheet1.F29] + ['file:///Users/chrisprobst/Programming/common/java/idea-projects/one_1.5.1-RC2/parallel_queue_settings/docs/Tables-Expanded-Settings.ods'#$Sheet1.F29]) / 3" office:value-type="float" office:value="144.796933333333" calcext:value-type="float">
            <text:p>144.80</text:p>
          </table:table-cell>
          <table:table-cell table:style-name="ce27" table:formula="of:=(['file:///Users/chrisprobst/Programming/common/java/idea-projects/one_1.5.1-RC2/parallel_queue_settings/docs/Tables-Default-Settings.ods'#$Sheet1.G29] + ['file:///Users/chrisprobst/Programming/common/java/idea-projects/one_1.5.1-RC2/parallel_queue_settings/docs/Tables-Usual-Settings.ods'#$Sheet1.G29] + ['file:///Users/chrisprobst/Programming/common/java/idea-projects/one_1.5.1-RC2/parallel_queue_settings/docs/Tables-Expanded-Settings.ods'#$Sheet1.G29]) / 3" office:value-type="float" office:value="176.097233333333" calcext:value-type="float">
            <text:p>176.10</text:p>
          </table:table-cell>
          <table:table-cell table:style-name="ce27" table:formula="of:=(['file:///Users/chrisprobst/Programming/common/java/idea-projects/one_1.5.1-RC2/parallel_queue_settings/docs/Tables-Default-Settings.ods'#$Sheet1.H29] + ['file:///Users/chrisprobst/Programming/common/java/idea-projects/one_1.5.1-RC2/parallel_queue_settings/docs/Tables-Usual-Settings.ods'#$Sheet1.H29] + ['file:///Users/chrisprobst/Programming/common/java/idea-projects/one_1.5.1-RC2/parallel_queue_settings/docs/Tables-Expanded-Settings.ods'#$Sheet1.H29]) / 3" office:value-type="float" office:value="192.0486" calcext:value-type="float">
            <text:p>192.05</text:p>
          </table:table-cell>
          <table:table-cell table:style-name="ce27" table:formula="of:=(['file:///Users/chrisprobst/Programming/common/java/idea-projects/one_1.5.1-RC2/parallel_queue_settings/docs/Tables-Default-Settings.ods'#$Sheet1.I29] + ['file:///Users/chrisprobst/Programming/common/java/idea-projects/one_1.5.1-RC2/parallel_queue_settings/docs/Tables-Usual-Settings.ods'#$Sheet1.I29] + ['file:///Users/chrisprobst/Programming/common/java/idea-projects/one_1.5.1-RC2/parallel_queue_settings/docs/Tables-Expanded-Settings.ods'#$Sheet1.I29]) / 3" office:value-type="float" office:value="249.273833333333" calcext:value-type="float">
            <text:p>249.27</text:p>
          </table:table-cell>
          <table:table-cell table:style-name="ce27" table:formula="of:=(['file:///Users/chrisprobst/Programming/common/java/idea-projects/one_1.5.1-RC2/parallel_queue_settings/docs/Tables-Default-Settings.ods'#$Sheet1.J29] + ['file:///Users/chrisprobst/Programming/common/java/idea-projects/one_1.5.1-RC2/parallel_queue_settings/docs/Tables-Usual-Settings.ods'#$Sheet1.J29] + ['file:///Users/chrisprobst/Programming/common/java/idea-projects/one_1.5.1-RC2/parallel_queue_settings/docs/Tables-Expanded-Settings.ods'#$Sheet1.J29]) / 3" office:value-type="float" office:value="129.882833333333" calcext:value-type="float">
            <text:p>129.88</text:p>
          </table:table-cell>
          <table:table-cell table:style-name="ce27" table:formula="of:=(['file:///Users/chrisprobst/Programming/common/java/idea-projects/one_1.5.1-RC2/parallel_queue_settings/docs/Tables-Default-Settings.ods'#$Sheet1.K29] + ['file:///Users/chrisprobst/Programming/common/java/idea-projects/one_1.5.1-RC2/parallel_queue_settings/docs/Tables-Usual-Settings.ods'#$Sheet1.K29] + ['file:///Users/chrisprobst/Programming/common/java/idea-projects/one_1.5.1-RC2/parallel_queue_settings/docs/Tables-Expanded-Settings.ods'#$Sheet1.K29]) / 3" office:value-type="float" office:value="107.86" calcext:value-type="float">
            <text:p>107.86</text:p>
          </table:table-cell>
          <table:table-cell table:style-name="ce27" table:formula="of:=(['file:///Users/chrisprobst/Programming/common/java/idea-projects/one_1.5.1-RC2/parallel_queue_settings/docs/Tables-Default-Settings.ods'#$Sheet1.L29] + ['file:///Users/chrisprobst/Programming/common/java/idea-projects/one_1.5.1-RC2/parallel_queue_settings/docs/Tables-Usual-Settings.ods'#$Sheet1.L29] + ['file:///Users/chrisprobst/Programming/common/java/idea-projects/one_1.5.1-RC2/parallel_queue_settings/docs/Tables-Expanded-Settings.ods'#$Sheet1.L29]) / 3" office:value-type="float" office:value="154.119366666667" calcext:value-type="float">
            <text:p>154.12</text:p>
          </table:table-cell>
          <table:table-cell table:style-name="ce27" table:formula="of:=(['file:///Users/chrisprobst/Programming/common/java/idea-projects/one_1.5.1-RC2/parallel_queue_settings/docs/Tables-Default-Settings.ods'#$Sheet1.M29] + ['file:///Users/chrisprobst/Programming/common/java/idea-projects/one_1.5.1-RC2/parallel_queue_settings/docs/Tables-Usual-Settings.ods'#$Sheet1.M29] + ['file:///Users/chrisprobst/Programming/common/java/idea-projects/one_1.5.1-RC2/parallel_queue_settings/docs/Tables-Expanded-Settings.ods'#$Sheet1.M29]) / 3" office:value-type="float" office:value="134.973333333333" calcext:value-type="float">
            <text:p>134.97</text:p>
          </table:table-cell>
          <table:table-cell table:style-name="ce27" table:formula="of:=(['file:///Users/chrisprobst/Programming/common/java/idea-projects/one_1.5.1-RC2/parallel_queue_settings/docs/Tables-Default-Settings.ods'#$Sheet1.N29] + ['file:///Users/chrisprobst/Programming/common/java/idea-projects/one_1.5.1-RC2/parallel_queue_settings/docs/Tables-Usual-Settings.ods'#$Sheet1.N29] + ['file:///Users/chrisprobst/Programming/common/java/idea-projects/one_1.5.1-RC2/parallel_queue_settings/docs/Tables-Expanded-Settings.ods'#$Sheet1.N29]) / 3" office:value-type="float" office:value="103.1819" calcext:value-type="float">
            <text:p>103.18</text:p>
          </table:table-cell>
          <table:table-cell table:style-name="Default" table:number-columns-repeated="2"/>
          <table:table-cell table:style-name="ce28" table:number-columns-repeated="2"/>
          <table:table-cell table:number-columns-repeated="988"/>
        </table:table-row>
        <table:table-row table:style-name="ro1">
          <table:covered-table-cell table:style-name="Default"/>
          <table:table-cell table:style-name="ce5" office:value-type="string" calcext:value-type="string" table:number-columns-spanned="1" table:number-rows-spanned="5">
            <text:p>Descending</text:p>
          </table:table-cell>
          <table:table-cell table:style-name="ce9" office:value-type="string" calcext:value-type="string">
            <text:p>Arrival-time</text:p>
          </table:table-cell>
          <table:table-cell table:style-name="ce13" table:formula="of:=[.V30]" office:value-type="float" office:value="101.812333333333" calcext:value-type="float">
            <text:p>101.8</text:p>
          </table:table-cell>
          <table:table-cell table:style-name="ce13" table:formula="of:=[.W30]" office:value-type="float" office:value="82.2885" calcext:value-type="float">
            <text:p>82.3</text:p>
          </table:table-cell>
          <table:table-cell table:style-name="ce13" table:formula="of:=[.X30]" office:value-type="float" office:value="118.445166666667" calcext:value-type="float">
            <text:p>118.4</text:p>
          </table:table-cell>
          <table:table-cell table:style-name="ce13" table:formula="of:=[.Y30]" office:value-type="float" office:value="173.6811" calcext:value-type="float">
            <text:p>173.7</text:p>
          </table:table-cell>
          <table:table-cell table:style-name="ce13" table:formula="of:=[.Z30]" office:value-type="float" office:value="165.693466666667" calcext:value-type="float">
            <text:p>165.7</text:p>
          </table:table-cell>
          <table:table-cell table:style-name="ce13" table:formula="of:=[.AA30]" office:value-type="float" office:value="102.7481" calcext:value-type="float">
            <text:p>102.7</text:p>
          </table:table-cell>
          <table:table-cell table:style-name="ce13" table:formula="of:=[.AB30]" office:value-type="float" office:value="116.324433333333" calcext:value-type="float">
            <text:p>116.3</text:p>
          </table:table-cell>
          <table:table-cell table:style-name="ce13" table:formula="of:=[.AC30]" office:value-type="float" office:value="110.372966666667" calcext:value-type="float">
            <text:p>110.4</text:p>
          </table:table-cell>
          <table:table-cell table:style-name="ce13" table:formula="of:=[.AD30]" office:value-type="float" office:value="141.053" calcext:value-type="float">
            <text:p>141.1</text:p>
          </table:table-cell>
          <table:table-cell table:style-name="ce13" table:formula="of:=[.AE30]" office:value-type="float" office:value="134.978" calcext:value-type="float">
            <text:p>135.0</text:p>
          </table:table-cell>
          <table:table-cell table:style-name="ce13" table:formula="of:=[.AF30]" office:value-type="float" office:value="92.3124666666667" calcext:value-type="float">
            <text:p>92.3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30] + ['file:///Users/chrisprobst/Programming/common/java/idea-projects/one_1.5.1-RC2/parallel_queue_settings/docs/Tables-Usual-Settings.ods'#$Sheet1.D30] + ['file:///Users/chrisprobst/Programming/common/java/idea-projects/one_1.5.1-RC2/parallel_queue_settings/docs/Tables-Expanded-Settings.ods'#$Sheet1.D30]) / 3" office:value-type="float" office:value="101.812333333333" calcext:value-type="float">
            <text:p>101.81</text:p>
          </table:table-cell>
          <table:table-cell table:style-name="ce27" table:formula="of:=(['file:///Users/chrisprobst/Programming/common/java/idea-projects/one_1.5.1-RC2/parallel_queue_settings/docs/Tables-Default-Settings.ods'#$Sheet1.E30] + ['file:///Users/chrisprobst/Programming/common/java/idea-projects/one_1.5.1-RC2/parallel_queue_settings/docs/Tables-Usual-Settings.ods'#$Sheet1.E30] + ['file:///Users/chrisprobst/Programming/common/java/idea-projects/one_1.5.1-RC2/parallel_queue_settings/docs/Tables-Expanded-Settings.ods'#$Sheet1.E30]) / 3" office:value-type="float" office:value="82.2885" calcext:value-type="float">
            <text:p>82.29</text:p>
          </table:table-cell>
          <table:table-cell table:style-name="ce27" table:formula="of:=(['file:///Users/chrisprobst/Programming/common/java/idea-projects/one_1.5.1-RC2/parallel_queue_settings/docs/Tables-Default-Settings.ods'#$Sheet1.F30] + ['file:///Users/chrisprobst/Programming/common/java/idea-projects/one_1.5.1-RC2/parallel_queue_settings/docs/Tables-Usual-Settings.ods'#$Sheet1.F30] + ['file:///Users/chrisprobst/Programming/common/java/idea-projects/one_1.5.1-RC2/parallel_queue_settings/docs/Tables-Expanded-Settings.ods'#$Sheet1.F30]) / 3" office:value-type="float" office:value="118.445166666667" calcext:value-type="float">
            <text:p>118.45</text:p>
          </table:table-cell>
          <table:table-cell table:style-name="ce27" table:formula="of:=(['file:///Users/chrisprobst/Programming/common/java/idea-projects/one_1.5.1-RC2/parallel_queue_settings/docs/Tables-Default-Settings.ods'#$Sheet1.G30] + ['file:///Users/chrisprobst/Programming/common/java/idea-projects/one_1.5.1-RC2/parallel_queue_settings/docs/Tables-Usual-Settings.ods'#$Sheet1.G30] + ['file:///Users/chrisprobst/Programming/common/java/idea-projects/one_1.5.1-RC2/parallel_queue_settings/docs/Tables-Expanded-Settings.ods'#$Sheet1.G30]) / 3" office:value-type="float" office:value="173.6811" calcext:value-type="float">
            <text:p>173.68</text:p>
          </table:table-cell>
          <table:table-cell table:style-name="ce27" table:formula="of:=(['file:///Users/chrisprobst/Programming/common/java/idea-projects/one_1.5.1-RC2/parallel_queue_settings/docs/Tables-Default-Settings.ods'#$Sheet1.H30] + ['file:///Users/chrisprobst/Programming/common/java/idea-projects/one_1.5.1-RC2/parallel_queue_settings/docs/Tables-Usual-Settings.ods'#$Sheet1.H30] + ['file:///Users/chrisprobst/Programming/common/java/idea-projects/one_1.5.1-RC2/parallel_queue_settings/docs/Tables-Expanded-Settings.ods'#$Sheet1.H30]) / 3" office:value-type="float" office:value="165.693466666667" calcext:value-type="float">
            <text:p>165.69</text:p>
          </table:table-cell>
          <table:table-cell table:style-name="ce27" table:formula="of:=(['file:///Users/chrisprobst/Programming/common/java/idea-projects/one_1.5.1-RC2/parallel_queue_settings/docs/Tables-Default-Settings.ods'#$Sheet1.I30] + ['file:///Users/chrisprobst/Programming/common/java/idea-projects/one_1.5.1-RC2/parallel_queue_settings/docs/Tables-Usual-Settings.ods'#$Sheet1.I30] + ['file:///Users/chrisprobst/Programming/common/java/idea-projects/one_1.5.1-RC2/parallel_queue_settings/docs/Tables-Expanded-Settings.ods'#$Sheet1.I30]) / 3" office:value-type="float" office:value="102.7481" calcext:value-type="float">
            <text:p>102.75</text:p>
          </table:table-cell>
          <table:table-cell table:style-name="ce27" table:formula="of:=(['file:///Users/chrisprobst/Programming/common/java/idea-projects/one_1.5.1-RC2/parallel_queue_settings/docs/Tables-Default-Settings.ods'#$Sheet1.J30] + ['file:///Users/chrisprobst/Programming/common/java/idea-projects/one_1.5.1-RC2/parallel_queue_settings/docs/Tables-Usual-Settings.ods'#$Sheet1.J30] + ['file:///Users/chrisprobst/Programming/common/java/idea-projects/one_1.5.1-RC2/parallel_queue_settings/docs/Tables-Expanded-Settings.ods'#$Sheet1.J30]) / 3" office:value-type="float" office:value="116.324433333333" calcext:value-type="float">
            <text:p>116.32</text:p>
          </table:table-cell>
          <table:table-cell table:style-name="ce27" table:formula="of:=(['file:///Users/chrisprobst/Programming/common/java/idea-projects/one_1.5.1-RC2/parallel_queue_settings/docs/Tables-Default-Settings.ods'#$Sheet1.K30] + ['file:///Users/chrisprobst/Programming/common/java/idea-projects/one_1.5.1-RC2/parallel_queue_settings/docs/Tables-Usual-Settings.ods'#$Sheet1.K30] + ['file:///Users/chrisprobst/Programming/common/java/idea-projects/one_1.5.1-RC2/parallel_queue_settings/docs/Tables-Expanded-Settings.ods'#$Sheet1.K30]) / 3" office:value-type="float" office:value="110.372966666667" calcext:value-type="float">
            <text:p>110.37</text:p>
          </table:table-cell>
          <table:table-cell table:style-name="ce27" table:formula="of:=(['file:///Users/chrisprobst/Programming/common/java/idea-projects/one_1.5.1-RC2/parallel_queue_settings/docs/Tables-Default-Settings.ods'#$Sheet1.L30] + ['file:///Users/chrisprobst/Programming/common/java/idea-projects/one_1.5.1-RC2/parallel_queue_settings/docs/Tables-Usual-Settings.ods'#$Sheet1.L30] + ['file:///Users/chrisprobst/Programming/common/java/idea-projects/one_1.5.1-RC2/parallel_queue_settings/docs/Tables-Expanded-Settings.ods'#$Sheet1.L30]) / 3" office:value-type="float" office:value="141.053" calcext:value-type="float">
            <text:p>141.05</text:p>
          </table:table-cell>
          <table:table-cell table:style-name="ce27" table:formula="of:=(['file:///Users/chrisprobst/Programming/common/java/idea-projects/one_1.5.1-RC2/parallel_queue_settings/docs/Tables-Default-Settings.ods'#$Sheet1.M30] + ['file:///Users/chrisprobst/Programming/common/java/idea-projects/one_1.5.1-RC2/parallel_queue_settings/docs/Tables-Usual-Settings.ods'#$Sheet1.M30] + ['file:///Users/chrisprobst/Programming/common/java/idea-projects/one_1.5.1-RC2/parallel_queue_settings/docs/Tables-Expanded-Settings.ods'#$Sheet1.M30]) / 3" office:value-type="float" office:value="134.978" calcext:value-type="float">
            <text:p>134.98</text:p>
          </table:table-cell>
          <table:table-cell table:style-name="ce27" table:formula="of:=(['file:///Users/chrisprobst/Programming/common/java/idea-projects/one_1.5.1-RC2/parallel_queue_settings/docs/Tables-Default-Settings.ods'#$Sheet1.N30] + ['file:///Users/chrisprobst/Programming/common/java/idea-projects/one_1.5.1-RC2/parallel_queue_settings/docs/Tables-Usual-Settings.ods'#$Sheet1.N30] + ['file:///Users/chrisprobst/Programming/common/java/idea-projects/one_1.5.1-RC2/parallel_queue_settings/docs/Tables-Expanded-Settings.ods'#$Sheet1.N30]) / 3" office:value-type="float" office:value="92.3124666666667" calcext:value-type="float">
            <text:p>92.31</text:p>
          </table:table-cell>
          <table:table-cell table:style-name="Default" table:number-columns-repeated="2"/>
          <table:table-cell table:style-name="ce28" table:number-columns-repeated="2"/>
          <table:table-cell table:number-columns-repeated="988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Replications</text:p>
          </table:table-cell>
          <table:table-cell table:style-name="ce13" table:formula="of:=[.V31]" office:value-type="float" office:value="113.635633333333" calcext:value-type="float">
            <text:p>113.6</text:p>
          </table:table-cell>
          <table:table-cell table:style-name="ce13" table:formula="of:=[.W31]" office:value-type="float" office:value="99.2985666666667" calcext:value-type="float">
            <text:p>99.3</text:p>
          </table:table-cell>
          <table:table-cell table:style-name="ce13" table:formula="of:=[.X31]" office:value-type="float" office:value="127.515333333333" calcext:value-type="float">
            <text:p>127.5</text:p>
          </table:table-cell>
          <table:table-cell table:style-name="ce13" table:formula="of:=[.Y31]" office:value-type="float" office:value="181.403" calcext:value-type="float">
            <text:p>181.4</text:p>
          </table:table-cell>
          <table:table-cell table:style-name="ce13" table:formula="of:=[.Z31]" office:value-type="float" office:value="141.099133333333" calcext:value-type="float">
            <text:p>141.1</text:p>
          </table:table-cell>
          <table:table-cell table:style-name="ce13" table:formula="of:=[.AA31]" office:value-type="float" office:value="90.3593" calcext:value-type="float">
            <text:p>90.4</text:p>
          </table:table-cell>
          <table:table-cell table:style-name="ce13" table:formula="of:=[.AB31]" office:value-type="float" office:value="111.147966666667" calcext:value-type="float">
            <text:p>111.1</text:p>
          </table:table-cell>
          <table:table-cell table:style-name="ce13" table:formula="of:=[.AC31]" office:value-type="float" office:value="109.0875" calcext:value-type="float">
            <text:p>109.1</text:p>
          </table:table-cell>
          <table:table-cell table:style-name="ce13" table:formula="of:=[.AD31]" office:value-type="float" office:value="97.4826333333333" calcext:value-type="float">
            <text:p>97.5</text:p>
          </table:table-cell>
          <table:table-cell table:style-name="ce13" table:formula="of:=[.AE31]" office:value-type="float" office:value="137.820133333333" calcext:value-type="float">
            <text:p>137.8</text:p>
          </table:table-cell>
          <table:table-cell table:style-name="ce13" table:formula="of:=[.AF31]" office:value-type="float" office:value="97.3136" calcext:value-type="float">
            <text:p>97.3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31] + ['file:///Users/chrisprobst/Programming/common/java/idea-projects/one_1.5.1-RC2/parallel_queue_settings/docs/Tables-Usual-Settings.ods'#$Sheet1.D31] + ['file:///Users/chrisprobst/Programming/common/java/idea-projects/one_1.5.1-RC2/parallel_queue_settings/docs/Tables-Expanded-Settings.ods'#$Sheet1.D31]) / 3" office:value-type="float" office:value="113.635633333333" calcext:value-type="float">
            <text:p>113.64</text:p>
          </table:table-cell>
          <table:table-cell table:style-name="ce27" table:formula="of:=(['file:///Users/chrisprobst/Programming/common/java/idea-projects/one_1.5.1-RC2/parallel_queue_settings/docs/Tables-Default-Settings.ods'#$Sheet1.E31] + ['file:///Users/chrisprobst/Programming/common/java/idea-projects/one_1.5.1-RC2/parallel_queue_settings/docs/Tables-Usual-Settings.ods'#$Sheet1.E31] + ['file:///Users/chrisprobst/Programming/common/java/idea-projects/one_1.5.1-RC2/parallel_queue_settings/docs/Tables-Expanded-Settings.ods'#$Sheet1.E31]) / 3" office:value-type="float" office:value="99.2985666666667" calcext:value-type="float">
            <text:p>99.30</text:p>
          </table:table-cell>
          <table:table-cell table:style-name="ce27" table:formula="of:=(['file:///Users/chrisprobst/Programming/common/java/idea-projects/one_1.5.1-RC2/parallel_queue_settings/docs/Tables-Default-Settings.ods'#$Sheet1.F31] + ['file:///Users/chrisprobst/Programming/common/java/idea-projects/one_1.5.1-RC2/parallel_queue_settings/docs/Tables-Usual-Settings.ods'#$Sheet1.F31] + ['file:///Users/chrisprobst/Programming/common/java/idea-projects/one_1.5.1-RC2/parallel_queue_settings/docs/Tables-Expanded-Settings.ods'#$Sheet1.F31]) / 3" office:value-type="float" office:value="127.515333333333" calcext:value-type="float">
            <text:p>127.52</text:p>
          </table:table-cell>
          <table:table-cell table:style-name="ce27" table:formula="of:=(['file:///Users/chrisprobst/Programming/common/java/idea-projects/one_1.5.1-RC2/parallel_queue_settings/docs/Tables-Default-Settings.ods'#$Sheet1.G31] + ['file:///Users/chrisprobst/Programming/common/java/idea-projects/one_1.5.1-RC2/parallel_queue_settings/docs/Tables-Usual-Settings.ods'#$Sheet1.G31] + ['file:///Users/chrisprobst/Programming/common/java/idea-projects/one_1.5.1-RC2/parallel_queue_settings/docs/Tables-Expanded-Settings.ods'#$Sheet1.G31]) / 3" office:value-type="float" office:value="181.403" calcext:value-type="float">
            <text:p>181.40</text:p>
          </table:table-cell>
          <table:table-cell table:style-name="ce27" table:formula="of:=(['file:///Users/chrisprobst/Programming/common/java/idea-projects/one_1.5.1-RC2/parallel_queue_settings/docs/Tables-Default-Settings.ods'#$Sheet1.H31] + ['file:///Users/chrisprobst/Programming/common/java/idea-projects/one_1.5.1-RC2/parallel_queue_settings/docs/Tables-Usual-Settings.ods'#$Sheet1.H31] + ['file:///Users/chrisprobst/Programming/common/java/idea-projects/one_1.5.1-RC2/parallel_queue_settings/docs/Tables-Expanded-Settings.ods'#$Sheet1.H31]) / 3" office:value-type="float" office:value="141.099133333333" calcext:value-type="float">
            <text:p>141.10</text:p>
          </table:table-cell>
          <table:table-cell table:style-name="ce27" table:formula="of:=(['file:///Users/chrisprobst/Programming/common/java/idea-projects/one_1.5.1-RC2/parallel_queue_settings/docs/Tables-Default-Settings.ods'#$Sheet1.I31] + ['file:///Users/chrisprobst/Programming/common/java/idea-projects/one_1.5.1-RC2/parallel_queue_settings/docs/Tables-Usual-Settings.ods'#$Sheet1.I31] + ['file:///Users/chrisprobst/Programming/common/java/idea-projects/one_1.5.1-RC2/parallel_queue_settings/docs/Tables-Expanded-Settings.ods'#$Sheet1.I31]) / 3" office:value-type="float" office:value="90.3593" calcext:value-type="float">
            <text:p>90.36</text:p>
          </table:table-cell>
          <table:table-cell table:style-name="ce27" table:formula="of:=(['file:///Users/chrisprobst/Programming/common/java/idea-projects/one_1.5.1-RC2/parallel_queue_settings/docs/Tables-Default-Settings.ods'#$Sheet1.J31] + ['file:///Users/chrisprobst/Programming/common/java/idea-projects/one_1.5.1-RC2/parallel_queue_settings/docs/Tables-Usual-Settings.ods'#$Sheet1.J31] + ['file:///Users/chrisprobst/Programming/common/java/idea-projects/one_1.5.1-RC2/parallel_queue_settings/docs/Tables-Expanded-Settings.ods'#$Sheet1.J31]) / 3" office:value-type="float" office:value="111.147966666667" calcext:value-type="float">
            <text:p>111.15</text:p>
          </table:table-cell>
          <table:table-cell table:style-name="ce27" table:formula="of:=(['file:///Users/chrisprobst/Programming/common/java/idea-projects/one_1.5.1-RC2/parallel_queue_settings/docs/Tables-Default-Settings.ods'#$Sheet1.K31] + ['file:///Users/chrisprobst/Programming/common/java/idea-projects/one_1.5.1-RC2/parallel_queue_settings/docs/Tables-Usual-Settings.ods'#$Sheet1.K31] + ['file:///Users/chrisprobst/Programming/common/java/idea-projects/one_1.5.1-RC2/parallel_queue_settings/docs/Tables-Expanded-Settings.ods'#$Sheet1.K31]) / 3" office:value-type="float" office:value="109.0875" calcext:value-type="float">
            <text:p>109.09</text:p>
          </table:table-cell>
          <table:table-cell table:style-name="ce27" table:formula="of:=(['file:///Users/chrisprobst/Programming/common/java/idea-projects/one_1.5.1-RC2/parallel_queue_settings/docs/Tables-Default-Settings.ods'#$Sheet1.L31] + ['file:///Users/chrisprobst/Programming/common/java/idea-projects/one_1.5.1-RC2/parallel_queue_settings/docs/Tables-Usual-Settings.ods'#$Sheet1.L31] + ['file:///Users/chrisprobst/Programming/common/java/idea-projects/one_1.5.1-RC2/parallel_queue_settings/docs/Tables-Expanded-Settings.ods'#$Sheet1.L31]) / 3" office:value-type="float" office:value="97.4826333333333" calcext:value-type="float">
            <text:p>97.48</text:p>
          </table:table-cell>
          <table:table-cell table:style-name="ce27" table:formula="of:=(['file:///Users/chrisprobst/Programming/common/java/idea-projects/one_1.5.1-RC2/parallel_queue_settings/docs/Tables-Default-Settings.ods'#$Sheet1.M31] + ['file:///Users/chrisprobst/Programming/common/java/idea-projects/one_1.5.1-RC2/parallel_queue_settings/docs/Tables-Usual-Settings.ods'#$Sheet1.M31] + ['file:///Users/chrisprobst/Programming/common/java/idea-projects/one_1.5.1-RC2/parallel_queue_settings/docs/Tables-Expanded-Settings.ods'#$Sheet1.M31]) / 3" office:value-type="float" office:value="137.820133333333" calcext:value-type="float">
            <text:p>137.82</text:p>
          </table:table-cell>
          <table:table-cell table:style-name="ce27" table:formula="of:=(['file:///Users/chrisprobst/Programming/common/java/idea-projects/one_1.5.1-RC2/parallel_queue_settings/docs/Tables-Default-Settings.ods'#$Sheet1.N31] + ['file:///Users/chrisprobst/Programming/common/java/idea-projects/one_1.5.1-RC2/parallel_queue_settings/docs/Tables-Usual-Settings.ods'#$Sheet1.N31] + ['file:///Users/chrisprobst/Programming/common/java/idea-projects/one_1.5.1-RC2/parallel_queue_settings/docs/Tables-Expanded-Settings.ods'#$Sheet1.N31]) / 3" office:value-type="float" office:value="97.3136" calcext:value-type="float">
            <text:p>97.31</text:p>
          </table:table-cell>
          <table:table-cell table:style-name="Default" table:number-columns-repeated="2"/>
          <table:table-cell table:style-name="ce28" table:number-columns-repeated="2"/>
          <table:table-cell table:number-columns-repeated="988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Relayed-nodes</text:p>
          </table:table-cell>
          <table:table-cell table:style-name="ce13" table:formula="of:=[.V32]" office:value-type="float" office:value="104.455933333333" calcext:value-type="float">
            <text:p>104.5</text:p>
          </table:table-cell>
          <table:table-cell table:style-name="ce13" table:formula="of:=[.W32]" office:value-type="float" office:value="92.9434333333333" calcext:value-type="float">
            <text:p>92.9</text:p>
          </table:table-cell>
          <table:table-cell table:style-name="ce13" table:formula="of:=[.X32]" office:value-type="float" office:value="141.380033333333" calcext:value-type="float">
            <text:p>141.4</text:p>
          </table:table-cell>
          <table:table-cell table:style-name="ce13" table:formula="of:=[.Y32]" office:value-type="float" office:value="166.652033333333" calcext:value-type="float">
            <text:p>166.7</text:p>
          </table:table-cell>
          <table:table-cell table:style-name="ce13" table:formula="of:=[.Z32]" office:value-type="float" office:value="147.530133333333" calcext:value-type="float">
            <text:p>147.5</text:p>
          </table:table-cell>
          <table:table-cell table:style-name="ce13" table:formula="of:=[.AA32]" office:value-type="float" office:value="116.9518" calcext:value-type="float">
            <text:p>117.0</text:p>
          </table:table-cell>
          <table:table-cell table:style-name="ce13" table:formula="of:=[.AB32]" office:value-type="float" office:value="113.725733333333" calcext:value-type="float">
            <text:p>113.7</text:p>
          </table:table-cell>
          <table:table-cell table:style-name="ce13" table:formula="of:=[.AC32]" office:value-type="float" office:value="77.7156" calcext:value-type="float">
            <text:p>77.7</text:p>
          </table:table-cell>
          <table:table-cell table:style-name="ce13" table:formula="of:=[.AD32]" office:value-type="float" office:value="108.503833333333" calcext:value-type="float">
            <text:p>108.5</text:p>
          </table:table-cell>
          <table:table-cell table:style-name="ce13" table:formula="of:=[.AE32]" office:value-type="float" office:value="156.989933333333" calcext:value-type="float">
            <text:p>157.0</text:p>
          </table:table-cell>
          <table:table-cell table:style-name="ce13" table:formula="of:=[.AF32]" office:value-type="float" office:value="88.8340666666667" calcext:value-type="float">
            <text:p>88.8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32] + ['file:///Users/chrisprobst/Programming/common/java/idea-projects/one_1.5.1-RC2/parallel_queue_settings/docs/Tables-Usual-Settings.ods'#$Sheet1.D32] + ['file:///Users/chrisprobst/Programming/common/java/idea-projects/one_1.5.1-RC2/parallel_queue_settings/docs/Tables-Expanded-Settings.ods'#$Sheet1.D32]) / 3" office:value-type="float" office:value="104.455933333333" calcext:value-type="float">
            <text:p>104.46</text:p>
          </table:table-cell>
          <table:table-cell table:style-name="ce27" table:formula="of:=(['file:///Users/chrisprobst/Programming/common/java/idea-projects/one_1.5.1-RC2/parallel_queue_settings/docs/Tables-Default-Settings.ods'#$Sheet1.E32] + ['file:///Users/chrisprobst/Programming/common/java/idea-projects/one_1.5.1-RC2/parallel_queue_settings/docs/Tables-Usual-Settings.ods'#$Sheet1.E32] + ['file:///Users/chrisprobst/Programming/common/java/idea-projects/one_1.5.1-RC2/parallel_queue_settings/docs/Tables-Expanded-Settings.ods'#$Sheet1.E32]) / 3" office:value-type="float" office:value="92.9434333333333" calcext:value-type="float">
            <text:p>92.94</text:p>
          </table:table-cell>
          <table:table-cell table:style-name="ce27" table:formula="of:=(['file:///Users/chrisprobst/Programming/common/java/idea-projects/one_1.5.1-RC2/parallel_queue_settings/docs/Tables-Default-Settings.ods'#$Sheet1.F32] + ['file:///Users/chrisprobst/Programming/common/java/idea-projects/one_1.5.1-RC2/parallel_queue_settings/docs/Tables-Usual-Settings.ods'#$Sheet1.F32] + ['file:///Users/chrisprobst/Programming/common/java/idea-projects/one_1.5.1-RC2/parallel_queue_settings/docs/Tables-Expanded-Settings.ods'#$Sheet1.F32]) / 3" office:value-type="float" office:value="141.380033333333" calcext:value-type="float">
            <text:p>141.38</text:p>
          </table:table-cell>
          <table:table-cell table:style-name="ce27" table:formula="of:=(['file:///Users/chrisprobst/Programming/common/java/idea-projects/one_1.5.1-RC2/parallel_queue_settings/docs/Tables-Default-Settings.ods'#$Sheet1.G32] + ['file:///Users/chrisprobst/Programming/common/java/idea-projects/one_1.5.1-RC2/parallel_queue_settings/docs/Tables-Usual-Settings.ods'#$Sheet1.G32] + ['file:///Users/chrisprobst/Programming/common/java/idea-projects/one_1.5.1-RC2/parallel_queue_settings/docs/Tables-Expanded-Settings.ods'#$Sheet1.G32]) / 3" office:value-type="float" office:value="166.652033333333" calcext:value-type="float">
            <text:p>166.65</text:p>
          </table:table-cell>
          <table:table-cell table:style-name="ce27" table:formula="of:=(['file:///Users/chrisprobst/Programming/common/java/idea-projects/one_1.5.1-RC2/parallel_queue_settings/docs/Tables-Default-Settings.ods'#$Sheet1.H32] + ['file:///Users/chrisprobst/Programming/common/java/idea-projects/one_1.5.1-RC2/parallel_queue_settings/docs/Tables-Usual-Settings.ods'#$Sheet1.H32] + ['file:///Users/chrisprobst/Programming/common/java/idea-projects/one_1.5.1-RC2/parallel_queue_settings/docs/Tables-Expanded-Settings.ods'#$Sheet1.H32]) / 3" office:value-type="float" office:value="147.530133333333" calcext:value-type="float">
            <text:p>147.53</text:p>
          </table:table-cell>
          <table:table-cell table:style-name="ce27" table:formula="of:=(['file:///Users/chrisprobst/Programming/common/java/idea-projects/one_1.5.1-RC2/parallel_queue_settings/docs/Tables-Default-Settings.ods'#$Sheet1.I32] + ['file:///Users/chrisprobst/Programming/common/java/idea-projects/one_1.5.1-RC2/parallel_queue_settings/docs/Tables-Usual-Settings.ods'#$Sheet1.I32] + ['file:///Users/chrisprobst/Programming/common/java/idea-projects/one_1.5.1-RC2/parallel_queue_settings/docs/Tables-Expanded-Settings.ods'#$Sheet1.I32]) / 3" office:value-type="float" office:value="116.9518" calcext:value-type="float">
            <text:p>116.95</text:p>
          </table:table-cell>
          <table:table-cell table:style-name="ce27" table:formula="of:=(['file:///Users/chrisprobst/Programming/common/java/idea-projects/one_1.5.1-RC2/parallel_queue_settings/docs/Tables-Default-Settings.ods'#$Sheet1.J32] + ['file:///Users/chrisprobst/Programming/common/java/idea-projects/one_1.5.1-RC2/parallel_queue_settings/docs/Tables-Usual-Settings.ods'#$Sheet1.J32] + ['file:///Users/chrisprobst/Programming/common/java/idea-projects/one_1.5.1-RC2/parallel_queue_settings/docs/Tables-Expanded-Settings.ods'#$Sheet1.J32]) / 3" office:value-type="float" office:value="113.725733333333" calcext:value-type="float">
            <text:p>113.73</text:p>
          </table:table-cell>
          <table:table-cell table:style-name="ce27" table:formula="of:=(['file:///Users/chrisprobst/Programming/common/java/idea-projects/one_1.5.1-RC2/parallel_queue_settings/docs/Tables-Default-Settings.ods'#$Sheet1.K32] + ['file:///Users/chrisprobst/Programming/common/java/idea-projects/one_1.5.1-RC2/parallel_queue_settings/docs/Tables-Usual-Settings.ods'#$Sheet1.K32] + ['file:///Users/chrisprobst/Programming/common/java/idea-projects/one_1.5.1-RC2/parallel_queue_settings/docs/Tables-Expanded-Settings.ods'#$Sheet1.K32]) / 3" office:value-type="float" office:value="77.7156" calcext:value-type="float">
            <text:p>77.72</text:p>
          </table:table-cell>
          <table:table-cell table:style-name="ce27" table:formula="of:=(['file:///Users/chrisprobst/Programming/common/java/idea-projects/one_1.5.1-RC2/parallel_queue_settings/docs/Tables-Default-Settings.ods'#$Sheet1.L32] + ['file:///Users/chrisprobst/Programming/common/java/idea-projects/one_1.5.1-RC2/parallel_queue_settings/docs/Tables-Usual-Settings.ods'#$Sheet1.L32] + ['file:///Users/chrisprobst/Programming/common/java/idea-projects/one_1.5.1-RC2/parallel_queue_settings/docs/Tables-Expanded-Settings.ods'#$Sheet1.L32]) / 3" office:value-type="float" office:value="108.503833333333" calcext:value-type="float">
            <text:p>108.50</text:p>
          </table:table-cell>
          <table:table-cell table:style-name="ce27" table:formula="of:=(['file:///Users/chrisprobst/Programming/common/java/idea-projects/one_1.5.1-RC2/parallel_queue_settings/docs/Tables-Default-Settings.ods'#$Sheet1.M32] + ['file:///Users/chrisprobst/Programming/common/java/idea-projects/one_1.5.1-RC2/parallel_queue_settings/docs/Tables-Usual-Settings.ods'#$Sheet1.M32] + ['file:///Users/chrisprobst/Programming/common/java/idea-projects/one_1.5.1-RC2/parallel_queue_settings/docs/Tables-Expanded-Settings.ods'#$Sheet1.M32]) / 3" office:value-type="float" office:value="156.989933333333" calcext:value-type="float">
            <text:p>156.99</text:p>
          </table:table-cell>
          <table:table-cell table:style-name="ce27" table:formula="of:=(['file:///Users/chrisprobst/Programming/common/java/idea-projects/one_1.5.1-RC2/parallel_queue_settings/docs/Tables-Default-Settings.ods'#$Sheet1.N32] + ['file:///Users/chrisprobst/Programming/common/java/idea-projects/one_1.5.1-RC2/parallel_queue_settings/docs/Tables-Usual-Settings.ods'#$Sheet1.N32] + ['file:///Users/chrisprobst/Programming/common/java/idea-projects/one_1.5.1-RC2/parallel_queue_settings/docs/Tables-Expanded-Settings.ods'#$Sheet1.N32]) / 3" office:value-type="float" office:value="88.8340666666667" calcext:value-type="float">
            <text:p>88.83</text:p>
          </table:table-cell>
          <table:table-cell table:style-name="Default" table:number-columns-repeated="2"/>
          <table:table-cell table:style-name="ce28" table:number-columns-repeated="2"/>
          <table:table-cell table:number-columns-repeated="988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Time-to-live</text:p>
          </table:table-cell>
          <table:table-cell table:style-name="ce13" table:formula="of:=[.V33]" office:value-type="float" office:value="80.1280333333333" calcext:value-type="float">
            <text:p>80.1</text:p>
          </table:table-cell>
          <table:table-cell table:style-name="ce13" table:formula="of:=[.W33]" office:value-type="float" office:value="59.7566" calcext:value-type="float">
            <text:p>59.8</text:p>
          </table:table-cell>
          <table:table-cell table:style-name="ce13" table:formula="of:=[.X33]" office:value-type="float" office:value="101.494033333333" calcext:value-type="float">
            <text:p>101.5</text:p>
          </table:table-cell>
          <table:table-cell table:style-name="ce13" table:formula="of:=[.Y33]" office:value-type="float" office:value="150.402766666667" calcext:value-type="float">
            <text:p>150.4</text:p>
          </table:table-cell>
          <table:table-cell table:style-name="ce13" table:formula="of:=[.Z33]" office:value-type="float" office:value="157.556666666667" calcext:value-type="float">
            <text:p>157.6</text:p>
          </table:table-cell>
          <table:table-cell table:style-name="ce13" table:formula="of:=[.AA33]" office:value-type="float" office:value="120.733066666667" calcext:value-type="float">
            <text:p>120.7</text:p>
          </table:table-cell>
          <table:table-cell table:style-name="ce13" table:formula="of:=[.AB33]" office:value-type="float" office:value="123.904466666667" calcext:value-type="float">
            <text:p>123.9</text:p>
          </table:table-cell>
          <table:table-cell table:style-name="ce13" table:formula="of:=[.AC33]" office:value-type="float" office:value="139.134633333333" calcext:value-type="float">
            <text:p>139.1</text:p>
          </table:table-cell>
          <table:table-cell table:style-name="ce13" table:formula="of:=[.AD33]" office:value-type="float" office:value="144.8077" calcext:value-type="float">
            <text:p>144.8</text:p>
          </table:table-cell>
          <table:table-cell table:style-name="ce13" table:formula="of:=[.AE33]" office:value-type="float" office:value="119.2072" calcext:value-type="float">
            <text:p>119.2</text:p>
          </table:table-cell>
          <table:table-cell table:style-name="ce13" table:formula="of:=[.AF33]" office:value-type="float" office:value="86.4793" calcext:value-type="float">
            <text:p>86.5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33] + ['file:///Users/chrisprobst/Programming/common/java/idea-projects/one_1.5.1-RC2/parallel_queue_settings/docs/Tables-Usual-Settings.ods'#$Sheet1.D33] + ['file:///Users/chrisprobst/Programming/common/java/idea-projects/one_1.5.1-RC2/parallel_queue_settings/docs/Tables-Expanded-Settings.ods'#$Sheet1.D33]) / 3" office:value-type="float" office:value="80.1280333333333" calcext:value-type="float">
            <text:p>80.13</text:p>
          </table:table-cell>
          <table:table-cell table:style-name="ce27" table:formula="of:=(['file:///Users/chrisprobst/Programming/common/java/idea-projects/one_1.5.1-RC2/parallel_queue_settings/docs/Tables-Default-Settings.ods'#$Sheet1.E33] + ['file:///Users/chrisprobst/Programming/common/java/idea-projects/one_1.5.1-RC2/parallel_queue_settings/docs/Tables-Usual-Settings.ods'#$Sheet1.E33] + ['file:///Users/chrisprobst/Programming/common/java/idea-projects/one_1.5.1-RC2/parallel_queue_settings/docs/Tables-Expanded-Settings.ods'#$Sheet1.E33]) / 3" office:value-type="float" office:value="59.7566" calcext:value-type="float">
            <text:p>59.76</text:p>
          </table:table-cell>
          <table:table-cell table:style-name="ce27" table:formula="of:=(['file:///Users/chrisprobst/Programming/common/java/idea-projects/one_1.5.1-RC2/parallel_queue_settings/docs/Tables-Default-Settings.ods'#$Sheet1.F33] + ['file:///Users/chrisprobst/Programming/common/java/idea-projects/one_1.5.1-RC2/parallel_queue_settings/docs/Tables-Usual-Settings.ods'#$Sheet1.F33] + ['file:///Users/chrisprobst/Programming/common/java/idea-projects/one_1.5.1-RC2/parallel_queue_settings/docs/Tables-Expanded-Settings.ods'#$Sheet1.F33]) / 3" office:value-type="float" office:value="101.494033333333" calcext:value-type="float">
            <text:p>101.49</text:p>
          </table:table-cell>
          <table:table-cell table:style-name="ce27" table:formula="of:=(['file:///Users/chrisprobst/Programming/common/java/idea-projects/one_1.5.1-RC2/parallel_queue_settings/docs/Tables-Default-Settings.ods'#$Sheet1.G33] + ['file:///Users/chrisprobst/Programming/common/java/idea-projects/one_1.5.1-RC2/parallel_queue_settings/docs/Tables-Usual-Settings.ods'#$Sheet1.G33] + ['file:///Users/chrisprobst/Programming/common/java/idea-projects/one_1.5.1-RC2/parallel_queue_settings/docs/Tables-Expanded-Settings.ods'#$Sheet1.G33]) / 3" office:value-type="float" office:value="150.402766666667" calcext:value-type="float">
            <text:p>150.40</text:p>
          </table:table-cell>
          <table:table-cell table:style-name="ce27" table:formula="of:=(['file:///Users/chrisprobst/Programming/common/java/idea-projects/one_1.5.1-RC2/parallel_queue_settings/docs/Tables-Default-Settings.ods'#$Sheet1.H33] + ['file:///Users/chrisprobst/Programming/common/java/idea-projects/one_1.5.1-RC2/parallel_queue_settings/docs/Tables-Usual-Settings.ods'#$Sheet1.H33] + ['file:///Users/chrisprobst/Programming/common/java/idea-projects/one_1.5.1-RC2/parallel_queue_settings/docs/Tables-Expanded-Settings.ods'#$Sheet1.H33]) / 3" office:value-type="float" office:value="157.556666666667" calcext:value-type="float">
            <text:p>157.56</text:p>
          </table:table-cell>
          <table:table-cell table:style-name="ce27" table:formula="of:=(['file:///Users/chrisprobst/Programming/common/java/idea-projects/one_1.5.1-RC2/parallel_queue_settings/docs/Tables-Default-Settings.ods'#$Sheet1.I33] + ['file:///Users/chrisprobst/Programming/common/java/idea-projects/one_1.5.1-RC2/parallel_queue_settings/docs/Tables-Usual-Settings.ods'#$Sheet1.I33] + ['file:///Users/chrisprobst/Programming/common/java/idea-projects/one_1.5.1-RC2/parallel_queue_settings/docs/Tables-Expanded-Settings.ods'#$Sheet1.I33]) / 3" office:value-type="float" office:value="120.733066666667" calcext:value-type="float">
            <text:p>120.73</text:p>
          </table:table-cell>
          <table:table-cell table:style-name="ce27" table:formula="of:=(['file:///Users/chrisprobst/Programming/common/java/idea-projects/one_1.5.1-RC2/parallel_queue_settings/docs/Tables-Default-Settings.ods'#$Sheet1.J33] + ['file:///Users/chrisprobst/Programming/common/java/idea-projects/one_1.5.1-RC2/parallel_queue_settings/docs/Tables-Usual-Settings.ods'#$Sheet1.J33] + ['file:///Users/chrisprobst/Programming/common/java/idea-projects/one_1.5.1-RC2/parallel_queue_settings/docs/Tables-Expanded-Settings.ods'#$Sheet1.J33]) / 3" office:value-type="float" office:value="123.904466666667" calcext:value-type="float">
            <text:p>123.90</text:p>
          </table:table-cell>
          <table:table-cell table:style-name="ce27" table:formula="of:=(['file:///Users/chrisprobst/Programming/common/java/idea-projects/one_1.5.1-RC2/parallel_queue_settings/docs/Tables-Default-Settings.ods'#$Sheet1.K33] + ['file:///Users/chrisprobst/Programming/common/java/idea-projects/one_1.5.1-RC2/parallel_queue_settings/docs/Tables-Usual-Settings.ods'#$Sheet1.K33] + ['file:///Users/chrisprobst/Programming/common/java/idea-projects/one_1.5.1-RC2/parallel_queue_settings/docs/Tables-Expanded-Settings.ods'#$Sheet1.K33]) / 3" office:value-type="float" office:value="139.134633333333" calcext:value-type="float">
            <text:p>139.13</text:p>
          </table:table-cell>
          <table:table-cell table:style-name="ce27" table:formula="of:=(['file:///Users/chrisprobst/Programming/common/java/idea-projects/one_1.5.1-RC2/parallel_queue_settings/docs/Tables-Default-Settings.ods'#$Sheet1.L33] + ['file:///Users/chrisprobst/Programming/common/java/idea-projects/one_1.5.1-RC2/parallel_queue_settings/docs/Tables-Usual-Settings.ods'#$Sheet1.L33] + ['file:///Users/chrisprobst/Programming/common/java/idea-projects/one_1.5.1-RC2/parallel_queue_settings/docs/Tables-Expanded-Settings.ods'#$Sheet1.L33]) / 3" office:value-type="float" office:value="144.8077" calcext:value-type="float">
            <text:p>144.81</text:p>
          </table:table-cell>
          <table:table-cell table:style-name="ce27" table:formula="of:=(['file:///Users/chrisprobst/Programming/common/java/idea-projects/one_1.5.1-RC2/parallel_queue_settings/docs/Tables-Default-Settings.ods'#$Sheet1.M33] + ['file:///Users/chrisprobst/Programming/common/java/idea-projects/one_1.5.1-RC2/parallel_queue_settings/docs/Tables-Usual-Settings.ods'#$Sheet1.M33] + ['file:///Users/chrisprobst/Programming/common/java/idea-projects/one_1.5.1-RC2/parallel_queue_settings/docs/Tables-Expanded-Settings.ods'#$Sheet1.M33]) / 3" office:value-type="float" office:value="119.2072" calcext:value-type="float">
            <text:p>119.21</text:p>
          </table:table-cell>
          <table:table-cell table:style-name="ce27" table:formula="of:=(['file:///Users/chrisprobst/Programming/common/java/idea-projects/one_1.5.1-RC2/parallel_queue_settings/docs/Tables-Default-Settings.ods'#$Sheet1.N33] + ['file:///Users/chrisprobst/Programming/common/java/idea-projects/one_1.5.1-RC2/parallel_queue_settings/docs/Tables-Usual-Settings.ods'#$Sheet1.N33] + ['file:///Users/chrisprobst/Programming/common/java/idea-projects/one_1.5.1-RC2/parallel_queue_settings/docs/Tables-Expanded-Settings.ods'#$Sheet1.N33]) / 3" office:value-type="float" office:value="86.4793" calcext:value-type="float">
            <text:p>86.48</text:p>
          </table:table-cell>
          <table:table-cell table:style-name="Default" table:number-columns-repeated="2"/>
          <table:table-cell table:style-name="ce28" table:number-columns-repeated="2"/>
          <table:table-cell table:number-columns-repeated="988"/>
        </table:table-row>
        <table:table-row table:style-name="ro1">
          <table:covered-table-cell table:style-name="Default"/>
          <table:covered-table-cell table:style-name="ce7"/>
          <table:table-cell table:style-name="ce9" office:value-type="string" calcext:value-type="string">
            <text:p>Message-size</text:p>
          </table:table-cell>
          <table:table-cell table:style-name="ce13" table:formula="of:=[.V34]" office:value-type="float" office:value="38.2841333333333" calcext:value-type="float">
            <text:p>38.3</text:p>
          </table:table-cell>
          <table:table-cell table:style-name="ce13" table:formula="of:=[.W34]" office:value-type="float" office:value="33.4359" calcext:value-type="float">
            <text:p>33.4</text:p>
          </table:table-cell>
          <table:table-cell table:style-name="ce13" table:formula="of:=[.X34]" office:value-type="float" office:value="52.8534" calcext:value-type="float">
            <text:p>52.9</text:p>
          </table:table-cell>
          <table:table-cell table:style-name="ce13" table:formula="of:=[.Y34]" office:value-type="float" office:value="68.2083333333333" calcext:value-type="float">
            <text:p>68.2</text:p>
          </table:table-cell>
          <table:table-cell table:style-name="ce13" table:formula="of:=[.Z34]" office:value-type="float" office:value="100.662066666667" calcext:value-type="float">
            <text:p>100.7</text:p>
          </table:table-cell>
          <table:table-cell table:style-name="ce13" table:formula="of:=[.AA34]" office:value-type="float" office:value="52.1778666666667" calcext:value-type="float">
            <text:p>52.2</text:p>
          </table:table-cell>
          <table:table-cell table:style-name="ce13" table:formula="of:=[.AB34]" office:value-type="float" office:value="44.4245666666667" calcext:value-type="float">
            <text:p>44.4</text:p>
          </table:table-cell>
          <table:table-cell table:style-name="ce13" table:formula="of:=[.AC34]" office:value-type="float" office:value="35.4857" calcext:value-type="float">
            <text:p>35.5</text:p>
          </table:table-cell>
          <table:table-cell table:style-name="ce13" table:formula="of:=[.AD34]" office:value-type="float" office:value="59.6027666666667" calcext:value-type="float">
            <text:p>59.6</text:p>
          </table:table-cell>
          <table:table-cell table:style-name="ce13" table:formula="of:=[.AE34]" office:value-type="float" office:value="72.8072" calcext:value-type="float">
            <text:p>72.8</text:p>
          </table:table-cell>
          <table:table-cell table:style-name="ce13" table:formula="of:=[.AF34]" office:value-type="float" office:value="108.0489" calcext:value-type="float">
            <text:p>108.0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34] + ['file:///Users/chrisprobst/Programming/common/java/idea-projects/one_1.5.1-RC2/parallel_queue_settings/docs/Tables-Usual-Settings.ods'#$Sheet1.D34] + ['file:///Users/chrisprobst/Programming/common/java/idea-projects/one_1.5.1-RC2/parallel_queue_settings/docs/Tables-Expanded-Settings.ods'#$Sheet1.D34]) / 3" office:value-type="float" office:value="38.2841333333333" calcext:value-type="float">
            <text:p>38.28</text:p>
          </table:table-cell>
          <table:table-cell table:style-name="ce27" table:formula="of:=(['file:///Users/chrisprobst/Programming/common/java/idea-projects/one_1.5.1-RC2/parallel_queue_settings/docs/Tables-Default-Settings.ods'#$Sheet1.E34] + ['file:///Users/chrisprobst/Programming/common/java/idea-projects/one_1.5.1-RC2/parallel_queue_settings/docs/Tables-Usual-Settings.ods'#$Sheet1.E34] + ['file:///Users/chrisprobst/Programming/common/java/idea-projects/one_1.5.1-RC2/parallel_queue_settings/docs/Tables-Expanded-Settings.ods'#$Sheet1.E34]) / 3" office:value-type="float" office:value="33.4359" calcext:value-type="float">
            <text:p>33.44</text:p>
          </table:table-cell>
          <table:table-cell table:style-name="ce27" table:formula="of:=(['file:///Users/chrisprobst/Programming/common/java/idea-projects/one_1.5.1-RC2/parallel_queue_settings/docs/Tables-Default-Settings.ods'#$Sheet1.F34] + ['file:///Users/chrisprobst/Programming/common/java/idea-projects/one_1.5.1-RC2/parallel_queue_settings/docs/Tables-Usual-Settings.ods'#$Sheet1.F34] + ['file:///Users/chrisprobst/Programming/common/java/idea-projects/one_1.5.1-RC2/parallel_queue_settings/docs/Tables-Expanded-Settings.ods'#$Sheet1.F34]) / 3" office:value-type="float" office:value="52.8534" calcext:value-type="float">
            <text:p>52.85</text:p>
          </table:table-cell>
          <table:table-cell table:style-name="ce27" table:formula="of:=(['file:///Users/chrisprobst/Programming/common/java/idea-projects/one_1.5.1-RC2/parallel_queue_settings/docs/Tables-Default-Settings.ods'#$Sheet1.G34] + ['file:///Users/chrisprobst/Programming/common/java/idea-projects/one_1.5.1-RC2/parallel_queue_settings/docs/Tables-Usual-Settings.ods'#$Sheet1.G34] + ['file:///Users/chrisprobst/Programming/common/java/idea-projects/one_1.5.1-RC2/parallel_queue_settings/docs/Tables-Expanded-Settings.ods'#$Sheet1.G34]) / 3" office:value-type="float" office:value="68.2083333333333" calcext:value-type="float">
            <text:p>68.21</text:p>
          </table:table-cell>
          <table:table-cell table:style-name="ce27" table:formula="of:=(['file:///Users/chrisprobst/Programming/common/java/idea-projects/one_1.5.1-RC2/parallel_queue_settings/docs/Tables-Default-Settings.ods'#$Sheet1.H34] + ['file:///Users/chrisprobst/Programming/common/java/idea-projects/one_1.5.1-RC2/parallel_queue_settings/docs/Tables-Usual-Settings.ods'#$Sheet1.H34] + ['file:///Users/chrisprobst/Programming/common/java/idea-projects/one_1.5.1-RC2/parallel_queue_settings/docs/Tables-Expanded-Settings.ods'#$Sheet1.H34]) / 3" office:value-type="float" office:value="100.662066666667" calcext:value-type="float">
            <text:p>100.66</text:p>
          </table:table-cell>
          <table:table-cell table:style-name="ce27" table:formula="of:=(['file:///Users/chrisprobst/Programming/common/java/idea-projects/one_1.5.1-RC2/parallel_queue_settings/docs/Tables-Default-Settings.ods'#$Sheet1.I34] + ['file:///Users/chrisprobst/Programming/common/java/idea-projects/one_1.5.1-RC2/parallel_queue_settings/docs/Tables-Usual-Settings.ods'#$Sheet1.I34] + ['file:///Users/chrisprobst/Programming/common/java/idea-projects/one_1.5.1-RC2/parallel_queue_settings/docs/Tables-Expanded-Settings.ods'#$Sheet1.I34]) / 3" office:value-type="float" office:value="52.1778666666667" calcext:value-type="float">
            <text:p>52.18</text:p>
          </table:table-cell>
          <table:table-cell table:style-name="ce27" table:formula="of:=(['file:///Users/chrisprobst/Programming/common/java/idea-projects/one_1.5.1-RC2/parallel_queue_settings/docs/Tables-Default-Settings.ods'#$Sheet1.J34] + ['file:///Users/chrisprobst/Programming/common/java/idea-projects/one_1.5.1-RC2/parallel_queue_settings/docs/Tables-Usual-Settings.ods'#$Sheet1.J34] + ['file:///Users/chrisprobst/Programming/common/java/idea-projects/one_1.5.1-RC2/parallel_queue_settings/docs/Tables-Expanded-Settings.ods'#$Sheet1.J34]) / 3" office:value-type="float" office:value="44.4245666666667" calcext:value-type="float">
            <text:p>44.42</text:p>
          </table:table-cell>
          <table:table-cell table:style-name="ce27" table:formula="of:=(['file:///Users/chrisprobst/Programming/common/java/idea-projects/one_1.5.1-RC2/parallel_queue_settings/docs/Tables-Default-Settings.ods'#$Sheet1.K34] + ['file:///Users/chrisprobst/Programming/common/java/idea-projects/one_1.5.1-RC2/parallel_queue_settings/docs/Tables-Usual-Settings.ods'#$Sheet1.K34] + ['file:///Users/chrisprobst/Programming/common/java/idea-projects/one_1.5.1-RC2/parallel_queue_settings/docs/Tables-Expanded-Settings.ods'#$Sheet1.K34]) / 3" office:value-type="float" office:value="35.4857" calcext:value-type="float">
            <text:p>35.49</text:p>
          </table:table-cell>
          <table:table-cell table:style-name="ce27" table:formula="of:=(['file:///Users/chrisprobst/Programming/common/java/idea-projects/one_1.5.1-RC2/parallel_queue_settings/docs/Tables-Default-Settings.ods'#$Sheet1.L34] + ['file:///Users/chrisprobst/Programming/common/java/idea-projects/one_1.5.1-RC2/parallel_queue_settings/docs/Tables-Usual-Settings.ods'#$Sheet1.L34] + ['file:///Users/chrisprobst/Programming/common/java/idea-projects/one_1.5.1-RC2/parallel_queue_settings/docs/Tables-Expanded-Settings.ods'#$Sheet1.L34]) / 3" office:value-type="float" office:value="59.6027666666667" calcext:value-type="float">
            <text:p>59.60</text:p>
          </table:table-cell>
          <table:table-cell table:style-name="ce27" table:formula="of:=(['file:///Users/chrisprobst/Programming/common/java/idea-projects/one_1.5.1-RC2/parallel_queue_settings/docs/Tables-Default-Settings.ods'#$Sheet1.M34] + ['file:///Users/chrisprobst/Programming/common/java/idea-projects/one_1.5.1-RC2/parallel_queue_settings/docs/Tables-Usual-Settings.ods'#$Sheet1.M34] + ['file:///Users/chrisprobst/Programming/common/java/idea-projects/one_1.5.1-RC2/parallel_queue_settings/docs/Tables-Expanded-Settings.ods'#$Sheet1.M34]) / 3" office:value-type="float" office:value="72.8072" calcext:value-type="float">
            <text:p>72.81</text:p>
          </table:table-cell>
          <table:table-cell table:style-name="ce27" table:formula="of:=(['file:///Users/chrisprobst/Programming/common/java/idea-projects/one_1.5.1-RC2/parallel_queue_settings/docs/Tables-Default-Settings.ods'#$Sheet1.N34] + ['file:///Users/chrisprobst/Programming/common/java/idea-projects/one_1.5.1-RC2/parallel_queue_settings/docs/Tables-Usual-Settings.ods'#$Sheet1.N34] + ['file:///Users/chrisprobst/Programming/common/java/idea-projects/one_1.5.1-RC2/parallel_queue_settings/docs/Tables-Expanded-Settings.ods'#$Sheet1.N34]) / 3" office:value-type="float" office:value="108.0489" calcext:value-type="float">
            <text:p>108.05</text:p>
          </table:table-cell>
          <table:table-cell table:style-name="Default" table:number-columns-repeated="2"/>
          <table:table-cell table:style-name="ce28" table:number-columns-repeated="2"/>
          <table:table-cell table:number-columns-repeated="988"/>
        </table:table-row>
        <table:table-row table:style-name="ro3">
          <table:table-cell table:style-name="ce4" office:value-type="string" calcext:value-type="string" table:number-columns-spanned="3" table:number-rows-spanned="1">
            <text:p>Metric</text:p>
          </table:table-cell>
          <table:covered-table-cell table:number-columns-repeated="2"/>
          <table:table-cell table:style-name="ce10" office:value-type="string" calcext:value-type="string" table:number-columns-spanned="11" table:number-rows-spanned="1">
            <text:p>Average Delay (minutes, less is better)</text:p>
          </table:table-cell>
          <table:covered-table-cell table:number-columns-repeated="10" table:style-name="Default"/>
          <table:table-cell table:number-columns-repeated="2"/>
          <table:table-cell table:style-name="Default" table:number-columns-repeated="18"/>
          <table:table-cell table:number-columns-repeated="990"/>
        </table:table-row>
        <table:table-row table:style-name="ro1">
          <table:table-cell table:style-name="ce5" office:value-type="string" calcext:value-type="string" table:number-columns-spanned="1" table:number-rows-spanned="11">
            <text:p>Queue Policy</text:p>
          </table:table-cell>
          <table:table-cell table:style-name="ce5" office:value-type="string" calcext:value-type="string">
            <text:p>X</text:p>
          </table:table-cell>
          <table:table-cell table:style-name="ce9" office:value-type="string" calcext:value-type="string">
            <text:p>Random</text:p>
          </table:table-cell>
          <table:table-cell table:style-name="ce14" table:formula="of:=[.V36]" office:value-type="float" office:value="71.320995" calcext:value-type="float">
            <text:p>71.3</text:p>
          </table:table-cell>
          <table:table-cell table:style-name="ce14" table:formula="of:=[.W36]" office:value-type="float" office:value="68.1873672222333" calcext:value-type="float">
            <text:p>68.2</text:p>
          </table:table-cell>
          <table:table-cell table:style-name="ce14" table:formula="of:=[.X36]" office:value-type="float" office:value="75.4231327777667" calcext:value-type="float">
            <text:p>75.4</text:p>
          </table:table-cell>
          <table:table-cell table:style-name="ce14" table:formula="of:=[.Y36]" office:value-type="float" office:value="57.9008105555667" calcext:value-type="float">
            <text:p>57.9</text:p>
          </table:table-cell>
          <table:table-cell table:style-name="ce14" table:formula="of:=[.Z36]" office:value-type="float" office:value="58.37099" calcext:value-type="float">
            <text:p>58.4</text:p>
          </table:table-cell>
          <table:table-cell table:style-name="ce14" table:formula="of:=[.AA36]" office:value-type="float" office:value="59.2313694444667" calcext:value-type="float">
            <text:p>59.2</text:p>
          </table:table-cell>
          <table:table-cell table:style-name="ce14" table:formula="of:=[.AB36]" office:value-type="float" office:value="79.556688889" calcext:value-type="float">
            <text:p>79.6</text:p>
          </table:table-cell>
          <table:table-cell table:style-name="ce14" table:formula="of:=[.AC36]" office:value-type="float" office:value="72.5647738889" calcext:value-type="float">
            <text:p>72.6</text:p>
          </table:table-cell>
          <table:table-cell table:style-name="ce14" table:formula="of:=[.AD36]" office:value-type="float" office:value="85.7033127777667" calcext:value-type="float">
            <text:p>85.7</text:p>
          </table:table-cell>
          <table:table-cell table:style-name="ce14" table:formula="of:=[.AE36]" office:value-type="float" office:value="67.6386833333333" calcext:value-type="float">
            <text:p>67.6</text:p>
          </table:table-cell>
          <table:table-cell table:style-name="ce14" table:formula="of:=[.AF36]" office:value-type="float" office:value="72.8527211111" calcext:value-type="float">
            <text:p>72.9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36] + ['file:///Users/chrisprobst/Programming/common/java/idea-projects/one_1.5.1-RC2/parallel_queue_settings/docs/Tables-Usual-Settings.ods'#$Sheet1.D36] + ['file:///Users/chrisprobst/Programming/common/java/idea-projects/one_1.5.1-RC2/parallel_queue_settings/docs/Tables-Expanded-Settings.ods'#$Sheet1.D36]) / 3" office:value-type="float" office:value="71.320995" calcext:value-type="float">
            <text:p>71.32</text:p>
          </table:table-cell>
          <table:table-cell table:style-name="ce27" table:formula="of:=(['file:///Users/chrisprobst/Programming/common/java/idea-projects/one_1.5.1-RC2/parallel_queue_settings/docs/Tables-Default-Settings.ods'#$Sheet1.E36] + ['file:///Users/chrisprobst/Programming/common/java/idea-projects/one_1.5.1-RC2/parallel_queue_settings/docs/Tables-Usual-Settings.ods'#$Sheet1.E36] + ['file:///Users/chrisprobst/Programming/common/java/idea-projects/one_1.5.1-RC2/parallel_queue_settings/docs/Tables-Expanded-Settings.ods'#$Sheet1.E36]) / 3" office:value-type="float" office:value="68.1873672222333" calcext:value-type="float">
            <text:p>68.19</text:p>
          </table:table-cell>
          <table:table-cell table:style-name="ce27" table:formula="of:=(['file:///Users/chrisprobst/Programming/common/java/idea-projects/one_1.5.1-RC2/parallel_queue_settings/docs/Tables-Default-Settings.ods'#$Sheet1.F36] + ['file:///Users/chrisprobst/Programming/common/java/idea-projects/one_1.5.1-RC2/parallel_queue_settings/docs/Tables-Usual-Settings.ods'#$Sheet1.F36] + ['file:///Users/chrisprobst/Programming/common/java/idea-projects/one_1.5.1-RC2/parallel_queue_settings/docs/Tables-Expanded-Settings.ods'#$Sheet1.F36]) / 3" office:value-type="float" office:value="75.4231327777667" calcext:value-type="float">
            <text:p>75.42</text:p>
          </table:table-cell>
          <table:table-cell table:style-name="ce27" table:formula="of:=(['file:///Users/chrisprobst/Programming/common/java/idea-projects/one_1.5.1-RC2/parallel_queue_settings/docs/Tables-Default-Settings.ods'#$Sheet1.G36] + ['file:///Users/chrisprobst/Programming/common/java/idea-projects/one_1.5.1-RC2/parallel_queue_settings/docs/Tables-Usual-Settings.ods'#$Sheet1.G36] + ['file:///Users/chrisprobst/Programming/common/java/idea-projects/one_1.5.1-RC2/parallel_queue_settings/docs/Tables-Expanded-Settings.ods'#$Sheet1.G36]) / 3" office:value-type="float" office:value="57.9008105555667" calcext:value-type="float">
            <text:p>57.90</text:p>
          </table:table-cell>
          <table:table-cell table:style-name="ce27" table:formula="of:=(['file:///Users/chrisprobst/Programming/common/java/idea-projects/one_1.5.1-RC2/parallel_queue_settings/docs/Tables-Default-Settings.ods'#$Sheet1.H36] + ['file:///Users/chrisprobst/Programming/common/java/idea-projects/one_1.5.1-RC2/parallel_queue_settings/docs/Tables-Usual-Settings.ods'#$Sheet1.H36] + ['file:///Users/chrisprobst/Programming/common/java/idea-projects/one_1.5.1-RC2/parallel_queue_settings/docs/Tables-Expanded-Settings.ods'#$Sheet1.H36]) / 3" office:value-type="float" office:value="58.37099" calcext:value-type="float">
            <text:p>58.37</text:p>
          </table:table-cell>
          <table:table-cell table:style-name="ce27" table:formula="of:=(['file:///Users/chrisprobst/Programming/common/java/idea-projects/one_1.5.1-RC2/parallel_queue_settings/docs/Tables-Default-Settings.ods'#$Sheet1.I36] + ['file:///Users/chrisprobst/Programming/common/java/idea-projects/one_1.5.1-RC2/parallel_queue_settings/docs/Tables-Usual-Settings.ods'#$Sheet1.I36] + ['file:///Users/chrisprobst/Programming/common/java/idea-projects/one_1.5.1-RC2/parallel_queue_settings/docs/Tables-Expanded-Settings.ods'#$Sheet1.I36]) / 3" office:value-type="float" office:value="59.2313694444667" calcext:value-type="float">
            <text:p>59.23</text:p>
          </table:table-cell>
          <table:table-cell table:style-name="ce27" table:formula="of:=(['file:///Users/chrisprobst/Programming/common/java/idea-projects/one_1.5.1-RC2/parallel_queue_settings/docs/Tables-Default-Settings.ods'#$Sheet1.J36] + ['file:///Users/chrisprobst/Programming/common/java/idea-projects/one_1.5.1-RC2/parallel_queue_settings/docs/Tables-Usual-Settings.ods'#$Sheet1.J36] + ['file:///Users/chrisprobst/Programming/common/java/idea-projects/one_1.5.1-RC2/parallel_queue_settings/docs/Tables-Expanded-Settings.ods'#$Sheet1.J36]) / 3" office:value-type="float" office:value="79.556688889" calcext:value-type="float">
            <text:p>79.56</text:p>
          </table:table-cell>
          <table:table-cell table:style-name="ce27" table:formula="of:=(['file:///Users/chrisprobst/Programming/common/java/idea-projects/one_1.5.1-RC2/parallel_queue_settings/docs/Tables-Default-Settings.ods'#$Sheet1.K36] + ['file:///Users/chrisprobst/Programming/common/java/idea-projects/one_1.5.1-RC2/parallel_queue_settings/docs/Tables-Usual-Settings.ods'#$Sheet1.K36] + ['file:///Users/chrisprobst/Programming/common/java/idea-projects/one_1.5.1-RC2/parallel_queue_settings/docs/Tables-Expanded-Settings.ods'#$Sheet1.K36]) / 3" office:value-type="float" office:value="72.5647738889" calcext:value-type="float">
            <text:p>72.56</text:p>
          </table:table-cell>
          <table:table-cell table:style-name="ce27" table:formula="of:=(['file:///Users/chrisprobst/Programming/common/java/idea-projects/one_1.5.1-RC2/parallel_queue_settings/docs/Tables-Default-Settings.ods'#$Sheet1.L36] + ['file:///Users/chrisprobst/Programming/common/java/idea-projects/one_1.5.1-RC2/parallel_queue_settings/docs/Tables-Usual-Settings.ods'#$Sheet1.L36] + ['file:///Users/chrisprobst/Programming/common/java/idea-projects/one_1.5.1-RC2/parallel_queue_settings/docs/Tables-Expanded-Settings.ods'#$Sheet1.L36]) / 3" office:value-type="float" office:value="85.7033127777667" calcext:value-type="float">
            <text:p>85.70</text:p>
          </table:table-cell>
          <table:table-cell table:style-name="ce27" table:formula="of:=(['file:///Users/chrisprobst/Programming/common/java/idea-projects/one_1.5.1-RC2/parallel_queue_settings/docs/Tables-Default-Settings.ods'#$Sheet1.M36] + ['file:///Users/chrisprobst/Programming/common/java/idea-projects/one_1.5.1-RC2/parallel_queue_settings/docs/Tables-Usual-Settings.ods'#$Sheet1.M36] + ['file:///Users/chrisprobst/Programming/common/java/idea-projects/one_1.5.1-RC2/parallel_queue_settings/docs/Tables-Expanded-Settings.ods'#$Sheet1.M36]) / 3" office:value-type="float" office:value="67.6386833333333" calcext:value-type="float">
            <text:p>67.64</text:p>
          </table:table-cell>
          <table:table-cell table:style-name="ce27" table:formula="of:=(['file:///Users/chrisprobst/Programming/common/java/idea-projects/one_1.5.1-RC2/parallel_queue_settings/docs/Tables-Default-Settings.ods'#$Sheet1.N36] + ['file:///Users/chrisprobst/Programming/common/java/idea-projects/one_1.5.1-RC2/parallel_queue_settings/docs/Tables-Usual-Settings.ods'#$Sheet1.N36] + ['file:///Users/chrisprobst/Programming/common/java/idea-projects/one_1.5.1-RC2/parallel_queue_settings/docs/Tables-Expanded-Settings.ods'#$Sheet1.N36]) / 3" office:value-type="float" office:value="72.8527211111" calcext:value-type="float">
            <text:p>72.85</text:p>
          </table:table-cell>
          <table:table-cell table:style-name="Default" table:number-columns-repeated="2"/>
          <table:table-cell table:number-columns-repeated="990"/>
        </table:table-row>
        <table:table-row table:style-name="ro1">
          <table:covered-table-cell table:style-name="Default"/>
          <table:table-cell table:style-name="ce5" office:value-type="string" calcext:value-type="string" table:number-columns-spanned="1" table:number-rows-spanned="5">
            <text:p><text:s/>Ascending</text:p>
          </table:table-cell>
          <table:table-cell table:style-name="ce9" office:value-type="string" calcext:value-type="string">
            <text:p>Arrival-time</text:p>
          </table:table-cell>
          <table:table-cell table:style-name="ce14" table:formula="of:=[.V37]" office:value-type="float" office:value="79.5526594444333" calcext:value-type="float">
            <text:p>79.6</text:p>
          </table:table-cell>
          <table:table-cell table:style-name="ce14" table:formula="of:=[.W37]" office:value-type="float" office:value="78.6341511111" calcext:value-type="float">
            <text:p>78.6</text:p>
          </table:table-cell>
          <table:table-cell table:style-name="ce14" table:formula="of:=[.X37]" office:value-type="float" office:value="80.4877416666333" calcext:value-type="float">
            <text:p>80.5</text:p>
          </table:table-cell>
          <table:table-cell table:style-name="ce14" table:formula="of:=[.Y37]" office:value-type="float" office:value="58.3256644444333" calcext:value-type="float">
            <text:p>58.3</text:p>
          </table:table-cell>
          <table:table-cell table:style-name="ce14" table:formula="of:=[.Z37]" office:value-type="float" office:value="72.6398411111333" calcext:value-type="float">
            <text:p>72.6</text:p>
          </table:table-cell>
          <table:table-cell table:style-name="ce14" table:formula="of:=[.AA37]" office:value-type="float" office:value="67.1759705555667" calcext:value-type="float">
            <text:p>67.2</text:p>
          </table:table-cell>
          <table:table-cell table:style-name="ce14" table:formula="of:=[.AB37]" office:value-type="float" office:value="85.5528022222333" calcext:value-type="float">
            <text:p>85.6</text:p>
          </table:table-cell>
          <table:table-cell table:style-name="ce14" table:formula="of:=[.AC37]" office:value-type="float" office:value="81.7447711111" calcext:value-type="float">
            <text:p>81.7</text:p>
          </table:table-cell>
          <table:table-cell table:style-name="ce14" table:formula="of:=[.AD37]" office:value-type="float" office:value="107.2089866669" calcext:value-type="float">
            <text:p>107.2</text:p>
          </table:table-cell>
          <table:table-cell table:style-name="ce14" table:formula="of:=[.AE37]" office:value-type="float" office:value="70.147973889" calcext:value-type="float">
            <text:p>70.1</text:p>
          </table:table-cell>
          <table:table-cell table:style-name="ce14" table:formula="of:=[.AF37]" office:value-type="float" office:value="86.5780488889" calcext:value-type="float">
            <text:p>86.6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37] + ['file:///Users/chrisprobst/Programming/common/java/idea-projects/one_1.5.1-RC2/parallel_queue_settings/docs/Tables-Usual-Settings.ods'#$Sheet1.D37] + ['file:///Users/chrisprobst/Programming/common/java/idea-projects/one_1.5.1-RC2/parallel_queue_settings/docs/Tables-Expanded-Settings.ods'#$Sheet1.D37]) / 3" office:value-type="float" office:value="79.5526594444333" calcext:value-type="float">
            <text:p>79.55</text:p>
          </table:table-cell>
          <table:table-cell table:style-name="ce27" table:formula="of:=(['file:///Users/chrisprobst/Programming/common/java/idea-projects/one_1.5.1-RC2/parallel_queue_settings/docs/Tables-Default-Settings.ods'#$Sheet1.E37] + ['file:///Users/chrisprobst/Programming/common/java/idea-projects/one_1.5.1-RC2/parallel_queue_settings/docs/Tables-Usual-Settings.ods'#$Sheet1.E37] + ['file:///Users/chrisprobst/Programming/common/java/idea-projects/one_1.5.1-RC2/parallel_queue_settings/docs/Tables-Expanded-Settings.ods'#$Sheet1.E37]) / 3" office:value-type="float" office:value="78.6341511111" calcext:value-type="float">
            <text:p>78.63</text:p>
          </table:table-cell>
          <table:table-cell table:style-name="ce27" table:formula="of:=(['file:///Users/chrisprobst/Programming/common/java/idea-projects/one_1.5.1-RC2/parallel_queue_settings/docs/Tables-Default-Settings.ods'#$Sheet1.F37] + ['file:///Users/chrisprobst/Programming/common/java/idea-projects/one_1.5.1-RC2/parallel_queue_settings/docs/Tables-Usual-Settings.ods'#$Sheet1.F37] + ['file:///Users/chrisprobst/Programming/common/java/idea-projects/one_1.5.1-RC2/parallel_queue_settings/docs/Tables-Expanded-Settings.ods'#$Sheet1.F37]) / 3" office:value-type="float" office:value="80.4877416666333" calcext:value-type="float">
            <text:p>80.49</text:p>
          </table:table-cell>
          <table:table-cell table:style-name="ce27" table:formula="of:=(['file:///Users/chrisprobst/Programming/common/java/idea-projects/one_1.5.1-RC2/parallel_queue_settings/docs/Tables-Default-Settings.ods'#$Sheet1.G37] + ['file:///Users/chrisprobst/Programming/common/java/idea-projects/one_1.5.1-RC2/parallel_queue_settings/docs/Tables-Usual-Settings.ods'#$Sheet1.G37] + ['file:///Users/chrisprobst/Programming/common/java/idea-projects/one_1.5.1-RC2/parallel_queue_settings/docs/Tables-Expanded-Settings.ods'#$Sheet1.G37]) / 3" office:value-type="float" office:value="58.3256644444333" calcext:value-type="float">
            <text:p>58.33</text:p>
          </table:table-cell>
          <table:table-cell table:style-name="ce27" table:formula="of:=(['file:///Users/chrisprobst/Programming/common/java/idea-projects/one_1.5.1-RC2/parallel_queue_settings/docs/Tables-Default-Settings.ods'#$Sheet1.H37] + ['file:///Users/chrisprobst/Programming/common/java/idea-projects/one_1.5.1-RC2/parallel_queue_settings/docs/Tables-Usual-Settings.ods'#$Sheet1.H37] + ['file:///Users/chrisprobst/Programming/common/java/idea-projects/one_1.5.1-RC2/parallel_queue_settings/docs/Tables-Expanded-Settings.ods'#$Sheet1.H37]) / 3" office:value-type="float" office:value="72.6398411111333" calcext:value-type="float">
            <text:p>72.64</text:p>
          </table:table-cell>
          <table:table-cell table:style-name="ce27" table:formula="of:=(['file:///Users/chrisprobst/Programming/common/java/idea-projects/one_1.5.1-RC2/parallel_queue_settings/docs/Tables-Default-Settings.ods'#$Sheet1.I37] + ['file:///Users/chrisprobst/Programming/common/java/idea-projects/one_1.5.1-RC2/parallel_queue_settings/docs/Tables-Usual-Settings.ods'#$Sheet1.I37] + ['file:///Users/chrisprobst/Programming/common/java/idea-projects/one_1.5.1-RC2/parallel_queue_settings/docs/Tables-Expanded-Settings.ods'#$Sheet1.I37]) / 3" office:value-type="float" office:value="67.1759705555667" calcext:value-type="float">
            <text:p>67.18</text:p>
          </table:table-cell>
          <table:table-cell table:style-name="ce27" table:formula="of:=(['file:///Users/chrisprobst/Programming/common/java/idea-projects/one_1.5.1-RC2/parallel_queue_settings/docs/Tables-Default-Settings.ods'#$Sheet1.J37] + ['file:///Users/chrisprobst/Programming/common/java/idea-projects/one_1.5.1-RC2/parallel_queue_settings/docs/Tables-Usual-Settings.ods'#$Sheet1.J37] + ['file:///Users/chrisprobst/Programming/common/java/idea-projects/one_1.5.1-RC2/parallel_queue_settings/docs/Tables-Expanded-Settings.ods'#$Sheet1.J37]) / 3" office:value-type="float" office:value="85.5528022222333" calcext:value-type="float">
            <text:p>85.55</text:p>
          </table:table-cell>
          <table:table-cell table:style-name="ce27" table:formula="of:=(['file:///Users/chrisprobst/Programming/common/java/idea-projects/one_1.5.1-RC2/parallel_queue_settings/docs/Tables-Default-Settings.ods'#$Sheet1.K37] + ['file:///Users/chrisprobst/Programming/common/java/idea-projects/one_1.5.1-RC2/parallel_queue_settings/docs/Tables-Usual-Settings.ods'#$Sheet1.K37] + ['file:///Users/chrisprobst/Programming/common/java/idea-projects/one_1.5.1-RC2/parallel_queue_settings/docs/Tables-Expanded-Settings.ods'#$Sheet1.K37]) / 3" office:value-type="float" office:value="81.7447711111" calcext:value-type="float">
            <text:p>81.74</text:p>
          </table:table-cell>
          <table:table-cell table:style-name="ce27" table:formula="of:=(['file:///Users/chrisprobst/Programming/common/java/idea-projects/one_1.5.1-RC2/parallel_queue_settings/docs/Tables-Default-Settings.ods'#$Sheet1.L37] + ['file:///Users/chrisprobst/Programming/common/java/idea-projects/one_1.5.1-RC2/parallel_queue_settings/docs/Tables-Usual-Settings.ods'#$Sheet1.L37] + ['file:///Users/chrisprobst/Programming/common/java/idea-projects/one_1.5.1-RC2/parallel_queue_settings/docs/Tables-Expanded-Settings.ods'#$Sheet1.L37]) / 3" office:value-type="float" office:value="107.2089866669" calcext:value-type="float">
            <text:p>107.21</text:p>
          </table:table-cell>
          <table:table-cell table:style-name="ce27" table:formula="of:=(['file:///Users/chrisprobst/Programming/common/java/idea-projects/one_1.5.1-RC2/parallel_queue_settings/docs/Tables-Default-Settings.ods'#$Sheet1.M37] + ['file:///Users/chrisprobst/Programming/common/java/idea-projects/one_1.5.1-RC2/parallel_queue_settings/docs/Tables-Usual-Settings.ods'#$Sheet1.M37] + ['file:///Users/chrisprobst/Programming/common/java/idea-projects/one_1.5.1-RC2/parallel_queue_settings/docs/Tables-Expanded-Settings.ods'#$Sheet1.M37]) / 3" office:value-type="float" office:value="70.147973889" calcext:value-type="float">
            <text:p>70.15</text:p>
          </table:table-cell>
          <table:table-cell table:style-name="ce27" table:formula="of:=(['file:///Users/chrisprobst/Programming/common/java/idea-projects/one_1.5.1-RC2/parallel_queue_settings/docs/Tables-Default-Settings.ods'#$Sheet1.N37] + ['file:///Users/chrisprobst/Programming/common/java/idea-projects/one_1.5.1-RC2/parallel_queue_settings/docs/Tables-Usual-Settings.ods'#$Sheet1.N37] + ['file:///Users/chrisprobst/Programming/common/java/idea-projects/one_1.5.1-RC2/parallel_queue_settings/docs/Tables-Expanded-Settings.ods'#$Sheet1.N37]) / 3" office:value-type="float" office:value="86.5780488889" calcext:value-type="float">
            <text:p>86.58</text:p>
          </table:table-cell>
          <table:table-cell table:style-name="Default" table:number-columns-repeated="2"/>
          <table:table-cell table:number-columns-repeated="990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Replications</text:p>
          </table:table-cell>
          <table:table-cell table:style-name="ce14" table:formula="of:=[.V38]" office:value-type="float" office:value="54.4754594444333" calcext:value-type="float">
            <text:p>54.5</text:p>
          </table:table-cell>
          <table:table-cell table:style-name="ce14" table:formula="of:=[.W38]" office:value-type="float" office:value="52.5499844444333" calcext:value-type="float">
            <text:p>52.5</text:p>
          </table:table-cell>
          <table:table-cell table:style-name="ce14" table:formula="of:=[.X38]" office:value-type="float" office:value="64.6856477777667" calcext:value-type="float">
            <text:p>64.7</text:p>
          </table:table-cell>
          <table:table-cell table:style-name="ce14" table:formula="of:=[.Y38]" office:value-type="float" office:value="47.5605405555667" calcext:value-type="float">
            <text:p>47.6</text:p>
          </table:table-cell>
          <table:table-cell table:style-name="ce14" table:formula="of:=[.Z38]" office:value-type="float" office:value="44.2802161111" calcext:value-type="float">
            <text:p>44.3</text:p>
          </table:table-cell>
          <table:table-cell table:style-name="ce14" table:formula="of:=[.AA38]" office:value-type="float" office:value="51.0896016666667" calcext:value-type="float">
            <text:p>51.1</text:p>
          </table:table-cell>
          <table:table-cell table:style-name="ce14" table:formula="of:=[.AB38]" office:value-type="float" office:value="65.216695" calcext:value-type="float">
            <text:p>65.2</text:p>
          </table:table-cell>
          <table:table-cell table:style-name="ce14" table:formula="of:=[.AC38]" office:value-type="float" office:value="54.7611699999667" calcext:value-type="float">
            <text:p>54.8</text:p>
          </table:table-cell>
          <table:table-cell table:style-name="ce14" table:formula="of:=[.AD38]" office:value-type="float" office:value="66.7706016665333" calcext:value-type="float">
            <text:p>66.8</text:p>
          </table:table-cell>
          <table:table-cell table:style-name="ce14" table:formula="of:=[.AE38]" office:value-type="float" office:value="53.9898527777667" calcext:value-type="float">
            <text:p>54.0</text:p>
          </table:table-cell>
          <table:table-cell table:style-name="ce14" table:formula="of:=[.AF38]" office:value-type="float" office:value="51.2934161111" calcext:value-type="float">
            <text:p>51.3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38] + ['file:///Users/chrisprobst/Programming/common/java/idea-projects/one_1.5.1-RC2/parallel_queue_settings/docs/Tables-Usual-Settings.ods'#$Sheet1.D38] + ['file:///Users/chrisprobst/Programming/common/java/idea-projects/one_1.5.1-RC2/parallel_queue_settings/docs/Tables-Expanded-Settings.ods'#$Sheet1.D38]) / 3" office:value-type="float" office:value="54.4754594444333" calcext:value-type="float">
            <text:p>54.48</text:p>
          </table:table-cell>
          <table:table-cell table:style-name="ce27" table:formula="of:=(['file:///Users/chrisprobst/Programming/common/java/idea-projects/one_1.5.1-RC2/parallel_queue_settings/docs/Tables-Default-Settings.ods'#$Sheet1.E38] + ['file:///Users/chrisprobst/Programming/common/java/idea-projects/one_1.5.1-RC2/parallel_queue_settings/docs/Tables-Usual-Settings.ods'#$Sheet1.E38] + ['file:///Users/chrisprobst/Programming/common/java/idea-projects/one_1.5.1-RC2/parallel_queue_settings/docs/Tables-Expanded-Settings.ods'#$Sheet1.E38]) / 3" office:value-type="float" office:value="52.5499844444333" calcext:value-type="float">
            <text:p>52.55</text:p>
          </table:table-cell>
          <table:table-cell table:style-name="ce27" table:formula="of:=(['file:///Users/chrisprobst/Programming/common/java/idea-projects/one_1.5.1-RC2/parallel_queue_settings/docs/Tables-Default-Settings.ods'#$Sheet1.F38] + ['file:///Users/chrisprobst/Programming/common/java/idea-projects/one_1.5.1-RC2/parallel_queue_settings/docs/Tables-Usual-Settings.ods'#$Sheet1.F38] + ['file:///Users/chrisprobst/Programming/common/java/idea-projects/one_1.5.1-RC2/parallel_queue_settings/docs/Tables-Expanded-Settings.ods'#$Sheet1.F38]) / 3" office:value-type="float" office:value="64.6856477777667" calcext:value-type="float">
            <text:p>64.69</text:p>
          </table:table-cell>
          <table:table-cell table:style-name="ce27" table:formula="of:=(['file:///Users/chrisprobst/Programming/common/java/idea-projects/one_1.5.1-RC2/parallel_queue_settings/docs/Tables-Default-Settings.ods'#$Sheet1.G38] + ['file:///Users/chrisprobst/Programming/common/java/idea-projects/one_1.5.1-RC2/parallel_queue_settings/docs/Tables-Usual-Settings.ods'#$Sheet1.G38] + ['file:///Users/chrisprobst/Programming/common/java/idea-projects/one_1.5.1-RC2/parallel_queue_settings/docs/Tables-Expanded-Settings.ods'#$Sheet1.G38]) / 3" office:value-type="float" office:value="47.5605405555667" calcext:value-type="float">
            <text:p>47.56</text:p>
          </table:table-cell>
          <table:table-cell table:style-name="ce27" table:formula="of:=(['file:///Users/chrisprobst/Programming/common/java/idea-projects/one_1.5.1-RC2/parallel_queue_settings/docs/Tables-Default-Settings.ods'#$Sheet1.H38] + ['file:///Users/chrisprobst/Programming/common/java/idea-projects/one_1.5.1-RC2/parallel_queue_settings/docs/Tables-Usual-Settings.ods'#$Sheet1.H38] + ['file:///Users/chrisprobst/Programming/common/java/idea-projects/one_1.5.1-RC2/parallel_queue_settings/docs/Tables-Expanded-Settings.ods'#$Sheet1.H38]) / 3" office:value-type="float" office:value="44.2802161111" calcext:value-type="float">
            <text:p>44.28</text:p>
          </table:table-cell>
          <table:table-cell table:style-name="ce27" table:formula="of:=(['file:///Users/chrisprobst/Programming/common/java/idea-projects/one_1.5.1-RC2/parallel_queue_settings/docs/Tables-Default-Settings.ods'#$Sheet1.I38] + ['file:///Users/chrisprobst/Programming/common/java/idea-projects/one_1.5.1-RC2/parallel_queue_settings/docs/Tables-Usual-Settings.ods'#$Sheet1.I38] + ['file:///Users/chrisprobst/Programming/common/java/idea-projects/one_1.5.1-RC2/parallel_queue_settings/docs/Tables-Expanded-Settings.ods'#$Sheet1.I38]) / 3" office:value-type="float" office:value="51.0896016666667" calcext:value-type="float">
            <text:p>51.09</text:p>
          </table:table-cell>
          <table:table-cell table:style-name="ce27" table:formula="of:=(['file:///Users/chrisprobst/Programming/common/java/idea-projects/one_1.5.1-RC2/parallel_queue_settings/docs/Tables-Default-Settings.ods'#$Sheet1.J38] + ['file:///Users/chrisprobst/Programming/common/java/idea-projects/one_1.5.1-RC2/parallel_queue_settings/docs/Tables-Usual-Settings.ods'#$Sheet1.J38] + ['file:///Users/chrisprobst/Programming/common/java/idea-projects/one_1.5.1-RC2/parallel_queue_settings/docs/Tables-Expanded-Settings.ods'#$Sheet1.J38]) / 3" office:value-type="float" office:value="65.216695" calcext:value-type="float">
            <text:p>65.22</text:p>
          </table:table-cell>
          <table:table-cell table:style-name="ce27" table:formula="of:=(['file:///Users/chrisprobst/Programming/common/java/idea-projects/one_1.5.1-RC2/parallel_queue_settings/docs/Tables-Default-Settings.ods'#$Sheet1.K38] + ['file:///Users/chrisprobst/Programming/common/java/idea-projects/one_1.5.1-RC2/parallel_queue_settings/docs/Tables-Usual-Settings.ods'#$Sheet1.K38] + ['file:///Users/chrisprobst/Programming/common/java/idea-projects/one_1.5.1-RC2/parallel_queue_settings/docs/Tables-Expanded-Settings.ods'#$Sheet1.K38]) / 3" office:value-type="float" office:value="54.7611699999667" calcext:value-type="float">
            <text:p>54.76</text:p>
          </table:table-cell>
          <table:table-cell table:style-name="ce27" table:formula="of:=(['file:///Users/chrisprobst/Programming/common/java/idea-projects/one_1.5.1-RC2/parallel_queue_settings/docs/Tables-Default-Settings.ods'#$Sheet1.L38] + ['file:///Users/chrisprobst/Programming/common/java/idea-projects/one_1.5.1-RC2/parallel_queue_settings/docs/Tables-Usual-Settings.ods'#$Sheet1.L38] + ['file:///Users/chrisprobst/Programming/common/java/idea-projects/one_1.5.1-RC2/parallel_queue_settings/docs/Tables-Expanded-Settings.ods'#$Sheet1.L38]) / 3" office:value-type="float" office:value="66.7706016665333" calcext:value-type="float">
            <text:p>66.77</text:p>
          </table:table-cell>
          <table:table-cell table:style-name="ce27" table:formula="of:=(['file:///Users/chrisprobst/Programming/common/java/idea-projects/one_1.5.1-RC2/parallel_queue_settings/docs/Tables-Default-Settings.ods'#$Sheet1.M38] + ['file:///Users/chrisprobst/Programming/common/java/idea-projects/one_1.5.1-RC2/parallel_queue_settings/docs/Tables-Usual-Settings.ods'#$Sheet1.M38] + ['file:///Users/chrisprobst/Programming/common/java/idea-projects/one_1.5.1-RC2/parallel_queue_settings/docs/Tables-Expanded-Settings.ods'#$Sheet1.M38]) / 3" office:value-type="float" office:value="53.9898527777667" calcext:value-type="float">
            <text:p>53.99</text:p>
          </table:table-cell>
          <table:table-cell table:style-name="ce27" table:formula="of:=(['file:///Users/chrisprobst/Programming/common/java/idea-projects/one_1.5.1-RC2/parallel_queue_settings/docs/Tables-Default-Settings.ods'#$Sheet1.N38] + ['file:///Users/chrisprobst/Programming/common/java/idea-projects/one_1.5.1-RC2/parallel_queue_settings/docs/Tables-Usual-Settings.ods'#$Sheet1.N38] + ['file:///Users/chrisprobst/Programming/common/java/idea-projects/one_1.5.1-RC2/parallel_queue_settings/docs/Tables-Expanded-Settings.ods'#$Sheet1.N38]) / 3" office:value-type="float" office:value="51.2934161111" calcext:value-type="float">
            <text:p>51.29</text:p>
          </table:table-cell>
          <table:table-cell table:style-name="Default" table:number-columns-repeated="2"/>
          <table:table-cell table:number-columns-repeated="990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Relayed-nodes</text:p>
          </table:table-cell>
          <table:table-cell table:style-name="ce14" table:formula="of:=[.V39]" office:value-type="float" office:value="50.9326961111" calcext:value-type="float">
            <text:p>50.9</text:p>
          </table:table-cell>
          <table:table-cell table:style-name="ce14" table:formula="of:=[.W39]" office:value-type="float" office:value="43.3919672222" calcext:value-type="float">
            <text:p>43.4</text:p>
          </table:table-cell>
          <table:table-cell table:style-name="ce14" table:formula="of:=[.X39]" office:value-type="float" office:value="74.5285177779" calcext:value-type="float">
            <text:p>74.5</text:p>
          </table:table-cell>
          <table:table-cell table:style-name="ce14" table:formula="of:=[.Y39]" office:value-type="float" office:value="50.20101" calcext:value-type="float">
            <text:p>50.2</text:p>
          </table:table-cell>
          <table:table-cell table:style-name="ce14" table:formula="of:=[.Z39]" office:value-type="float" office:value="43.5636372222333" calcext:value-type="float">
            <text:p>43.6</text:p>
          </table:table-cell>
          <table:table-cell table:style-name="ce14" table:formula="of:=[.AA39]" office:value-type="float" office:value="51.804695" calcext:value-type="float">
            <text:p>51.8</text:p>
          </table:table-cell>
          <table:table-cell table:style-name="ce14" table:formula="of:=[.AB39]" office:value-type="float" office:value="65.1287244444667" calcext:value-type="float">
            <text:p>65.1</text:p>
          </table:table-cell>
          <table:table-cell table:style-name="ce14" table:formula="of:=[.AC39]" office:value-type="float" office:value="49.6210083333333" calcext:value-type="float">
            <text:p>49.6</text:p>
          </table:table-cell>
          <table:table-cell table:style-name="ce14" table:formula="of:=[.AD39]" office:value-type="float" office:value="81.70276" calcext:value-type="float">
            <text:p>81.7</text:p>
          </table:table-cell>
          <table:table-cell table:style-name="ce14" table:formula="of:=[.AE39]" office:value-type="float" office:value="58.7491461111333" calcext:value-type="float">
            <text:p>58.7</text:p>
          </table:table-cell>
          <table:table-cell table:style-name="ce14" table:formula="of:=[.AF39]" office:value-type="float" office:value="48.674785" calcext:value-type="float">
            <text:p>48.7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39] + ['file:///Users/chrisprobst/Programming/common/java/idea-projects/one_1.5.1-RC2/parallel_queue_settings/docs/Tables-Usual-Settings.ods'#$Sheet1.D39] + ['file:///Users/chrisprobst/Programming/common/java/idea-projects/one_1.5.1-RC2/parallel_queue_settings/docs/Tables-Expanded-Settings.ods'#$Sheet1.D39]) / 3" office:value-type="float" office:value="50.9326961111" calcext:value-type="float">
            <text:p>50.93</text:p>
          </table:table-cell>
          <table:table-cell table:style-name="ce27" table:formula="of:=(['file:///Users/chrisprobst/Programming/common/java/idea-projects/one_1.5.1-RC2/parallel_queue_settings/docs/Tables-Default-Settings.ods'#$Sheet1.E39] + ['file:///Users/chrisprobst/Programming/common/java/idea-projects/one_1.5.1-RC2/parallel_queue_settings/docs/Tables-Usual-Settings.ods'#$Sheet1.E39] + ['file:///Users/chrisprobst/Programming/common/java/idea-projects/one_1.5.1-RC2/parallel_queue_settings/docs/Tables-Expanded-Settings.ods'#$Sheet1.E39]) / 3" office:value-type="float" office:value="43.3919672222" calcext:value-type="float">
            <text:p>43.39</text:p>
          </table:table-cell>
          <table:table-cell table:style-name="ce27" table:formula="of:=(['file:///Users/chrisprobst/Programming/common/java/idea-projects/one_1.5.1-RC2/parallel_queue_settings/docs/Tables-Default-Settings.ods'#$Sheet1.F39] + ['file:///Users/chrisprobst/Programming/common/java/idea-projects/one_1.5.1-RC2/parallel_queue_settings/docs/Tables-Usual-Settings.ods'#$Sheet1.F39] + ['file:///Users/chrisprobst/Programming/common/java/idea-projects/one_1.5.1-RC2/parallel_queue_settings/docs/Tables-Expanded-Settings.ods'#$Sheet1.F39]) / 3" office:value-type="float" office:value="74.5285177779" calcext:value-type="float">
            <text:p>74.53</text:p>
          </table:table-cell>
          <table:table-cell table:style-name="ce27" table:formula="of:=(['file:///Users/chrisprobst/Programming/common/java/idea-projects/one_1.5.1-RC2/parallel_queue_settings/docs/Tables-Default-Settings.ods'#$Sheet1.G39] + ['file:///Users/chrisprobst/Programming/common/java/idea-projects/one_1.5.1-RC2/parallel_queue_settings/docs/Tables-Usual-Settings.ods'#$Sheet1.G39] + ['file:///Users/chrisprobst/Programming/common/java/idea-projects/one_1.5.1-RC2/parallel_queue_settings/docs/Tables-Expanded-Settings.ods'#$Sheet1.G39]) / 3" office:value-type="float" office:value="50.20101" calcext:value-type="float">
            <text:p>50.20</text:p>
          </table:table-cell>
          <table:table-cell table:style-name="ce27" table:formula="of:=(['file:///Users/chrisprobst/Programming/common/java/idea-projects/one_1.5.1-RC2/parallel_queue_settings/docs/Tables-Default-Settings.ods'#$Sheet1.H39] + ['file:///Users/chrisprobst/Programming/common/java/idea-projects/one_1.5.1-RC2/parallel_queue_settings/docs/Tables-Usual-Settings.ods'#$Sheet1.H39] + ['file:///Users/chrisprobst/Programming/common/java/idea-projects/one_1.5.1-RC2/parallel_queue_settings/docs/Tables-Expanded-Settings.ods'#$Sheet1.H39]) / 3" office:value-type="float" office:value="43.5636372222333" calcext:value-type="float">
            <text:p>43.56</text:p>
          </table:table-cell>
          <table:table-cell table:style-name="ce27" table:formula="of:=(['file:///Users/chrisprobst/Programming/common/java/idea-projects/one_1.5.1-RC2/parallel_queue_settings/docs/Tables-Default-Settings.ods'#$Sheet1.I39] + ['file:///Users/chrisprobst/Programming/common/java/idea-projects/one_1.5.1-RC2/parallel_queue_settings/docs/Tables-Usual-Settings.ods'#$Sheet1.I39] + ['file:///Users/chrisprobst/Programming/common/java/idea-projects/one_1.5.1-RC2/parallel_queue_settings/docs/Tables-Expanded-Settings.ods'#$Sheet1.I39]) / 3" office:value-type="float" office:value="51.804695" calcext:value-type="float">
            <text:p>51.80</text:p>
          </table:table-cell>
          <table:table-cell table:style-name="ce27" table:formula="of:=(['file:///Users/chrisprobst/Programming/common/java/idea-projects/one_1.5.1-RC2/parallel_queue_settings/docs/Tables-Default-Settings.ods'#$Sheet1.J39] + ['file:///Users/chrisprobst/Programming/common/java/idea-projects/one_1.5.1-RC2/parallel_queue_settings/docs/Tables-Usual-Settings.ods'#$Sheet1.J39] + ['file:///Users/chrisprobst/Programming/common/java/idea-projects/one_1.5.1-RC2/parallel_queue_settings/docs/Tables-Expanded-Settings.ods'#$Sheet1.J39]) / 3" office:value-type="float" office:value="65.1287244444667" calcext:value-type="float">
            <text:p>65.13</text:p>
          </table:table-cell>
          <table:table-cell table:style-name="ce27" table:formula="of:=(['file:///Users/chrisprobst/Programming/common/java/idea-projects/one_1.5.1-RC2/parallel_queue_settings/docs/Tables-Default-Settings.ods'#$Sheet1.K39] + ['file:///Users/chrisprobst/Programming/common/java/idea-projects/one_1.5.1-RC2/parallel_queue_settings/docs/Tables-Usual-Settings.ods'#$Sheet1.K39] + ['file:///Users/chrisprobst/Programming/common/java/idea-projects/one_1.5.1-RC2/parallel_queue_settings/docs/Tables-Expanded-Settings.ods'#$Sheet1.K39]) / 3" office:value-type="float" office:value="49.6210083333333" calcext:value-type="float">
            <text:p>49.62</text:p>
          </table:table-cell>
          <table:table-cell table:style-name="ce27" table:formula="of:=(['file:///Users/chrisprobst/Programming/common/java/idea-projects/one_1.5.1-RC2/parallel_queue_settings/docs/Tables-Default-Settings.ods'#$Sheet1.L39] + ['file:///Users/chrisprobst/Programming/common/java/idea-projects/one_1.5.1-RC2/parallel_queue_settings/docs/Tables-Usual-Settings.ods'#$Sheet1.L39] + ['file:///Users/chrisprobst/Programming/common/java/idea-projects/one_1.5.1-RC2/parallel_queue_settings/docs/Tables-Expanded-Settings.ods'#$Sheet1.L39]) / 3" office:value-type="float" office:value="81.70276" calcext:value-type="float">
            <text:p>81.70</text:p>
          </table:table-cell>
          <table:table-cell table:style-name="ce27" table:formula="of:=(['file:///Users/chrisprobst/Programming/common/java/idea-projects/one_1.5.1-RC2/parallel_queue_settings/docs/Tables-Default-Settings.ods'#$Sheet1.M39] + ['file:///Users/chrisprobst/Programming/common/java/idea-projects/one_1.5.1-RC2/parallel_queue_settings/docs/Tables-Usual-Settings.ods'#$Sheet1.M39] + ['file:///Users/chrisprobst/Programming/common/java/idea-projects/one_1.5.1-RC2/parallel_queue_settings/docs/Tables-Expanded-Settings.ods'#$Sheet1.M39]) / 3" office:value-type="float" office:value="58.7491461111333" calcext:value-type="float">
            <text:p>58.75</text:p>
          </table:table-cell>
          <table:table-cell table:style-name="ce27" table:formula="of:=(['file:///Users/chrisprobst/Programming/common/java/idea-projects/one_1.5.1-RC2/parallel_queue_settings/docs/Tables-Default-Settings.ods'#$Sheet1.N39] + ['file:///Users/chrisprobst/Programming/common/java/idea-projects/one_1.5.1-RC2/parallel_queue_settings/docs/Tables-Usual-Settings.ods'#$Sheet1.N39] + ['file:///Users/chrisprobst/Programming/common/java/idea-projects/one_1.5.1-RC2/parallel_queue_settings/docs/Tables-Expanded-Settings.ods'#$Sheet1.N39]) / 3" office:value-type="float" office:value="48.674785" calcext:value-type="float">
            <text:p>48.67</text:p>
          </table:table-cell>
          <table:table-cell table:style-name="Default" table:number-columns-repeated="2"/>
          <table:table-cell table:number-columns-repeated="990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Time-to-live</text:p>
          </table:table-cell>
          <table:table-cell table:style-name="ce14" table:formula="of:=[.V40]" office:value-type="float" office:value="79.6381838889" calcext:value-type="float">
            <text:p>79.6</text:p>
          </table:table-cell>
          <table:table-cell table:style-name="ce14" table:formula="of:=[.W40]" office:value-type="float" office:value="76.1137238888667" calcext:value-type="float">
            <text:p>76.1</text:p>
          </table:table-cell>
          <table:table-cell table:style-name="ce14" table:formula="of:=[.X40]" office:value-type="float" office:value="72.0181783333333" calcext:value-type="float">
            <text:p>72.0</text:p>
          </table:table-cell>
          <table:table-cell table:style-name="ce14" table:formula="of:=[.Y40]" office:value-type="float" office:value="62.2520966666667" calcext:value-type="float">
            <text:p>62.3</text:p>
          </table:table-cell>
          <table:table-cell table:style-name="ce14" table:formula="of:=[.Z40]" office:value-type="float" office:value="93.3375927779" calcext:value-type="float">
            <text:p>93.3</text:p>
          </table:table-cell>
          <table:table-cell table:style-name="ce14" table:formula="of:=[.AA40]" office:value-type="float" office:value="66.4392855555667" calcext:value-type="float">
            <text:p>66.4</text:p>
          </table:table-cell>
          <table:table-cell table:style-name="ce14" table:formula="of:=[.AB40]" office:value-type="float" office:value="93.4684183332333" calcext:value-type="float">
            <text:p>93.5</text:p>
          </table:table-cell>
          <table:table-cell table:style-name="ce14" table:formula="of:=[.AC40]" office:value-type="float" office:value="93.9087955556667" calcext:value-type="float">
            <text:p>93.9</text:p>
          </table:table-cell>
          <table:table-cell table:style-name="ce14" table:formula="of:=[.AD40]" office:value-type="float" office:value="109.994739444667" calcext:value-type="float">
            <text:p>110.0</text:p>
          </table:table-cell>
          <table:table-cell table:style-name="ce14" table:formula="of:=[.AE40]" office:value-type="float" office:value="70.1033466667667" calcext:value-type="float">
            <text:p>70.1</text:p>
          </table:table-cell>
          <table:table-cell table:style-name="ce14" table:formula="of:=[.AF40]" office:value-type="float" office:value="91.4058927777667" calcext:value-type="float">
            <text:p>91.4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40] + ['file:///Users/chrisprobst/Programming/common/java/idea-projects/one_1.5.1-RC2/parallel_queue_settings/docs/Tables-Usual-Settings.ods'#$Sheet1.D40] + ['file:///Users/chrisprobst/Programming/common/java/idea-projects/one_1.5.1-RC2/parallel_queue_settings/docs/Tables-Expanded-Settings.ods'#$Sheet1.D40]) / 3" office:value-type="float" office:value="79.6381838889" calcext:value-type="float">
            <text:p>79.64</text:p>
          </table:table-cell>
          <table:table-cell table:style-name="ce27" table:formula="of:=(['file:///Users/chrisprobst/Programming/common/java/idea-projects/one_1.5.1-RC2/parallel_queue_settings/docs/Tables-Default-Settings.ods'#$Sheet1.E40] + ['file:///Users/chrisprobst/Programming/common/java/idea-projects/one_1.5.1-RC2/parallel_queue_settings/docs/Tables-Usual-Settings.ods'#$Sheet1.E40] + ['file:///Users/chrisprobst/Programming/common/java/idea-projects/one_1.5.1-RC2/parallel_queue_settings/docs/Tables-Expanded-Settings.ods'#$Sheet1.E40]) / 3" office:value-type="float" office:value="76.1137238888667" calcext:value-type="float">
            <text:p>76.11</text:p>
          </table:table-cell>
          <table:table-cell table:style-name="ce27" table:formula="of:=(['file:///Users/chrisprobst/Programming/common/java/idea-projects/one_1.5.1-RC2/parallel_queue_settings/docs/Tables-Default-Settings.ods'#$Sheet1.F40] + ['file:///Users/chrisprobst/Programming/common/java/idea-projects/one_1.5.1-RC2/parallel_queue_settings/docs/Tables-Usual-Settings.ods'#$Sheet1.F40] + ['file:///Users/chrisprobst/Programming/common/java/idea-projects/one_1.5.1-RC2/parallel_queue_settings/docs/Tables-Expanded-Settings.ods'#$Sheet1.F40]) / 3" office:value-type="float" office:value="72.0181783333333" calcext:value-type="float">
            <text:p>72.02</text:p>
          </table:table-cell>
          <table:table-cell table:style-name="ce27" table:formula="of:=(['file:///Users/chrisprobst/Programming/common/java/idea-projects/one_1.5.1-RC2/parallel_queue_settings/docs/Tables-Default-Settings.ods'#$Sheet1.G40] + ['file:///Users/chrisprobst/Programming/common/java/idea-projects/one_1.5.1-RC2/parallel_queue_settings/docs/Tables-Usual-Settings.ods'#$Sheet1.G40] + ['file:///Users/chrisprobst/Programming/common/java/idea-projects/one_1.5.1-RC2/parallel_queue_settings/docs/Tables-Expanded-Settings.ods'#$Sheet1.G40]) / 3" office:value-type="float" office:value="62.2520966666667" calcext:value-type="float">
            <text:p>62.25</text:p>
          </table:table-cell>
          <table:table-cell table:style-name="ce27" table:formula="of:=(['file:///Users/chrisprobst/Programming/common/java/idea-projects/one_1.5.1-RC2/parallel_queue_settings/docs/Tables-Default-Settings.ods'#$Sheet1.H40] + ['file:///Users/chrisprobst/Programming/common/java/idea-projects/one_1.5.1-RC2/parallel_queue_settings/docs/Tables-Usual-Settings.ods'#$Sheet1.H40] + ['file:///Users/chrisprobst/Programming/common/java/idea-projects/one_1.5.1-RC2/parallel_queue_settings/docs/Tables-Expanded-Settings.ods'#$Sheet1.H40]) / 3" office:value-type="float" office:value="93.3375927779" calcext:value-type="float">
            <text:p>93.34</text:p>
          </table:table-cell>
          <table:table-cell table:style-name="ce27" table:formula="of:=(['file:///Users/chrisprobst/Programming/common/java/idea-projects/one_1.5.1-RC2/parallel_queue_settings/docs/Tables-Default-Settings.ods'#$Sheet1.I40] + ['file:///Users/chrisprobst/Programming/common/java/idea-projects/one_1.5.1-RC2/parallel_queue_settings/docs/Tables-Usual-Settings.ods'#$Sheet1.I40] + ['file:///Users/chrisprobst/Programming/common/java/idea-projects/one_1.5.1-RC2/parallel_queue_settings/docs/Tables-Expanded-Settings.ods'#$Sheet1.I40]) / 3" office:value-type="float" office:value="66.4392855555667" calcext:value-type="float">
            <text:p>66.44</text:p>
          </table:table-cell>
          <table:table-cell table:style-name="ce27" table:formula="of:=(['file:///Users/chrisprobst/Programming/common/java/idea-projects/one_1.5.1-RC2/parallel_queue_settings/docs/Tables-Default-Settings.ods'#$Sheet1.J40] + ['file:///Users/chrisprobst/Programming/common/java/idea-projects/one_1.5.1-RC2/parallel_queue_settings/docs/Tables-Usual-Settings.ods'#$Sheet1.J40] + ['file:///Users/chrisprobst/Programming/common/java/idea-projects/one_1.5.1-RC2/parallel_queue_settings/docs/Tables-Expanded-Settings.ods'#$Sheet1.J40]) / 3" office:value-type="float" office:value="93.4684183332333" calcext:value-type="float">
            <text:p>93.47</text:p>
          </table:table-cell>
          <table:table-cell table:style-name="ce27" table:formula="of:=(['file:///Users/chrisprobst/Programming/common/java/idea-projects/one_1.5.1-RC2/parallel_queue_settings/docs/Tables-Default-Settings.ods'#$Sheet1.K40] + ['file:///Users/chrisprobst/Programming/common/java/idea-projects/one_1.5.1-RC2/parallel_queue_settings/docs/Tables-Usual-Settings.ods'#$Sheet1.K40] + ['file:///Users/chrisprobst/Programming/common/java/idea-projects/one_1.5.1-RC2/parallel_queue_settings/docs/Tables-Expanded-Settings.ods'#$Sheet1.K40]) / 3" office:value-type="float" office:value="93.9087955556667" calcext:value-type="float">
            <text:p>93.91</text:p>
          </table:table-cell>
          <table:table-cell table:style-name="ce27" table:formula="of:=(['file:///Users/chrisprobst/Programming/common/java/idea-projects/one_1.5.1-RC2/parallel_queue_settings/docs/Tables-Default-Settings.ods'#$Sheet1.L40] + ['file:///Users/chrisprobst/Programming/common/java/idea-projects/one_1.5.1-RC2/parallel_queue_settings/docs/Tables-Usual-Settings.ods'#$Sheet1.L40] + ['file:///Users/chrisprobst/Programming/common/java/idea-projects/one_1.5.1-RC2/parallel_queue_settings/docs/Tables-Expanded-Settings.ods'#$Sheet1.L40]) / 3" office:value-type="float" office:value="109.994739444667" calcext:value-type="float">
            <text:p>109.99</text:p>
          </table:table-cell>
          <table:table-cell table:style-name="ce27" table:formula="of:=(['file:///Users/chrisprobst/Programming/common/java/idea-projects/one_1.5.1-RC2/parallel_queue_settings/docs/Tables-Default-Settings.ods'#$Sheet1.M40] + ['file:///Users/chrisprobst/Programming/common/java/idea-projects/one_1.5.1-RC2/parallel_queue_settings/docs/Tables-Usual-Settings.ods'#$Sheet1.M40] + ['file:///Users/chrisprobst/Programming/common/java/idea-projects/one_1.5.1-RC2/parallel_queue_settings/docs/Tables-Expanded-Settings.ods'#$Sheet1.M40]) / 3" office:value-type="float" office:value="70.1033466667667" calcext:value-type="float">
            <text:p>70.10</text:p>
          </table:table-cell>
          <table:table-cell table:style-name="ce27" table:formula="of:=(['file:///Users/chrisprobst/Programming/common/java/idea-projects/one_1.5.1-RC2/parallel_queue_settings/docs/Tables-Default-Settings.ods'#$Sheet1.N40] + ['file:///Users/chrisprobst/Programming/common/java/idea-projects/one_1.5.1-RC2/parallel_queue_settings/docs/Tables-Usual-Settings.ods'#$Sheet1.N40] + ['file:///Users/chrisprobst/Programming/common/java/idea-projects/one_1.5.1-RC2/parallel_queue_settings/docs/Tables-Expanded-Settings.ods'#$Sheet1.N40]) / 3" office:value-type="float" office:value="91.4058927777667" calcext:value-type="float">
            <text:p>91.41</text:p>
          </table:table-cell>
          <table:table-cell table:style-name="Default" table:number-columns-repeated="2"/>
          <table:table-cell table:number-columns-repeated="990"/>
        </table:table-row>
        <table:table-row table:style-name="ro1">
          <table:covered-table-cell table:style-name="Default"/>
          <table:covered-table-cell table:style-name="ce7"/>
          <table:table-cell table:style-name="ce9" office:value-type="string" calcext:value-type="string">
            <text:p>Message-size</text:p>
          </table:table-cell>
          <table:table-cell table:style-name="ce14" table:formula="of:=[.V41]" office:value-type="float" office:value="63.8637088889" calcext:value-type="float">
            <text:p>63.9</text:p>
          </table:table-cell>
          <table:table-cell table:style-name="ce14" table:formula="of:=[.W41]" office:value-type="float" office:value="61.3474316667" calcext:value-type="float">
            <text:p>61.3</text:p>
          </table:table-cell>
          <table:table-cell table:style-name="ce14" table:formula="of:=[.X41]" office:value-type="float" office:value="64.0802061111" calcext:value-type="float">
            <text:p>64.1</text:p>
          </table:table-cell>
          <table:table-cell table:style-name="ce14" table:formula="of:=[.Y41]" office:value-type="float" office:value="53.2250722222333" calcext:value-type="float">
            <text:p>53.2</text:p>
          </table:table-cell>
          <table:table-cell table:style-name="ce14" table:formula="of:=[.Z41]" office:value-type="float" office:value="57.8358038889" calcext:value-type="float">
            <text:p>57.8</text:p>
          </table:table-cell>
          <table:table-cell table:style-name="ce14" table:formula="of:=[.AA41]" office:value-type="float" office:value="57.7566333333333" calcext:value-type="float">
            <text:p>57.8</text:p>
          </table:table-cell>
          <table:table-cell table:style-name="ce14" table:formula="of:=[.AB41]" office:value-type="float" office:value="70.644433889" calcext:value-type="float">
            <text:p>70.6</text:p>
          </table:table-cell>
          <table:table-cell table:style-name="ce14" table:formula="of:=[.AC41]" office:value-type="float" office:value="67.6006505555667" calcext:value-type="float">
            <text:p>67.6</text:p>
          </table:table-cell>
          <table:table-cell table:style-name="ce14" table:formula="of:=[.AD41]" office:value-type="float" office:value="79.6430999999" calcext:value-type="float">
            <text:p>79.6</text:p>
          </table:table-cell>
          <table:table-cell table:style-name="ce14" table:formula="of:=[.AE41]" office:value-type="float" office:value="57.5071694444667" calcext:value-type="float">
            <text:p>57.5</text:p>
          </table:table-cell>
          <table:table-cell table:style-name="ce14" table:formula="of:=[.AF41]" office:value-type="float" office:value="58.0449155555667" calcext:value-type="float">
            <text:p>58.0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41] + ['file:///Users/chrisprobst/Programming/common/java/idea-projects/one_1.5.1-RC2/parallel_queue_settings/docs/Tables-Usual-Settings.ods'#$Sheet1.D41] + ['file:///Users/chrisprobst/Programming/common/java/idea-projects/one_1.5.1-RC2/parallel_queue_settings/docs/Tables-Expanded-Settings.ods'#$Sheet1.D41]) / 3" office:value-type="float" office:value="63.8637088889" calcext:value-type="float">
            <text:p>63.86</text:p>
          </table:table-cell>
          <table:table-cell table:style-name="ce27" table:formula="of:=(['file:///Users/chrisprobst/Programming/common/java/idea-projects/one_1.5.1-RC2/parallel_queue_settings/docs/Tables-Default-Settings.ods'#$Sheet1.E41] + ['file:///Users/chrisprobst/Programming/common/java/idea-projects/one_1.5.1-RC2/parallel_queue_settings/docs/Tables-Usual-Settings.ods'#$Sheet1.E41] + ['file:///Users/chrisprobst/Programming/common/java/idea-projects/one_1.5.1-RC2/parallel_queue_settings/docs/Tables-Expanded-Settings.ods'#$Sheet1.E41]) / 3" office:value-type="float" office:value="61.3474316667" calcext:value-type="float">
            <text:p>61.35</text:p>
          </table:table-cell>
          <table:table-cell table:style-name="ce27" table:formula="of:=(['file:///Users/chrisprobst/Programming/common/java/idea-projects/one_1.5.1-RC2/parallel_queue_settings/docs/Tables-Default-Settings.ods'#$Sheet1.F41] + ['file:///Users/chrisprobst/Programming/common/java/idea-projects/one_1.5.1-RC2/parallel_queue_settings/docs/Tables-Usual-Settings.ods'#$Sheet1.F41] + ['file:///Users/chrisprobst/Programming/common/java/idea-projects/one_1.5.1-RC2/parallel_queue_settings/docs/Tables-Expanded-Settings.ods'#$Sheet1.F41]) / 3" office:value-type="float" office:value="64.0802061111" calcext:value-type="float">
            <text:p>64.08</text:p>
          </table:table-cell>
          <table:table-cell table:style-name="ce27" table:formula="of:=(['file:///Users/chrisprobst/Programming/common/java/idea-projects/one_1.5.1-RC2/parallel_queue_settings/docs/Tables-Default-Settings.ods'#$Sheet1.G41] + ['file:///Users/chrisprobst/Programming/common/java/idea-projects/one_1.5.1-RC2/parallel_queue_settings/docs/Tables-Usual-Settings.ods'#$Sheet1.G41] + ['file:///Users/chrisprobst/Programming/common/java/idea-projects/one_1.5.1-RC2/parallel_queue_settings/docs/Tables-Expanded-Settings.ods'#$Sheet1.G41]) / 3" office:value-type="float" office:value="53.2250722222333" calcext:value-type="float">
            <text:p>53.23</text:p>
          </table:table-cell>
          <table:table-cell table:style-name="ce27" table:formula="of:=(['file:///Users/chrisprobst/Programming/common/java/idea-projects/one_1.5.1-RC2/parallel_queue_settings/docs/Tables-Default-Settings.ods'#$Sheet1.H41] + ['file:///Users/chrisprobst/Programming/common/java/idea-projects/one_1.5.1-RC2/parallel_queue_settings/docs/Tables-Usual-Settings.ods'#$Sheet1.H41] + ['file:///Users/chrisprobst/Programming/common/java/idea-projects/one_1.5.1-RC2/parallel_queue_settings/docs/Tables-Expanded-Settings.ods'#$Sheet1.H41]) / 3" office:value-type="float" office:value="57.8358038889" calcext:value-type="float">
            <text:p>57.84</text:p>
          </table:table-cell>
          <table:table-cell table:style-name="ce27" table:formula="of:=(['file:///Users/chrisprobst/Programming/common/java/idea-projects/one_1.5.1-RC2/parallel_queue_settings/docs/Tables-Default-Settings.ods'#$Sheet1.I41] + ['file:///Users/chrisprobst/Programming/common/java/idea-projects/one_1.5.1-RC2/parallel_queue_settings/docs/Tables-Usual-Settings.ods'#$Sheet1.I41] + ['file:///Users/chrisprobst/Programming/common/java/idea-projects/one_1.5.1-RC2/parallel_queue_settings/docs/Tables-Expanded-Settings.ods'#$Sheet1.I41]) / 3" office:value-type="float" office:value="57.7566333333333" calcext:value-type="float">
            <text:p>57.76</text:p>
          </table:table-cell>
          <table:table-cell table:style-name="ce27" table:formula="of:=(['file:///Users/chrisprobst/Programming/common/java/idea-projects/one_1.5.1-RC2/parallel_queue_settings/docs/Tables-Default-Settings.ods'#$Sheet1.J41] + ['file:///Users/chrisprobst/Programming/common/java/idea-projects/one_1.5.1-RC2/parallel_queue_settings/docs/Tables-Usual-Settings.ods'#$Sheet1.J41] + ['file:///Users/chrisprobst/Programming/common/java/idea-projects/one_1.5.1-RC2/parallel_queue_settings/docs/Tables-Expanded-Settings.ods'#$Sheet1.J41]) / 3" office:value-type="float" office:value="70.644433889" calcext:value-type="float">
            <text:p>70.64</text:p>
          </table:table-cell>
          <table:table-cell table:style-name="ce27" table:formula="of:=(['file:///Users/chrisprobst/Programming/common/java/idea-projects/one_1.5.1-RC2/parallel_queue_settings/docs/Tables-Default-Settings.ods'#$Sheet1.K41] + ['file:///Users/chrisprobst/Programming/common/java/idea-projects/one_1.5.1-RC2/parallel_queue_settings/docs/Tables-Usual-Settings.ods'#$Sheet1.K41] + ['file:///Users/chrisprobst/Programming/common/java/idea-projects/one_1.5.1-RC2/parallel_queue_settings/docs/Tables-Expanded-Settings.ods'#$Sheet1.K41]) / 3" office:value-type="float" office:value="67.6006505555667" calcext:value-type="float">
            <text:p>67.60</text:p>
          </table:table-cell>
          <table:table-cell table:style-name="ce27" table:formula="of:=(['file:///Users/chrisprobst/Programming/common/java/idea-projects/one_1.5.1-RC2/parallel_queue_settings/docs/Tables-Default-Settings.ods'#$Sheet1.L41] + ['file:///Users/chrisprobst/Programming/common/java/idea-projects/one_1.5.1-RC2/parallel_queue_settings/docs/Tables-Usual-Settings.ods'#$Sheet1.L41] + ['file:///Users/chrisprobst/Programming/common/java/idea-projects/one_1.5.1-RC2/parallel_queue_settings/docs/Tables-Expanded-Settings.ods'#$Sheet1.L41]) / 3" office:value-type="float" office:value="79.6430999999" calcext:value-type="float">
            <text:p>79.64</text:p>
          </table:table-cell>
          <table:table-cell table:style-name="ce27" table:formula="of:=(['file:///Users/chrisprobst/Programming/common/java/idea-projects/one_1.5.1-RC2/parallel_queue_settings/docs/Tables-Default-Settings.ods'#$Sheet1.M41] + ['file:///Users/chrisprobst/Programming/common/java/idea-projects/one_1.5.1-RC2/parallel_queue_settings/docs/Tables-Usual-Settings.ods'#$Sheet1.M41] + ['file:///Users/chrisprobst/Programming/common/java/idea-projects/one_1.5.1-RC2/parallel_queue_settings/docs/Tables-Expanded-Settings.ods'#$Sheet1.M41]) / 3" office:value-type="float" office:value="57.5071694444667" calcext:value-type="float">
            <text:p>57.51</text:p>
          </table:table-cell>
          <table:table-cell table:style-name="ce27" table:formula="of:=(['file:///Users/chrisprobst/Programming/common/java/idea-projects/one_1.5.1-RC2/parallel_queue_settings/docs/Tables-Default-Settings.ods'#$Sheet1.N41] + ['file:///Users/chrisprobst/Programming/common/java/idea-projects/one_1.5.1-RC2/parallel_queue_settings/docs/Tables-Usual-Settings.ods'#$Sheet1.N41] + ['file:///Users/chrisprobst/Programming/common/java/idea-projects/one_1.5.1-RC2/parallel_queue_settings/docs/Tables-Expanded-Settings.ods'#$Sheet1.N41]) / 3" office:value-type="float" office:value="58.0449155555667" calcext:value-type="float">
            <text:p>58.04</text:p>
          </table:table-cell>
          <table:table-cell table:style-name="Default" table:number-columns-repeated="2"/>
          <table:table-cell table:number-columns-repeated="990"/>
        </table:table-row>
        <table:table-row table:style-name="ro1">
          <table:covered-table-cell table:style-name="Default"/>
          <table:table-cell table:style-name="ce5" office:value-type="string" calcext:value-type="string" table:number-columns-spanned="1" table:number-rows-spanned="5">
            <text:p>Descending</text:p>
          </table:table-cell>
          <table:table-cell table:style-name="ce9" office:value-type="string" calcext:value-type="string">
            <text:p>Arrival-time</text:p>
          </table:table-cell>
          <table:table-cell table:style-name="ce14" table:formula="of:=[.V42]" office:value-type="float" office:value="48.4198433333333" calcext:value-type="float">
            <text:p>48.4</text:p>
          </table:table-cell>
          <table:table-cell table:style-name="ce14" table:formula="of:=[.W42]" office:value-type="float" office:value="41.162215" calcext:value-type="float">
            <text:p>41.2</text:p>
          </table:table-cell>
          <table:table-cell table:style-name="ce14" table:formula="of:=[.X42]" office:value-type="float" office:value="60.9035488889" calcext:value-type="float">
            <text:p>60.9</text:p>
          </table:table-cell>
          <table:table-cell table:style-name="ce14" table:formula="of:=[.Y42]" office:value-type="float" office:value="47.0960283333333" calcext:value-type="float">
            <text:p>47.1</text:p>
          </table:table-cell>
          <table:table-cell table:style-name="ce14" table:formula="of:=[.Z42]" office:value-type="float" office:value="37.4972672222" calcext:value-type="float">
            <text:p>37.5</text:p>
          </table:table-cell>
          <table:table-cell table:style-name="ce14" table:formula="of:=[.AA42]" office:value-type="float" office:value="49.3659244444333" calcext:value-type="float">
            <text:p>49.4</text:p>
          </table:table-cell>
          <table:table-cell table:style-name="ce14" table:formula="of:=[.AB42]" office:value-type="float" office:value="64.9327833333667" calcext:value-type="float">
            <text:p>64.9</text:p>
          </table:table-cell>
          <table:table-cell table:style-name="ce14" table:formula="of:=[.AC42]" office:value-type="float" office:value="51.8570722222" calcext:value-type="float">
            <text:p>51.9</text:p>
          </table:table-cell>
          <table:table-cell table:style-name="ce14" table:formula="of:=[.AD42]" office:value-type="float" office:value="64.5866316666667" calcext:value-type="float">
            <text:p>64.6</text:p>
          </table:table-cell>
          <table:table-cell table:style-name="ce14" table:formula="of:=[.AE42]" office:value-type="float" office:value="51.3987911111333" calcext:value-type="float">
            <text:p>51.4</text:p>
          </table:table-cell>
          <table:table-cell table:style-name="ce14" table:formula="of:=[.AF42]" office:value-type="float" office:value="48.7617955555333" calcext:value-type="float">
            <text:p>48.8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42] + ['file:///Users/chrisprobst/Programming/common/java/idea-projects/one_1.5.1-RC2/parallel_queue_settings/docs/Tables-Usual-Settings.ods'#$Sheet1.D42] + ['file:///Users/chrisprobst/Programming/common/java/idea-projects/one_1.5.1-RC2/parallel_queue_settings/docs/Tables-Expanded-Settings.ods'#$Sheet1.D42]) / 3" office:value-type="float" office:value="48.4198433333333" calcext:value-type="float">
            <text:p>48.42</text:p>
          </table:table-cell>
          <table:table-cell table:style-name="ce27" table:formula="of:=(['file:///Users/chrisprobst/Programming/common/java/idea-projects/one_1.5.1-RC2/parallel_queue_settings/docs/Tables-Default-Settings.ods'#$Sheet1.E42] + ['file:///Users/chrisprobst/Programming/common/java/idea-projects/one_1.5.1-RC2/parallel_queue_settings/docs/Tables-Usual-Settings.ods'#$Sheet1.E42] + ['file:///Users/chrisprobst/Programming/common/java/idea-projects/one_1.5.1-RC2/parallel_queue_settings/docs/Tables-Expanded-Settings.ods'#$Sheet1.E42]) / 3" office:value-type="float" office:value="41.162215" calcext:value-type="float">
            <text:p>41.16</text:p>
          </table:table-cell>
          <table:table-cell table:style-name="ce27" table:formula="of:=(['file:///Users/chrisprobst/Programming/common/java/idea-projects/one_1.5.1-RC2/parallel_queue_settings/docs/Tables-Default-Settings.ods'#$Sheet1.F42] + ['file:///Users/chrisprobst/Programming/common/java/idea-projects/one_1.5.1-RC2/parallel_queue_settings/docs/Tables-Usual-Settings.ods'#$Sheet1.F42] + ['file:///Users/chrisprobst/Programming/common/java/idea-projects/one_1.5.1-RC2/parallel_queue_settings/docs/Tables-Expanded-Settings.ods'#$Sheet1.F42]) / 3" office:value-type="float" office:value="60.9035488889" calcext:value-type="float">
            <text:p>60.90</text:p>
          </table:table-cell>
          <table:table-cell table:style-name="ce27" table:formula="of:=(['file:///Users/chrisprobst/Programming/common/java/idea-projects/one_1.5.1-RC2/parallel_queue_settings/docs/Tables-Default-Settings.ods'#$Sheet1.G42] + ['file:///Users/chrisprobst/Programming/common/java/idea-projects/one_1.5.1-RC2/parallel_queue_settings/docs/Tables-Usual-Settings.ods'#$Sheet1.G42] + ['file:///Users/chrisprobst/Programming/common/java/idea-projects/one_1.5.1-RC2/parallel_queue_settings/docs/Tables-Expanded-Settings.ods'#$Sheet1.G42]) / 3" office:value-type="float" office:value="47.0960283333333" calcext:value-type="float">
            <text:p>47.10</text:p>
          </table:table-cell>
          <table:table-cell table:style-name="ce27" table:formula="of:=(['file:///Users/chrisprobst/Programming/common/java/idea-projects/one_1.5.1-RC2/parallel_queue_settings/docs/Tables-Default-Settings.ods'#$Sheet1.H42] + ['file:///Users/chrisprobst/Programming/common/java/idea-projects/one_1.5.1-RC2/parallel_queue_settings/docs/Tables-Usual-Settings.ods'#$Sheet1.H42] + ['file:///Users/chrisprobst/Programming/common/java/idea-projects/one_1.5.1-RC2/parallel_queue_settings/docs/Tables-Expanded-Settings.ods'#$Sheet1.H42]) / 3" office:value-type="float" office:value="37.4972672222" calcext:value-type="float">
            <text:p>37.50</text:p>
          </table:table-cell>
          <table:table-cell table:style-name="ce27" table:formula="of:=(['file:///Users/chrisprobst/Programming/common/java/idea-projects/one_1.5.1-RC2/parallel_queue_settings/docs/Tables-Default-Settings.ods'#$Sheet1.I42] + ['file:///Users/chrisprobst/Programming/common/java/idea-projects/one_1.5.1-RC2/parallel_queue_settings/docs/Tables-Usual-Settings.ods'#$Sheet1.I42] + ['file:///Users/chrisprobst/Programming/common/java/idea-projects/one_1.5.1-RC2/parallel_queue_settings/docs/Tables-Expanded-Settings.ods'#$Sheet1.I42]) / 3" office:value-type="float" office:value="49.3659244444333" calcext:value-type="float">
            <text:p>49.37</text:p>
          </table:table-cell>
          <table:table-cell table:style-name="ce27" table:formula="of:=(['file:///Users/chrisprobst/Programming/common/java/idea-projects/one_1.5.1-RC2/parallel_queue_settings/docs/Tables-Default-Settings.ods'#$Sheet1.J42] + ['file:///Users/chrisprobst/Programming/common/java/idea-projects/one_1.5.1-RC2/parallel_queue_settings/docs/Tables-Usual-Settings.ods'#$Sheet1.J42] + ['file:///Users/chrisprobst/Programming/common/java/idea-projects/one_1.5.1-RC2/parallel_queue_settings/docs/Tables-Expanded-Settings.ods'#$Sheet1.J42]) / 3" office:value-type="float" office:value="64.9327833333667" calcext:value-type="float">
            <text:p>64.93</text:p>
          </table:table-cell>
          <table:table-cell table:style-name="ce27" table:formula="of:=(['file:///Users/chrisprobst/Programming/common/java/idea-projects/one_1.5.1-RC2/parallel_queue_settings/docs/Tables-Default-Settings.ods'#$Sheet1.K42] + ['file:///Users/chrisprobst/Programming/common/java/idea-projects/one_1.5.1-RC2/parallel_queue_settings/docs/Tables-Usual-Settings.ods'#$Sheet1.K42] + ['file:///Users/chrisprobst/Programming/common/java/idea-projects/one_1.5.1-RC2/parallel_queue_settings/docs/Tables-Expanded-Settings.ods'#$Sheet1.K42]) / 3" office:value-type="float" office:value="51.8570722222" calcext:value-type="float">
            <text:p>51.86</text:p>
          </table:table-cell>
          <table:table-cell table:style-name="ce27" table:formula="of:=(['file:///Users/chrisprobst/Programming/common/java/idea-projects/one_1.5.1-RC2/parallel_queue_settings/docs/Tables-Default-Settings.ods'#$Sheet1.L42] + ['file:///Users/chrisprobst/Programming/common/java/idea-projects/one_1.5.1-RC2/parallel_queue_settings/docs/Tables-Usual-Settings.ods'#$Sheet1.L42] + ['file:///Users/chrisprobst/Programming/common/java/idea-projects/one_1.5.1-RC2/parallel_queue_settings/docs/Tables-Expanded-Settings.ods'#$Sheet1.L42]) / 3" office:value-type="float" office:value="64.5866316666667" calcext:value-type="float">
            <text:p>64.59</text:p>
          </table:table-cell>
          <table:table-cell table:style-name="ce27" table:formula="of:=(['file:///Users/chrisprobst/Programming/common/java/idea-projects/one_1.5.1-RC2/parallel_queue_settings/docs/Tables-Default-Settings.ods'#$Sheet1.M42] + ['file:///Users/chrisprobst/Programming/common/java/idea-projects/one_1.5.1-RC2/parallel_queue_settings/docs/Tables-Usual-Settings.ods'#$Sheet1.M42] + ['file:///Users/chrisprobst/Programming/common/java/idea-projects/one_1.5.1-RC2/parallel_queue_settings/docs/Tables-Expanded-Settings.ods'#$Sheet1.M42]) / 3" office:value-type="float" office:value="51.3987911111333" calcext:value-type="float">
            <text:p>51.40</text:p>
          </table:table-cell>
          <table:table-cell table:style-name="ce27" table:formula="of:=(['file:///Users/chrisprobst/Programming/common/java/idea-projects/one_1.5.1-RC2/parallel_queue_settings/docs/Tables-Default-Settings.ods'#$Sheet1.N42] + ['file:///Users/chrisprobst/Programming/common/java/idea-projects/one_1.5.1-RC2/parallel_queue_settings/docs/Tables-Usual-Settings.ods'#$Sheet1.N42] + ['file:///Users/chrisprobst/Programming/common/java/idea-projects/one_1.5.1-RC2/parallel_queue_settings/docs/Tables-Expanded-Settings.ods'#$Sheet1.N42]) / 3" office:value-type="float" office:value="48.7617955555333" calcext:value-type="float">
            <text:p>48.76</text:p>
          </table:table-cell>
          <table:table-cell table:style-name="Default" table:number-columns-repeated="2"/>
          <table:table-cell table:number-columns-repeated="990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Replications</text:p>
          </table:table-cell>
          <table:table-cell table:style-name="ce14" table:formula="of:=[.V43]" office:value-type="float" office:value="77.3405283333333" calcext:value-type="float">
            <text:p>77.3</text:p>
          </table:table-cell>
          <table:table-cell table:style-name="ce14" table:formula="of:=[.W43]" office:value-type="float" office:value="68.4451944444667" calcext:value-type="float">
            <text:p>68.4</text:p>
          </table:table-cell>
          <table:table-cell table:style-name="ce14" table:formula="of:=[.X43]" office:value-type="float" office:value="80.2806394443333" calcext:value-type="float">
            <text:p>80.3</text:p>
          </table:table-cell>
          <table:table-cell table:style-name="ce14" table:formula="of:=[.Y43]" office:value-type="float" office:value="60.0209677777667" calcext:value-type="float">
            <text:p>60.0</text:p>
          </table:table-cell>
          <table:table-cell table:style-name="ce14" table:formula="of:=[.Z43]" office:value-type="float" office:value="68.1807827778" calcext:value-type="float">
            <text:p>68.2</text:p>
          </table:table-cell>
          <table:table-cell table:style-name="ce14" table:formula="of:=[.AA43]" office:value-type="float" office:value="62.5442016667" calcext:value-type="float">
            <text:p>62.5</text:p>
          </table:table-cell>
          <table:table-cell table:style-name="ce14" table:formula="of:=[.AB43]" office:value-type="float" office:value="86.7106377776667" calcext:value-type="float">
            <text:p>86.7</text:p>
          </table:table-cell>
          <table:table-cell table:style-name="ce14" table:formula="of:=[.AC43]" office:value-type="float" office:value="81.9468044444333" calcext:value-type="float">
            <text:p>81.9</text:p>
          </table:table-cell>
          <table:table-cell table:style-name="ce14" table:formula="of:=[.AD43]" office:value-type="float" office:value="100.762799444333" calcext:value-type="float">
            <text:p>100.8</text:p>
          </table:table-cell>
          <table:table-cell table:style-name="ce14" table:formula="of:=[.AE43]" office:value-type="float" office:value="67.9503461111" calcext:value-type="float">
            <text:p>68.0</text:p>
          </table:table-cell>
          <table:table-cell table:style-name="ce14" table:formula="of:=[.AF43]" office:value-type="float" office:value="83.3402411111" calcext:value-type="float">
            <text:p>83.3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43] + ['file:///Users/chrisprobst/Programming/common/java/idea-projects/one_1.5.1-RC2/parallel_queue_settings/docs/Tables-Usual-Settings.ods'#$Sheet1.D43] + ['file:///Users/chrisprobst/Programming/common/java/idea-projects/one_1.5.1-RC2/parallel_queue_settings/docs/Tables-Expanded-Settings.ods'#$Sheet1.D43]) / 3" office:value-type="float" office:value="77.3405283333333" calcext:value-type="float">
            <text:p>77.34</text:p>
          </table:table-cell>
          <table:table-cell table:style-name="ce27" table:formula="of:=(['file:///Users/chrisprobst/Programming/common/java/idea-projects/one_1.5.1-RC2/parallel_queue_settings/docs/Tables-Default-Settings.ods'#$Sheet1.E43] + ['file:///Users/chrisprobst/Programming/common/java/idea-projects/one_1.5.1-RC2/parallel_queue_settings/docs/Tables-Usual-Settings.ods'#$Sheet1.E43] + ['file:///Users/chrisprobst/Programming/common/java/idea-projects/one_1.5.1-RC2/parallel_queue_settings/docs/Tables-Expanded-Settings.ods'#$Sheet1.E43]) / 3" office:value-type="float" office:value="68.4451944444667" calcext:value-type="float">
            <text:p>68.45</text:p>
          </table:table-cell>
          <table:table-cell table:style-name="ce27" table:formula="of:=(['file:///Users/chrisprobst/Programming/common/java/idea-projects/one_1.5.1-RC2/parallel_queue_settings/docs/Tables-Default-Settings.ods'#$Sheet1.F43] + ['file:///Users/chrisprobst/Programming/common/java/idea-projects/one_1.5.1-RC2/parallel_queue_settings/docs/Tables-Usual-Settings.ods'#$Sheet1.F43] + ['file:///Users/chrisprobst/Programming/common/java/idea-projects/one_1.5.1-RC2/parallel_queue_settings/docs/Tables-Expanded-Settings.ods'#$Sheet1.F43]) / 3" office:value-type="float" office:value="80.2806394443333" calcext:value-type="float">
            <text:p>80.28</text:p>
          </table:table-cell>
          <table:table-cell table:style-name="ce27" table:formula="of:=(['file:///Users/chrisprobst/Programming/common/java/idea-projects/one_1.5.1-RC2/parallel_queue_settings/docs/Tables-Default-Settings.ods'#$Sheet1.G43] + ['file:///Users/chrisprobst/Programming/common/java/idea-projects/one_1.5.1-RC2/parallel_queue_settings/docs/Tables-Usual-Settings.ods'#$Sheet1.G43] + ['file:///Users/chrisprobst/Programming/common/java/idea-projects/one_1.5.1-RC2/parallel_queue_settings/docs/Tables-Expanded-Settings.ods'#$Sheet1.G43]) / 3" office:value-type="float" office:value="60.0209677777667" calcext:value-type="float">
            <text:p>60.02</text:p>
          </table:table-cell>
          <table:table-cell table:style-name="ce27" table:formula="of:=(['file:///Users/chrisprobst/Programming/common/java/idea-projects/one_1.5.1-RC2/parallel_queue_settings/docs/Tables-Default-Settings.ods'#$Sheet1.H43] + ['file:///Users/chrisprobst/Programming/common/java/idea-projects/one_1.5.1-RC2/parallel_queue_settings/docs/Tables-Usual-Settings.ods'#$Sheet1.H43] + ['file:///Users/chrisprobst/Programming/common/java/idea-projects/one_1.5.1-RC2/parallel_queue_settings/docs/Tables-Expanded-Settings.ods'#$Sheet1.H43]) / 3" office:value-type="float" office:value="68.1807827778" calcext:value-type="float">
            <text:p>68.18</text:p>
          </table:table-cell>
          <table:table-cell table:style-name="ce27" table:formula="of:=(['file:///Users/chrisprobst/Programming/common/java/idea-projects/one_1.5.1-RC2/parallel_queue_settings/docs/Tables-Default-Settings.ods'#$Sheet1.I43] + ['file:///Users/chrisprobst/Programming/common/java/idea-projects/one_1.5.1-RC2/parallel_queue_settings/docs/Tables-Usual-Settings.ods'#$Sheet1.I43] + ['file:///Users/chrisprobst/Programming/common/java/idea-projects/one_1.5.1-RC2/parallel_queue_settings/docs/Tables-Expanded-Settings.ods'#$Sheet1.I43]) / 3" office:value-type="float" office:value="62.5442016667" calcext:value-type="float">
            <text:p>62.54</text:p>
          </table:table-cell>
          <table:table-cell table:style-name="ce27" table:formula="of:=(['file:///Users/chrisprobst/Programming/common/java/idea-projects/one_1.5.1-RC2/parallel_queue_settings/docs/Tables-Default-Settings.ods'#$Sheet1.J43] + ['file:///Users/chrisprobst/Programming/common/java/idea-projects/one_1.5.1-RC2/parallel_queue_settings/docs/Tables-Usual-Settings.ods'#$Sheet1.J43] + ['file:///Users/chrisprobst/Programming/common/java/idea-projects/one_1.5.1-RC2/parallel_queue_settings/docs/Tables-Expanded-Settings.ods'#$Sheet1.J43]) / 3" office:value-type="float" office:value="86.7106377776667" calcext:value-type="float">
            <text:p>86.71</text:p>
          </table:table-cell>
          <table:table-cell table:style-name="ce27" table:formula="of:=(['file:///Users/chrisprobst/Programming/common/java/idea-projects/one_1.5.1-RC2/parallel_queue_settings/docs/Tables-Default-Settings.ods'#$Sheet1.K43] + ['file:///Users/chrisprobst/Programming/common/java/idea-projects/one_1.5.1-RC2/parallel_queue_settings/docs/Tables-Usual-Settings.ods'#$Sheet1.K43] + ['file:///Users/chrisprobst/Programming/common/java/idea-projects/one_1.5.1-RC2/parallel_queue_settings/docs/Tables-Expanded-Settings.ods'#$Sheet1.K43]) / 3" office:value-type="float" office:value="81.9468044444333" calcext:value-type="float">
            <text:p>81.95</text:p>
          </table:table-cell>
          <table:table-cell table:style-name="ce27" table:formula="of:=(['file:///Users/chrisprobst/Programming/common/java/idea-projects/one_1.5.1-RC2/parallel_queue_settings/docs/Tables-Default-Settings.ods'#$Sheet1.L43] + ['file:///Users/chrisprobst/Programming/common/java/idea-projects/one_1.5.1-RC2/parallel_queue_settings/docs/Tables-Usual-Settings.ods'#$Sheet1.L43] + ['file:///Users/chrisprobst/Programming/common/java/idea-projects/one_1.5.1-RC2/parallel_queue_settings/docs/Tables-Expanded-Settings.ods'#$Sheet1.L43]) / 3" office:value-type="float" office:value="100.762799444333" calcext:value-type="float">
            <text:p>100.76</text:p>
          </table:table-cell>
          <table:table-cell table:style-name="ce27" table:formula="of:=(['file:///Users/chrisprobst/Programming/common/java/idea-projects/one_1.5.1-RC2/parallel_queue_settings/docs/Tables-Default-Settings.ods'#$Sheet1.M43] + ['file:///Users/chrisprobst/Programming/common/java/idea-projects/one_1.5.1-RC2/parallel_queue_settings/docs/Tables-Usual-Settings.ods'#$Sheet1.M43] + ['file:///Users/chrisprobst/Programming/common/java/idea-projects/one_1.5.1-RC2/parallel_queue_settings/docs/Tables-Expanded-Settings.ods'#$Sheet1.M43]) / 3" office:value-type="float" office:value="67.9503461111" calcext:value-type="float">
            <text:p>67.95</text:p>
          </table:table-cell>
          <table:table-cell table:style-name="ce27" table:formula="of:=(['file:///Users/chrisprobst/Programming/common/java/idea-projects/one_1.5.1-RC2/parallel_queue_settings/docs/Tables-Default-Settings.ods'#$Sheet1.N43] + ['file:///Users/chrisprobst/Programming/common/java/idea-projects/one_1.5.1-RC2/parallel_queue_settings/docs/Tables-Usual-Settings.ods'#$Sheet1.N43] + ['file:///Users/chrisprobst/Programming/common/java/idea-projects/one_1.5.1-RC2/parallel_queue_settings/docs/Tables-Expanded-Settings.ods'#$Sheet1.N43]) / 3" office:value-type="float" office:value="83.3402411111" calcext:value-type="float">
            <text:p>83.34</text:p>
          </table:table-cell>
          <table:table-cell table:style-name="Default" table:number-columns-repeated="2"/>
          <table:table-cell table:number-columns-repeated="990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Relayed-nodes</text:p>
          </table:table-cell>
          <table:table-cell table:style-name="ce14" table:formula="of:=[.V44]" office:value-type="float" office:value="71.4104338889" calcext:value-type="float">
            <text:p>71.4</text:p>
          </table:table-cell>
          <table:table-cell table:style-name="ce14" table:formula="of:=[.W44]" office:value-type="float" office:value="70.9106172222333" calcext:value-type="float">
            <text:p>70.9</text:p>
          </table:table-cell>
          <table:table-cell table:style-name="ce14" table:formula="of:=[.X44]" office:value-type="float" office:value="71.9799716666667" calcext:value-type="float">
            <text:p>72.0</text:p>
          </table:table-cell>
          <table:table-cell table:style-name="ce14" table:formula="of:=[.Y44]" office:value-type="float" office:value="61.3095344444333" calcext:value-type="float">
            <text:p>61.3</text:p>
          </table:table-cell>
          <table:table-cell table:style-name="ce14" table:formula="of:=[.Z44]" office:value-type="float" office:value="73.5768211111" calcext:value-type="float">
            <text:p>73.6</text:p>
          </table:table-cell>
          <table:table-cell table:style-name="ce14" table:formula="of:=[.AA44]" office:value-type="float" office:value="65.7236855555667" calcext:value-type="float">
            <text:p>65.7</text:p>
          </table:table-cell>
          <table:table-cell table:style-name="ce14" table:formula="of:=[.AB44]" office:value-type="float" office:value="84.6259644445667" calcext:value-type="float">
            <text:p>84.6</text:p>
          </table:table-cell>
          <table:table-cell table:style-name="ce14" table:formula="of:=[.AC44]" office:value-type="float" office:value="88.440185" calcext:value-type="float">
            <text:p>88.4</text:p>
          </table:table-cell>
          <table:table-cell table:style-name="ce14" table:formula="of:=[.AD44]" office:value-type="float" office:value="99.671941111" calcext:value-type="float">
            <text:p>99.7</text:p>
          </table:table-cell>
          <table:table-cell table:style-name="ce14" table:formula="of:=[.AE44]" office:value-type="float" office:value="62.4508866666667" calcext:value-type="float">
            <text:p>62.5</text:p>
          </table:table-cell>
          <table:table-cell table:style-name="ce14" table:formula="of:=[.AF44]" office:value-type="float" office:value="84.1563416666667" calcext:value-type="float">
            <text:p>84.2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44] + ['file:///Users/chrisprobst/Programming/common/java/idea-projects/one_1.5.1-RC2/parallel_queue_settings/docs/Tables-Usual-Settings.ods'#$Sheet1.D44] + ['file:///Users/chrisprobst/Programming/common/java/idea-projects/one_1.5.1-RC2/parallel_queue_settings/docs/Tables-Expanded-Settings.ods'#$Sheet1.D44]) / 3" office:value-type="float" office:value="71.4104338889" calcext:value-type="float">
            <text:p>71.41</text:p>
          </table:table-cell>
          <table:table-cell table:style-name="ce27" table:formula="of:=(['file:///Users/chrisprobst/Programming/common/java/idea-projects/one_1.5.1-RC2/parallel_queue_settings/docs/Tables-Default-Settings.ods'#$Sheet1.E44] + ['file:///Users/chrisprobst/Programming/common/java/idea-projects/one_1.5.1-RC2/parallel_queue_settings/docs/Tables-Usual-Settings.ods'#$Sheet1.E44] + ['file:///Users/chrisprobst/Programming/common/java/idea-projects/one_1.5.1-RC2/parallel_queue_settings/docs/Tables-Expanded-Settings.ods'#$Sheet1.E44]) / 3" office:value-type="float" office:value="70.9106172222333" calcext:value-type="float">
            <text:p>70.91</text:p>
          </table:table-cell>
          <table:table-cell table:style-name="ce27" table:formula="of:=(['file:///Users/chrisprobst/Programming/common/java/idea-projects/one_1.5.1-RC2/parallel_queue_settings/docs/Tables-Default-Settings.ods'#$Sheet1.F44] + ['file:///Users/chrisprobst/Programming/common/java/idea-projects/one_1.5.1-RC2/parallel_queue_settings/docs/Tables-Usual-Settings.ods'#$Sheet1.F44] + ['file:///Users/chrisprobst/Programming/common/java/idea-projects/one_1.5.1-RC2/parallel_queue_settings/docs/Tables-Expanded-Settings.ods'#$Sheet1.F44]) / 3" office:value-type="float" office:value="71.9799716666667" calcext:value-type="float">
            <text:p>71.98</text:p>
          </table:table-cell>
          <table:table-cell table:style-name="ce27" table:formula="of:=(['file:///Users/chrisprobst/Programming/common/java/idea-projects/one_1.5.1-RC2/parallel_queue_settings/docs/Tables-Default-Settings.ods'#$Sheet1.G44] + ['file:///Users/chrisprobst/Programming/common/java/idea-projects/one_1.5.1-RC2/parallel_queue_settings/docs/Tables-Usual-Settings.ods'#$Sheet1.G44] + ['file:///Users/chrisprobst/Programming/common/java/idea-projects/one_1.5.1-RC2/parallel_queue_settings/docs/Tables-Expanded-Settings.ods'#$Sheet1.G44]) / 3" office:value-type="float" office:value="61.3095344444333" calcext:value-type="float">
            <text:p>61.31</text:p>
          </table:table-cell>
          <table:table-cell table:style-name="ce27" table:formula="of:=(['file:///Users/chrisprobst/Programming/common/java/idea-projects/one_1.5.1-RC2/parallel_queue_settings/docs/Tables-Default-Settings.ods'#$Sheet1.H44] + ['file:///Users/chrisprobst/Programming/common/java/idea-projects/one_1.5.1-RC2/parallel_queue_settings/docs/Tables-Usual-Settings.ods'#$Sheet1.H44] + ['file:///Users/chrisprobst/Programming/common/java/idea-projects/one_1.5.1-RC2/parallel_queue_settings/docs/Tables-Expanded-Settings.ods'#$Sheet1.H44]) / 3" office:value-type="float" office:value="73.5768211111" calcext:value-type="float">
            <text:p>73.58</text:p>
          </table:table-cell>
          <table:table-cell table:style-name="ce27" table:formula="of:=(['file:///Users/chrisprobst/Programming/common/java/idea-projects/one_1.5.1-RC2/parallel_queue_settings/docs/Tables-Default-Settings.ods'#$Sheet1.I44] + ['file:///Users/chrisprobst/Programming/common/java/idea-projects/one_1.5.1-RC2/parallel_queue_settings/docs/Tables-Usual-Settings.ods'#$Sheet1.I44] + ['file:///Users/chrisprobst/Programming/common/java/idea-projects/one_1.5.1-RC2/parallel_queue_settings/docs/Tables-Expanded-Settings.ods'#$Sheet1.I44]) / 3" office:value-type="float" office:value="65.7236855555667" calcext:value-type="float">
            <text:p>65.72</text:p>
          </table:table-cell>
          <table:table-cell table:style-name="ce27" table:formula="of:=(['file:///Users/chrisprobst/Programming/common/java/idea-projects/one_1.5.1-RC2/parallel_queue_settings/docs/Tables-Default-Settings.ods'#$Sheet1.J44] + ['file:///Users/chrisprobst/Programming/common/java/idea-projects/one_1.5.1-RC2/parallel_queue_settings/docs/Tables-Usual-Settings.ods'#$Sheet1.J44] + ['file:///Users/chrisprobst/Programming/common/java/idea-projects/one_1.5.1-RC2/parallel_queue_settings/docs/Tables-Expanded-Settings.ods'#$Sheet1.J44]) / 3" office:value-type="float" office:value="84.6259644445667" calcext:value-type="float">
            <text:p>84.63</text:p>
          </table:table-cell>
          <table:table-cell table:style-name="ce27" table:formula="of:=(['file:///Users/chrisprobst/Programming/common/java/idea-projects/one_1.5.1-RC2/parallel_queue_settings/docs/Tables-Default-Settings.ods'#$Sheet1.K44] + ['file:///Users/chrisprobst/Programming/common/java/idea-projects/one_1.5.1-RC2/parallel_queue_settings/docs/Tables-Usual-Settings.ods'#$Sheet1.K44] + ['file:///Users/chrisprobst/Programming/common/java/idea-projects/one_1.5.1-RC2/parallel_queue_settings/docs/Tables-Expanded-Settings.ods'#$Sheet1.K44]) / 3" office:value-type="float" office:value="88.440185" calcext:value-type="float">
            <text:p>88.44</text:p>
          </table:table-cell>
          <table:table-cell table:style-name="ce27" table:formula="of:=(['file:///Users/chrisprobst/Programming/common/java/idea-projects/one_1.5.1-RC2/parallel_queue_settings/docs/Tables-Default-Settings.ods'#$Sheet1.L44] + ['file:///Users/chrisprobst/Programming/common/java/idea-projects/one_1.5.1-RC2/parallel_queue_settings/docs/Tables-Usual-Settings.ods'#$Sheet1.L44] + ['file:///Users/chrisprobst/Programming/common/java/idea-projects/one_1.5.1-RC2/parallel_queue_settings/docs/Tables-Expanded-Settings.ods'#$Sheet1.L44]) / 3" office:value-type="float" office:value="99.671941111" calcext:value-type="float">
            <text:p>99.67</text:p>
          </table:table-cell>
          <table:table-cell table:style-name="ce27" table:formula="of:=(['file:///Users/chrisprobst/Programming/common/java/idea-projects/one_1.5.1-RC2/parallel_queue_settings/docs/Tables-Default-Settings.ods'#$Sheet1.M44] + ['file:///Users/chrisprobst/Programming/common/java/idea-projects/one_1.5.1-RC2/parallel_queue_settings/docs/Tables-Usual-Settings.ods'#$Sheet1.M44] + ['file:///Users/chrisprobst/Programming/common/java/idea-projects/one_1.5.1-RC2/parallel_queue_settings/docs/Tables-Expanded-Settings.ods'#$Sheet1.M44]) / 3" office:value-type="float" office:value="62.4508866666667" calcext:value-type="float">
            <text:p>62.45</text:p>
          </table:table-cell>
          <table:table-cell table:style-name="ce27" table:formula="of:=(['file:///Users/chrisprobst/Programming/common/java/idea-projects/one_1.5.1-RC2/parallel_queue_settings/docs/Tables-Default-Settings.ods'#$Sheet1.N44] + ['file:///Users/chrisprobst/Programming/common/java/idea-projects/one_1.5.1-RC2/parallel_queue_settings/docs/Tables-Usual-Settings.ods'#$Sheet1.N44] + ['file:///Users/chrisprobst/Programming/common/java/idea-projects/one_1.5.1-RC2/parallel_queue_settings/docs/Tables-Expanded-Settings.ods'#$Sheet1.N44]) / 3" office:value-type="float" office:value="84.1563416666667" calcext:value-type="float">
            <text:p>84.16</text:p>
          </table:table-cell>
          <table:table-cell table:style-name="Default" table:number-columns-repeated="2"/>
          <table:table-cell table:number-columns-repeated="990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Time-to-live</text:p>
          </table:table-cell>
          <table:table-cell table:style-name="ce14" table:formula="of:=[.V45]" office:value-type="float" office:value="36.0141033333333" calcext:value-type="float">
            <text:p>36.0</text:p>
          </table:table-cell>
          <table:table-cell table:style-name="ce14" table:formula="of:=[.W45]" office:value-type="float" office:value="33.5371338889" calcext:value-type="float">
            <text:p>33.5</text:p>
          </table:table-cell>
          <table:table-cell table:style-name="ce14" table:formula="of:=[.X45]" office:value-type="float" office:value="52.5994594444333" calcext:value-type="float">
            <text:p>52.6</text:p>
          </table:table-cell>
          <table:table-cell table:style-name="ce14" table:formula="of:=[.Y45]" office:value-type="float" office:value="39.7938161111" calcext:value-type="float">
            <text:p>39.8</text:p>
          </table:table-cell>
          <table:table-cell table:style-name="ce14" table:formula="of:=[.Z45]" office:value-type="float" office:value="30.7183677778" calcext:value-type="float">
            <text:p>30.7</text:p>
          </table:table-cell>
          <table:table-cell table:style-name="ce14" table:formula="of:=[.AA45]" office:value-type="float" office:value="44.8795616666667" calcext:value-type="float">
            <text:p>44.9</text:p>
          </table:table-cell>
          <table:table-cell table:style-name="ce14" table:formula="of:=[.AB45]" office:value-type="float" office:value="55.0292422222333" calcext:value-type="float">
            <text:p>55.0</text:p>
          </table:table-cell>
          <table:table-cell table:style-name="ce14" table:formula="of:=[.AC45]" office:value-type="float" office:value="43.0225888888667" calcext:value-type="float">
            <text:p>43.0</text:p>
          </table:table-cell>
          <table:table-cell table:style-name="ce14" table:formula="of:=[.AD45]" office:value-type="float" office:value="58.5137511111333" calcext:value-type="float">
            <text:p>58.5</text:p>
          </table:table-cell>
          <table:table-cell table:style-name="ce14" table:formula="of:=[.AE45]" office:value-type="float" office:value="46.8417572222333" calcext:value-type="float">
            <text:p>46.8</text:p>
          </table:table-cell>
          <table:table-cell table:style-name="ce14" table:formula="of:=[.AF45]" office:value-type="float" office:value="40.7929183333333" calcext:value-type="float">
            <text:p>40.8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45] + ['file:///Users/chrisprobst/Programming/common/java/idea-projects/one_1.5.1-RC2/parallel_queue_settings/docs/Tables-Usual-Settings.ods'#$Sheet1.D45] + ['file:///Users/chrisprobst/Programming/common/java/idea-projects/one_1.5.1-RC2/parallel_queue_settings/docs/Tables-Expanded-Settings.ods'#$Sheet1.D45]) / 3" office:value-type="float" office:value="36.0141033333333" calcext:value-type="float">
            <text:p>36.01</text:p>
          </table:table-cell>
          <table:table-cell table:style-name="ce27" table:formula="of:=(['file:///Users/chrisprobst/Programming/common/java/idea-projects/one_1.5.1-RC2/parallel_queue_settings/docs/Tables-Default-Settings.ods'#$Sheet1.E45] + ['file:///Users/chrisprobst/Programming/common/java/idea-projects/one_1.5.1-RC2/parallel_queue_settings/docs/Tables-Usual-Settings.ods'#$Sheet1.E45] + ['file:///Users/chrisprobst/Programming/common/java/idea-projects/one_1.5.1-RC2/parallel_queue_settings/docs/Tables-Expanded-Settings.ods'#$Sheet1.E45]) / 3" office:value-type="float" office:value="33.5371338889" calcext:value-type="float">
            <text:p>33.54</text:p>
          </table:table-cell>
          <table:table-cell table:style-name="ce27" table:formula="of:=(['file:///Users/chrisprobst/Programming/common/java/idea-projects/one_1.5.1-RC2/parallel_queue_settings/docs/Tables-Default-Settings.ods'#$Sheet1.F45] + ['file:///Users/chrisprobst/Programming/common/java/idea-projects/one_1.5.1-RC2/parallel_queue_settings/docs/Tables-Usual-Settings.ods'#$Sheet1.F45] + ['file:///Users/chrisprobst/Programming/common/java/idea-projects/one_1.5.1-RC2/parallel_queue_settings/docs/Tables-Expanded-Settings.ods'#$Sheet1.F45]) / 3" office:value-type="float" office:value="52.5994594444333" calcext:value-type="float">
            <text:p>52.60</text:p>
          </table:table-cell>
          <table:table-cell table:style-name="ce27" table:formula="of:=(['file:///Users/chrisprobst/Programming/common/java/idea-projects/one_1.5.1-RC2/parallel_queue_settings/docs/Tables-Default-Settings.ods'#$Sheet1.G45] + ['file:///Users/chrisprobst/Programming/common/java/idea-projects/one_1.5.1-RC2/parallel_queue_settings/docs/Tables-Usual-Settings.ods'#$Sheet1.G45] + ['file:///Users/chrisprobst/Programming/common/java/idea-projects/one_1.5.1-RC2/parallel_queue_settings/docs/Tables-Expanded-Settings.ods'#$Sheet1.G45]) / 3" office:value-type="float" office:value="39.7938161111" calcext:value-type="float">
            <text:p>39.79</text:p>
          </table:table-cell>
          <table:table-cell table:style-name="ce27" table:formula="of:=(['file:///Users/chrisprobst/Programming/common/java/idea-projects/one_1.5.1-RC2/parallel_queue_settings/docs/Tables-Default-Settings.ods'#$Sheet1.H45] + ['file:///Users/chrisprobst/Programming/common/java/idea-projects/one_1.5.1-RC2/parallel_queue_settings/docs/Tables-Usual-Settings.ods'#$Sheet1.H45] + ['file:///Users/chrisprobst/Programming/common/java/idea-projects/one_1.5.1-RC2/parallel_queue_settings/docs/Tables-Expanded-Settings.ods'#$Sheet1.H45]) / 3" office:value-type="float" office:value="30.7183677778" calcext:value-type="float">
            <text:p>30.72</text:p>
          </table:table-cell>
          <table:table-cell table:style-name="ce27" table:formula="of:=(['file:///Users/chrisprobst/Programming/common/java/idea-projects/one_1.5.1-RC2/parallel_queue_settings/docs/Tables-Default-Settings.ods'#$Sheet1.I45] + ['file:///Users/chrisprobst/Programming/common/java/idea-projects/one_1.5.1-RC2/parallel_queue_settings/docs/Tables-Usual-Settings.ods'#$Sheet1.I45] + ['file:///Users/chrisprobst/Programming/common/java/idea-projects/one_1.5.1-RC2/parallel_queue_settings/docs/Tables-Expanded-Settings.ods'#$Sheet1.I45]) / 3" office:value-type="float" office:value="44.8795616666667" calcext:value-type="float">
            <text:p>44.88</text:p>
          </table:table-cell>
          <table:table-cell table:style-name="ce27" table:formula="of:=(['file:///Users/chrisprobst/Programming/common/java/idea-projects/one_1.5.1-RC2/parallel_queue_settings/docs/Tables-Default-Settings.ods'#$Sheet1.J45] + ['file:///Users/chrisprobst/Programming/common/java/idea-projects/one_1.5.1-RC2/parallel_queue_settings/docs/Tables-Usual-Settings.ods'#$Sheet1.J45] + ['file:///Users/chrisprobst/Programming/common/java/idea-projects/one_1.5.1-RC2/parallel_queue_settings/docs/Tables-Expanded-Settings.ods'#$Sheet1.J45]) / 3" office:value-type="float" office:value="55.0292422222333" calcext:value-type="float">
            <text:p>55.03</text:p>
          </table:table-cell>
          <table:table-cell table:style-name="ce27" table:formula="of:=(['file:///Users/chrisprobst/Programming/common/java/idea-projects/one_1.5.1-RC2/parallel_queue_settings/docs/Tables-Default-Settings.ods'#$Sheet1.K45] + ['file:///Users/chrisprobst/Programming/common/java/idea-projects/one_1.5.1-RC2/parallel_queue_settings/docs/Tables-Usual-Settings.ods'#$Sheet1.K45] + ['file:///Users/chrisprobst/Programming/common/java/idea-projects/one_1.5.1-RC2/parallel_queue_settings/docs/Tables-Expanded-Settings.ods'#$Sheet1.K45]) / 3" office:value-type="float" office:value="43.0225888888667" calcext:value-type="float">
            <text:p>43.02</text:p>
          </table:table-cell>
          <table:table-cell table:style-name="ce27" table:formula="of:=(['file:///Users/chrisprobst/Programming/common/java/idea-projects/one_1.5.1-RC2/parallel_queue_settings/docs/Tables-Default-Settings.ods'#$Sheet1.L45] + ['file:///Users/chrisprobst/Programming/common/java/idea-projects/one_1.5.1-RC2/parallel_queue_settings/docs/Tables-Usual-Settings.ods'#$Sheet1.L45] + ['file:///Users/chrisprobst/Programming/common/java/idea-projects/one_1.5.1-RC2/parallel_queue_settings/docs/Tables-Expanded-Settings.ods'#$Sheet1.L45]) / 3" office:value-type="float" office:value="58.5137511111333" calcext:value-type="float">
            <text:p>58.51</text:p>
          </table:table-cell>
          <table:table-cell table:style-name="ce27" table:formula="of:=(['file:///Users/chrisprobst/Programming/common/java/idea-projects/one_1.5.1-RC2/parallel_queue_settings/docs/Tables-Default-Settings.ods'#$Sheet1.M45] + ['file:///Users/chrisprobst/Programming/common/java/idea-projects/one_1.5.1-RC2/parallel_queue_settings/docs/Tables-Usual-Settings.ods'#$Sheet1.M45] + ['file:///Users/chrisprobst/Programming/common/java/idea-projects/one_1.5.1-RC2/parallel_queue_settings/docs/Tables-Expanded-Settings.ods'#$Sheet1.M45]) / 3" office:value-type="float" office:value="46.8417572222333" calcext:value-type="float">
            <text:p>46.84</text:p>
          </table:table-cell>
          <table:table-cell table:style-name="ce27" table:formula="of:=(['file:///Users/chrisprobst/Programming/common/java/idea-projects/one_1.5.1-RC2/parallel_queue_settings/docs/Tables-Default-Settings.ods'#$Sheet1.N45] + ['file:///Users/chrisprobst/Programming/common/java/idea-projects/one_1.5.1-RC2/parallel_queue_settings/docs/Tables-Usual-Settings.ods'#$Sheet1.N45] + ['file:///Users/chrisprobst/Programming/common/java/idea-projects/one_1.5.1-RC2/parallel_queue_settings/docs/Tables-Expanded-Settings.ods'#$Sheet1.N45]) / 3" office:value-type="float" office:value="40.7929183333333" calcext:value-type="float">
            <text:p>40.79</text:p>
          </table:table-cell>
          <table:table-cell table:style-name="Default" table:number-columns-repeated="2"/>
          <table:table-cell table:number-columns-repeated="990"/>
        </table:table-row>
        <table:table-row table:style-name="ro1">
          <table:covered-table-cell table:style-name="Default"/>
          <table:covered-table-cell table:style-name="ce7"/>
          <table:table-cell table:style-name="ce9" office:value-type="string" calcext:value-type="string">
            <text:p>Message-size</text:p>
          </table:table-cell>
          <table:table-cell table:style-name="ce14" table:formula="of:=[.V46]" office:value-type="float" office:value="68.0319988888667" calcext:value-type="float">
            <text:p>68.0</text:p>
          </table:table-cell>
          <table:table-cell table:style-name="ce14" table:formula="of:=[.W46]" office:value-type="float" office:value="60.969105" calcext:value-type="float">
            <text:p>61.0</text:p>
          </table:table-cell>
          <table:table-cell table:style-name="ce14" table:formula="of:=[.X46]" office:value-type="float" office:value="73.9458877776667" calcext:value-type="float">
            <text:p>73.9</text:p>
          </table:table-cell>
          <table:table-cell table:style-name="ce14" table:formula="of:=[.Y46]" office:value-type="float" office:value="59.4742088889" calcext:value-type="float">
            <text:p>59.5</text:p>
          </table:table-cell>
          <table:table-cell table:style-name="ce14" table:formula="of:=[.Z46]" office:value-type="float" office:value="55.3109433333333" calcext:value-type="float">
            <text:p>55.3</text:p>
          </table:table-cell>
          <table:table-cell table:style-name="ce14" table:formula="of:=[.AA46]" office:value-type="float" office:value="60.1947844444667" calcext:value-type="float">
            <text:p>60.2</text:p>
          </table:table-cell>
          <table:table-cell table:style-name="ce14" table:formula="of:=[.AB46]" office:value-type="float" office:value="87.3309483333333" calcext:value-type="float">
            <text:p>87.3</text:p>
          </table:table-cell>
          <table:table-cell table:style-name="ce14" table:formula="of:=[.AC46]" office:value-type="float" office:value="75.2788783333333" calcext:value-type="float">
            <text:p>75.3</text:p>
          </table:table-cell>
          <table:table-cell table:style-name="ce14" table:formula="of:=[.AD46]" office:value-type="float" office:value="93.0502761111" calcext:value-type="float">
            <text:p>93.1</text:p>
          </table:table-cell>
          <table:table-cell table:style-name="ce14" table:formula="of:=[.AE46]" office:value-type="float" office:value="65.2417188889" calcext:value-type="float">
            <text:p>65.2</text:p>
          </table:table-cell>
          <table:table-cell table:style-name="ce14" table:formula="of:=[.AF46]" office:value-type="float" office:value="82.2376438889" calcext:value-type="float">
            <text:p>82.2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46] + ['file:///Users/chrisprobst/Programming/common/java/idea-projects/one_1.5.1-RC2/parallel_queue_settings/docs/Tables-Usual-Settings.ods'#$Sheet1.D46] + ['file:///Users/chrisprobst/Programming/common/java/idea-projects/one_1.5.1-RC2/parallel_queue_settings/docs/Tables-Expanded-Settings.ods'#$Sheet1.D46]) / 3" office:value-type="float" office:value="68.0319988888667" calcext:value-type="float">
            <text:p>68.03</text:p>
          </table:table-cell>
          <table:table-cell table:style-name="ce27" table:formula="of:=(['file:///Users/chrisprobst/Programming/common/java/idea-projects/one_1.5.1-RC2/parallel_queue_settings/docs/Tables-Default-Settings.ods'#$Sheet1.E46] + ['file:///Users/chrisprobst/Programming/common/java/idea-projects/one_1.5.1-RC2/parallel_queue_settings/docs/Tables-Usual-Settings.ods'#$Sheet1.E46] + ['file:///Users/chrisprobst/Programming/common/java/idea-projects/one_1.5.1-RC2/parallel_queue_settings/docs/Tables-Expanded-Settings.ods'#$Sheet1.E46]) / 3" office:value-type="float" office:value="60.969105" calcext:value-type="float">
            <text:p>60.97</text:p>
          </table:table-cell>
          <table:table-cell table:style-name="ce27" table:formula="of:=(['file:///Users/chrisprobst/Programming/common/java/idea-projects/one_1.5.1-RC2/parallel_queue_settings/docs/Tables-Default-Settings.ods'#$Sheet1.F46] + ['file:///Users/chrisprobst/Programming/common/java/idea-projects/one_1.5.1-RC2/parallel_queue_settings/docs/Tables-Usual-Settings.ods'#$Sheet1.F46] + ['file:///Users/chrisprobst/Programming/common/java/idea-projects/one_1.5.1-RC2/parallel_queue_settings/docs/Tables-Expanded-Settings.ods'#$Sheet1.F46]) / 3" office:value-type="float" office:value="73.9458877776667" calcext:value-type="float">
            <text:p>73.95</text:p>
          </table:table-cell>
          <table:table-cell table:style-name="ce27" table:formula="of:=(['file:///Users/chrisprobst/Programming/common/java/idea-projects/one_1.5.1-RC2/parallel_queue_settings/docs/Tables-Default-Settings.ods'#$Sheet1.G46] + ['file:///Users/chrisprobst/Programming/common/java/idea-projects/one_1.5.1-RC2/parallel_queue_settings/docs/Tables-Usual-Settings.ods'#$Sheet1.G46] + ['file:///Users/chrisprobst/Programming/common/java/idea-projects/one_1.5.1-RC2/parallel_queue_settings/docs/Tables-Expanded-Settings.ods'#$Sheet1.G46]) / 3" office:value-type="float" office:value="59.4742088889" calcext:value-type="float">
            <text:p>59.47</text:p>
          </table:table-cell>
          <table:table-cell table:style-name="ce27" table:formula="of:=(['file:///Users/chrisprobst/Programming/common/java/idea-projects/one_1.5.1-RC2/parallel_queue_settings/docs/Tables-Default-Settings.ods'#$Sheet1.H46] + ['file:///Users/chrisprobst/Programming/common/java/idea-projects/one_1.5.1-RC2/parallel_queue_settings/docs/Tables-Usual-Settings.ods'#$Sheet1.H46] + ['file:///Users/chrisprobst/Programming/common/java/idea-projects/one_1.5.1-RC2/parallel_queue_settings/docs/Tables-Expanded-Settings.ods'#$Sheet1.H46]) / 3" office:value-type="float" office:value="55.3109433333333" calcext:value-type="float">
            <text:p>55.31</text:p>
          </table:table-cell>
          <table:table-cell table:style-name="ce27" table:formula="of:=(['file:///Users/chrisprobst/Programming/common/java/idea-projects/one_1.5.1-RC2/parallel_queue_settings/docs/Tables-Default-Settings.ods'#$Sheet1.I46] + ['file:///Users/chrisprobst/Programming/common/java/idea-projects/one_1.5.1-RC2/parallel_queue_settings/docs/Tables-Usual-Settings.ods'#$Sheet1.I46] + ['file:///Users/chrisprobst/Programming/common/java/idea-projects/one_1.5.1-RC2/parallel_queue_settings/docs/Tables-Expanded-Settings.ods'#$Sheet1.I46]) / 3" office:value-type="float" office:value="60.1947844444667" calcext:value-type="float">
            <text:p>60.19</text:p>
          </table:table-cell>
          <table:table-cell table:style-name="ce27" table:formula="of:=(['file:///Users/chrisprobst/Programming/common/java/idea-projects/one_1.5.1-RC2/parallel_queue_settings/docs/Tables-Default-Settings.ods'#$Sheet1.J46] + ['file:///Users/chrisprobst/Programming/common/java/idea-projects/one_1.5.1-RC2/parallel_queue_settings/docs/Tables-Usual-Settings.ods'#$Sheet1.J46] + ['file:///Users/chrisprobst/Programming/common/java/idea-projects/one_1.5.1-RC2/parallel_queue_settings/docs/Tables-Expanded-Settings.ods'#$Sheet1.J46]) / 3" office:value-type="float" office:value="87.3309483333333" calcext:value-type="float">
            <text:p>87.33</text:p>
          </table:table-cell>
          <table:table-cell table:style-name="ce27" table:formula="of:=(['file:///Users/chrisprobst/Programming/common/java/idea-projects/one_1.5.1-RC2/parallel_queue_settings/docs/Tables-Default-Settings.ods'#$Sheet1.K46] + ['file:///Users/chrisprobst/Programming/common/java/idea-projects/one_1.5.1-RC2/parallel_queue_settings/docs/Tables-Usual-Settings.ods'#$Sheet1.K46] + ['file:///Users/chrisprobst/Programming/common/java/idea-projects/one_1.5.1-RC2/parallel_queue_settings/docs/Tables-Expanded-Settings.ods'#$Sheet1.K46]) / 3" office:value-type="float" office:value="75.2788783333333" calcext:value-type="float">
            <text:p>75.28</text:p>
          </table:table-cell>
          <table:table-cell table:style-name="ce27" table:formula="of:=(['file:///Users/chrisprobst/Programming/common/java/idea-projects/one_1.5.1-RC2/parallel_queue_settings/docs/Tables-Default-Settings.ods'#$Sheet1.L46] + ['file:///Users/chrisprobst/Programming/common/java/idea-projects/one_1.5.1-RC2/parallel_queue_settings/docs/Tables-Usual-Settings.ods'#$Sheet1.L46] + ['file:///Users/chrisprobst/Programming/common/java/idea-projects/one_1.5.1-RC2/parallel_queue_settings/docs/Tables-Expanded-Settings.ods'#$Sheet1.L46]) / 3" office:value-type="float" office:value="93.0502761111" calcext:value-type="float">
            <text:p>93.05</text:p>
          </table:table-cell>
          <table:table-cell table:style-name="ce27" table:formula="of:=(['file:///Users/chrisprobst/Programming/common/java/idea-projects/one_1.5.1-RC2/parallel_queue_settings/docs/Tables-Default-Settings.ods'#$Sheet1.M46] + ['file:///Users/chrisprobst/Programming/common/java/idea-projects/one_1.5.1-RC2/parallel_queue_settings/docs/Tables-Usual-Settings.ods'#$Sheet1.M46] + ['file:///Users/chrisprobst/Programming/common/java/idea-projects/one_1.5.1-RC2/parallel_queue_settings/docs/Tables-Expanded-Settings.ods'#$Sheet1.M46]) / 3" office:value-type="float" office:value="65.2417188889" calcext:value-type="float">
            <text:p>65.24</text:p>
          </table:table-cell>
          <table:table-cell table:style-name="ce27" table:formula="of:=(['file:///Users/chrisprobst/Programming/common/java/idea-projects/one_1.5.1-RC2/parallel_queue_settings/docs/Tables-Default-Settings.ods'#$Sheet1.N46] + ['file:///Users/chrisprobst/Programming/common/java/idea-projects/one_1.5.1-RC2/parallel_queue_settings/docs/Tables-Usual-Settings.ods'#$Sheet1.N46] + ['file:///Users/chrisprobst/Programming/common/java/idea-projects/one_1.5.1-RC2/parallel_queue_settings/docs/Tables-Expanded-Settings.ods'#$Sheet1.N46]) / 3" office:value-type="float" office:value="82.2376438889" calcext:value-type="float">
            <text:p>82.24</text:p>
          </table:table-cell>
          <table:table-cell table:style-name="Default" table:number-columns-repeated="2"/>
          <table:table-cell table:number-columns-repeated="990"/>
        </table:table-row>
        <table:table-row table:style-name="ro4">
          <table:table-cell table:style-name="ce4" office:value-type="string" calcext:value-type="string" table:number-columns-spanned="3" table:number-rows-spanned="1">
            <text:p>Metric</text:p>
          </table:table-cell>
          <table:covered-table-cell table:number-columns-repeated="2" table:style-name="Default"/>
          <table:table-cell table:style-name="ce10" office:value-type="string" calcext:value-type="string" table:number-columns-spanned="11" table:number-rows-spanned="1">
            <text:p>Composite (percentage, more is better)</text:p>
          </table:table-cell>
          <table:covered-table-cell table:number-columns-repeated="10" table:style-name="Default"/>
          <table:table-cell table:number-columns-repeated="2"/>
          <table:table-cell table:style-name="Default" table:number-columns-repeated="5"/>
          <table:table-cell office:value-type="string" calcext:value-type="string">
            <text:p>Per-Table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 table:number-columns-spanned="1" table:number-rows-spanned="11">
            <text:p>Queue Policy</text:p>
          </table:table-cell>
          <table:table-cell table:style-name="ce5" office:value-type="string" calcext:value-type="string">
            <text:p>X</text:p>
          </table:table-cell>
          <table:table-cell table:style-name="ce9" office:value-type="string" calcext:value-type="string">
            <text:p>Random</text:p>
          </table:table-cell>
          <table:table-cell table:style-name="ce15" table:formula="of:=[.V48]" office:value-type="float" office:value="55.3873995652171" calcext:value-type="float">
            <text:p>55.4</text:p>
          </table:table-cell>
          <table:table-cell table:style-name="ce15" table:formula="of:=[.W48]" office:value-type="float" office:value="62.6062364036098" calcext:value-type="float">
            <text:p>62.6</text:p>
          </table:table-cell>
          <table:table-cell table:style-name="ce15" table:formula="of:=[.X48]" office:value-type="float" office:value="43.6127705558363" calcext:value-type="float">
            <text:p>43.6</text:p>
          </table:table-cell>
          <table:table-cell table:style-name="ce15" table:formula="of:=[.Y48]" office:value-type="float" office:value="36.2817992982925" calcext:value-type="float">
            <text:p>36.3</text:p>
          </table:table-cell>
          <table:table-cell table:style-name="ce15" table:formula="of:=[.Z48]" office:value-type="float" office:value="72.8493986747335" calcext:value-type="float">
            <text:p>72.8</text:p>
          </table:table-cell>
          <table:table-cell table:style-name="ce15" table:formula="of:=[.AA48]" office:value-type="float" office:value="46.167337536966" calcext:value-type="float">
            <text:p>46.2</text:p>
          </table:table-cell>
          <table:table-cell table:style-name="ce15" table:formula="of:=[.AB48]" office:value-type="float" office:value="44.5570424599715" calcext:value-type="float">
            <text:p>44.6</text:p>
          </table:table-cell>
          <table:table-cell table:style-name="ce15" table:formula="of:=[.AC48]" office:value-type="float" office:value="59.4494804127016" calcext:value-type="float">
            <text:p>59.4</text:p>
          </table:table-cell>
          <table:table-cell table:style-name="ce15" table:formula="of:=[.AD48]" office:value-type="float" office:value="62.1154049519289" calcext:value-type="float">
            <text:p>62.1</text:p>
          </table:table-cell>
          <table:table-cell table:style-name="ce15" table:formula="of:=[.AE48]" office:value-type="float" office:value="40.1368738392194" calcext:value-type="float">
            <text:p>40.1</text:p>
          </table:table-cell>
          <table:table-cell table:style-name="ce15" table:formula="of:=[.AF48]" office:value-type="float" office:value="59.2635912136274" calcext:value-type="float">
            <text:p>59.3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48] + ['file:///Users/chrisprobst/Programming/common/java/idea-projects/one_1.5.1-RC2/parallel_queue_settings/docs/Tables-Usual-Settings.ods'#$Sheet1.D48] + ['file:///Users/chrisprobst/Programming/common/java/idea-projects/one_1.5.1-RC2/parallel_queue_settings/docs/Tables-Expanded-Settings.ods'#$Sheet1.D48]) / 3" office:value-type="float" office:value="55.3873995652171" calcext:value-type="float">
            <text:p>55.39</text:p>
          </table:table-cell>
          <table:table-cell table:style-name="ce27" table:formula="of:=(['file:///Users/chrisprobst/Programming/common/java/idea-projects/one_1.5.1-RC2/parallel_queue_settings/docs/Tables-Default-Settings.ods'#$Sheet1.E48] + ['file:///Users/chrisprobst/Programming/common/java/idea-projects/one_1.5.1-RC2/parallel_queue_settings/docs/Tables-Usual-Settings.ods'#$Sheet1.E48] + ['file:///Users/chrisprobst/Programming/common/java/idea-projects/one_1.5.1-RC2/parallel_queue_settings/docs/Tables-Expanded-Settings.ods'#$Sheet1.E48]) / 3" office:value-type="float" office:value="62.6062364036098" calcext:value-type="float">
            <text:p>62.61</text:p>
          </table:table-cell>
          <table:table-cell table:style-name="ce27" table:formula="of:=(['file:///Users/chrisprobst/Programming/common/java/idea-projects/one_1.5.1-RC2/parallel_queue_settings/docs/Tables-Default-Settings.ods'#$Sheet1.F48] + ['file:///Users/chrisprobst/Programming/common/java/idea-projects/one_1.5.1-RC2/parallel_queue_settings/docs/Tables-Usual-Settings.ods'#$Sheet1.F48] + ['file:///Users/chrisprobst/Programming/common/java/idea-projects/one_1.5.1-RC2/parallel_queue_settings/docs/Tables-Expanded-Settings.ods'#$Sheet1.F48]) / 3" office:value-type="float" office:value="43.6127705558363" calcext:value-type="float">
            <text:p>43.61</text:p>
          </table:table-cell>
          <table:table-cell table:style-name="ce27" table:formula="of:=(['file:///Users/chrisprobst/Programming/common/java/idea-projects/one_1.5.1-RC2/parallel_queue_settings/docs/Tables-Default-Settings.ods'#$Sheet1.G48] + ['file:///Users/chrisprobst/Programming/common/java/idea-projects/one_1.5.1-RC2/parallel_queue_settings/docs/Tables-Usual-Settings.ods'#$Sheet1.G48] + ['file:///Users/chrisprobst/Programming/common/java/idea-projects/one_1.5.1-RC2/parallel_queue_settings/docs/Tables-Expanded-Settings.ods'#$Sheet1.G48]) / 3" office:value-type="float" office:value="36.2817992982925" calcext:value-type="float">
            <text:p>36.28</text:p>
          </table:table-cell>
          <table:table-cell table:style-name="ce27" table:formula="of:=(['file:///Users/chrisprobst/Programming/common/java/idea-projects/one_1.5.1-RC2/parallel_queue_settings/docs/Tables-Default-Settings.ods'#$Sheet1.H48] + ['file:///Users/chrisprobst/Programming/common/java/idea-projects/one_1.5.1-RC2/parallel_queue_settings/docs/Tables-Usual-Settings.ods'#$Sheet1.H48] + ['file:///Users/chrisprobst/Programming/common/java/idea-projects/one_1.5.1-RC2/parallel_queue_settings/docs/Tables-Expanded-Settings.ods'#$Sheet1.H48]) / 3" office:value-type="float" office:value="72.8493986747335" calcext:value-type="float">
            <text:p>72.85</text:p>
          </table:table-cell>
          <table:table-cell table:style-name="ce27" table:formula="of:=(['file:///Users/chrisprobst/Programming/common/java/idea-projects/one_1.5.1-RC2/parallel_queue_settings/docs/Tables-Default-Settings.ods'#$Sheet1.I48] + ['file:///Users/chrisprobst/Programming/common/java/idea-projects/one_1.5.1-RC2/parallel_queue_settings/docs/Tables-Usual-Settings.ods'#$Sheet1.I48] + ['file:///Users/chrisprobst/Programming/common/java/idea-projects/one_1.5.1-RC2/parallel_queue_settings/docs/Tables-Expanded-Settings.ods'#$Sheet1.I48]) / 3" office:value-type="float" office:value="46.167337536966" calcext:value-type="float">
            <text:p>46.17</text:p>
          </table:table-cell>
          <table:table-cell table:style-name="ce27" table:formula="of:=(['file:///Users/chrisprobst/Programming/common/java/idea-projects/one_1.5.1-RC2/parallel_queue_settings/docs/Tables-Default-Settings.ods'#$Sheet1.J48] + ['file:///Users/chrisprobst/Programming/common/java/idea-projects/one_1.5.1-RC2/parallel_queue_settings/docs/Tables-Usual-Settings.ods'#$Sheet1.J48] + ['file:///Users/chrisprobst/Programming/common/java/idea-projects/one_1.5.1-RC2/parallel_queue_settings/docs/Tables-Expanded-Settings.ods'#$Sheet1.J48]) / 3" office:value-type="float" office:value="44.5570424599715" calcext:value-type="float">
            <text:p>44.56</text:p>
          </table:table-cell>
          <table:table-cell table:style-name="ce27" table:formula="of:=(['file:///Users/chrisprobst/Programming/common/java/idea-projects/one_1.5.1-RC2/parallel_queue_settings/docs/Tables-Default-Settings.ods'#$Sheet1.K48] + ['file:///Users/chrisprobst/Programming/common/java/idea-projects/one_1.5.1-RC2/parallel_queue_settings/docs/Tables-Usual-Settings.ods'#$Sheet1.K48] + ['file:///Users/chrisprobst/Programming/common/java/idea-projects/one_1.5.1-RC2/parallel_queue_settings/docs/Tables-Expanded-Settings.ods'#$Sheet1.K48]) / 3" office:value-type="float" office:value="59.4494804127016" calcext:value-type="float">
            <text:p>59.45</text:p>
          </table:table-cell>
          <table:table-cell table:style-name="ce27" table:formula="of:=(['file:///Users/chrisprobst/Programming/common/java/idea-projects/one_1.5.1-RC2/parallel_queue_settings/docs/Tables-Default-Settings.ods'#$Sheet1.L48] + ['file:///Users/chrisprobst/Programming/common/java/idea-projects/one_1.5.1-RC2/parallel_queue_settings/docs/Tables-Usual-Settings.ods'#$Sheet1.L48] + ['file:///Users/chrisprobst/Programming/common/java/idea-projects/one_1.5.1-RC2/parallel_queue_settings/docs/Tables-Expanded-Settings.ods'#$Sheet1.L48]) / 3" office:value-type="float" office:value="62.1154049519289" calcext:value-type="float">
            <text:p>62.12</text:p>
          </table:table-cell>
          <table:table-cell table:style-name="ce27" table:formula="of:=(['file:///Users/chrisprobst/Programming/common/java/idea-projects/one_1.5.1-RC2/parallel_queue_settings/docs/Tables-Default-Settings.ods'#$Sheet1.M48] + ['file:///Users/chrisprobst/Programming/common/java/idea-projects/one_1.5.1-RC2/parallel_queue_settings/docs/Tables-Usual-Settings.ods'#$Sheet1.M48] + ['file:///Users/chrisprobst/Programming/common/java/idea-projects/one_1.5.1-RC2/parallel_queue_settings/docs/Tables-Expanded-Settings.ods'#$Sheet1.M48]) / 3" office:value-type="float" office:value="40.1368738392194" calcext:value-type="float">
            <text:p>40.14</text:p>
          </table:table-cell>
          <table:table-cell table:style-name="ce27" table:formula="of:=(['file:///Users/chrisprobst/Programming/common/java/idea-projects/one_1.5.1-RC2/parallel_queue_settings/docs/Tables-Default-Settings.ods'#$Sheet1.N48] + ['file:///Users/chrisprobst/Programming/common/java/idea-projects/one_1.5.1-RC2/parallel_queue_settings/docs/Tables-Usual-Settings.ods'#$Sheet1.N48] + ['file:///Users/chrisprobst/Programming/common/java/idea-projects/one_1.5.1-RC2/parallel_queue_settings/docs/Tables-Expanded-Settings.ods'#$Sheet1.N48]) / 3" office:value-type="float" office:value="59.2635912136274" calcext:value-type="float">
            <text:p>59.26</text:p>
          </table:table-cell>
          <table:table-cell table:number-columns-repeated="992"/>
        </table:table-row>
        <table:table-row table:style-name="ro1">
          <table:covered-table-cell table:style-name="Default"/>
          <table:table-cell table:style-name="ce5" office:value-type="string" calcext:value-type="string" table:number-columns-spanned="1" table:number-rows-spanned="5">
            <text:p><text:s/>Ascending</text:p>
          </table:table-cell>
          <table:table-cell table:style-name="ce9" office:value-type="string" calcext:value-type="string">
            <text:p>Arrival-time</text:p>
          </table:table-cell>
          <table:table-cell table:style-name="ce15" table:formula="of:=[.V49]" office:value-type="float" office:value="45.5862673838749" calcext:value-type="float">
            <text:p>45.6</text:p>
          </table:table-cell>
          <table:table-cell table:style-name="ce15" table:formula="of:=[.W49]" office:value-type="float" office:value="55.201075157117" calcext:value-type="float">
            <text:p>55.2</text:p>
          </table:table-cell>
          <table:table-cell table:style-name="ce15" table:formula="of:=[.X49]" office:value-type="float" office:value="39.7631157565983" calcext:value-type="float">
            <text:p>39.8</text:p>
          </table:table-cell>
          <table:table-cell table:style-name="ce15" table:formula="of:=[.Y49]" office:value-type="float" office:value="32.2705810986311" calcext:value-type="float">
            <text:p>32.3</text:p>
          </table:table-cell>
          <table:table-cell table:style-name="ce15" table:formula="of:=[.Z49]" office:value-type="float" office:value="68.0519357212344" calcext:value-type="float">
            <text:p>68.1</text:p>
          </table:table-cell>
          <table:table-cell table:style-name="ce15" table:formula="of:=[.AA49]" office:value-type="float" office:value="43.8505086668054" calcext:value-type="float">
            <text:p>43.9</text:p>
          </table:table-cell>
          <table:table-cell table:style-name="ce15" table:formula="of:=[.AB49]" office:value-type="float" office:value="41.4717533943497" calcext:value-type="float">
            <text:p>41.5</text:p>
          </table:table-cell>
          <table:table-cell table:style-name="ce15" table:formula="of:=[.AC49]" office:value-type="float" office:value="51.4184791419323" calcext:value-type="float">
            <text:p>51.4</text:p>
          </table:table-cell>
          <table:table-cell table:style-name="ce15" table:formula="of:=[.AD49]" office:value-type="float" office:value="52.1551639715986" calcext:value-type="float">
            <text:p>52.2</text:p>
          </table:table-cell>
          <table:table-cell table:style-name="ce15" table:formula="of:=[.AE49]" office:value-type="float" office:value="36.2037271539165" calcext:value-type="float">
            <text:p>36.2</text:p>
          </table:table-cell>
          <table:table-cell table:style-name="ce15" table:formula="of:=[.AF49]" office:value-type="float" office:value="53.3020935673758" calcext:value-type="float">
            <text:p>53.3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49] + ['file:///Users/chrisprobst/Programming/common/java/idea-projects/one_1.5.1-RC2/parallel_queue_settings/docs/Tables-Usual-Settings.ods'#$Sheet1.D49] + ['file:///Users/chrisprobst/Programming/common/java/idea-projects/one_1.5.1-RC2/parallel_queue_settings/docs/Tables-Expanded-Settings.ods'#$Sheet1.D49]) / 3" office:value-type="float" office:value="45.5862673838749" calcext:value-type="float">
            <text:p>45.59</text:p>
          </table:table-cell>
          <table:table-cell table:style-name="ce27" table:formula="of:=(['file:///Users/chrisprobst/Programming/common/java/idea-projects/one_1.5.1-RC2/parallel_queue_settings/docs/Tables-Default-Settings.ods'#$Sheet1.E49] + ['file:///Users/chrisprobst/Programming/common/java/idea-projects/one_1.5.1-RC2/parallel_queue_settings/docs/Tables-Usual-Settings.ods'#$Sheet1.E49] + ['file:///Users/chrisprobst/Programming/common/java/idea-projects/one_1.5.1-RC2/parallel_queue_settings/docs/Tables-Expanded-Settings.ods'#$Sheet1.E49]) / 3" office:value-type="float" office:value="55.201075157117" calcext:value-type="float">
            <text:p>55.20</text:p>
          </table:table-cell>
          <table:table-cell table:style-name="ce27" table:formula="of:=(['file:///Users/chrisprobst/Programming/common/java/idea-projects/one_1.5.1-RC2/parallel_queue_settings/docs/Tables-Default-Settings.ods'#$Sheet1.F49] + ['file:///Users/chrisprobst/Programming/common/java/idea-projects/one_1.5.1-RC2/parallel_queue_settings/docs/Tables-Usual-Settings.ods'#$Sheet1.F49] + ['file:///Users/chrisprobst/Programming/common/java/idea-projects/one_1.5.1-RC2/parallel_queue_settings/docs/Tables-Expanded-Settings.ods'#$Sheet1.F49]) / 3" office:value-type="float" office:value="39.7631157565983" calcext:value-type="float">
            <text:p>39.76</text:p>
          </table:table-cell>
          <table:table-cell table:style-name="ce27" table:formula="of:=(['file:///Users/chrisprobst/Programming/common/java/idea-projects/one_1.5.1-RC2/parallel_queue_settings/docs/Tables-Default-Settings.ods'#$Sheet1.G49] + ['file:///Users/chrisprobst/Programming/common/java/idea-projects/one_1.5.1-RC2/parallel_queue_settings/docs/Tables-Usual-Settings.ods'#$Sheet1.G49] + ['file:///Users/chrisprobst/Programming/common/java/idea-projects/one_1.5.1-RC2/parallel_queue_settings/docs/Tables-Expanded-Settings.ods'#$Sheet1.G49]) / 3" office:value-type="float" office:value="32.2705810986311" calcext:value-type="float">
            <text:p>32.27</text:p>
          </table:table-cell>
          <table:table-cell table:style-name="ce27" table:formula="of:=(['file:///Users/chrisprobst/Programming/common/java/idea-projects/one_1.5.1-RC2/parallel_queue_settings/docs/Tables-Default-Settings.ods'#$Sheet1.H49] + ['file:///Users/chrisprobst/Programming/common/java/idea-projects/one_1.5.1-RC2/parallel_queue_settings/docs/Tables-Usual-Settings.ods'#$Sheet1.H49] + ['file:///Users/chrisprobst/Programming/common/java/idea-projects/one_1.5.1-RC2/parallel_queue_settings/docs/Tables-Expanded-Settings.ods'#$Sheet1.H49]) / 3" office:value-type="float" office:value="68.0519357212344" calcext:value-type="float">
            <text:p>68.05</text:p>
          </table:table-cell>
          <table:table-cell table:style-name="ce27" table:formula="of:=(['file:///Users/chrisprobst/Programming/common/java/idea-projects/one_1.5.1-RC2/parallel_queue_settings/docs/Tables-Default-Settings.ods'#$Sheet1.I49] + ['file:///Users/chrisprobst/Programming/common/java/idea-projects/one_1.5.1-RC2/parallel_queue_settings/docs/Tables-Usual-Settings.ods'#$Sheet1.I49] + ['file:///Users/chrisprobst/Programming/common/java/idea-projects/one_1.5.1-RC2/parallel_queue_settings/docs/Tables-Expanded-Settings.ods'#$Sheet1.I49]) / 3" office:value-type="float" office:value="43.8505086668054" calcext:value-type="float">
            <text:p>43.85</text:p>
          </table:table-cell>
          <table:table-cell table:style-name="ce27" table:formula="of:=(['file:///Users/chrisprobst/Programming/common/java/idea-projects/one_1.5.1-RC2/parallel_queue_settings/docs/Tables-Default-Settings.ods'#$Sheet1.J49] + ['file:///Users/chrisprobst/Programming/common/java/idea-projects/one_1.5.1-RC2/parallel_queue_settings/docs/Tables-Usual-Settings.ods'#$Sheet1.J49] + ['file:///Users/chrisprobst/Programming/common/java/idea-projects/one_1.5.1-RC2/parallel_queue_settings/docs/Tables-Expanded-Settings.ods'#$Sheet1.J49]) / 3" office:value-type="float" office:value="41.4717533943497" calcext:value-type="float">
            <text:p>41.47</text:p>
          </table:table-cell>
          <table:table-cell table:style-name="ce27" table:formula="of:=(['file:///Users/chrisprobst/Programming/common/java/idea-projects/one_1.5.1-RC2/parallel_queue_settings/docs/Tables-Default-Settings.ods'#$Sheet1.K49] + ['file:///Users/chrisprobst/Programming/common/java/idea-projects/one_1.5.1-RC2/parallel_queue_settings/docs/Tables-Usual-Settings.ods'#$Sheet1.K49] + ['file:///Users/chrisprobst/Programming/common/java/idea-projects/one_1.5.1-RC2/parallel_queue_settings/docs/Tables-Expanded-Settings.ods'#$Sheet1.K49]) / 3" office:value-type="float" office:value="51.4184791419323" calcext:value-type="float">
            <text:p>51.42</text:p>
          </table:table-cell>
          <table:table-cell table:style-name="ce27" table:formula="of:=(['file:///Users/chrisprobst/Programming/common/java/idea-projects/one_1.5.1-RC2/parallel_queue_settings/docs/Tables-Default-Settings.ods'#$Sheet1.L49] + ['file:///Users/chrisprobst/Programming/common/java/idea-projects/one_1.5.1-RC2/parallel_queue_settings/docs/Tables-Usual-Settings.ods'#$Sheet1.L49] + ['file:///Users/chrisprobst/Programming/common/java/idea-projects/one_1.5.1-RC2/parallel_queue_settings/docs/Tables-Expanded-Settings.ods'#$Sheet1.L49]) / 3" office:value-type="float" office:value="52.1551639715986" calcext:value-type="float">
            <text:p>52.16</text:p>
          </table:table-cell>
          <table:table-cell table:style-name="ce27" table:formula="of:=(['file:///Users/chrisprobst/Programming/common/java/idea-projects/one_1.5.1-RC2/parallel_queue_settings/docs/Tables-Default-Settings.ods'#$Sheet1.M49] + ['file:///Users/chrisprobst/Programming/common/java/idea-projects/one_1.5.1-RC2/parallel_queue_settings/docs/Tables-Usual-Settings.ods'#$Sheet1.M49] + ['file:///Users/chrisprobst/Programming/common/java/idea-projects/one_1.5.1-RC2/parallel_queue_settings/docs/Tables-Expanded-Settings.ods'#$Sheet1.M49]) / 3" office:value-type="float" office:value="36.2037271539165" calcext:value-type="float">
            <text:p>36.20</text:p>
          </table:table-cell>
          <table:table-cell table:style-name="ce27" table:formula="of:=(['file:///Users/chrisprobst/Programming/common/java/idea-projects/one_1.5.1-RC2/parallel_queue_settings/docs/Tables-Default-Settings.ods'#$Sheet1.N49] + ['file:///Users/chrisprobst/Programming/common/java/idea-projects/one_1.5.1-RC2/parallel_queue_settings/docs/Tables-Usual-Settings.ods'#$Sheet1.N49] + ['file:///Users/chrisprobst/Programming/common/java/idea-projects/one_1.5.1-RC2/parallel_queue_settings/docs/Tables-Expanded-Settings.ods'#$Sheet1.N49]) / 3" office:value-type="float" office:value="53.3020935673758" calcext:value-type="float">
            <text:p>53.30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Replications</text:p>
          </table:table-cell>
          <table:table-cell table:style-name="ce15" table:formula="of:=[.V50]" office:value-type="float" office:value="68.9653129028673" calcext:value-type="float">
            <text:p>69.0</text:p>
          </table:table-cell>
          <table:table-cell table:style-name="ce15" table:formula="of:=[.W50]" office:value-type="float" office:value="73.0542483376606" calcext:value-type="float">
            <text:p>73.1</text:p>
          </table:table-cell>
          <table:table-cell table:style-name="ce15" table:formula="of:=[.X50]" office:value-type="float" office:value="55.1785884421288" calcext:value-type="float">
            <text:p>55.2</text:p>
          </table:table-cell>
          <table:table-cell table:style-name="ce15" table:formula="of:=[.Y50]" office:value-type="float" office:value="47.4273552749093" calcext:value-type="float">
            <text:p>47.4</text:p>
          </table:table-cell>
          <table:table-cell table:style-name="ce15" table:formula="of:=[.Z50]" office:value-type="float" office:value="79.0195406993968" calcext:value-type="float">
            <text:p>79.0</text:p>
          </table:table-cell>
          <table:table-cell table:style-name="ce15" table:formula="of:=[.AA50]" office:value-type="float" office:value="49.195099424836" calcext:value-type="float">
            <text:p>49.2</text:p>
          </table:table-cell>
          <table:table-cell table:style-name="ce15" table:formula="of:=[.AB50]" office:value-type="float" office:value="53.7812693856391" calcext:value-type="float">
            <text:p>53.8</text:p>
          </table:table-cell>
          <table:table-cell table:style-name="ce15" table:formula="of:=[.AC50]" office:value-type="float" office:value="70.9820996312355" calcext:value-type="float">
            <text:p>71.0</text:p>
          </table:table-cell>
          <table:table-cell table:style-name="ce15" table:formula="of:=[.AD50]" office:value-type="float" office:value="72.5995811292437" calcext:value-type="float">
            <text:p>72.6</text:p>
          </table:table-cell>
          <table:table-cell table:style-name="ce15" table:formula="of:=[.AE50]" office:value-type="float" office:value="48.3703074515231" calcext:value-type="float">
            <text:p>48.4</text:p>
          </table:table-cell>
          <table:table-cell table:style-name="ce15" table:formula="of:=[.AF50]" office:value-type="float" office:value="70.5155434847398" calcext:value-type="float">
            <text:p>70.5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50] + ['file:///Users/chrisprobst/Programming/common/java/idea-projects/one_1.5.1-RC2/parallel_queue_settings/docs/Tables-Usual-Settings.ods'#$Sheet1.D50] + ['file:///Users/chrisprobst/Programming/common/java/idea-projects/one_1.5.1-RC2/parallel_queue_settings/docs/Tables-Expanded-Settings.ods'#$Sheet1.D50]) / 3" office:value-type="float" office:value="68.9653129028673" calcext:value-type="float">
            <text:p>68.97</text:p>
          </table:table-cell>
          <table:table-cell table:style-name="ce27" table:formula="of:=(['file:///Users/chrisprobst/Programming/common/java/idea-projects/one_1.5.1-RC2/parallel_queue_settings/docs/Tables-Default-Settings.ods'#$Sheet1.E50] + ['file:///Users/chrisprobst/Programming/common/java/idea-projects/one_1.5.1-RC2/parallel_queue_settings/docs/Tables-Usual-Settings.ods'#$Sheet1.E50] + ['file:///Users/chrisprobst/Programming/common/java/idea-projects/one_1.5.1-RC2/parallel_queue_settings/docs/Tables-Expanded-Settings.ods'#$Sheet1.E50]) / 3" office:value-type="float" office:value="73.0542483376606" calcext:value-type="float">
            <text:p>73.05</text:p>
          </table:table-cell>
          <table:table-cell table:style-name="ce27" table:formula="of:=(['file:///Users/chrisprobst/Programming/common/java/idea-projects/one_1.5.1-RC2/parallel_queue_settings/docs/Tables-Default-Settings.ods'#$Sheet1.F50] + ['file:///Users/chrisprobst/Programming/common/java/idea-projects/one_1.5.1-RC2/parallel_queue_settings/docs/Tables-Usual-Settings.ods'#$Sheet1.F50] + ['file:///Users/chrisprobst/Programming/common/java/idea-projects/one_1.5.1-RC2/parallel_queue_settings/docs/Tables-Expanded-Settings.ods'#$Sheet1.F50]) / 3" office:value-type="float" office:value="55.1785884421288" calcext:value-type="float">
            <text:p>55.18</text:p>
          </table:table-cell>
          <table:table-cell table:style-name="ce27" table:formula="of:=(['file:///Users/chrisprobst/Programming/common/java/idea-projects/one_1.5.1-RC2/parallel_queue_settings/docs/Tables-Default-Settings.ods'#$Sheet1.G50] + ['file:///Users/chrisprobst/Programming/common/java/idea-projects/one_1.5.1-RC2/parallel_queue_settings/docs/Tables-Usual-Settings.ods'#$Sheet1.G50] + ['file:///Users/chrisprobst/Programming/common/java/idea-projects/one_1.5.1-RC2/parallel_queue_settings/docs/Tables-Expanded-Settings.ods'#$Sheet1.G50]) / 3" office:value-type="float" office:value="47.4273552749093" calcext:value-type="float">
            <text:p>47.43</text:p>
          </table:table-cell>
          <table:table-cell table:style-name="ce27" table:formula="of:=(['file:///Users/chrisprobst/Programming/common/java/idea-projects/one_1.5.1-RC2/parallel_queue_settings/docs/Tables-Default-Settings.ods'#$Sheet1.H50] + ['file:///Users/chrisprobst/Programming/common/java/idea-projects/one_1.5.1-RC2/parallel_queue_settings/docs/Tables-Usual-Settings.ods'#$Sheet1.H50] + ['file:///Users/chrisprobst/Programming/common/java/idea-projects/one_1.5.1-RC2/parallel_queue_settings/docs/Tables-Expanded-Settings.ods'#$Sheet1.H50]) / 3" office:value-type="float" office:value="79.0195406993968" calcext:value-type="float">
            <text:p>79.02</text:p>
          </table:table-cell>
          <table:table-cell table:style-name="ce27" table:formula="of:=(['file:///Users/chrisprobst/Programming/common/java/idea-projects/one_1.5.1-RC2/parallel_queue_settings/docs/Tables-Default-Settings.ods'#$Sheet1.I50] + ['file:///Users/chrisprobst/Programming/common/java/idea-projects/one_1.5.1-RC2/parallel_queue_settings/docs/Tables-Usual-Settings.ods'#$Sheet1.I50] + ['file:///Users/chrisprobst/Programming/common/java/idea-projects/one_1.5.1-RC2/parallel_queue_settings/docs/Tables-Expanded-Settings.ods'#$Sheet1.I50]) / 3" office:value-type="float" office:value="49.195099424836" calcext:value-type="float">
            <text:p>49.20</text:p>
          </table:table-cell>
          <table:table-cell table:style-name="ce27" table:formula="of:=(['file:///Users/chrisprobst/Programming/common/java/idea-projects/one_1.5.1-RC2/parallel_queue_settings/docs/Tables-Default-Settings.ods'#$Sheet1.J50] + ['file:///Users/chrisprobst/Programming/common/java/idea-projects/one_1.5.1-RC2/parallel_queue_settings/docs/Tables-Usual-Settings.ods'#$Sheet1.J50] + ['file:///Users/chrisprobst/Programming/common/java/idea-projects/one_1.5.1-RC2/parallel_queue_settings/docs/Tables-Expanded-Settings.ods'#$Sheet1.J50]) / 3" office:value-type="float" office:value="53.7812693856391" calcext:value-type="float">
            <text:p>53.78</text:p>
          </table:table-cell>
          <table:table-cell table:style-name="ce27" table:formula="of:=(['file:///Users/chrisprobst/Programming/common/java/idea-projects/one_1.5.1-RC2/parallel_queue_settings/docs/Tables-Default-Settings.ods'#$Sheet1.K50] + ['file:///Users/chrisprobst/Programming/common/java/idea-projects/one_1.5.1-RC2/parallel_queue_settings/docs/Tables-Usual-Settings.ods'#$Sheet1.K50] + ['file:///Users/chrisprobst/Programming/common/java/idea-projects/one_1.5.1-RC2/parallel_queue_settings/docs/Tables-Expanded-Settings.ods'#$Sheet1.K50]) / 3" office:value-type="float" office:value="70.9820996312355" calcext:value-type="float">
            <text:p>70.98</text:p>
          </table:table-cell>
          <table:table-cell table:style-name="ce27" table:formula="of:=(['file:///Users/chrisprobst/Programming/common/java/idea-projects/one_1.5.1-RC2/parallel_queue_settings/docs/Tables-Default-Settings.ods'#$Sheet1.L50] + ['file:///Users/chrisprobst/Programming/common/java/idea-projects/one_1.5.1-RC2/parallel_queue_settings/docs/Tables-Usual-Settings.ods'#$Sheet1.L50] + ['file:///Users/chrisprobst/Programming/common/java/idea-projects/one_1.5.1-RC2/parallel_queue_settings/docs/Tables-Expanded-Settings.ods'#$Sheet1.L50]) / 3" office:value-type="float" office:value="72.5995811292437" calcext:value-type="float">
            <text:p>72.60</text:p>
          </table:table-cell>
          <table:table-cell table:style-name="ce27" table:formula="of:=(['file:///Users/chrisprobst/Programming/common/java/idea-projects/one_1.5.1-RC2/parallel_queue_settings/docs/Tables-Default-Settings.ods'#$Sheet1.M50] + ['file:///Users/chrisprobst/Programming/common/java/idea-projects/one_1.5.1-RC2/parallel_queue_settings/docs/Tables-Usual-Settings.ods'#$Sheet1.M50] + ['file:///Users/chrisprobst/Programming/common/java/idea-projects/one_1.5.1-RC2/parallel_queue_settings/docs/Tables-Expanded-Settings.ods'#$Sheet1.M50]) / 3" office:value-type="float" office:value="48.3703074515231" calcext:value-type="float">
            <text:p>48.37</text:p>
          </table:table-cell>
          <table:table-cell table:style-name="ce27" table:formula="of:=(['file:///Users/chrisprobst/Programming/common/java/idea-projects/one_1.5.1-RC2/parallel_queue_settings/docs/Tables-Default-Settings.ods'#$Sheet1.N50] + ['file:///Users/chrisprobst/Programming/common/java/idea-projects/one_1.5.1-RC2/parallel_queue_settings/docs/Tables-Usual-Settings.ods'#$Sheet1.N50] + ['file:///Users/chrisprobst/Programming/common/java/idea-projects/one_1.5.1-RC2/parallel_queue_settings/docs/Tables-Expanded-Settings.ods'#$Sheet1.N50]) / 3" office:value-type="float" office:value="70.5155434847398" calcext:value-type="float">
            <text:p>70.52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Relayed-nodes</text:p>
          </table:table-cell>
          <table:table-cell table:style-name="ce15" table:formula="of:=[.V51]" office:value-type="float" office:value="74.9252115629733" calcext:value-type="float">
            <text:p>74.9</text:p>
          </table:table-cell>
          <table:table-cell table:style-name="ce15" table:formula="of:=[.W51]" office:value-type="float" office:value="85.8210608902018" calcext:value-type="float">
            <text:p>85.8</text:p>
          </table:table-cell>
          <table:table-cell table:style-name="ce15" table:formula="of:=[.X51]" office:value-type="float" office:value="57.4448661350792" calcext:value-type="float">
            <text:p>57.4</text:p>
          </table:table-cell>
          <table:table-cell table:style-name="ce15" table:formula="of:=[.Y51]" office:value-type="float" office:value="53.9465439540597" calcext:value-type="float">
            <text:p>53.9</text:p>
          </table:table-cell>
          <table:table-cell table:style-name="ce15" table:formula="of:=[.Z51]" office:value-type="float" office:value="83.0843939475581" calcext:value-type="float">
            <text:p>83.1</text:p>
          </table:table-cell>
          <table:table-cell table:style-name="ce15" table:formula="of:=[.AA51]" office:value-type="float" office:value="50.8483853234825" calcext:value-type="float">
            <text:p>50.8</text:p>
          </table:table-cell>
          <table:table-cell table:style-name="ce15" table:formula="of:=[.AB51]" office:value-type="float" office:value="56.6253952138832" calcext:value-type="float">
            <text:p>56.6</text:p>
          </table:table-cell>
          <table:table-cell table:style-name="ce15" table:formula="of:=[.AC51]" office:value-type="float" office:value="73.6992223434234" calcext:value-type="float">
            <text:p>73.7</text:p>
          </table:table-cell>
          <table:table-cell table:style-name="ce15" table:formula="of:=[.AD51]" office:value-type="float" office:value="63.1914458279118" calcext:value-type="float">
            <text:p>63.2</text:p>
          </table:table-cell>
          <table:table-cell table:style-name="ce15" table:formula="of:=[.AE51]" office:value-type="float" office:value="48.3130365358581" calcext:value-type="float">
            <text:p>48.3</text:p>
          </table:table-cell>
          <table:table-cell table:style-name="ce15" table:formula="of:=[.AF51]" office:value-type="float" office:value="73.3998266007918" calcext:value-type="float">
            <text:p>73.4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51] + ['file:///Users/chrisprobst/Programming/common/java/idea-projects/one_1.5.1-RC2/parallel_queue_settings/docs/Tables-Usual-Settings.ods'#$Sheet1.D51] + ['file:///Users/chrisprobst/Programming/common/java/idea-projects/one_1.5.1-RC2/parallel_queue_settings/docs/Tables-Expanded-Settings.ods'#$Sheet1.D51]) / 3" office:value-type="float" office:value="74.9252115629733" calcext:value-type="float">
            <text:p>74.93</text:p>
          </table:table-cell>
          <table:table-cell table:style-name="ce27" table:formula="of:=(['file:///Users/chrisprobst/Programming/common/java/idea-projects/one_1.5.1-RC2/parallel_queue_settings/docs/Tables-Default-Settings.ods'#$Sheet1.E51] + ['file:///Users/chrisprobst/Programming/common/java/idea-projects/one_1.5.1-RC2/parallel_queue_settings/docs/Tables-Usual-Settings.ods'#$Sheet1.E51] + ['file:///Users/chrisprobst/Programming/common/java/idea-projects/one_1.5.1-RC2/parallel_queue_settings/docs/Tables-Expanded-Settings.ods'#$Sheet1.E51]) / 3" office:value-type="float" office:value="85.8210608902018" calcext:value-type="float">
            <text:p>85.82</text:p>
          </table:table-cell>
          <table:table-cell table:style-name="ce27" table:formula="of:=(['file:///Users/chrisprobst/Programming/common/java/idea-projects/one_1.5.1-RC2/parallel_queue_settings/docs/Tables-Default-Settings.ods'#$Sheet1.F51] + ['file:///Users/chrisprobst/Programming/common/java/idea-projects/one_1.5.1-RC2/parallel_queue_settings/docs/Tables-Usual-Settings.ods'#$Sheet1.F51] + ['file:///Users/chrisprobst/Programming/common/java/idea-projects/one_1.5.1-RC2/parallel_queue_settings/docs/Tables-Expanded-Settings.ods'#$Sheet1.F51]) / 3" office:value-type="float" office:value="57.4448661350792" calcext:value-type="float">
            <text:p>57.44</text:p>
          </table:table-cell>
          <table:table-cell table:style-name="ce27" table:formula="of:=(['file:///Users/chrisprobst/Programming/common/java/idea-projects/one_1.5.1-RC2/parallel_queue_settings/docs/Tables-Default-Settings.ods'#$Sheet1.G51] + ['file:///Users/chrisprobst/Programming/common/java/idea-projects/one_1.5.1-RC2/parallel_queue_settings/docs/Tables-Usual-Settings.ods'#$Sheet1.G51] + ['file:///Users/chrisprobst/Programming/common/java/idea-projects/one_1.5.1-RC2/parallel_queue_settings/docs/Tables-Expanded-Settings.ods'#$Sheet1.G51]) / 3" office:value-type="float" office:value="53.9465439540597" calcext:value-type="float">
            <text:p>53.95</text:p>
          </table:table-cell>
          <table:table-cell table:style-name="ce27" table:formula="of:=(['file:///Users/chrisprobst/Programming/common/java/idea-projects/one_1.5.1-RC2/parallel_queue_settings/docs/Tables-Default-Settings.ods'#$Sheet1.H51] + ['file:///Users/chrisprobst/Programming/common/java/idea-projects/one_1.5.1-RC2/parallel_queue_settings/docs/Tables-Usual-Settings.ods'#$Sheet1.H51] + ['file:///Users/chrisprobst/Programming/common/java/idea-projects/one_1.5.1-RC2/parallel_queue_settings/docs/Tables-Expanded-Settings.ods'#$Sheet1.H51]) / 3" office:value-type="float" office:value="83.0843939475581" calcext:value-type="float">
            <text:p>83.08</text:p>
          </table:table-cell>
          <table:table-cell table:style-name="ce27" table:formula="of:=(['file:///Users/chrisprobst/Programming/common/java/idea-projects/one_1.5.1-RC2/parallel_queue_settings/docs/Tables-Default-Settings.ods'#$Sheet1.I51] + ['file:///Users/chrisprobst/Programming/common/java/idea-projects/one_1.5.1-RC2/parallel_queue_settings/docs/Tables-Usual-Settings.ods'#$Sheet1.I51] + ['file:///Users/chrisprobst/Programming/common/java/idea-projects/one_1.5.1-RC2/parallel_queue_settings/docs/Tables-Expanded-Settings.ods'#$Sheet1.I51]) / 3" office:value-type="float" office:value="50.8483853234825" calcext:value-type="float">
            <text:p>50.85</text:p>
          </table:table-cell>
          <table:table-cell table:style-name="ce27" table:formula="of:=(['file:///Users/chrisprobst/Programming/common/java/idea-projects/one_1.5.1-RC2/parallel_queue_settings/docs/Tables-Default-Settings.ods'#$Sheet1.J51] + ['file:///Users/chrisprobst/Programming/common/java/idea-projects/one_1.5.1-RC2/parallel_queue_settings/docs/Tables-Usual-Settings.ods'#$Sheet1.J51] + ['file:///Users/chrisprobst/Programming/common/java/idea-projects/one_1.5.1-RC2/parallel_queue_settings/docs/Tables-Expanded-Settings.ods'#$Sheet1.J51]) / 3" office:value-type="float" office:value="56.6253952138832" calcext:value-type="float">
            <text:p>56.63</text:p>
          </table:table-cell>
          <table:table-cell table:style-name="ce27" table:formula="of:=(['file:///Users/chrisprobst/Programming/common/java/idea-projects/one_1.5.1-RC2/parallel_queue_settings/docs/Tables-Default-Settings.ods'#$Sheet1.K51] + ['file:///Users/chrisprobst/Programming/common/java/idea-projects/one_1.5.1-RC2/parallel_queue_settings/docs/Tables-Usual-Settings.ods'#$Sheet1.K51] + ['file:///Users/chrisprobst/Programming/common/java/idea-projects/one_1.5.1-RC2/parallel_queue_settings/docs/Tables-Expanded-Settings.ods'#$Sheet1.K51]) / 3" office:value-type="float" office:value="73.6992223434234" calcext:value-type="float">
            <text:p>73.70</text:p>
          </table:table-cell>
          <table:table-cell table:style-name="ce27" table:formula="of:=(['file:///Users/chrisprobst/Programming/common/java/idea-projects/one_1.5.1-RC2/parallel_queue_settings/docs/Tables-Default-Settings.ods'#$Sheet1.L51] + ['file:///Users/chrisprobst/Programming/common/java/idea-projects/one_1.5.1-RC2/parallel_queue_settings/docs/Tables-Usual-Settings.ods'#$Sheet1.L51] + ['file:///Users/chrisprobst/Programming/common/java/idea-projects/one_1.5.1-RC2/parallel_queue_settings/docs/Tables-Expanded-Settings.ods'#$Sheet1.L51]) / 3" office:value-type="float" office:value="63.1914458279118" calcext:value-type="float">
            <text:p>63.19</text:p>
          </table:table-cell>
          <table:table-cell table:style-name="ce27" table:formula="of:=(['file:///Users/chrisprobst/Programming/common/java/idea-projects/one_1.5.1-RC2/parallel_queue_settings/docs/Tables-Default-Settings.ods'#$Sheet1.M51] + ['file:///Users/chrisprobst/Programming/common/java/idea-projects/one_1.5.1-RC2/parallel_queue_settings/docs/Tables-Usual-Settings.ods'#$Sheet1.M51] + ['file:///Users/chrisprobst/Programming/common/java/idea-projects/one_1.5.1-RC2/parallel_queue_settings/docs/Tables-Expanded-Settings.ods'#$Sheet1.M51]) / 3" office:value-type="float" office:value="48.3130365358581" calcext:value-type="float">
            <text:p>48.31</text:p>
          </table:table-cell>
          <table:table-cell table:style-name="ce27" table:formula="of:=(['file:///Users/chrisprobst/Programming/common/java/idea-projects/one_1.5.1-RC2/parallel_queue_settings/docs/Tables-Default-Settings.ods'#$Sheet1.N51] + ['file:///Users/chrisprobst/Programming/common/java/idea-projects/one_1.5.1-RC2/parallel_queue_settings/docs/Tables-Usual-Settings.ods'#$Sheet1.N51] + ['file:///Users/chrisprobst/Programming/common/java/idea-projects/one_1.5.1-RC2/parallel_queue_settings/docs/Tables-Expanded-Settings.ods'#$Sheet1.N51]) / 3" office:value-type="float" office:value="73.3998266007918" calcext:value-type="float">
            <text:p>73.40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Time-to-live</text:p>
          </table:table-cell>
          <table:table-cell table:style-name="ce15" table:formula="of:=[.V52]" office:value-type="float" office:value="47.4817650383898" calcext:value-type="float">
            <text:p>47.5</text:p>
          </table:table-cell>
          <table:table-cell table:style-name="ce15" table:formula="of:=[.W52]" office:value-type="float" office:value="52.0063887591588" calcext:value-type="float">
            <text:p>52.0</text:p>
          </table:table-cell>
          <table:table-cell table:style-name="ce15" table:formula="of:=[.X52]" office:value-type="float" office:value="41.0019210309918" calcext:value-type="float">
            <text:p>41.0</text:p>
          </table:table-cell>
          <table:table-cell table:style-name="ce15" table:formula="of:=[.Y52]" office:value-type="float" office:value="34.0897297265861" calcext:value-type="float">
            <text:p>34.1</text:p>
          </table:table-cell>
          <table:table-cell table:style-name="ce15" table:formula="of:=[.Z52]" office:value-type="float" office:value="54.6071580727987" calcext:value-type="float">
            <text:p>54.6</text:p>
          </table:table-cell>
          <table:table-cell table:style-name="ce15" table:formula="of:=[.AA52]" office:value-type="float" office:value="41.7915189039198" calcext:value-type="float">
            <text:p>41.8</text:p>
          </table:table-cell>
          <table:table-cell table:style-name="ce15" table:formula="of:=[.AB52]" office:value-type="float" office:value="42.2645453808031" calcext:value-type="float">
            <text:p>42.3</text:p>
          </table:table-cell>
          <table:table-cell table:style-name="ce15" table:formula="of:=[.AC52]" office:value-type="float" office:value="52.7785795981054" calcext:value-type="float">
            <text:p>52.8</text:p>
          </table:table-cell>
          <table:table-cell table:style-name="ce15" table:formula="of:=[.AD52]" office:value-type="float" office:value="48.5118790696603" calcext:value-type="float">
            <text:p>48.5</text:p>
          </table:table-cell>
          <table:table-cell table:style-name="ce15" table:formula="of:=[.AE52]" office:value-type="float" office:value="40.66230574306" calcext:value-type="float">
            <text:p>40.7</text:p>
          </table:table-cell>
          <table:table-cell table:style-name="ce15" table:formula="of:=[.AF52]" office:value-type="float" office:value="51.6558958001141" calcext:value-type="float">
            <text:p>51.7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52] + ['file:///Users/chrisprobst/Programming/common/java/idea-projects/one_1.5.1-RC2/parallel_queue_settings/docs/Tables-Usual-Settings.ods'#$Sheet1.D52] + ['file:///Users/chrisprobst/Programming/common/java/idea-projects/one_1.5.1-RC2/parallel_queue_settings/docs/Tables-Expanded-Settings.ods'#$Sheet1.D52]) / 3" office:value-type="float" office:value="47.4817650383898" calcext:value-type="float">
            <text:p>47.48</text:p>
          </table:table-cell>
          <table:table-cell table:style-name="ce27" table:formula="of:=(['file:///Users/chrisprobst/Programming/common/java/idea-projects/one_1.5.1-RC2/parallel_queue_settings/docs/Tables-Default-Settings.ods'#$Sheet1.E52] + ['file:///Users/chrisprobst/Programming/common/java/idea-projects/one_1.5.1-RC2/parallel_queue_settings/docs/Tables-Usual-Settings.ods'#$Sheet1.E52] + ['file:///Users/chrisprobst/Programming/common/java/idea-projects/one_1.5.1-RC2/parallel_queue_settings/docs/Tables-Expanded-Settings.ods'#$Sheet1.E52]) / 3" office:value-type="float" office:value="52.0063887591588" calcext:value-type="float">
            <text:p>52.01</text:p>
          </table:table-cell>
          <table:table-cell table:style-name="ce27" table:formula="of:=(['file:///Users/chrisprobst/Programming/common/java/idea-projects/one_1.5.1-RC2/parallel_queue_settings/docs/Tables-Default-Settings.ods'#$Sheet1.F52] + ['file:///Users/chrisprobst/Programming/common/java/idea-projects/one_1.5.1-RC2/parallel_queue_settings/docs/Tables-Usual-Settings.ods'#$Sheet1.F52] + ['file:///Users/chrisprobst/Programming/common/java/idea-projects/one_1.5.1-RC2/parallel_queue_settings/docs/Tables-Expanded-Settings.ods'#$Sheet1.F52]) / 3" office:value-type="float" office:value="41.0019210309918" calcext:value-type="float">
            <text:p>41.00</text:p>
          </table:table-cell>
          <table:table-cell table:style-name="ce27" table:formula="of:=(['file:///Users/chrisprobst/Programming/common/java/idea-projects/one_1.5.1-RC2/parallel_queue_settings/docs/Tables-Default-Settings.ods'#$Sheet1.G52] + ['file:///Users/chrisprobst/Programming/common/java/idea-projects/one_1.5.1-RC2/parallel_queue_settings/docs/Tables-Usual-Settings.ods'#$Sheet1.G52] + ['file:///Users/chrisprobst/Programming/common/java/idea-projects/one_1.5.1-RC2/parallel_queue_settings/docs/Tables-Expanded-Settings.ods'#$Sheet1.G52]) / 3" office:value-type="float" office:value="34.0897297265861" calcext:value-type="float">
            <text:p>34.09</text:p>
          </table:table-cell>
          <table:table-cell table:style-name="ce27" table:formula="of:=(['file:///Users/chrisprobst/Programming/common/java/idea-projects/one_1.5.1-RC2/parallel_queue_settings/docs/Tables-Default-Settings.ods'#$Sheet1.H52] + ['file:///Users/chrisprobst/Programming/common/java/idea-projects/one_1.5.1-RC2/parallel_queue_settings/docs/Tables-Usual-Settings.ods'#$Sheet1.H52] + ['file:///Users/chrisprobst/Programming/common/java/idea-projects/one_1.5.1-RC2/parallel_queue_settings/docs/Tables-Expanded-Settings.ods'#$Sheet1.H52]) / 3" office:value-type="float" office:value="54.6071580727987" calcext:value-type="float">
            <text:p>54.61</text:p>
          </table:table-cell>
          <table:table-cell table:style-name="ce27" table:formula="of:=(['file:///Users/chrisprobst/Programming/common/java/idea-projects/one_1.5.1-RC2/parallel_queue_settings/docs/Tables-Default-Settings.ods'#$Sheet1.I52] + ['file:///Users/chrisprobst/Programming/common/java/idea-projects/one_1.5.1-RC2/parallel_queue_settings/docs/Tables-Usual-Settings.ods'#$Sheet1.I52] + ['file:///Users/chrisprobst/Programming/common/java/idea-projects/one_1.5.1-RC2/parallel_queue_settings/docs/Tables-Expanded-Settings.ods'#$Sheet1.I52]) / 3" office:value-type="float" office:value="41.7915189039198" calcext:value-type="float">
            <text:p>41.79</text:p>
          </table:table-cell>
          <table:table-cell table:style-name="ce27" table:formula="of:=(['file:///Users/chrisprobst/Programming/common/java/idea-projects/one_1.5.1-RC2/parallel_queue_settings/docs/Tables-Default-Settings.ods'#$Sheet1.J52] + ['file:///Users/chrisprobst/Programming/common/java/idea-projects/one_1.5.1-RC2/parallel_queue_settings/docs/Tables-Usual-Settings.ods'#$Sheet1.J52] + ['file:///Users/chrisprobst/Programming/common/java/idea-projects/one_1.5.1-RC2/parallel_queue_settings/docs/Tables-Expanded-Settings.ods'#$Sheet1.J52]) / 3" office:value-type="float" office:value="42.2645453808031" calcext:value-type="float">
            <text:p>42.26</text:p>
          </table:table-cell>
          <table:table-cell table:style-name="ce27" table:formula="of:=(['file:///Users/chrisprobst/Programming/common/java/idea-projects/one_1.5.1-RC2/parallel_queue_settings/docs/Tables-Default-Settings.ods'#$Sheet1.K52] + ['file:///Users/chrisprobst/Programming/common/java/idea-projects/one_1.5.1-RC2/parallel_queue_settings/docs/Tables-Usual-Settings.ods'#$Sheet1.K52] + ['file:///Users/chrisprobst/Programming/common/java/idea-projects/one_1.5.1-RC2/parallel_queue_settings/docs/Tables-Expanded-Settings.ods'#$Sheet1.K52]) / 3" office:value-type="float" office:value="52.7785795981054" calcext:value-type="float">
            <text:p>52.78</text:p>
          </table:table-cell>
          <table:table-cell table:style-name="ce27" table:formula="of:=(['file:///Users/chrisprobst/Programming/common/java/idea-projects/one_1.5.1-RC2/parallel_queue_settings/docs/Tables-Default-Settings.ods'#$Sheet1.L52] + ['file:///Users/chrisprobst/Programming/common/java/idea-projects/one_1.5.1-RC2/parallel_queue_settings/docs/Tables-Usual-Settings.ods'#$Sheet1.L52] + ['file:///Users/chrisprobst/Programming/common/java/idea-projects/one_1.5.1-RC2/parallel_queue_settings/docs/Tables-Expanded-Settings.ods'#$Sheet1.L52]) / 3" office:value-type="float" office:value="48.5118790696603" calcext:value-type="float">
            <text:p>48.51</text:p>
          </table:table-cell>
          <table:table-cell table:style-name="ce27" table:formula="of:=(['file:///Users/chrisprobst/Programming/common/java/idea-projects/one_1.5.1-RC2/parallel_queue_settings/docs/Tables-Default-Settings.ods'#$Sheet1.M52] + ['file:///Users/chrisprobst/Programming/common/java/idea-projects/one_1.5.1-RC2/parallel_queue_settings/docs/Tables-Usual-Settings.ods'#$Sheet1.M52] + ['file:///Users/chrisprobst/Programming/common/java/idea-projects/one_1.5.1-RC2/parallel_queue_settings/docs/Tables-Expanded-Settings.ods'#$Sheet1.M52]) / 3" office:value-type="float" office:value="40.66230574306" calcext:value-type="float">
            <text:p>40.66</text:p>
          </table:table-cell>
          <table:table-cell table:style-name="ce27" table:formula="of:=(['file:///Users/chrisprobst/Programming/common/java/idea-projects/one_1.5.1-RC2/parallel_queue_settings/docs/Tables-Default-Settings.ods'#$Sheet1.N52] + ['file:///Users/chrisprobst/Programming/common/java/idea-projects/one_1.5.1-RC2/parallel_queue_settings/docs/Tables-Usual-Settings.ods'#$Sheet1.N52] + ['file:///Users/chrisprobst/Programming/common/java/idea-projects/one_1.5.1-RC2/parallel_queue_settings/docs/Tables-Expanded-Settings.ods'#$Sheet1.N52]) / 3" office:value-type="float" office:value="51.6558958001141" calcext:value-type="float">
            <text:p>51.66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7"/>
          <table:table-cell table:style-name="ce9" office:value-type="string" calcext:value-type="string">
            <text:p>Message-size</text:p>
          </table:table-cell>
          <table:table-cell table:style-name="ce15" table:formula="of:=[.V53]" office:value-type="float" office:value="60.1188764441746" calcext:value-type="float">
            <text:p>60.1</text:p>
          </table:table-cell>
          <table:table-cell table:style-name="ce15" table:formula="of:=[.W53]" office:value-type="float" office:value="65.0215080387619" calcext:value-type="float">
            <text:p>65.0</text:p>
          </table:table-cell>
          <table:table-cell table:style-name="ce15" table:formula="of:=[.X53]" office:value-type="float" office:value="53.9832906957797" calcext:value-type="float">
            <text:p>54.0</text:p>
          </table:table-cell>
          <table:table-cell table:style-name="ce15" table:formula="of:=[.Y53]" office:value-type="float" office:value="52.0515452896663" calcext:value-type="float">
            <text:p>52.1</text:p>
          </table:table-cell>
          <table:table-cell table:style-name="ce15" table:formula="of:=[.Z53]" office:value-type="float" office:value="65.1079873888522" calcext:value-type="float">
            <text:p>65.1</text:p>
          </table:table-cell>
          <table:table-cell table:style-name="ce15" table:formula="of:=[.AA53]" office:value-type="float" office:value="37.6174271794077" calcext:value-type="float">
            <text:p>37.6</text:p>
          </table:table-cell>
          <table:table-cell table:style-name="ce15" table:formula="of:=[.AB53]" office:value-type="float" office:value="51.955147181011" calcext:value-type="float">
            <text:p>52.0</text:p>
          </table:table-cell>
          <table:table-cell table:style-name="ce15" table:formula="of:=[.AC53]" office:value-type="float" office:value="62.9332424759024" calcext:value-type="float">
            <text:p>62.9</text:p>
          </table:table-cell>
          <table:table-cell table:style-name="ce15" table:formula="of:=[.AD53]" office:value-type="float" office:value="60.3677559324786" calcext:value-type="float">
            <text:p>60.4</text:p>
          </table:table-cell>
          <table:table-cell table:style-name="ce15" table:formula="of:=[.AE53]" office:value-type="float" office:value="49.2120141361525" calcext:value-type="float">
            <text:p>49.2</text:p>
          </table:table-cell>
          <table:table-cell table:style-name="ce15" table:formula="of:=[.AF53]" office:value-type="float" office:value="64.6130692259997" calcext:value-type="float">
            <text:p>64.6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53] + ['file:///Users/chrisprobst/Programming/common/java/idea-projects/one_1.5.1-RC2/parallel_queue_settings/docs/Tables-Usual-Settings.ods'#$Sheet1.D53] + ['file:///Users/chrisprobst/Programming/common/java/idea-projects/one_1.5.1-RC2/parallel_queue_settings/docs/Tables-Expanded-Settings.ods'#$Sheet1.D53]) / 3" office:value-type="float" office:value="60.1188764441746" calcext:value-type="float">
            <text:p>60.12</text:p>
          </table:table-cell>
          <table:table-cell table:style-name="ce27" table:formula="of:=(['file:///Users/chrisprobst/Programming/common/java/idea-projects/one_1.5.1-RC2/parallel_queue_settings/docs/Tables-Default-Settings.ods'#$Sheet1.E53] + ['file:///Users/chrisprobst/Programming/common/java/idea-projects/one_1.5.1-RC2/parallel_queue_settings/docs/Tables-Usual-Settings.ods'#$Sheet1.E53] + ['file:///Users/chrisprobst/Programming/common/java/idea-projects/one_1.5.1-RC2/parallel_queue_settings/docs/Tables-Expanded-Settings.ods'#$Sheet1.E53]) / 3" office:value-type="float" office:value="65.0215080387619" calcext:value-type="float">
            <text:p>65.02</text:p>
          </table:table-cell>
          <table:table-cell table:style-name="ce27" table:formula="of:=(['file:///Users/chrisprobst/Programming/common/java/idea-projects/one_1.5.1-RC2/parallel_queue_settings/docs/Tables-Default-Settings.ods'#$Sheet1.F53] + ['file:///Users/chrisprobst/Programming/common/java/idea-projects/one_1.5.1-RC2/parallel_queue_settings/docs/Tables-Usual-Settings.ods'#$Sheet1.F53] + ['file:///Users/chrisprobst/Programming/common/java/idea-projects/one_1.5.1-RC2/parallel_queue_settings/docs/Tables-Expanded-Settings.ods'#$Sheet1.F53]) / 3" office:value-type="float" office:value="53.9832906957797" calcext:value-type="float">
            <text:p>53.98</text:p>
          </table:table-cell>
          <table:table-cell table:style-name="ce27" table:formula="of:=(['file:///Users/chrisprobst/Programming/common/java/idea-projects/one_1.5.1-RC2/parallel_queue_settings/docs/Tables-Default-Settings.ods'#$Sheet1.G53] + ['file:///Users/chrisprobst/Programming/common/java/idea-projects/one_1.5.1-RC2/parallel_queue_settings/docs/Tables-Usual-Settings.ods'#$Sheet1.G53] + ['file:///Users/chrisprobst/Programming/common/java/idea-projects/one_1.5.1-RC2/parallel_queue_settings/docs/Tables-Expanded-Settings.ods'#$Sheet1.G53]) / 3" office:value-type="float" office:value="52.0515452896663" calcext:value-type="float">
            <text:p>52.05</text:p>
          </table:table-cell>
          <table:table-cell table:style-name="ce27" table:formula="of:=(['file:///Users/chrisprobst/Programming/common/java/idea-projects/one_1.5.1-RC2/parallel_queue_settings/docs/Tables-Default-Settings.ods'#$Sheet1.H53] + ['file:///Users/chrisprobst/Programming/common/java/idea-projects/one_1.5.1-RC2/parallel_queue_settings/docs/Tables-Usual-Settings.ods'#$Sheet1.H53] + ['file:///Users/chrisprobst/Programming/common/java/idea-projects/one_1.5.1-RC2/parallel_queue_settings/docs/Tables-Expanded-Settings.ods'#$Sheet1.H53]) / 3" office:value-type="float" office:value="65.1079873888522" calcext:value-type="float">
            <text:p>65.11</text:p>
          </table:table-cell>
          <table:table-cell table:style-name="ce27" table:formula="of:=(['file:///Users/chrisprobst/Programming/common/java/idea-projects/one_1.5.1-RC2/parallel_queue_settings/docs/Tables-Default-Settings.ods'#$Sheet1.I53] + ['file:///Users/chrisprobst/Programming/common/java/idea-projects/one_1.5.1-RC2/parallel_queue_settings/docs/Tables-Usual-Settings.ods'#$Sheet1.I53] + ['file:///Users/chrisprobst/Programming/common/java/idea-projects/one_1.5.1-RC2/parallel_queue_settings/docs/Tables-Expanded-Settings.ods'#$Sheet1.I53]) / 3" office:value-type="float" office:value="37.6174271794077" calcext:value-type="float">
            <text:p>37.62</text:p>
          </table:table-cell>
          <table:table-cell table:style-name="ce27" table:formula="of:=(['file:///Users/chrisprobst/Programming/common/java/idea-projects/one_1.5.1-RC2/parallel_queue_settings/docs/Tables-Default-Settings.ods'#$Sheet1.J53] + ['file:///Users/chrisprobst/Programming/common/java/idea-projects/one_1.5.1-RC2/parallel_queue_settings/docs/Tables-Usual-Settings.ods'#$Sheet1.J53] + ['file:///Users/chrisprobst/Programming/common/java/idea-projects/one_1.5.1-RC2/parallel_queue_settings/docs/Tables-Expanded-Settings.ods'#$Sheet1.J53]) / 3" office:value-type="float" office:value="51.955147181011" calcext:value-type="float">
            <text:p>51.96</text:p>
          </table:table-cell>
          <table:table-cell table:style-name="ce27" table:formula="of:=(['file:///Users/chrisprobst/Programming/common/java/idea-projects/one_1.5.1-RC2/parallel_queue_settings/docs/Tables-Default-Settings.ods'#$Sheet1.K53] + ['file:///Users/chrisprobst/Programming/common/java/idea-projects/one_1.5.1-RC2/parallel_queue_settings/docs/Tables-Usual-Settings.ods'#$Sheet1.K53] + ['file:///Users/chrisprobst/Programming/common/java/idea-projects/one_1.5.1-RC2/parallel_queue_settings/docs/Tables-Expanded-Settings.ods'#$Sheet1.K53]) / 3" office:value-type="float" office:value="62.9332424759024" calcext:value-type="float">
            <text:p>62.93</text:p>
          </table:table-cell>
          <table:table-cell table:style-name="ce27" table:formula="of:=(['file:///Users/chrisprobst/Programming/common/java/idea-projects/one_1.5.1-RC2/parallel_queue_settings/docs/Tables-Default-Settings.ods'#$Sheet1.L53] + ['file:///Users/chrisprobst/Programming/common/java/idea-projects/one_1.5.1-RC2/parallel_queue_settings/docs/Tables-Usual-Settings.ods'#$Sheet1.L53] + ['file:///Users/chrisprobst/Programming/common/java/idea-projects/one_1.5.1-RC2/parallel_queue_settings/docs/Tables-Expanded-Settings.ods'#$Sheet1.L53]) / 3" office:value-type="float" office:value="60.3677559324786" calcext:value-type="float">
            <text:p>60.37</text:p>
          </table:table-cell>
          <table:table-cell table:style-name="ce27" table:formula="of:=(['file:///Users/chrisprobst/Programming/common/java/idea-projects/one_1.5.1-RC2/parallel_queue_settings/docs/Tables-Default-Settings.ods'#$Sheet1.M53] + ['file:///Users/chrisprobst/Programming/common/java/idea-projects/one_1.5.1-RC2/parallel_queue_settings/docs/Tables-Usual-Settings.ods'#$Sheet1.M53] + ['file:///Users/chrisprobst/Programming/common/java/idea-projects/one_1.5.1-RC2/parallel_queue_settings/docs/Tables-Expanded-Settings.ods'#$Sheet1.M53]) / 3" office:value-type="float" office:value="49.2120141361525" calcext:value-type="float">
            <text:p>49.21</text:p>
          </table:table-cell>
          <table:table-cell table:style-name="ce27" table:formula="of:=(['file:///Users/chrisprobst/Programming/common/java/idea-projects/one_1.5.1-RC2/parallel_queue_settings/docs/Tables-Default-Settings.ods'#$Sheet1.N53] + ['file:///Users/chrisprobst/Programming/common/java/idea-projects/one_1.5.1-RC2/parallel_queue_settings/docs/Tables-Usual-Settings.ods'#$Sheet1.N53] + ['file:///Users/chrisprobst/Programming/common/java/idea-projects/one_1.5.1-RC2/parallel_queue_settings/docs/Tables-Expanded-Settings.ods'#$Sheet1.N53]) / 3" office:value-type="float" office:value="64.6130692259997" calcext:value-type="float">
            <text:p>64.61</text:p>
          </table:table-cell>
          <table:table-cell table:number-columns-repeated="992"/>
        </table:table-row>
        <table:table-row table:style-name="ro1">
          <table:covered-table-cell table:style-name="Default"/>
          <table:table-cell table:style-name="ce5" office:value-type="string" calcext:value-type="string" table:number-columns-spanned="1" table:number-rows-spanned="5">
            <text:p>Descending</text:p>
          </table:table-cell>
          <table:table-cell table:style-name="ce9" office:value-type="string" calcext:value-type="string">
            <text:p>Arrival-time</text:p>
          </table:table-cell>
          <table:table-cell table:style-name="ce15" table:formula="of:=[.V54]" office:value-type="float" office:value="68.1232560901807" calcext:value-type="float">
            <text:p>68.1</text:p>
          </table:table-cell>
          <table:table-cell table:style-name="ce15" table:formula="of:=[.W54]" office:value-type="float" office:value="74.6344037031974" calcext:value-type="float">
            <text:p>74.6</text:p>
          </table:table-cell>
          <table:table-cell table:style-name="ce15" table:formula="of:=[.X54]" office:value-type="float" office:value="55.1457395054803" calcext:value-type="float">
            <text:p>55.1</text:p>
          </table:table-cell>
          <table:table-cell table:style-name="ce15" table:formula="of:=[.Y54]" office:value-type="float" office:value="45.7500962073772" calcext:value-type="float">
            <text:p>45.8</text:p>
          </table:table-cell>
          <table:table-cell table:style-name="ce15" table:formula="of:=[.Z54]" office:value-type="float" office:value="76.2522211619289" calcext:value-type="float">
            <text:p>76.3</text:p>
          </table:table-cell>
          <table:table-cell table:style-name="ce15" table:formula="of:=[.AA54]" office:value-type="float" office:value="50.9219590307855" calcext:value-type="float">
            <text:p>50.9</text:p>
          </table:table-cell>
          <table:table-cell table:style-name="ce15" table:formula="of:=[.AB54]" office:value-type="float" office:value="54.4373370376014" calcext:value-type="float">
            <text:p>54.4</text:p>
          </table:table-cell>
          <table:table-cell table:style-name="ce15" table:formula="of:=[.AC54]" office:value-type="float" office:value="69.2323974517713" calcext:value-type="float">
            <text:p>69.2</text:p>
          </table:table-cell>
          <table:table-cell table:style-name="ce15" table:formula="of:=[.AD54]" office:value-type="float" office:value="70.5130875400412" calcext:value-type="float">
            <text:p>70.5</text:p>
          </table:table-cell>
          <table:table-cell table:style-name="ce15" table:formula="of:=[.AE54]" office:value-type="float" office:value="46.749071623446" calcext:value-type="float">
            <text:p>46.7</text:p>
          </table:table-cell>
          <table:table-cell table:style-name="ce15" table:formula="of:=[.AF54]" office:value-type="float" office:value="71.0232361014214" calcext:value-type="float">
            <text:p>71.0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54] + ['file:///Users/chrisprobst/Programming/common/java/idea-projects/one_1.5.1-RC2/parallel_queue_settings/docs/Tables-Usual-Settings.ods'#$Sheet1.D54] + ['file:///Users/chrisprobst/Programming/common/java/idea-projects/one_1.5.1-RC2/parallel_queue_settings/docs/Tables-Expanded-Settings.ods'#$Sheet1.D54]) / 3" office:value-type="float" office:value="68.1232560901807" calcext:value-type="float">
            <text:p>68.12</text:p>
          </table:table-cell>
          <table:table-cell table:style-name="ce27" table:formula="of:=(['file:///Users/chrisprobst/Programming/common/java/idea-projects/one_1.5.1-RC2/parallel_queue_settings/docs/Tables-Default-Settings.ods'#$Sheet1.E54] + ['file:///Users/chrisprobst/Programming/common/java/idea-projects/one_1.5.1-RC2/parallel_queue_settings/docs/Tables-Usual-Settings.ods'#$Sheet1.E54] + ['file:///Users/chrisprobst/Programming/common/java/idea-projects/one_1.5.1-RC2/parallel_queue_settings/docs/Tables-Expanded-Settings.ods'#$Sheet1.E54]) / 3" office:value-type="float" office:value="74.6344037031974" calcext:value-type="float">
            <text:p>74.63</text:p>
          </table:table-cell>
          <table:table-cell table:style-name="ce27" table:formula="of:=(['file:///Users/chrisprobst/Programming/common/java/idea-projects/one_1.5.1-RC2/parallel_queue_settings/docs/Tables-Default-Settings.ods'#$Sheet1.F54] + ['file:///Users/chrisprobst/Programming/common/java/idea-projects/one_1.5.1-RC2/parallel_queue_settings/docs/Tables-Usual-Settings.ods'#$Sheet1.F54] + ['file:///Users/chrisprobst/Programming/common/java/idea-projects/one_1.5.1-RC2/parallel_queue_settings/docs/Tables-Expanded-Settings.ods'#$Sheet1.F54]) / 3" office:value-type="float" office:value="55.1457395054803" calcext:value-type="float">
            <text:p>55.15</text:p>
          </table:table-cell>
          <table:table-cell table:style-name="ce27" table:formula="of:=(['file:///Users/chrisprobst/Programming/common/java/idea-projects/one_1.5.1-RC2/parallel_queue_settings/docs/Tables-Default-Settings.ods'#$Sheet1.G54] + ['file:///Users/chrisprobst/Programming/common/java/idea-projects/one_1.5.1-RC2/parallel_queue_settings/docs/Tables-Usual-Settings.ods'#$Sheet1.G54] + ['file:///Users/chrisprobst/Programming/common/java/idea-projects/one_1.5.1-RC2/parallel_queue_settings/docs/Tables-Expanded-Settings.ods'#$Sheet1.G54]) / 3" office:value-type="float" office:value="45.7500962073772" calcext:value-type="float">
            <text:p>45.75</text:p>
          </table:table-cell>
          <table:table-cell table:style-name="ce27" table:formula="of:=(['file:///Users/chrisprobst/Programming/common/java/idea-projects/one_1.5.1-RC2/parallel_queue_settings/docs/Tables-Default-Settings.ods'#$Sheet1.H54] + ['file:///Users/chrisprobst/Programming/common/java/idea-projects/one_1.5.1-RC2/parallel_queue_settings/docs/Tables-Usual-Settings.ods'#$Sheet1.H54] + ['file:///Users/chrisprobst/Programming/common/java/idea-projects/one_1.5.1-RC2/parallel_queue_settings/docs/Tables-Expanded-Settings.ods'#$Sheet1.H54]) / 3" office:value-type="float" office:value="76.2522211619289" calcext:value-type="float">
            <text:p>76.25</text:p>
          </table:table-cell>
          <table:table-cell table:style-name="ce27" table:formula="of:=(['file:///Users/chrisprobst/Programming/common/java/idea-projects/one_1.5.1-RC2/parallel_queue_settings/docs/Tables-Default-Settings.ods'#$Sheet1.I54] + ['file:///Users/chrisprobst/Programming/common/java/idea-projects/one_1.5.1-RC2/parallel_queue_settings/docs/Tables-Usual-Settings.ods'#$Sheet1.I54] + ['file:///Users/chrisprobst/Programming/common/java/idea-projects/one_1.5.1-RC2/parallel_queue_settings/docs/Tables-Expanded-Settings.ods'#$Sheet1.I54]) / 3" office:value-type="float" office:value="50.9219590307855" calcext:value-type="float">
            <text:p>50.92</text:p>
          </table:table-cell>
          <table:table-cell table:style-name="ce27" table:formula="of:=(['file:///Users/chrisprobst/Programming/common/java/idea-projects/one_1.5.1-RC2/parallel_queue_settings/docs/Tables-Default-Settings.ods'#$Sheet1.J54] + ['file:///Users/chrisprobst/Programming/common/java/idea-projects/one_1.5.1-RC2/parallel_queue_settings/docs/Tables-Usual-Settings.ods'#$Sheet1.J54] + ['file:///Users/chrisprobst/Programming/common/java/idea-projects/one_1.5.1-RC2/parallel_queue_settings/docs/Tables-Expanded-Settings.ods'#$Sheet1.J54]) / 3" office:value-type="float" office:value="54.4373370376014" calcext:value-type="float">
            <text:p>54.44</text:p>
          </table:table-cell>
          <table:table-cell table:style-name="ce27" table:formula="of:=(['file:///Users/chrisprobst/Programming/common/java/idea-projects/one_1.5.1-RC2/parallel_queue_settings/docs/Tables-Default-Settings.ods'#$Sheet1.K54] + ['file:///Users/chrisprobst/Programming/common/java/idea-projects/one_1.5.1-RC2/parallel_queue_settings/docs/Tables-Usual-Settings.ods'#$Sheet1.K54] + ['file:///Users/chrisprobst/Programming/common/java/idea-projects/one_1.5.1-RC2/parallel_queue_settings/docs/Tables-Expanded-Settings.ods'#$Sheet1.K54]) / 3" office:value-type="float" office:value="69.2323974517713" calcext:value-type="float">
            <text:p>69.23</text:p>
          </table:table-cell>
          <table:table-cell table:style-name="ce27" table:formula="of:=(['file:///Users/chrisprobst/Programming/common/java/idea-projects/one_1.5.1-RC2/parallel_queue_settings/docs/Tables-Default-Settings.ods'#$Sheet1.L54] + ['file:///Users/chrisprobst/Programming/common/java/idea-projects/one_1.5.1-RC2/parallel_queue_settings/docs/Tables-Usual-Settings.ods'#$Sheet1.L54] + ['file:///Users/chrisprobst/Programming/common/java/idea-projects/one_1.5.1-RC2/parallel_queue_settings/docs/Tables-Expanded-Settings.ods'#$Sheet1.L54]) / 3" office:value-type="float" office:value="70.5130875400412" calcext:value-type="float">
            <text:p>70.51</text:p>
          </table:table-cell>
          <table:table-cell table:style-name="ce27" table:formula="of:=(['file:///Users/chrisprobst/Programming/common/java/idea-projects/one_1.5.1-RC2/parallel_queue_settings/docs/Tables-Default-Settings.ods'#$Sheet1.M54] + ['file:///Users/chrisprobst/Programming/common/java/idea-projects/one_1.5.1-RC2/parallel_queue_settings/docs/Tables-Usual-Settings.ods'#$Sheet1.M54] + ['file:///Users/chrisprobst/Programming/common/java/idea-projects/one_1.5.1-RC2/parallel_queue_settings/docs/Tables-Expanded-Settings.ods'#$Sheet1.M54]) / 3" office:value-type="float" office:value="46.749071623446" calcext:value-type="float">
            <text:p>46.75</text:p>
          </table:table-cell>
          <table:table-cell table:style-name="ce27" table:formula="of:=(['file:///Users/chrisprobst/Programming/common/java/idea-projects/one_1.5.1-RC2/parallel_queue_settings/docs/Tables-Default-Settings.ods'#$Sheet1.N54] + ['file:///Users/chrisprobst/Programming/common/java/idea-projects/one_1.5.1-RC2/parallel_queue_settings/docs/Tables-Usual-Settings.ods'#$Sheet1.N54] + ['file:///Users/chrisprobst/Programming/common/java/idea-projects/one_1.5.1-RC2/parallel_queue_settings/docs/Tables-Expanded-Settings.ods'#$Sheet1.N54]) / 3" office:value-type="float" office:value="71.0232361014214" calcext:value-type="float">
            <text:p>71.02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Replications</text:p>
          </table:table-cell>
          <table:table-cell table:style-name="ce15" table:formula="of:=[.V55]" office:value-type="float" office:value="44.5076293747068" calcext:value-type="float">
            <text:p>44.5</text:p>
          </table:table-cell>
          <table:table-cell table:style-name="ce15" table:formula="of:=[.W55]" office:value-type="float" office:value="52.1814598652266" calcext:value-type="float">
            <text:p>52.2</text:p>
          </table:table-cell>
          <table:table-cell table:style-name="ce15" table:formula="of:=[.X55]" office:value-type="float" office:value="37.2213447151668" calcext:value-type="float">
            <text:p>37.2</text:p>
          </table:table-cell>
          <table:table-cell table:style-name="ce15" table:formula="of:=[.Y55]" office:value-type="float" office:value="31.4312028744393" calcext:value-type="float">
            <text:p>31.4</text:p>
          </table:table-cell>
          <table:table-cell table:style-name="ce15" table:formula="of:=[.Z55]" office:value-type="float" office:value="59.549324624997" calcext:value-type="float">
            <text:p>59.5</text:p>
          </table:table-cell>
          <table:table-cell table:style-name="ce15" table:formula="of:=[.AA55]" office:value-type="float" office:value="44.5877189101908" calcext:value-type="float">
            <text:p>44.6</text:p>
          </table:table-cell>
          <table:table-cell table:style-name="ce15" table:formula="of:=[.AB55]" office:value-type="float" office:value="39.2558969458745" calcext:value-type="float">
            <text:p>39.3</text:p>
          </table:table-cell>
          <table:table-cell table:style-name="ce15" table:formula="of:=[.AC55]" office:value-type="float" office:value="49.9270935426072" calcext:value-type="float">
            <text:p>49.9</text:p>
          </table:table-cell>
          <table:table-cell table:style-name="ce15" table:formula="of:=[.AD55]" office:value-type="float" office:value="51.7777642171048" calcext:value-type="float">
            <text:p>51.8</text:p>
          </table:table-cell>
          <table:table-cell table:style-name="ce15" table:formula="of:=[.AE55]" office:value-type="float" office:value="35.4470636405217" calcext:value-type="float">
            <text:p>35.4</text:p>
          </table:table-cell>
          <table:table-cell table:style-name="ce15" table:formula="of:=[.AF55]" office:value-type="float" office:value="51.8577827287068" calcext:value-type="float">
            <text:p>51.9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55] + ['file:///Users/chrisprobst/Programming/common/java/idea-projects/one_1.5.1-RC2/parallel_queue_settings/docs/Tables-Usual-Settings.ods'#$Sheet1.D55] + ['file:///Users/chrisprobst/Programming/common/java/idea-projects/one_1.5.1-RC2/parallel_queue_settings/docs/Tables-Expanded-Settings.ods'#$Sheet1.D55]) / 3" office:value-type="float" office:value="44.5076293747068" calcext:value-type="float">
            <text:p>44.51</text:p>
          </table:table-cell>
          <table:table-cell table:style-name="ce27" table:formula="of:=(['file:///Users/chrisprobst/Programming/common/java/idea-projects/one_1.5.1-RC2/parallel_queue_settings/docs/Tables-Default-Settings.ods'#$Sheet1.E55] + ['file:///Users/chrisprobst/Programming/common/java/idea-projects/one_1.5.1-RC2/parallel_queue_settings/docs/Tables-Usual-Settings.ods'#$Sheet1.E55] + ['file:///Users/chrisprobst/Programming/common/java/idea-projects/one_1.5.1-RC2/parallel_queue_settings/docs/Tables-Expanded-Settings.ods'#$Sheet1.E55]) / 3" office:value-type="float" office:value="52.1814598652266" calcext:value-type="float">
            <text:p>52.18</text:p>
          </table:table-cell>
          <table:table-cell table:style-name="ce27" table:formula="of:=(['file:///Users/chrisprobst/Programming/common/java/idea-projects/one_1.5.1-RC2/parallel_queue_settings/docs/Tables-Default-Settings.ods'#$Sheet1.F55] + ['file:///Users/chrisprobst/Programming/common/java/idea-projects/one_1.5.1-RC2/parallel_queue_settings/docs/Tables-Usual-Settings.ods'#$Sheet1.F55] + ['file:///Users/chrisprobst/Programming/common/java/idea-projects/one_1.5.1-RC2/parallel_queue_settings/docs/Tables-Expanded-Settings.ods'#$Sheet1.F55]) / 3" office:value-type="float" office:value="37.2213447151668" calcext:value-type="float">
            <text:p>37.22</text:p>
          </table:table-cell>
          <table:table-cell table:style-name="ce27" table:formula="of:=(['file:///Users/chrisprobst/Programming/common/java/idea-projects/one_1.5.1-RC2/parallel_queue_settings/docs/Tables-Default-Settings.ods'#$Sheet1.G55] + ['file:///Users/chrisprobst/Programming/common/java/idea-projects/one_1.5.1-RC2/parallel_queue_settings/docs/Tables-Usual-Settings.ods'#$Sheet1.G55] + ['file:///Users/chrisprobst/Programming/common/java/idea-projects/one_1.5.1-RC2/parallel_queue_settings/docs/Tables-Expanded-Settings.ods'#$Sheet1.G55]) / 3" office:value-type="float" office:value="31.4312028744393" calcext:value-type="float">
            <text:p>31.43</text:p>
          </table:table-cell>
          <table:table-cell table:style-name="ce27" table:formula="of:=(['file:///Users/chrisprobst/Programming/common/java/idea-projects/one_1.5.1-RC2/parallel_queue_settings/docs/Tables-Default-Settings.ods'#$Sheet1.H55] + ['file:///Users/chrisprobst/Programming/common/java/idea-projects/one_1.5.1-RC2/parallel_queue_settings/docs/Tables-Usual-Settings.ods'#$Sheet1.H55] + ['file:///Users/chrisprobst/Programming/common/java/idea-projects/one_1.5.1-RC2/parallel_queue_settings/docs/Tables-Expanded-Settings.ods'#$Sheet1.H55]) / 3" office:value-type="float" office:value="59.549324624997" calcext:value-type="float">
            <text:p>59.55</text:p>
          </table:table-cell>
          <table:table-cell table:style-name="ce27" table:formula="of:=(['file:///Users/chrisprobst/Programming/common/java/idea-projects/one_1.5.1-RC2/parallel_queue_settings/docs/Tables-Default-Settings.ods'#$Sheet1.I55] + ['file:///Users/chrisprobst/Programming/common/java/idea-projects/one_1.5.1-RC2/parallel_queue_settings/docs/Tables-Usual-Settings.ods'#$Sheet1.I55] + ['file:///Users/chrisprobst/Programming/common/java/idea-projects/one_1.5.1-RC2/parallel_queue_settings/docs/Tables-Expanded-Settings.ods'#$Sheet1.I55]) / 3" office:value-type="float" office:value="44.5877189101908" calcext:value-type="float">
            <text:p>44.59</text:p>
          </table:table-cell>
          <table:table-cell table:style-name="ce27" table:formula="of:=(['file:///Users/chrisprobst/Programming/common/java/idea-projects/one_1.5.1-RC2/parallel_queue_settings/docs/Tables-Default-Settings.ods'#$Sheet1.J55] + ['file:///Users/chrisprobst/Programming/common/java/idea-projects/one_1.5.1-RC2/parallel_queue_settings/docs/Tables-Usual-Settings.ods'#$Sheet1.J55] + ['file:///Users/chrisprobst/Programming/common/java/idea-projects/one_1.5.1-RC2/parallel_queue_settings/docs/Tables-Expanded-Settings.ods'#$Sheet1.J55]) / 3" office:value-type="float" office:value="39.2558969458745" calcext:value-type="float">
            <text:p>39.26</text:p>
          </table:table-cell>
          <table:table-cell table:style-name="ce27" table:formula="of:=(['file:///Users/chrisprobst/Programming/common/java/idea-projects/one_1.5.1-RC2/parallel_queue_settings/docs/Tables-Default-Settings.ods'#$Sheet1.K55] + ['file:///Users/chrisprobst/Programming/common/java/idea-projects/one_1.5.1-RC2/parallel_queue_settings/docs/Tables-Usual-Settings.ods'#$Sheet1.K55] + ['file:///Users/chrisprobst/Programming/common/java/idea-projects/one_1.5.1-RC2/parallel_queue_settings/docs/Tables-Expanded-Settings.ods'#$Sheet1.K55]) / 3" office:value-type="float" office:value="49.9270935426072" calcext:value-type="float">
            <text:p>49.93</text:p>
          </table:table-cell>
          <table:table-cell table:style-name="ce27" table:formula="of:=(['file:///Users/chrisprobst/Programming/common/java/idea-projects/one_1.5.1-RC2/parallel_queue_settings/docs/Tables-Default-Settings.ods'#$Sheet1.L55] + ['file:///Users/chrisprobst/Programming/common/java/idea-projects/one_1.5.1-RC2/parallel_queue_settings/docs/Tables-Usual-Settings.ods'#$Sheet1.L55] + ['file:///Users/chrisprobst/Programming/common/java/idea-projects/one_1.5.1-RC2/parallel_queue_settings/docs/Tables-Expanded-Settings.ods'#$Sheet1.L55]) / 3" office:value-type="float" office:value="51.7777642171048" calcext:value-type="float">
            <text:p>51.78</text:p>
          </table:table-cell>
          <table:table-cell table:style-name="ce27" table:formula="of:=(['file:///Users/chrisprobst/Programming/common/java/idea-projects/one_1.5.1-RC2/parallel_queue_settings/docs/Tables-Default-Settings.ods'#$Sheet1.M55] + ['file:///Users/chrisprobst/Programming/common/java/idea-projects/one_1.5.1-RC2/parallel_queue_settings/docs/Tables-Usual-Settings.ods'#$Sheet1.M55] + ['file:///Users/chrisprobst/Programming/common/java/idea-projects/one_1.5.1-RC2/parallel_queue_settings/docs/Tables-Expanded-Settings.ods'#$Sheet1.M55]) / 3" office:value-type="float" office:value="35.4470636405217" calcext:value-type="float">
            <text:p>35.45</text:p>
          </table:table-cell>
          <table:table-cell table:style-name="ce27" table:formula="of:=(['file:///Users/chrisprobst/Programming/common/java/idea-projects/one_1.5.1-RC2/parallel_queue_settings/docs/Tables-Default-Settings.ods'#$Sheet1.N55] + ['file:///Users/chrisprobst/Programming/common/java/idea-projects/one_1.5.1-RC2/parallel_queue_settings/docs/Tables-Usual-Settings.ods'#$Sheet1.N55] + ['file:///Users/chrisprobst/Programming/common/java/idea-projects/one_1.5.1-RC2/parallel_queue_settings/docs/Tables-Expanded-Settings.ods'#$Sheet1.N55]) / 3" office:value-type="float" office:value="51.8577827287068" calcext:value-type="float">
            <text:p>51.86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Relayed-nodes</text:p>
          </table:table-cell>
          <table:table-cell table:style-name="ce15" table:formula="of:=[.V56]" office:value-type="float" office:value="47.2722820555715" calcext:value-type="float">
            <text:p>47.3</text:p>
          </table:table-cell>
          <table:table-cell table:style-name="ce15" table:formula="of:=[.W56]" office:value-type="float" office:value="51.7247037310923" calcext:value-type="float">
            <text:p>51.7</text:p>
          </table:table-cell>
          <table:table-cell table:style-name="ce15" table:formula="of:=[.X56]" office:value-type="float" office:value="37.1491441708832" calcext:value-type="float">
            <text:p>37.1</text:p>
          </table:table-cell>
          <table:table-cell table:style-name="ce15" table:formula="of:=[.Y56]" office:value-type="float" office:value="34.6609543870988" calcext:value-type="float">
            <text:p>34.7</text:p>
          </table:table-cell>
          <table:table-cell table:style-name="ce15" table:formula="of:=[.Z56]" office:value-type="float" office:value="56.7997564361776" calcext:value-type="float">
            <text:p>56.8</text:p>
          </table:table-cell>
          <table:table-cell table:style-name="ce15" table:formula="of:=[.AA56]" office:value-type="float" office:value="36.4641666659145" calcext:value-type="float">
            <text:p>36.5</text:p>
          </table:table-cell>
          <table:table-cell table:style-name="ce15" table:formula="of:=[.AB56]" office:value-type="float" office:value="40.79534998751" calcext:value-type="float">
            <text:p>40.8</text:p>
          </table:table-cell>
          <table:table-cell table:style-name="ce15" table:formula="of:=[.AC56]" office:value-type="float" office:value="53.3644671474372" calcext:value-type="float">
            <text:p>53.4</text:p>
          </table:table-cell>
          <table:table-cell table:style-name="ce15" table:formula="of:=[.AD56]" office:value-type="float" office:value="51.9025208344507" calcext:value-type="float">
            <text:p>51.9</text:p>
          </table:table-cell>
          <table:table-cell table:style-name="ce15" table:formula="of:=[.AE56]" office:value-type="float" office:value="32.341508172446" calcext:value-type="float">
            <text:p>32.3</text:p>
          </table:table-cell>
          <table:table-cell table:style-name="ce15" table:formula="of:=[.AF56]" office:value-type="float" office:value="54.7211683235962" calcext:value-type="float">
            <text:p>54.7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56] + ['file:///Users/chrisprobst/Programming/common/java/idea-projects/one_1.5.1-RC2/parallel_queue_settings/docs/Tables-Usual-Settings.ods'#$Sheet1.D56] + ['file:///Users/chrisprobst/Programming/common/java/idea-projects/one_1.5.1-RC2/parallel_queue_settings/docs/Tables-Expanded-Settings.ods'#$Sheet1.D56]) / 3" office:value-type="float" office:value="47.2722820555715" calcext:value-type="float">
            <text:p>47.27</text:p>
          </table:table-cell>
          <table:table-cell table:style-name="ce27" table:formula="of:=(['file:///Users/chrisprobst/Programming/common/java/idea-projects/one_1.5.1-RC2/parallel_queue_settings/docs/Tables-Default-Settings.ods'#$Sheet1.E56] + ['file:///Users/chrisprobst/Programming/common/java/idea-projects/one_1.5.1-RC2/parallel_queue_settings/docs/Tables-Usual-Settings.ods'#$Sheet1.E56] + ['file:///Users/chrisprobst/Programming/common/java/idea-projects/one_1.5.1-RC2/parallel_queue_settings/docs/Tables-Expanded-Settings.ods'#$Sheet1.E56]) / 3" office:value-type="float" office:value="51.7247037310923" calcext:value-type="float">
            <text:p>51.72</text:p>
          </table:table-cell>
          <table:table-cell table:style-name="ce27" table:formula="of:=(['file:///Users/chrisprobst/Programming/common/java/idea-projects/one_1.5.1-RC2/parallel_queue_settings/docs/Tables-Default-Settings.ods'#$Sheet1.F56] + ['file:///Users/chrisprobst/Programming/common/java/idea-projects/one_1.5.1-RC2/parallel_queue_settings/docs/Tables-Usual-Settings.ods'#$Sheet1.F56] + ['file:///Users/chrisprobst/Programming/common/java/idea-projects/one_1.5.1-RC2/parallel_queue_settings/docs/Tables-Expanded-Settings.ods'#$Sheet1.F56]) / 3" office:value-type="float" office:value="37.1491441708832" calcext:value-type="float">
            <text:p>37.15</text:p>
          </table:table-cell>
          <table:table-cell table:style-name="ce27" table:formula="of:=(['file:///Users/chrisprobst/Programming/common/java/idea-projects/one_1.5.1-RC2/parallel_queue_settings/docs/Tables-Default-Settings.ods'#$Sheet1.G56] + ['file:///Users/chrisprobst/Programming/common/java/idea-projects/one_1.5.1-RC2/parallel_queue_settings/docs/Tables-Usual-Settings.ods'#$Sheet1.G56] + ['file:///Users/chrisprobst/Programming/common/java/idea-projects/one_1.5.1-RC2/parallel_queue_settings/docs/Tables-Expanded-Settings.ods'#$Sheet1.G56]) / 3" office:value-type="float" office:value="34.6609543870988" calcext:value-type="float">
            <text:p>34.66</text:p>
          </table:table-cell>
          <table:table-cell table:style-name="ce27" table:formula="of:=(['file:///Users/chrisprobst/Programming/common/java/idea-projects/one_1.5.1-RC2/parallel_queue_settings/docs/Tables-Default-Settings.ods'#$Sheet1.H56] + ['file:///Users/chrisprobst/Programming/common/java/idea-projects/one_1.5.1-RC2/parallel_queue_settings/docs/Tables-Usual-Settings.ods'#$Sheet1.H56] + ['file:///Users/chrisprobst/Programming/common/java/idea-projects/one_1.5.1-RC2/parallel_queue_settings/docs/Tables-Expanded-Settings.ods'#$Sheet1.H56]) / 3" office:value-type="float" office:value="56.7997564361776" calcext:value-type="float">
            <text:p>56.80</text:p>
          </table:table-cell>
          <table:table-cell table:style-name="ce27" table:formula="of:=(['file:///Users/chrisprobst/Programming/common/java/idea-projects/one_1.5.1-RC2/parallel_queue_settings/docs/Tables-Default-Settings.ods'#$Sheet1.I56] + ['file:///Users/chrisprobst/Programming/common/java/idea-projects/one_1.5.1-RC2/parallel_queue_settings/docs/Tables-Usual-Settings.ods'#$Sheet1.I56] + ['file:///Users/chrisprobst/Programming/common/java/idea-projects/one_1.5.1-RC2/parallel_queue_settings/docs/Tables-Expanded-Settings.ods'#$Sheet1.I56]) / 3" office:value-type="float" office:value="36.4641666659145" calcext:value-type="float">
            <text:p>36.46</text:p>
          </table:table-cell>
          <table:table-cell table:style-name="ce27" table:formula="of:=(['file:///Users/chrisprobst/Programming/common/java/idea-projects/one_1.5.1-RC2/parallel_queue_settings/docs/Tables-Default-Settings.ods'#$Sheet1.J56] + ['file:///Users/chrisprobst/Programming/common/java/idea-projects/one_1.5.1-RC2/parallel_queue_settings/docs/Tables-Usual-Settings.ods'#$Sheet1.J56] + ['file:///Users/chrisprobst/Programming/common/java/idea-projects/one_1.5.1-RC2/parallel_queue_settings/docs/Tables-Expanded-Settings.ods'#$Sheet1.J56]) / 3" office:value-type="float" office:value="40.79534998751" calcext:value-type="float">
            <text:p>40.80</text:p>
          </table:table-cell>
          <table:table-cell table:style-name="ce27" table:formula="of:=(['file:///Users/chrisprobst/Programming/common/java/idea-projects/one_1.5.1-RC2/parallel_queue_settings/docs/Tables-Default-Settings.ods'#$Sheet1.K56] + ['file:///Users/chrisprobst/Programming/common/java/idea-projects/one_1.5.1-RC2/parallel_queue_settings/docs/Tables-Usual-Settings.ods'#$Sheet1.K56] + ['file:///Users/chrisprobst/Programming/common/java/idea-projects/one_1.5.1-RC2/parallel_queue_settings/docs/Tables-Expanded-Settings.ods'#$Sheet1.K56]) / 3" office:value-type="float" office:value="53.3644671474372" calcext:value-type="float">
            <text:p>53.36</text:p>
          </table:table-cell>
          <table:table-cell table:style-name="ce27" table:formula="of:=(['file:///Users/chrisprobst/Programming/common/java/idea-projects/one_1.5.1-RC2/parallel_queue_settings/docs/Tables-Default-Settings.ods'#$Sheet1.L56] + ['file:///Users/chrisprobst/Programming/common/java/idea-projects/one_1.5.1-RC2/parallel_queue_settings/docs/Tables-Usual-Settings.ods'#$Sheet1.L56] + ['file:///Users/chrisprobst/Programming/common/java/idea-projects/one_1.5.1-RC2/parallel_queue_settings/docs/Tables-Expanded-Settings.ods'#$Sheet1.L56]) / 3" office:value-type="float" office:value="51.9025208344507" calcext:value-type="float">
            <text:p>51.90</text:p>
          </table:table-cell>
          <table:table-cell table:style-name="ce27" table:formula="of:=(['file:///Users/chrisprobst/Programming/common/java/idea-projects/one_1.5.1-RC2/parallel_queue_settings/docs/Tables-Default-Settings.ods'#$Sheet1.M56] + ['file:///Users/chrisprobst/Programming/common/java/idea-projects/one_1.5.1-RC2/parallel_queue_settings/docs/Tables-Usual-Settings.ods'#$Sheet1.M56] + ['file:///Users/chrisprobst/Programming/common/java/idea-projects/one_1.5.1-RC2/parallel_queue_settings/docs/Tables-Expanded-Settings.ods'#$Sheet1.M56]) / 3" office:value-type="float" office:value="32.341508172446" calcext:value-type="float">
            <text:p>32.34</text:p>
          </table:table-cell>
          <table:table-cell table:style-name="ce27" table:formula="of:=(['file:///Users/chrisprobst/Programming/common/java/idea-projects/one_1.5.1-RC2/parallel_queue_settings/docs/Tables-Default-Settings.ods'#$Sheet1.N56] + ['file:///Users/chrisprobst/Programming/common/java/idea-projects/one_1.5.1-RC2/parallel_queue_settings/docs/Tables-Usual-Settings.ods'#$Sheet1.N56] + ['file:///Users/chrisprobst/Programming/common/java/idea-projects/one_1.5.1-RC2/parallel_queue_settings/docs/Tables-Expanded-Settings.ods'#$Sheet1.N56]) / 3" office:value-type="float" office:value="54.7211683235962" calcext:value-type="float">
            <text:p>54.72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Time-to-live</text:p>
          </table:table-cell>
          <table:table-cell table:style-name="ce15" table:formula="of:=[.V57]" office:value-type="float" office:value="81.4725115646638" calcext:value-type="float">
            <text:p>81.5</text:p>
          </table:table-cell>
          <table:table-cell table:style-name="ce15" table:formula="of:=[.W57]" office:value-type="float" office:value="87.8143933604109" calcext:value-type="float">
            <text:p>87.8</text:p>
          </table:table-cell>
          <table:table-cell table:style-name="ce15" table:formula="of:=[.X57]" office:value-type="float" office:value="65.4942523217576" calcext:value-type="float">
            <text:p>65.5</text:p>
          </table:table-cell>
          <table:table-cell table:style-name="ce15" table:formula="of:=[.Y57]" office:value-type="float" office:value="52.8822472763093" calcext:value-type="float">
            <text:p>52.9</text:p>
          </table:table-cell>
          <table:table-cell table:style-name="ce15" table:formula="of:=[.Z57]" office:value-type="float" office:value="82.5735120910344" calcext:value-type="float">
            <text:p>82.6</text:p>
          </table:table-cell>
          <table:table-cell table:style-name="ce15" table:formula="of:=[.AA57]" office:value-type="float" office:value="54.1125620912108" calcext:value-type="float">
            <text:p>54.1</text:p>
          </table:table-cell>
          <table:table-cell table:style-name="ce15" table:formula="of:=[.AB57]" office:value-type="float" office:value="59.7077288485567" calcext:value-type="float">
            <text:p>59.7</text:p>
          </table:table-cell>
          <table:table-cell table:style-name="ce15" table:formula="of:=[.AC57]" office:value-type="float" office:value="73.7936738272572" calcext:value-type="float">
            <text:p>73.8</text:p>
          </table:table-cell>
          <table:table-cell table:style-name="ce15" table:formula="of:=[.AD57]" office:value-type="float" office:value="74.4301450319562" calcext:value-type="float">
            <text:p>74.4</text:p>
          </table:table-cell>
          <table:table-cell table:style-name="ce15" table:formula="of:=[.AE57]" office:value-type="float" office:value="55.1561772268676" calcext:value-type="float">
            <text:p>55.2</text:p>
          </table:table-cell>
          <table:table-cell table:style-name="ce15" table:formula="of:=[.AF57]" office:value-type="float" office:value="77.4789051098073" calcext:value-type="float">
            <text:p>77.5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57] + ['file:///Users/chrisprobst/Programming/common/java/idea-projects/one_1.5.1-RC2/parallel_queue_settings/docs/Tables-Usual-Settings.ods'#$Sheet1.D57] + ['file:///Users/chrisprobst/Programming/common/java/idea-projects/one_1.5.1-RC2/parallel_queue_settings/docs/Tables-Expanded-Settings.ods'#$Sheet1.D57]) / 3" office:value-type="float" office:value="81.4725115646638" calcext:value-type="float">
            <text:p>81.47</text:p>
          </table:table-cell>
          <table:table-cell table:style-name="ce27" table:formula="of:=(['file:///Users/chrisprobst/Programming/common/java/idea-projects/one_1.5.1-RC2/parallel_queue_settings/docs/Tables-Default-Settings.ods'#$Sheet1.E57] + ['file:///Users/chrisprobst/Programming/common/java/idea-projects/one_1.5.1-RC2/parallel_queue_settings/docs/Tables-Usual-Settings.ods'#$Sheet1.E57] + ['file:///Users/chrisprobst/Programming/common/java/idea-projects/one_1.5.1-RC2/parallel_queue_settings/docs/Tables-Expanded-Settings.ods'#$Sheet1.E57]) / 3" office:value-type="float" office:value="87.8143933604109" calcext:value-type="float">
            <text:p>87.81</text:p>
          </table:table-cell>
          <table:table-cell table:style-name="ce27" table:formula="of:=(['file:///Users/chrisprobst/Programming/common/java/idea-projects/one_1.5.1-RC2/parallel_queue_settings/docs/Tables-Default-Settings.ods'#$Sheet1.F57] + ['file:///Users/chrisprobst/Programming/common/java/idea-projects/one_1.5.1-RC2/parallel_queue_settings/docs/Tables-Usual-Settings.ods'#$Sheet1.F57] + ['file:///Users/chrisprobst/Programming/common/java/idea-projects/one_1.5.1-RC2/parallel_queue_settings/docs/Tables-Expanded-Settings.ods'#$Sheet1.F57]) / 3" office:value-type="float" office:value="65.4942523217576" calcext:value-type="float">
            <text:p>65.49</text:p>
          </table:table-cell>
          <table:table-cell table:style-name="ce27" table:formula="of:=(['file:///Users/chrisprobst/Programming/common/java/idea-projects/one_1.5.1-RC2/parallel_queue_settings/docs/Tables-Default-Settings.ods'#$Sheet1.G57] + ['file:///Users/chrisprobst/Programming/common/java/idea-projects/one_1.5.1-RC2/parallel_queue_settings/docs/Tables-Usual-Settings.ods'#$Sheet1.G57] + ['file:///Users/chrisprobst/Programming/common/java/idea-projects/one_1.5.1-RC2/parallel_queue_settings/docs/Tables-Expanded-Settings.ods'#$Sheet1.G57]) / 3" office:value-type="float" office:value="52.8822472763093" calcext:value-type="float">
            <text:p>52.88</text:p>
          </table:table-cell>
          <table:table-cell table:style-name="ce27" table:formula="of:=(['file:///Users/chrisprobst/Programming/common/java/idea-projects/one_1.5.1-RC2/parallel_queue_settings/docs/Tables-Default-Settings.ods'#$Sheet1.H57] + ['file:///Users/chrisprobst/Programming/common/java/idea-projects/one_1.5.1-RC2/parallel_queue_settings/docs/Tables-Usual-Settings.ods'#$Sheet1.H57] + ['file:///Users/chrisprobst/Programming/common/java/idea-projects/one_1.5.1-RC2/parallel_queue_settings/docs/Tables-Expanded-Settings.ods'#$Sheet1.H57]) / 3" office:value-type="float" office:value="82.5735120910344" calcext:value-type="float">
            <text:p>82.57</text:p>
          </table:table-cell>
          <table:table-cell table:style-name="ce27" table:formula="of:=(['file:///Users/chrisprobst/Programming/common/java/idea-projects/one_1.5.1-RC2/parallel_queue_settings/docs/Tables-Default-Settings.ods'#$Sheet1.I57] + ['file:///Users/chrisprobst/Programming/common/java/idea-projects/one_1.5.1-RC2/parallel_queue_settings/docs/Tables-Usual-Settings.ods'#$Sheet1.I57] + ['file:///Users/chrisprobst/Programming/common/java/idea-projects/one_1.5.1-RC2/parallel_queue_settings/docs/Tables-Expanded-Settings.ods'#$Sheet1.I57]) / 3" office:value-type="float" office:value="54.1125620912108" calcext:value-type="float">
            <text:p>54.11</text:p>
          </table:table-cell>
          <table:table-cell table:style-name="ce27" table:formula="of:=(['file:///Users/chrisprobst/Programming/common/java/idea-projects/one_1.5.1-RC2/parallel_queue_settings/docs/Tables-Default-Settings.ods'#$Sheet1.J57] + ['file:///Users/chrisprobst/Programming/common/java/idea-projects/one_1.5.1-RC2/parallel_queue_settings/docs/Tables-Usual-Settings.ods'#$Sheet1.J57] + ['file:///Users/chrisprobst/Programming/common/java/idea-projects/one_1.5.1-RC2/parallel_queue_settings/docs/Tables-Expanded-Settings.ods'#$Sheet1.J57]) / 3" office:value-type="float" office:value="59.7077288485567" calcext:value-type="float">
            <text:p>59.71</text:p>
          </table:table-cell>
          <table:table-cell table:style-name="ce27" table:formula="of:=(['file:///Users/chrisprobst/Programming/common/java/idea-projects/one_1.5.1-RC2/parallel_queue_settings/docs/Tables-Default-Settings.ods'#$Sheet1.K57] + ['file:///Users/chrisprobst/Programming/common/java/idea-projects/one_1.5.1-RC2/parallel_queue_settings/docs/Tables-Usual-Settings.ods'#$Sheet1.K57] + ['file:///Users/chrisprobst/Programming/common/java/idea-projects/one_1.5.1-RC2/parallel_queue_settings/docs/Tables-Expanded-Settings.ods'#$Sheet1.K57]) / 3" office:value-type="float" office:value="73.7936738272572" calcext:value-type="float">
            <text:p>73.79</text:p>
          </table:table-cell>
          <table:table-cell table:style-name="ce27" table:formula="of:=(['file:///Users/chrisprobst/Programming/common/java/idea-projects/one_1.5.1-RC2/parallel_queue_settings/docs/Tables-Default-Settings.ods'#$Sheet1.L57] + ['file:///Users/chrisprobst/Programming/common/java/idea-projects/one_1.5.1-RC2/parallel_queue_settings/docs/Tables-Usual-Settings.ods'#$Sheet1.L57] + ['file:///Users/chrisprobst/Programming/common/java/idea-projects/one_1.5.1-RC2/parallel_queue_settings/docs/Tables-Expanded-Settings.ods'#$Sheet1.L57]) / 3" office:value-type="float" office:value="74.4301450319562" calcext:value-type="float">
            <text:p>74.43</text:p>
          </table:table-cell>
          <table:table-cell table:style-name="ce27" table:formula="of:=(['file:///Users/chrisprobst/Programming/common/java/idea-projects/one_1.5.1-RC2/parallel_queue_settings/docs/Tables-Default-Settings.ods'#$Sheet1.M57] + ['file:///Users/chrisprobst/Programming/common/java/idea-projects/one_1.5.1-RC2/parallel_queue_settings/docs/Tables-Usual-Settings.ods'#$Sheet1.M57] + ['file:///Users/chrisprobst/Programming/common/java/idea-projects/one_1.5.1-RC2/parallel_queue_settings/docs/Tables-Expanded-Settings.ods'#$Sheet1.M57]) / 3" office:value-type="float" office:value="55.1561772268676" calcext:value-type="float">
            <text:p>55.16</text:p>
          </table:table-cell>
          <table:table-cell table:style-name="ce27" table:formula="of:=(['file:///Users/chrisprobst/Programming/common/java/idea-projects/one_1.5.1-RC2/parallel_queue_settings/docs/Tables-Default-Settings.ods'#$Sheet1.N57] + ['file:///Users/chrisprobst/Programming/common/java/idea-projects/one_1.5.1-RC2/parallel_queue_settings/docs/Tables-Usual-Settings.ods'#$Sheet1.N57] + ['file:///Users/chrisprobst/Programming/common/java/idea-projects/one_1.5.1-RC2/parallel_queue_settings/docs/Tables-Expanded-Settings.ods'#$Sheet1.N57]) / 3" office:value-type="float" office:value="77.4789051098073" calcext:value-type="float">
            <text:p>77.48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7"/>
          <table:table-cell table:style-name="ce9" office:value-type="string" calcext:value-type="string">
            <text:p>Message-size</text:p>
          </table:table-cell>
          <table:table-cell table:style-name="ce15" table:formula="of:=[.V58]" office:value-type="float" office:value="57.6207769727568" calcext:value-type="float">
            <text:p>57.6</text:p>
          </table:table-cell>
          <table:table-cell table:style-name="ce15" table:formula="of:=[.W58]" office:value-type="float" office:value="62.9040569322987" calcext:value-type="float">
            <text:p>62.9</text:p>
          </table:table-cell>
          <table:table-cell table:style-name="ce15" table:formula="of:=[.X58]" office:value-type="float" office:value="50.5878743242495" calcext:value-type="float">
            <text:p>50.6</text:p>
          </table:table-cell>
          <table:table-cell table:style-name="ce15" table:formula="of:=[.Y58]" office:value-type="float" office:value="51.1276089697432" calcext:value-type="float">
            <text:p>51.1</text:p>
          </table:table-cell>
          <table:table-cell table:style-name="ce15" table:formula="of:=[.Z58]" office:value-type="float" office:value="67.0355029197489" calcext:value-type="float">
            <text:p>67.0</text:p>
          </table:table-cell>
          <table:table-cell table:style-name="ce15" table:formula="of:=[.AA58]" office:value-type="float" office:value="53.2034765417667" calcext:value-type="float">
            <text:p>53.2</text:p>
          </table:table-cell>
          <table:table-cell table:style-name="ce15" table:formula="of:=[.AB58]" office:value-type="float" office:value="52.8472563458758" calcext:value-type="float">
            <text:p>52.8</text:p>
          </table:table-cell>
          <table:table-cell table:style-name="ce15" table:formula="of:=[.AC58]" office:value-type="float" office:value="62.8061069988287" calcext:value-type="float">
            <text:p>62.8</text:p>
          </table:table-cell>
          <table:table-cell table:style-name="ce15" table:formula="of:=[.AD58]" office:value-type="float" office:value="59.9754728097704" calcext:value-type="float">
            <text:p>60.0</text:p>
          </table:table-cell>
          <table:table-cell table:style-name="ce15" table:formula="of:=[.AE58]" office:value-type="float" office:value="47.5745218990966" calcext:value-type="float">
            <text:p>47.6</text:p>
          </table:table-cell>
          <table:table-cell table:style-name="ce15" table:formula="of:=[.AF58]" office:value-type="float" office:value="55.8204753420828" calcext:value-type="float">
            <text:p>55.8</text:p>
          </table:table-cell>
          <table:table-cell table:number-columns-repeated="2"/>
          <table:table-cell table:style-name="Default" table:number-columns-repeated="5"/>
          <table:table-cell table:style-name="ce27" table:formula="of:=(['file:///Users/chrisprobst/Programming/common/java/idea-projects/one_1.5.1-RC2/parallel_queue_settings/docs/Tables-Default-Settings.ods'#$Sheet1.D58] + ['file:///Users/chrisprobst/Programming/common/java/idea-projects/one_1.5.1-RC2/parallel_queue_settings/docs/Tables-Usual-Settings.ods'#$Sheet1.D58] + ['file:///Users/chrisprobst/Programming/common/java/idea-projects/one_1.5.1-RC2/parallel_queue_settings/docs/Tables-Expanded-Settings.ods'#$Sheet1.D58]) / 3" office:value-type="float" office:value="57.6207769727568" calcext:value-type="float">
            <text:p>57.62</text:p>
          </table:table-cell>
          <table:table-cell table:style-name="ce27" table:formula="of:=(['file:///Users/chrisprobst/Programming/common/java/idea-projects/one_1.5.1-RC2/parallel_queue_settings/docs/Tables-Default-Settings.ods'#$Sheet1.E58] + ['file:///Users/chrisprobst/Programming/common/java/idea-projects/one_1.5.1-RC2/parallel_queue_settings/docs/Tables-Usual-Settings.ods'#$Sheet1.E58] + ['file:///Users/chrisprobst/Programming/common/java/idea-projects/one_1.5.1-RC2/parallel_queue_settings/docs/Tables-Expanded-Settings.ods'#$Sheet1.E58]) / 3" office:value-type="float" office:value="62.9040569322987" calcext:value-type="float">
            <text:p>62.90</text:p>
          </table:table-cell>
          <table:table-cell table:style-name="ce27" table:formula="of:=(['file:///Users/chrisprobst/Programming/common/java/idea-projects/one_1.5.1-RC2/parallel_queue_settings/docs/Tables-Default-Settings.ods'#$Sheet1.F58] + ['file:///Users/chrisprobst/Programming/common/java/idea-projects/one_1.5.1-RC2/parallel_queue_settings/docs/Tables-Usual-Settings.ods'#$Sheet1.F58] + ['file:///Users/chrisprobst/Programming/common/java/idea-projects/one_1.5.1-RC2/parallel_queue_settings/docs/Tables-Expanded-Settings.ods'#$Sheet1.F58]) / 3" office:value-type="float" office:value="50.5878743242495" calcext:value-type="float">
            <text:p>50.59</text:p>
          </table:table-cell>
          <table:table-cell table:style-name="ce27" table:formula="of:=(['file:///Users/chrisprobst/Programming/common/java/idea-projects/one_1.5.1-RC2/parallel_queue_settings/docs/Tables-Default-Settings.ods'#$Sheet1.G58] + ['file:///Users/chrisprobst/Programming/common/java/idea-projects/one_1.5.1-RC2/parallel_queue_settings/docs/Tables-Usual-Settings.ods'#$Sheet1.G58] + ['file:///Users/chrisprobst/Programming/common/java/idea-projects/one_1.5.1-RC2/parallel_queue_settings/docs/Tables-Expanded-Settings.ods'#$Sheet1.G58]) / 3" office:value-type="float" office:value="51.1276089697432" calcext:value-type="float">
            <text:p>51.13</text:p>
          </table:table-cell>
          <table:table-cell table:style-name="ce27" table:formula="of:=(['file:///Users/chrisprobst/Programming/common/java/idea-projects/one_1.5.1-RC2/parallel_queue_settings/docs/Tables-Default-Settings.ods'#$Sheet1.H58] + ['file:///Users/chrisprobst/Programming/common/java/idea-projects/one_1.5.1-RC2/parallel_queue_settings/docs/Tables-Usual-Settings.ods'#$Sheet1.H58] + ['file:///Users/chrisprobst/Programming/common/java/idea-projects/one_1.5.1-RC2/parallel_queue_settings/docs/Tables-Expanded-Settings.ods'#$Sheet1.H58]) / 3" office:value-type="float" office:value="67.0355029197489" calcext:value-type="float">
            <text:p>67.04</text:p>
          </table:table-cell>
          <table:table-cell table:style-name="ce27" table:formula="of:=(['file:///Users/chrisprobst/Programming/common/java/idea-projects/one_1.5.1-RC2/parallel_queue_settings/docs/Tables-Default-Settings.ods'#$Sheet1.I58] + ['file:///Users/chrisprobst/Programming/common/java/idea-projects/one_1.5.1-RC2/parallel_queue_settings/docs/Tables-Usual-Settings.ods'#$Sheet1.I58] + ['file:///Users/chrisprobst/Programming/common/java/idea-projects/one_1.5.1-RC2/parallel_queue_settings/docs/Tables-Expanded-Settings.ods'#$Sheet1.I58]) / 3" office:value-type="float" office:value="53.2034765417667" calcext:value-type="float">
            <text:p>53.20</text:p>
          </table:table-cell>
          <table:table-cell table:style-name="ce27" table:formula="of:=(['file:///Users/chrisprobst/Programming/common/java/idea-projects/one_1.5.1-RC2/parallel_queue_settings/docs/Tables-Default-Settings.ods'#$Sheet1.J58] + ['file:///Users/chrisprobst/Programming/common/java/idea-projects/one_1.5.1-RC2/parallel_queue_settings/docs/Tables-Usual-Settings.ods'#$Sheet1.J58] + ['file:///Users/chrisprobst/Programming/common/java/idea-projects/one_1.5.1-RC2/parallel_queue_settings/docs/Tables-Expanded-Settings.ods'#$Sheet1.J58]) / 3" office:value-type="float" office:value="52.8472563458758" calcext:value-type="float">
            <text:p>52.85</text:p>
          </table:table-cell>
          <table:table-cell table:style-name="ce27" table:formula="of:=(['file:///Users/chrisprobst/Programming/common/java/idea-projects/one_1.5.1-RC2/parallel_queue_settings/docs/Tables-Default-Settings.ods'#$Sheet1.K58] + ['file:///Users/chrisprobst/Programming/common/java/idea-projects/one_1.5.1-RC2/parallel_queue_settings/docs/Tables-Usual-Settings.ods'#$Sheet1.K58] + ['file:///Users/chrisprobst/Programming/common/java/idea-projects/one_1.5.1-RC2/parallel_queue_settings/docs/Tables-Expanded-Settings.ods'#$Sheet1.K58]) / 3" office:value-type="float" office:value="62.8061069988287" calcext:value-type="float">
            <text:p>62.81</text:p>
          </table:table-cell>
          <table:table-cell table:style-name="ce27" table:formula="of:=(['file:///Users/chrisprobst/Programming/common/java/idea-projects/one_1.5.1-RC2/parallel_queue_settings/docs/Tables-Default-Settings.ods'#$Sheet1.L58] + ['file:///Users/chrisprobst/Programming/common/java/idea-projects/one_1.5.1-RC2/parallel_queue_settings/docs/Tables-Usual-Settings.ods'#$Sheet1.L58] + ['file:///Users/chrisprobst/Programming/common/java/idea-projects/one_1.5.1-RC2/parallel_queue_settings/docs/Tables-Expanded-Settings.ods'#$Sheet1.L58]) / 3" office:value-type="float" office:value="59.9754728097704" calcext:value-type="float">
            <text:p>59.98</text:p>
          </table:table-cell>
          <table:table-cell table:style-name="ce27" table:formula="of:=(['file:///Users/chrisprobst/Programming/common/java/idea-projects/one_1.5.1-RC2/parallel_queue_settings/docs/Tables-Default-Settings.ods'#$Sheet1.M58] + ['file:///Users/chrisprobst/Programming/common/java/idea-projects/one_1.5.1-RC2/parallel_queue_settings/docs/Tables-Usual-Settings.ods'#$Sheet1.M58] + ['file:///Users/chrisprobst/Programming/common/java/idea-projects/one_1.5.1-RC2/parallel_queue_settings/docs/Tables-Expanded-Settings.ods'#$Sheet1.M58]) / 3" office:value-type="float" office:value="47.5745218990966" calcext:value-type="float">
            <text:p>47.57</text:p>
          </table:table-cell>
          <table:table-cell table:style-name="ce27" table:formula="of:=(['file:///Users/chrisprobst/Programming/common/java/idea-projects/one_1.5.1-RC2/parallel_queue_settings/docs/Tables-Default-Settings.ods'#$Sheet1.N58] + ['file:///Users/chrisprobst/Programming/common/java/idea-projects/one_1.5.1-RC2/parallel_queue_settings/docs/Tables-Usual-Settings.ods'#$Sheet1.N58] + ['file:///Users/chrisprobst/Programming/common/java/idea-projects/one_1.5.1-RC2/parallel_queue_settings/docs/Tables-Expanded-Settings.ods'#$Sheet1.N58]) / 3" office:value-type="float" office:value="55.8204753420828" calcext:value-type="float">
            <text:p>55.82</text:p>
          </table:table-cell>
          <table:table-cell table:number-columns-repeated="992"/>
        </table:table-row>
        <table:table-row table:style-name="ro1" table:number-rows-repeated="8">
          <table:table-cell table:style-name="Default" table:number-columns-repeated="14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10" office:value-type="string" calcext:value-type="string" table:number-columns-spanned="11" table:number-rows-spanned="1">
            <text:p>Drop Policy</text:p>
          </table:table-cell>
          <table:covered-table-cell table:style-name="ce4"/>
          <table:covered-table-cell table:number-columns-repeated="4" table:style-name="ce23"/>
          <table:covered-table-cell table:number-columns-repeated="5" table:style-name="ce24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4" office:value-type="string" calcext:value-type="string">
            <text:p>X</text:p>
          </table:table-cell>
          <table:table-cell table:style-name="ce4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23"/>
          <table:table-cell table:style-name="ce4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23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8"/>
          <table:table-cell table:style-name="ce11" office:value-type="string" calcext:value-type="string" table:number-columns-spanned="1" table:number-rows-spanned="8">
            <text:p><text:s text:c="2"/>Random</text:p>
          </table:table-cell>
          <table:table-cell table:style-name="ce20" office:value-type="string" calcext:value-type="string" table:number-columns-spanned="1" table:number-rows-spanned="8">
            <text:p><text:s text:c="2"/>Arrival-time</text:p>
          </table:table-cell>
          <table:table-cell table:style-name="ce20" office:value-type="string" calcext:value-type="string" table:number-columns-spanned="1" table:number-rows-spanned="8">
            <text:p><text:s text:c="2"/>Replications</text:p>
          </table:table-cell>
          <table:table-cell table:style-name="ce20" office:value-type="string" calcext:value-type="string" table:number-columns-spanned="1" table:number-rows-spanned="8">
            <text:p><text:s text:c="2"/>Relayed-nodes</text:p>
          </table:table-cell>
          <table:table-cell table:style-name="ce20" office:value-type="string" calcext:value-type="string" table:number-columns-spanned="1" table:number-rows-spanned="8">
            <text:p><text:s text:c="2"/>Time-to-live</text:p>
          </table:table-cell>
          <table:table-cell table:style-name="ce20" office:value-type="string" calcext:value-type="string" table:number-columns-spanned="1" table:number-rows-spanned="8">
            <text:p><text:s text:c="2"/>Message-size</text:p>
          </table:table-cell>
          <table:table-cell table:style-name="ce20" office:value-type="string" calcext:value-type="string" table:number-columns-spanned="1" table:number-rows-spanned="8">
            <text:p><text:s text:c="2"/>Arrival-time</text:p>
          </table:table-cell>
          <table:table-cell table:style-name="ce20" office:value-type="string" calcext:value-type="string" table:number-columns-spanned="1" table:number-rows-spanned="8">
            <text:p><text:s text:c="2"/>Replications</text:p>
          </table:table-cell>
          <table:table-cell table:style-name="ce20" office:value-type="string" calcext:value-type="string" table:number-columns-spanned="1" table:number-rows-spanned="8">
            <text:p><text:s text:c="2"/>Relayed-nodes</text:p>
          </table:table-cell>
          <table:table-cell table:style-name="ce20" office:value-type="string" calcext:value-type="string" table:number-columns-spanned="1" table:number-rows-spanned="8">
            <text:p><text:s text:c="2"/>Time-to-live</text:p>
          </table:table-cell>
          <table:table-cell table:style-name="ce20" office:value-type="string" calcext:value-type="string" table:number-columns-spanned="1" table:number-rows-spanned="8">
            <text:p><text:s text:c="2"/>Message-size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8"/>
          <table:covered-table-cell/>
          <table:covered-table-cell table:number-columns-repeated="10" table:style-name="ce21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8"/>
          <table:covered-table-cell/>
          <table:covered-table-cell table:number-columns-repeated="10" table:style-name="ce21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8"/>
          <table:covered-table-cell/>
          <table:covered-table-cell table:number-columns-repeated="10" table:style-name="ce21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8"/>
          <table:covered-table-cell/>
          <table:covered-table-cell table:number-columns-repeated="10" table:style-name="ce21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8"/>
          <table:covered-table-cell/>
          <table:covered-table-cell table:number-columns-repeated="10" table:style-name="ce21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8"/>
          <table:covered-table-cell/>
          <table:covered-table-cell table:number-columns-repeated="10" table:style-name="ce21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"/>
          <table:table-cell table:style-name="ce8"/>
          <table:covered-table-cell/>
          <table:covered-table-cell table:number-columns-repeated="10" table:style-name="ce21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4" office:value-type="string" calcext:value-type="string" table:number-columns-spanned="3" table:number-rows-spanned="1">
            <text:p>Metric</text:p>
          </table:table-cell>
          <table:covered-table-cell table:number-columns-repeated="2" table:style-name="ce2"/>
          <table:table-cell table:style-name="ce10" office:value-type="string" calcext:value-type="string" table:number-columns-spanned="11" table:number-rows-spanned="1">
            <text:p>Delivery Ratio (percentage, more is better)</text:p>
          </table:table-cell>
          <table:covered-table-cell table:number-columns-repeated="9" table:style-name="ce22"/>
          <table:covered-table-cell table:style-name="ce25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5" office:value-type="string" calcext:value-type="string" table:number-columns-spanned="1" table:number-rows-spanned="11">
            <text:p>Queue Policy</text:p>
          </table:table-cell>
          <table:table-cell table:style-name="ce5" office:value-type="string" calcext:value-type="string">
            <text:p>X</text:p>
          </table:table-cell>
          <table:table-cell table:style-name="ce9" office:value-type="string" calcext:value-type="string">
            <text:p>Random</text:p>
          </table:table-cell>
          <table:table-cell table:style-name="ce16" table:formula="of:=[.D12]" office:value-type="float" office:value="46.1533333333333" calcext:value-type="float">
            <text:p>46.2</text:p>
          </table:table-cell>
          <table:table-cell table:style-name="ce16" table:formula="of:=[.E12]" office:value-type="float" office:value="52.6833333333333" calcext:value-type="float">
            <text:p>52.7</text:p>
          </table:table-cell>
          <table:table-cell table:style-name="ce16" table:formula="of:=[.F12]" office:value-type="float" office:value="35.4433333333333" calcext:value-type="float">
            <text:p>35.4</text:p>
          </table:table-cell>
          <table:table-cell table:style-name="ce16" table:formula="of:=[.G12]" office:value-type="float" office:value="23.93" calcext:value-type="float">
            <text:p>23.9</text:p>
          </table:table-cell>
          <table:table-cell table:style-name="ce16" table:formula="of:=[.H12]" office:value-type="float" office:value="66.7666666666667" calcext:value-type="float">
            <text:p>66.8</text:p>
          </table:table-cell>
          <table:table-cell table:style-name="ce16" table:formula="of:=[.I12]" office:value-type="float" office:value="20.82" calcext:value-type="float">
            <text:p>20.8</text:p>
          </table:table-cell>
          <table:table-cell table:style-name="ce16" table:formula="of:=[.J12]" office:value-type="float" office:value="38.16" calcext:value-type="float">
            <text:p>38.2</text:p>
          </table:table-cell>
          <table:table-cell table:style-name="ce16" table:formula="of:=[.K12]" office:value-type="float" office:value="53.0866666666667" calcext:value-type="float">
            <text:p>53.1</text:p>
          </table:table-cell>
          <table:table-cell table:style-name="ce16" table:formula="of:=[.L12]" office:value-type="float" office:value="64.9366666666667" calcext:value-type="float">
            <text:p>64.9</text:p>
          </table:table-cell>
          <table:table-cell table:style-name="ce16" table:formula="of:=[.M12]" office:value-type="float" office:value="27.68" calcext:value-type="float">
            <text:p>27.7</text:p>
          </table:table-cell>
          <table:table-cell table:style-name="ce16" table:formula="of:=[.N12]" office:value-type="float" office:value="56.7333333333333" calcext:value-type="float">
            <text:p>56.7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table-cell table:style-name="ce5" office:value-type="string" calcext:value-type="string" table:number-columns-spanned="1" table:number-rows-spanned="5">
            <text:p>Ascending</text:p>
          </table:table-cell>
          <table:table-cell table:style-name="ce9" office:value-type="string" calcext:value-type="string">
            <text:p>Arrival-time</text:p>
          </table:table-cell>
          <table:table-cell table:style-name="ce16" table:formula="of:=[.D13]" office:value-type="float" office:value="36.2166666666667" calcext:value-type="float">
            <text:p>36.2</text:p>
          </table:table-cell>
          <table:table-cell table:style-name="ce16" table:formula="of:=[.E13]" office:value-type="float" office:value="46.4633333333333" calcext:value-type="float">
            <text:p>46.5</text:p>
          </table:table-cell>
          <table:table-cell table:style-name="ce16" table:formula="of:=[.F13]" office:value-type="float" office:value="29.97" calcext:value-type="float">
            <text:p>30.0</text:p>
          </table:table-cell>
          <table:table-cell table:style-name="ce16" table:formula="of:=[.G13]" office:value-type="float" office:value="18.03" calcext:value-type="float">
            <text:p>18.0</text:p>
          </table:table-cell>
          <table:table-cell table:style-name="ce16" table:formula="of:=[.H13]" office:value-type="float" office:value="63.9766666666667" calcext:value-type="float">
            <text:p>64.0</text:p>
          </table:table-cell>
          <table:table-cell table:style-name="ce16" table:formula="of:=[.I13]" office:value-type="float" office:value="17.4733333333333" calcext:value-type="float">
            <text:p>17.5</text:p>
          </table:table-cell>
          <table:table-cell table:style-name="ce16" table:formula="of:=[.J13]" office:value-type="float" office:value="32.6266666666667" calcext:value-type="float">
            <text:p>32.6</text:p>
          </table:table-cell>
          <table:table-cell table:style-name="ce16" table:formula="of:=[.K13]" office:value-type="float" office:value="44.6033333333333" calcext:value-type="float">
            <text:p>44.6</text:p>
          </table:table-cell>
          <table:table-cell table:style-name="ce16" table:formula="of:=[.L13]" office:value-type="float" office:value="58.9933333333333" calcext:value-type="float">
            <text:p>59.0</text:p>
          </table:table-cell>
          <table:table-cell table:style-name="ce16" table:formula="of:=[.M13]" office:value-type="float" office:value="21.8266666666667" calcext:value-type="float">
            <text:p>21.8</text:p>
          </table:table-cell>
          <table:table-cell table:style-name="ce16" table:formula="of:=[.N13]" office:value-type="float" office:value="54.2833333333333" calcext:value-type="float">
            <text:p>54.3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Replications</text:p>
          </table:table-cell>
          <table:table-cell table:style-name="ce16" table:formula="of:=[.D14]" office:value-type="float" office:value="56.2866666666667" calcext:value-type="float">
            <text:p>56.3</text:p>
          </table:table-cell>
          <table:table-cell table:style-name="ce16" table:formula="of:=[.E14]" office:value-type="float" office:value="59.8066666666667" calcext:value-type="float">
            <text:p>59.8</text:p>
          </table:table-cell>
          <table:table-cell table:style-name="ce16" table:formula="of:=[.F14]" office:value-type="float" office:value="45.2266666666667" calcext:value-type="float">
            <text:p>45.2</text:p>
          </table:table-cell>
          <table:table-cell table:style-name="ce16" table:formula="of:=[.G14]" office:value-type="float" office:value="31.4533333333333" calcext:value-type="float">
            <text:p>31.5</text:p>
          </table:table-cell>
          <table:table-cell table:style-name="ce16" table:formula="of:=[.H14]" office:value-type="float" office:value="70.07" calcext:value-type="float">
            <text:p>70.1</text:p>
          </table:table-cell>
          <table:table-cell table:style-name="ce16" table:formula="of:=[.I14]" office:value-type="float" office:value="24.83" calcext:value-type="float">
            <text:p>24.8</text:p>
          </table:table-cell>
          <table:table-cell table:style-name="ce16" table:formula="of:=[.J14]" office:value-type="float" office:value="44.6866666666667" calcext:value-type="float">
            <text:p>44.7</text:p>
          </table:table-cell>
          <table:table-cell table:style-name="ce16" table:formula="of:=[.K14]" office:value-type="float" office:value="60.5233333333333" calcext:value-type="float">
            <text:p>60.5</text:p>
          </table:table-cell>
          <table:table-cell table:style-name="ce16" table:formula="of:=[.L14]" office:value-type="float" office:value="70.58" calcext:value-type="float">
            <text:p>70.6</text:p>
          </table:table-cell>
          <table:table-cell table:style-name="ce16" table:formula="of:=[.M14]" office:value-type="float" office:value="31.4266666666667" calcext:value-type="float">
            <text:p>31.4</text:p>
          </table:table-cell>
          <table:table-cell table:style-name="ce16" table:formula="of:=[.N14]" office:value-type="float" office:value="60.6166666666667" calcext:value-type="float">
            <text:p>60.6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Relayed-nodes</text:p>
          </table:table-cell>
          <table:table-cell table:style-name="ce16" table:formula="of:=[.D15]" office:value-type="float" office:value="58.1133333333333" calcext:value-type="float">
            <text:p>58.1</text:p>
          </table:table-cell>
          <table:table-cell table:style-name="ce16" table:formula="of:=[.E15]" office:value-type="float" office:value="66.9266666666667" calcext:value-type="float">
            <text:p>66.9</text:p>
          </table:table-cell>
          <table:table-cell table:style-name="ce16" table:formula="of:=[.F15]" office:value-type="float" office:value="49.98" calcext:value-type="float">
            <text:p>50.0</text:p>
          </table:table-cell>
          <table:table-cell table:style-name="ce16" table:formula="of:=[.G15]" office:value-type="float" office:value="35.6066666666667" calcext:value-type="float">
            <text:p>35.6</text:p>
          </table:table-cell>
          <table:table-cell table:style-name="ce16" table:formula="of:=[.H15]" office:value-type="float" office:value="69.54" calcext:value-type="float">
            <text:p>69.5</text:p>
          </table:table-cell>
          <table:table-cell table:style-name="ce16" table:formula="of:=[.I15]" office:value-type="float" office:value="24.13" calcext:value-type="float">
            <text:p>24.1</text:p>
          </table:table-cell>
          <table:table-cell table:style-name="ce16" table:formula="of:=[.J15]" office:value-type="float" office:value="42.85" calcext:value-type="float">
            <text:p>42.9</text:p>
          </table:table-cell>
          <table:table-cell table:style-name="ce16" table:formula="of:=[.K15]" office:value-type="float" office:value="60.92" calcext:value-type="float">
            <text:p>60.9</text:p>
          </table:table-cell>
          <table:table-cell table:style-name="ce16" table:formula="of:=[.L15]" office:value-type="float" office:value="65.1566666666667" calcext:value-type="float">
            <text:p>65.2</text:p>
          </table:table-cell>
          <table:table-cell table:style-name="ce16" table:formula="of:=[.M15]" office:value-type="float" office:value="30.2033333333333" calcext:value-type="float">
            <text:p>30.2</text:p>
          </table:table-cell>
          <table:table-cell table:style-name="ce16" table:formula="of:=[.N15]" office:value-type="float" office:value="61.3766666666667" calcext:value-type="float">
            <text:p>61.4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Time-to-live</text:p>
          </table:table-cell>
          <table:table-cell table:style-name="ce16" table:formula="of:=[.D16]" office:value-type="float" office:value="34.89" calcext:value-type="float">
            <text:p>34.9</text:p>
          </table:table-cell>
          <table:table-cell table:style-name="ce16" table:formula="of:=[.E16]" office:value-type="float" office:value="38.5233333333333" calcext:value-type="float">
            <text:p>38.5</text:p>
          </table:table-cell>
          <table:table-cell table:style-name="ce16" table:formula="of:=[.F16]" office:value-type="float" office:value="25.2033333333333" calcext:value-type="float">
            <text:p>25.2</text:p>
          </table:table-cell>
          <table:table-cell table:style-name="ce16" table:formula="of:=[.G16]" office:value-type="float" office:value="18.06" calcext:value-type="float">
            <text:p>18.1</text:p>
          </table:table-cell>
          <table:table-cell table:style-name="ce16" table:formula="of:=[.H16]" office:value-type="float" office:value="57.3133333333333" calcext:value-type="float">
            <text:p>57.3</text:p>
          </table:table-cell>
          <table:table-cell table:style-name="ce16" table:formula="of:=[.I16]" office:value-type="float" office:value="17.0066666666667" calcext:value-type="float">
            <text:p>17.0</text:p>
          </table:table-cell>
          <table:table-cell table:style-name="ce16" table:formula="of:=[.J16]" office:value-type="float" office:value="36.08" calcext:value-type="float">
            <text:p>36.1</text:p>
          </table:table-cell>
          <table:table-cell table:style-name="ce16" table:formula="of:=[.K16]" office:value-type="float" office:value="50.0166666666667" calcext:value-type="float">
            <text:p>50.0</text:p>
          </table:table-cell>
          <table:table-cell table:style-name="ce16" table:formula="of:=[.L16]" office:value-type="float" office:value="55.61" calcext:value-type="float">
            <text:p>55.6</text:p>
          </table:table-cell>
          <table:table-cell table:style-name="ce16" table:formula="of:=[.M16]" office:value-type="float" office:value="23.2766666666667" calcext:value-type="float">
            <text:p>23.3</text:p>
          </table:table-cell>
          <table:table-cell table:style-name="ce16" table:formula="of:=[.N16]" office:value-type="float" office:value="52.79" calcext:value-type="float">
            <text:p>52.8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7"/>
          <table:table-cell table:style-name="ce9" office:value-type="string" calcext:value-type="string">
            <text:p>Message-size</text:p>
          </table:table-cell>
          <table:table-cell table:style-name="ce16" table:formula="of:=[.D17]" office:value-type="float" office:value="54.4466666666667" calcext:value-type="float">
            <text:p>54.4</text:p>
          </table:table-cell>
          <table:table-cell table:style-name="ce16" table:formula="of:=[.E17]" office:value-type="float" office:value="58.3266666666667" calcext:value-type="float">
            <text:p>58.3</text:p>
          </table:table-cell>
          <table:table-cell table:style-name="ce16" table:formula="of:=[.F17]" office:value-type="float" office:value="48.9866666666667" calcext:value-type="float">
            <text:p>49.0</text:p>
          </table:table-cell>
          <table:table-cell table:style-name="ce16" table:formula="of:=[.G17]" office:value-type="float" office:value="43.4333333333333" calcext:value-type="float">
            <text:p>43.4</text:p>
          </table:table-cell>
          <table:table-cell table:style-name="ce16" table:formula="of:=[.H17]" office:value-type="float" office:value="64.3166666666667" calcext:value-type="float">
            <text:p>64.3</text:p>
          </table:table-cell>
          <table:table-cell table:style-name="ce16" table:formula="of:=[.I17]" office:value-type="float" office:value="30.48" calcext:value-type="float">
            <text:p>30.5</text:p>
          </table:table-cell>
          <table:table-cell table:style-name="ce16" table:formula="of:=[.J17]" office:value-type="float" office:value="47.4133333333333" calcext:value-type="float">
            <text:p>47.4</text:p>
          </table:table-cell>
          <table:table-cell table:style-name="ce16" table:formula="of:=[.K17]" office:value-type="float" office:value="59.04" calcext:value-type="float">
            <text:p>59.0</text:p>
          </table:table-cell>
          <table:table-cell table:style-name="ce16" table:formula="of:=[.L17]" office:value-type="float" office:value="65.05" calcext:value-type="float">
            <text:p>65.1</text:p>
          </table:table-cell>
          <table:table-cell table:style-name="ce16" table:formula="of:=[.M17]" office:value-type="float" office:value="37.31" calcext:value-type="float">
            <text:p>37.3</text:p>
          </table:table-cell>
          <table:table-cell table:style-name="ce16" table:formula="of:=[.N17]" office:value-type="float" office:value="56.86" calcext:value-type="float">
            <text:p>56.9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table-cell table:style-name="ce5" office:value-type="string" calcext:value-type="string" table:number-columns-spanned="1" table:number-rows-spanned="5">
            <text:p>Descending</text:p>
          </table:table-cell>
          <table:table-cell table:style-name="ce9" office:value-type="string" calcext:value-type="string">
            <text:p>Arrival-time</text:p>
          </table:table-cell>
          <table:table-cell table:style-name="ce16" table:formula="of:=[.D18]" office:value-type="float" office:value="51.8533333333333" calcext:value-type="float">
            <text:p>51.9</text:p>
          </table:table-cell>
          <table:table-cell table:style-name="ce16" table:formula="of:=[.E18]" office:value-type="float" office:value="54.4866666666667" calcext:value-type="float">
            <text:p>54.5</text:p>
          </table:table-cell>
          <table:table-cell table:style-name="ce16" table:formula="of:=[.F18]" office:value-type="float" office:value="42.9566666666667" calcext:value-type="float">
            <text:p>43.0</text:p>
          </table:table-cell>
          <table:table-cell table:style-name="ce16" table:formula="of:=[.G18]" office:value-type="float" office:value="29.5" calcext:value-type="float">
            <text:p>29.5</text:p>
          </table:table-cell>
          <table:table-cell table:style-name="ce16" table:formula="of:=[.H18]" office:value-type="float" office:value="62.6033333333333" calcext:value-type="float">
            <text:p>62.6</text:p>
          </table:table-cell>
          <table:table-cell table:style-name="ce16" table:formula="of:=[.I18]" office:value-type="float" office:value="23.75" calcext:value-type="float">
            <text:p>23.8</text:p>
          </table:table-cell>
          <table:table-cell table:style-name="ce16" table:formula="of:=[.J18]" office:value-type="float" office:value="44.2033333333333" calcext:value-type="float">
            <text:p>44.2</text:p>
          </table:table-cell>
          <table:table-cell table:style-name="ce16" table:formula="of:=[.K18]" office:value-type="float" office:value="56.62" calcext:value-type="float">
            <text:p>56.6</text:p>
          </table:table-cell>
          <table:table-cell table:style-name="ce16" table:formula="of:=[.L18]" office:value-type="float" office:value="67.13" calcext:value-type="float">
            <text:p>67.1</text:p>
          </table:table-cell>
          <table:table-cell table:style-name="ce16" table:formula="of:=[.M18]" office:value-type="float" office:value="28.4633333333333" calcext:value-type="float">
            <text:p>28.5</text:p>
          </table:table-cell>
          <table:table-cell table:style-name="ce16" table:formula="of:=[.N18]" office:value-type="float" office:value="58.0733333333333" calcext:value-type="float">
            <text:p>58.1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Replications</text:p>
          </table:table-cell>
          <table:table-cell table:style-name="ce16" table:formula="of:=[.D19]" office:value-type="float" office:value="35.74" calcext:value-type="float">
            <text:p>35.7</text:p>
          </table:table-cell>
          <table:table-cell table:style-name="ce16" table:formula="of:=[.E19]" office:value-type="float" office:value="39.8066666666667" calcext:value-type="float">
            <text:p>39.8</text:p>
          </table:table-cell>
          <table:table-cell table:style-name="ce16" table:formula="of:=[.F19]" office:value-type="float" office:value="28.8833333333333" calcext:value-type="float">
            <text:p>28.9</text:p>
          </table:table-cell>
          <table:table-cell table:style-name="ce16" table:formula="of:=[.G19]" office:value-type="float" office:value="17.8" calcext:value-type="float">
            <text:p>17.8</text:p>
          </table:table-cell>
          <table:table-cell table:style-name="ce16" table:formula="of:=[.H19]" office:value-type="float" office:value="52.5133333333333" calcext:value-type="float">
            <text:p>52.5</text:p>
          </table:table-cell>
          <table:table-cell table:style-name="ce16" table:formula="of:=[.I19]" office:value-type="float" office:value="17.2433333333333" calcext:value-type="float">
            <text:p>17.2</text:p>
          </table:table-cell>
          <table:table-cell table:style-name="ce16" table:formula="of:=[.J19]" office:value-type="float" office:value="31.9466666666667" calcext:value-type="float">
            <text:p>31.9</text:p>
          </table:table-cell>
          <table:table-cell table:style-name="ce16" table:formula="of:=[.K19]" office:value-type="float" office:value="44.8633333333333" calcext:value-type="float">
            <text:p>44.9</text:p>
          </table:table-cell>
          <table:table-cell table:style-name="ce16" table:formula="of:=[.L19]" office:value-type="float" office:value="54.98" calcext:value-type="float">
            <text:p>55.0</text:p>
          </table:table-cell>
          <table:table-cell table:style-name="ce16" table:formula="of:=[.M19]" office:value-type="float" office:value="21.4266666666667" calcext:value-type="float">
            <text:p>21.4</text:p>
          </table:table-cell>
          <table:table-cell table:style-name="ce16" table:formula="of:=[.N19]" office:value-type="float" office:value="50.2466666666667" calcext:value-type="float">
            <text:p>50.2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Relayed-nodes</text:p>
          </table:table-cell>
          <table:table-cell table:style-name="ce16" table:formula="of:=[.D20]" office:value-type="float" office:value="33.3933333333333" calcext:value-type="float">
            <text:p>33.4</text:p>
          </table:table-cell>
          <table:table-cell table:style-name="ce16" table:formula="of:=[.E20]" office:value-type="float" office:value="37.67" calcext:value-type="float">
            <text:p>37.7</text:p>
          </table:table-cell>
          <table:table-cell table:style-name="ce16" table:formula="of:=[.F20]" office:value-type="float" office:value="24.31" calcext:value-type="float">
            <text:p>24.3</text:p>
          </table:table-cell>
          <table:table-cell table:style-name="ce16" table:formula="of:=[.G20]" office:value-type="float" office:value="20.7466666666667" calcext:value-type="float">
            <text:p>20.7</text:p>
          </table:table-cell>
          <table:table-cell table:style-name="ce16" table:formula="of:=[.H20]" office:value-type="float" office:value="52.2566666666667" calcext:value-type="float">
            <text:p>52.3</text:p>
          </table:table-cell>
          <table:table-cell table:style-name="ce16" table:formula="of:=[.I20]" office:value-type="float" office:value="15.9333333333333" calcext:value-type="float">
            <text:p>15.9</text:p>
          </table:table-cell>
          <table:table-cell table:style-name="ce16" table:formula="of:=[.J20]" office:value-type="float" office:value="32.8233333333333" calcext:value-type="float">
            <text:p>32.8</text:p>
          </table:table-cell>
          <table:table-cell table:style-name="ce16" table:formula="of:=[.K20]" office:value-type="float" office:value="49.36" calcext:value-type="float">
            <text:p>49.4</text:p>
          </table:table-cell>
          <table:table-cell table:style-name="ce16" table:formula="of:=[.L20]" office:value-type="float" office:value="56.6966666666667" calcext:value-type="float">
            <text:p>56.7</text:p>
          </table:table-cell>
          <table:table-cell table:style-name="ce16" table:formula="of:=[.M20]" office:value-type="float" office:value="19.6" calcext:value-type="float">
            <text:p>19.6</text:p>
          </table:table-cell>
          <table:table-cell table:style-name="ce16" table:formula="of:=[.N20]" office:value-type="float" office:value="53.1633333333333" calcext:value-type="float">
            <text:p>53.2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Time-to-live</text:p>
          </table:table-cell>
          <table:table-cell table:style-name="ce16" table:formula="of:=[.D21]" office:value-type="float" office:value="60.0266666666667" calcext:value-type="float">
            <text:p>60.0</text:p>
          </table:table-cell>
          <table:table-cell table:style-name="ce16" table:formula="of:=[.E21]" office:value-type="float" office:value="64.8966666666667" calcext:value-type="float">
            <text:p>64.9</text:p>
          </table:table-cell>
          <table:table-cell table:style-name="ce16" table:formula="of:=[.F21]" office:value-type="float" office:value="50.0133333333333" calcext:value-type="float">
            <text:p>50.0</text:p>
          </table:table-cell>
          <table:table-cell table:style-name="ce16" table:formula="of:=[.G21]" office:value-type="float" office:value="32.1966666666667" calcext:value-type="float">
            <text:p>32.2</text:p>
          </table:table-cell>
          <table:table-cell table:style-name="ce16" table:formula="of:=[.H21]" office:value-type="float" office:value="65.9866666666667" calcext:value-type="float">
            <text:p>66.0</text:p>
          </table:table-cell>
          <table:table-cell table:style-name="ce16" table:formula="of:=[.I21]" office:value-type="float" office:value="27.5533333333333" calcext:value-type="float">
            <text:p>27.6</text:p>
          </table:table-cell>
          <table:table-cell table:style-name="ce16" table:formula="of:=[.J21]" office:value-type="float" office:value="45.51" calcext:value-type="float">
            <text:p>45.5</text:p>
          </table:table-cell>
          <table:table-cell table:style-name="ce16" table:formula="of:=[.K21]" office:value-type="float" office:value="60.55" calcext:value-type="float">
            <text:p>60.6</text:p>
          </table:table-cell>
          <table:table-cell table:style-name="ce16" table:formula="of:=[.L21]" office:value-type="float" office:value="69.37" calcext:value-type="float">
            <text:p>69.4</text:p>
          </table:table-cell>
          <table:table-cell table:style-name="ce16" table:formula="of:=[.M21]" office:value-type="float" office:value="35.6" calcext:value-type="float">
            <text:p>35.6</text:p>
          </table:table-cell>
          <table:table-cell table:style-name="ce16" table:formula="of:=[.N21]" office:value-type="float" office:value="61.9366666666667" calcext:value-type="float">
            <text:p>61.9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7"/>
          <table:table-cell table:style-name="ce9" office:value-type="string" calcext:value-type="string">
            <text:p>Message-size</text:p>
          </table:table-cell>
          <table:table-cell table:style-name="ce16" table:formula="of:=[.D22]" office:value-type="float" office:value="26.6533333333333" calcext:value-type="float">
            <text:p>26.7</text:p>
          </table:table-cell>
          <table:table-cell table:style-name="ce16" table:formula="of:=[.E22]" office:value-type="float" office:value="29.96" calcext:value-type="float">
            <text:p>30.0</text:p>
          </table:table-cell>
          <table:table-cell table:style-name="ce16" table:formula="of:=[.F22]" office:value-type="float" office:value="21.4366666666667" calcext:value-type="float">
            <text:p>21.4</text:p>
          </table:table-cell>
          <table:table-cell table:style-name="ce16" table:formula="of:=[.G22]" office:value-type="float" office:value="16.02" calcext:value-type="float">
            <text:p>16.0</text:p>
          </table:table-cell>
          <table:table-cell table:style-name="ce16" table:formula="of:=[.H22]" office:value-type="float" office:value="41.56" calcext:value-type="float">
            <text:p>41.6</text:p>
          </table:table-cell>
          <table:table-cell table:style-name="ce16" table:formula="of:=[.I22]" office:value-type="float" office:value="17.5133333333333" calcext:value-type="float">
            <text:p>17.5</text:p>
          </table:table-cell>
          <table:table-cell table:style-name="ce16" table:formula="of:=[.J22]" office:value-type="float" office:value="34.7033333333333" calcext:value-type="float">
            <text:p>34.7</text:p>
          </table:table-cell>
          <table:table-cell table:style-name="ce16" table:formula="of:=[.K22]" office:value-type="float" office:value="39.8966666666667" calcext:value-type="float">
            <text:p>39.9</text:p>
          </table:table-cell>
          <table:table-cell table:style-name="ce16" table:formula="of:=[.L22]" office:value-type="float" office:value="49.6266666666667" calcext:value-type="float">
            <text:p>49.6</text:p>
          </table:table-cell>
          <table:table-cell table:style-name="ce16" table:formula="of:=[.M22]" office:value-type="float" office:value="18.5966666666667" calcext:value-type="float">
            <text:p>18.6</text:p>
          </table:table-cell>
          <table:table-cell table:style-name="ce16" table:formula="of:=[.N22]" office:value-type="float" office:value="51.9" calcext:value-type="float">
            <text:p>51.9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 table:number-rows-repeated="9">
          <table:table-cell table:style-name="Default" table:number-columns-repeated="14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10" office:value-type="string" calcext:value-type="string" table:number-columns-spanned="11" table:number-rows-spanned="1">
            <text:p>Drop Policy</text:p>
          </table:table-cell>
          <table:covered-table-cell table:style-name="ce4"/>
          <table:covered-table-cell table:number-columns-repeated="4" table:style-name="ce23"/>
          <table:covered-table-cell table:number-columns-repeated="5" table:style-name="ce24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4" office:value-type="string" calcext:value-type="string">
            <text:p>X</text:p>
          </table:table-cell>
          <table:table-cell table:style-name="ce4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23"/>
          <table:table-cell table:style-name="ce4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23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8"/>
          <table:table-cell table:style-name="ce11" office:value-type="string" calcext:value-type="string" table:number-columns-spanned="1" table:number-rows-spanned="8">
            <text:p><text:s text:c="2"/>Random</text:p>
          </table:table-cell>
          <table:table-cell table:style-name="ce20" office:value-type="string" calcext:value-type="string" table:number-columns-spanned="1" table:number-rows-spanned="8">
            <text:p><text:s text:c="2"/>Arrival-time</text:p>
          </table:table-cell>
          <table:table-cell table:style-name="ce20" office:value-type="string" calcext:value-type="string" table:number-columns-spanned="1" table:number-rows-spanned="8">
            <text:p><text:s text:c="2"/>Replications</text:p>
          </table:table-cell>
          <table:table-cell table:style-name="ce20" office:value-type="string" calcext:value-type="string" table:number-columns-spanned="1" table:number-rows-spanned="8">
            <text:p><text:s text:c="2"/>Relayed-nodes</text:p>
          </table:table-cell>
          <table:table-cell table:style-name="ce20" office:value-type="string" calcext:value-type="string" table:number-columns-spanned="1" table:number-rows-spanned="8">
            <text:p><text:s text:c="2"/>Time-to-live</text:p>
          </table:table-cell>
          <table:table-cell table:style-name="ce20" office:value-type="string" calcext:value-type="string" table:number-columns-spanned="1" table:number-rows-spanned="8">
            <text:p><text:s text:c="2"/>Message-size</text:p>
          </table:table-cell>
          <table:table-cell table:style-name="ce20" office:value-type="string" calcext:value-type="string" table:number-columns-spanned="1" table:number-rows-spanned="8">
            <text:p><text:s text:c="2"/>Arrival-time</text:p>
          </table:table-cell>
          <table:table-cell table:style-name="ce20" office:value-type="string" calcext:value-type="string" table:number-columns-spanned="1" table:number-rows-spanned="8">
            <text:p><text:s text:c="2"/>Replications</text:p>
          </table:table-cell>
          <table:table-cell table:style-name="ce20" office:value-type="string" calcext:value-type="string" table:number-columns-spanned="1" table:number-rows-spanned="8">
            <text:p><text:s text:c="2"/>Relayed-nodes</text:p>
          </table:table-cell>
          <table:table-cell table:style-name="ce20" office:value-type="string" calcext:value-type="string" table:number-columns-spanned="1" table:number-rows-spanned="8">
            <text:p><text:s text:c="2"/>Time-to-live</text:p>
          </table:table-cell>
          <table:table-cell table:style-name="ce20" office:value-type="string" calcext:value-type="string" table:number-columns-spanned="1" table:number-rows-spanned="8">
            <text:p><text:s text:c="2"/>Message-size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8"/>
          <table:covered-table-cell/>
          <table:covered-table-cell table:number-columns-repeated="10" table:style-name="ce21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8"/>
          <table:covered-table-cell/>
          <table:covered-table-cell table:number-columns-repeated="10" table:style-name="ce21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8"/>
          <table:covered-table-cell/>
          <table:covered-table-cell table:number-columns-repeated="10" table:style-name="ce21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8"/>
          <table:covered-table-cell/>
          <table:covered-table-cell table:number-columns-repeated="10" table:style-name="ce21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8"/>
          <table:covered-table-cell/>
          <table:covered-table-cell table:number-columns-repeated="10" table:style-name="ce21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8"/>
          <table:covered-table-cell/>
          <table:covered-table-cell table:number-columns-repeated="10" table:style-name="ce21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"/>
          <table:table-cell table:style-name="ce8"/>
          <table:covered-table-cell/>
          <table:covered-table-cell table:number-columns-repeated="10" table:style-name="ce21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4" office:value-type="string" calcext:value-type="string" table:number-columns-spanned="3" table:number-rows-spanned="1">
            <text:p>Metric</text:p>
          </table:table-cell>
          <table:covered-table-cell table:number-columns-repeated="2"/>
          <table:table-cell table:style-name="ce10" office:value-type="string" calcext:value-type="string" table:number-columns-spanned="11" table:number-rows-spanned="1">
            <text:p>Overhead Factor (transmissions per message, less is better)</text:p>
          </table:table-cell>
          <table:covered-table-cell table:number-columns-repeated="10" table:style-name="Default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5" office:value-type="string" calcext:value-type="string" table:number-columns-spanned="1" table:number-rows-spanned="11">
            <text:p>Queue Policy</text:p>
          </table:table-cell>
          <table:table-cell table:style-name="ce5" office:value-type="string" calcext:value-type="string">
            <text:p>X</text:p>
          </table:table-cell>
          <table:table-cell table:style-name="ce9" office:value-type="string" calcext:value-type="string">
            <text:p>Random</text:p>
          </table:table-cell>
          <table:table-cell table:style-name="ce17" table:formula="of:=[.D24]" office:value-type="float" office:value="98.4050333333333" calcext:value-type="float">
            <text:p>98.4</text:p>
          </table:table-cell>
          <table:table-cell table:style-name="ce17" table:formula="of:=[.E24]" office:value-type="float" office:value="80.9147333333333" calcext:value-type="float">
            <text:p>80.9</text:p>
          </table:table-cell>
          <table:table-cell table:style-name="ce17" table:formula="of:=[.F24]" office:value-type="float" office:value="123.323233333333" calcext:value-type="float">
            <text:p>123.3</text:p>
          </table:table-cell>
          <table:table-cell table:style-name="ce17" table:formula="of:=[.G24]" office:value-type="float" office:value="180.2949" calcext:value-type="float">
            <text:p>180.3</text:p>
          </table:table-cell>
          <table:table-cell table:style-name="ce17" table:formula="of:=[.H24]" office:value-type="float" office:value="139.438" calcext:value-type="float">
            <text:p>139.4</text:p>
          </table:table-cell>
          <table:table-cell table:style-name="ce17" table:formula="of:=[.I24]" office:value-type="float" office:value="103.397966666667" calcext:value-type="float">
            <text:p>103.4</text:p>
          </table:table-cell>
          <table:table-cell table:style-name="ce17" table:formula="of:=[.J24]" office:value-type="float" office:value="118.5563" calcext:value-type="float">
            <text:p>118.6</text:p>
          </table:table-cell>
          <table:table-cell table:style-name="ce17" table:formula="of:=[.K24]" office:value-type="float" office:value="105.0327" calcext:value-type="float">
            <text:p>105.0</text:p>
          </table:table-cell>
          <table:table-cell table:style-name="ce17" table:formula="of:=[.L24]" office:value-type="float" office:value="122.394433333333" calcext:value-type="float">
            <text:p>122.4</text:p>
          </table:table-cell>
          <table:table-cell table:style-name="ce17" table:formula="of:=[.M24]" office:value-type="float" office:value="131.559533333333" calcext:value-type="float">
            <text:p>131.6</text:p>
          </table:table-cell>
          <table:table-cell table:style-name="ce17" table:formula="of:=[.N24]" office:value-type="float" office:value="98.2202666666667" calcext:value-type="float">
            <text:p>98.2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table-cell table:style-name="ce5" office:value-type="string" calcext:value-type="string" table:number-columns-spanned="1" table:number-rows-spanned="5">
            <text:p><text:s/>Ascending</text:p>
          </table:table-cell>
          <table:table-cell table:style-name="ce9" office:value-type="string" calcext:value-type="string">
            <text:p>Arrival-time</text:p>
          </table:table-cell>
          <table:table-cell table:style-name="ce17" table:formula="of:=[.D25]" office:value-type="float" office:value="103.9068" calcext:value-type="float">
            <text:p>103.9</text:p>
          </table:table-cell>
          <table:table-cell table:style-name="ce17" table:formula="of:=[.E25]" office:value-type="float" office:value="81.0333333333333" calcext:value-type="float">
            <text:p>81.0</text:p>
          </table:table-cell>
          <table:table-cell table:style-name="ce17" table:formula="of:=[.F25]" office:value-type="float" office:value="118.087833333333" calcext:value-type="float">
            <text:p>118.1</text:p>
          </table:table-cell>
          <table:table-cell table:style-name="ce17" table:formula="of:=[.G25]" office:value-type="float" office:value="178.1863" calcext:value-type="float">
            <text:p>178.2</text:p>
          </table:table-cell>
          <table:table-cell table:style-name="ce17" table:formula="of:=[.H25]" office:value-type="float" office:value="114.016533333333" calcext:value-type="float">
            <text:p>114.0</text:p>
          </table:table-cell>
          <table:table-cell table:style-name="ce17" table:formula="of:=[.I25]" office:value-type="float" office:value="91.7729666666667" calcext:value-type="float">
            <text:p>91.8</text:p>
          </table:table-cell>
          <table:table-cell table:style-name="ce17" table:formula="of:=[.J25]" office:value-type="float" office:value="105.498033333333" calcext:value-type="float">
            <text:p>105.5</text:p>
          </table:table-cell>
          <table:table-cell table:style-name="ce17" table:formula="of:=[.K25]" office:value-type="float" office:value="92.0879333333333" calcext:value-type="float">
            <text:p>92.1</text:p>
          </table:table-cell>
          <table:table-cell table:style-name="ce17" table:formula="of:=[.L25]" office:value-type="float" office:value="96.0088666666667" calcext:value-type="float">
            <text:p>96.0</text:p>
          </table:table-cell>
          <table:table-cell table:style-name="ce17" table:formula="of:=[.M25]" office:value-type="float" office:value="130.1066" calcext:value-type="float">
            <text:p>130.1</text:p>
          </table:table-cell>
          <table:table-cell table:style-name="ce17" table:formula="of:=[.N25]" office:value-type="float" office:value="93.5359666666667" calcext:value-type="float">
            <text:p>93.5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Replications</text:p>
          </table:table-cell>
          <table:table-cell table:style-name="ce17" table:formula="of:=[.D26]" office:value-type="float" office:value="93.0678666666667" calcext:value-type="float">
            <text:p>93.1</text:p>
          </table:table-cell>
          <table:table-cell table:style-name="ce17" table:formula="of:=[.E26]" office:value-type="float" office:value="78.9984333333333" calcext:value-type="float">
            <text:p>79.0</text:p>
          </table:table-cell>
          <table:table-cell table:style-name="ce17" table:formula="of:=[.F26]" office:value-type="float" office:value="114.331233333333" calcext:value-type="float">
            <text:p>114.3</text:p>
          </table:table-cell>
          <table:table-cell table:style-name="ce17" table:formula="of:=[.G26]" office:value-type="float" office:value="167.6651" calcext:value-type="float">
            <text:p>167.7</text:p>
          </table:table-cell>
          <table:table-cell table:style-name="ce17" table:formula="of:=[.H26]" office:value-type="float" office:value="153.955766666667" calcext:value-type="float">
            <text:p>154.0</text:p>
          </table:table-cell>
          <table:table-cell table:style-name="ce17" table:formula="of:=[.I26]" office:value-type="float" office:value="123.761533333333" calcext:value-type="float">
            <text:p>123.8</text:p>
          </table:table-cell>
          <table:table-cell table:style-name="ce17" table:formula="of:=[.J26]" office:value-type="float" office:value="126.660666666667" calcext:value-type="float">
            <text:p>126.7</text:p>
          </table:table-cell>
          <table:table-cell table:style-name="ce17" table:formula="of:=[.K26]" office:value-type="float" office:value="97.4765333333333" calcext:value-type="float">
            <text:p>97.5</text:p>
          </table:table-cell>
          <table:table-cell table:style-name="ce17" table:formula="of:=[.L26]" office:value-type="float" office:value="127.395666666667" calcext:value-type="float">
            <text:p>127.4</text:p>
          </table:table-cell>
          <table:table-cell table:style-name="ce17" table:formula="of:=[.M26]" office:value-type="float" office:value="127.816633333333" calcext:value-type="float">
            <text:p>127.8</text:p>
          </table:table-cell>
          <table:table-cell table:style-name="ce17" table:formula="of:=[.N26]" office:value-type="float" office:value="94.8481666666667" calcext:value-type="float">
            <text:p>94.8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Relayed-nodes</text:p>
          </table:table-cell>
          <table:table-cell table:style-name="ce17" table:formula="of:=[.D27]" office:value-type="float" office:value="75.2469" calcext:value-type="float">
            <text:p>75.2</text:p>
          </table:table-cell>
          <table:table-cell table:style-name="ce17" table:formula="of:=[.E27]" office:value-type="float" office:value="54.9535" calcext:value-type="float">
            <text:p>55.0</text:p>
          </table:table-cell>
          <table:table-cell table:style-name="ce17" table:formula="of:=[.F27]" office:value-type="float" office:value="94.8692" calcext:value-type="float">
            <text:p>94.9</text:p>
          </table:table-cell>
          <table:table-cell table:style-name="ce17" table:formula="of:=[.G27]" office:value-type="float" office:value="130.959233333333" calcext:value-type="float">
            <text:p>131.0</text:p>
          </table:table-cell>
          <table:table-cell table:style-name="ce17" table:formula="of:=[.H27]" office:value-type="float" office:value="114.220733333333" calcext:value-type="float">
            <text:p>114.2</text:p>
          </table:table-cell>
          <table:table-cell table:style-name="ce17" table:formula="of:=[.I27]" office:value-type="float" office:value="117.5552" calcext:value-type="float">
            <text:p>117.6</text:p>
          </table:table-cell>
          <table:table-cell table:style-name="ce17" table:formula="of:=[.J27]" office:value-type="float" office:value="99.7694" calcext:value-type="float">
            <text:p>99.8</text:p>
          </table:table-cell>
          <table:table-cell table:style-name="ce17" table:formula="of:=[.K27]" office:value-type="float" office:value="113.9797" calcext:value-type="float">
            <text:p>114.0</text:p>
          </table:table-cell>
          <table:table-cell table:style-name="ce17" table:formula="of:=[.L27]" office:value-type="float" office:value="134.180433333333" calcext:value-type="float">
            <text:p>134.2</text:p>
          </table:table-cell>
          <table:table-cell table:style-name="ce17" table:formula="of:=[.M27]" office:value-type="float" office:value="113.465733333333" calcext:value-type="float">
            <text:p>113.5</text:p>
          </table:table-cell>
          <table:table-cell table:style-name="ce17" table:formula="of:=[.N27]" office:value-type="float" office:value="87.8465" calcext:value-type="float">
            <text:p>87.8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Time-to-live</text:p>
          </table:table-cell>
          <table:table-cell table:style-name="ce17" table:formula="of:=[.D28]" office:value-type="float" office:value="88.7011" calcext:value-type="float">
            <text:p>88.7</text:p>
          </table:table-cell>
          <table:table-cell table:style-name="ce17" table:formula="of:=[.E28]" office:value-type="float" office:value="80.7011" calcext:value-type="float">
            <text:p>80.7</text:p>
          </table:table-cell>
          <table:table-cell table:style-name="ce17" table:formula="of:=[.F28]" office:value-type="float" office:value="121.347766666667" calcext:value-type="float">
            <text:p>121.3</text:p>
          </table:table-cell>
          <table:table-cell table:style-name="ce17" table:formula="of:=[.G28]" office:value-type="float" office:value="156.781766666667" calcext:value-type="float">
            <text:p>156.8</text:p>
          </table:table-cell>
          <table:table-cell table:style-name="ce17" table:formula="of:=[.H28]" office:value-type="float" office:value="118.032233333333" calcext:value-type="float">
            <text:p>118.0</text:p>
          </table:table-cell>
          <table:table-cell table:style-name="ce17" table:formula="of:=[.I28]" office:value-type="float" office:value="93.5087666666667" calcext:value-type="float">
            <text:p>93.5</text:p>
          </table:table-cell>
          <table:table-cell table:style-name="ce17" table:formula="of:=[.J28]" office:value-type="float" office:value="92.4503" calcext:value-type="float">
            <text:p>92.5</text:p>
          </table:table-cell>
          <table:table-cell table:style-name="ce17" table:formula="of:=[.K28]" office:value-type="float" office:value="71.0254666666667" calcext:value-type="float">
            <text:p>71.0</text:p>
          </table:table-cell>
          <table:table-cell table:style-name="ce17" table:formula="of:=[.L28]" office:value-type="float" office:value="97.1380666666667" calcext:value-type="float">
            <text:p>97.1</text:p>
          </table:table-cell>
          <table:table-cell table:style-name="ce17" table:formula="of:=[.M28]" office:value-type="float" office:value="110.0129" calcext:value-type="float">
            <text:p>110.0</text:p>
          </table:table-cell>
          <table:table-cell table:style-name="ce17" table:formula="of:=[.N28]" office:value-type="float" office:value="86.7695" calcext:value-type="float">
            <text:p>86.8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7"/>
          <table:table-cell table:style-name="ce9" office:value-type="string" calcext:value-type="string">
            <text:p>Message-size</text:p>
          </table:table-cell>
          <table:table-cell table:style-name="ce17" table:formula="of:=[.D29]" office:value-type="float" office:value="116.348866666667" calcext:value-type="float">
            <text:p>116.3</text:p>
          </table:table-cell>
          <table:table-cell table:style-name="ce17" table:formula="of:=[.E29]" office:value-type="float" office:value="101.381833333333" calcext:value-type="float">
            <text:p>101.4</text:p>
          </table:table-cell>
          <table:table-cell table:style-name="ce17" table:formula="of:=[.F29]" office:value-type="float" office:value="144.796933333333" calcext:value-type="float">
            <text:p>144.8</text:p>
          </table:table-cell>
          <table:table-cell table:style-name="ce17" table:formula="of:=[.G29]" office:value-type="float" office:value="176.097233333333" calcext:value-type="float">
            <text:p>176.1</text:p>
          </table:table-cell>
          <table:table-cell table:style-name="ce17" table:formula="of:=[.H29]" office:value-type="float" office:value="192.0486" calcext:value-type="float">
            <text:p>192.0</text:p>
          </table:table-cell>
          <table:table-cell table:style-name="ce17" table:formula="of:=[.I29]" office:value-type="float" office:value="249.273833333333" calcext:value-type="float">
            <text:p>249.3</text:p>
          </table:table-cell>
          <table:table-cell table:style-name="ce17" table:formula="of:=[.J29]" office:value-type="float" office:value="129.882833333333" calcext:value-type="float">
            <text:p>129.9</text:p>
          </table:table-cell>
          <table:table-cell table:style-name="ce17" table:formula="of:=[.K29]" office:value-type="float" office:value="107.86" calcext:value-type="float">
            <text:p>107.9</text:p>
          </table:table-cell>
          <table:table-cell table:style-name="ce17" table:formula="of:=[.L29]" office:value-type="float" office:value="154.119366666667" calcext:value-type="float">
            <text:p>154.1</text:p>
          </table:table-cell>
          <table:table-cell table:style-name="ce17" table:formula="of:=[.M29]" office:value-type="float" office:value="134.973333333333" calcext:value-type="float">
            <text:p>135.0</text:p>
          </table:table-cell>
          <table:table-cell table:style-name="ce17" table:formula="of:=[.N29]" office:value-type="float" office:value="103.1819" calcext:value-type="float">
            <text:p>103.2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table-cell table:style-name="ce5" office:value-type="string" calcext:value-type="string" table:number-columns-spanned="1" table:number-rows-spanned="5">
            <text:p>Descending</text:p>
          </table:table-cell>
          <table:table-cell table:style-name="ce9" office:value-type="string" calcext:value-type="string">
            <text:p>Arrival-time</text:p>
          </table:table-cell>
          <table:table-cell table:style-name="ce17" table:formula="of:=[.D30]" office:value-type="float" office:value="101.812333333333" calcext:value-type="float">
            <text:p>101.8</text:p>
          </table:table-cell>
          <table:table-cell table:style-name="ce17" table:formula="of:=[.E30]" office:value-type="float" office:value="82.2885" calcext:value-type="float">
            <text:p>82.3</text:p>
          </table:table-cell>
          <table:table-cell table:style-name="ce17" table:formula="of:=[.F30]" office:value-type="float" office:value="118.445166666667" calcext:value-type="float">
            <text:p>118.4</text:p>
          </table:table-cell>
          <table:table-cell table:style-name="ce17" table:formula="of:=[.G30]" office:value-type="float" office:value="173.6811" calcext:value-type="float">
            <text:p>173.7</text:p>
          </table:table-cell>
          <table:table-cell table:style-name="ce17" table:formula="of:=[.H30]" office:value-type="float" office:value="165.693466666667" calcext:value-type="float">
            <text:p>165.7</text:p>
          </table:table-cell>
          <table:table-cell table:style-name="ce17" table:formula="of:=[.I30]" office:value-type="float" office:value="102.7481" calcext:value-type="float">
            <text:p>102.7</text:p>
          </table:table-cell>
          <table:table-cell table:style-name="ce17" table:formula="of:=[.J30]" office:value-type="float" office:value="116.324433333333" calcext:value-type="float">
            <text:p>116.3</text:p>
          </table:table-cell>
          <table:table-cell table:style-name="ce17" table:formula="of:=[.K30]" office:value-type="float" office:value="110.372966666667" calcext:value-type="float">
            <text:p>110.4</text:p>
          </table:table-cell>
          <table:table-cell table:style-name="ce17" table:formula="of:=[.L30]" office:value-type="float" office:value="141.053" calcext:value-type="float">
            <text:p>141.1</text:p>
          </table:table-cell>
          <table:table-cell table:style-name="ce17" table:formula="of:=[.M30]" office:value-type="float" office:value="134.978" calcext:value-type="float">
            <text:p>135.0</text:p>
          </table:table-cell>
          <table:table-cell table:style-name="ce17" table:formula="of:=[.N30]" office:value-type="float" office:value="92.3124666666667" calcext:value-type="float">
            <text:p>92.3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Replications</text:p>
          </table:table-cell>
          <table:table-cell table:style-name="ce17" table:formula="of:=[.D31]" office:value-type="float" office:value="113.635633333333" calcext:value-type="float">
            <text:p>113.6</text:p>
          </table:table-cell>
          <table:table-cell table:style-name="ce17" table:formula="of:=[.E31]" office:value-type="float" office:value="99.2985666666667" calcext:value-type="float">
            <text:p>99.3</text:p>
          </table:table-cell>
          <table:table-cell table:style-name="ce17" table:formula="of:=[.F31]" office:value-type="float" office:value="127.515333333333" calcext:value-type="float">
            <text:p>127.5</text:p>
          </table:table-cell>
          <table:table-cell table:style-name="ce17" table:formula="of:=[.G31]" office:value-type="float" office:value="181.403" calcext:value-type="float">
            <text:p>181.4</text:p>
          </table:table-cell>
          <table:table-cell table:style-name="ce17" table:formula="of:=[.H31]" office:value-type="float" office:value="141.099133333333" calcext:value-type="float">
            <text:p>141.1</text:p>
          </table:table-cell>
          <table:table-cell table:style-name="ce17" table:formula="of:=[.I31]" office:value-type="float" office:value="90.3593" calcext:value-type="float">
            <text:p>90.4</text:p>
          </table:table-cell>
          <table:table-cell table:style-name="ce17" table:formula="of:=[.J31]" office:value-type="float" office:value="111.147966666667" calcext:value-type="float">
            <text:p>111.1</text:p>
          </table:table-cell>
          <table:table-cell table:style-name="ce17" table:formula="of:=[.K31]" office:value-type="float" office:value="109.0875" calcext:value-type="float">
            <text:p>109.1</text:p>
          </table:table-cell>
          <table:table-cell table:style-name="ce17" table:formula="of:=[.L31]" office:value-type="float" office:value="97.4826333333333" calcext:value-type="float">
            <text:p>97.5</text:p>
          </table:table-cell>
          <table:table-cell table:style-name="ce17" table:formula="of:=[.M31]" office:value-type="float" office:value="137.820133333333" calcext:value-type="float">
            <text:p>137.8</text:p>
          </table:table-cell>
          <table:table-cell table:style-name="ce17" table:formula="of:=[.N31]" office:value-type="float" office:value="97.3136" calcext:value-type="float">
            <text:p>97.3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Relayed-nodes</text:p>
          </table:table-cell>
          <table:table-cell table:style-name="ce17" table:formula="of:=[.D32]" office:value-type="float" office:value="104.455933333333" calcext:value-type="float">
            <text:p>104.5</text:p>
          </table:table-cell>
          <table:table-cell table:style-name="ce17" table:formula="of:=[.E32]" office:value-type="float" office:value="92.9434333333333" calcext:value-type="float">
            <text:p>92.9</text:p>
          </table:table-cell>
          <table:table-cell table:style-name="ce17" table:formula="of:=[.F32]" office:value-type="float" office:value="141.380033333333" calcext:value-type="float">
            <text:p>141.4</text:p>
          </table:table-cell>
          <table:table-cell table:style-name="ce17" table:formula="of:=[.G32]" office:value-type="float" office:value="166.652033333333" calcext:value-type="float">
            <text:p>166.7</text:p>
          </table:table-cell>
          <table:table-cell table:style-name="ce17" table:formula="of:=[.H32]" office:value-type="float" office:value="147.530133333333" calcext:value-type="float">
            <text:p>147.5</text:p>
          </table:table-cell>
          <table:table-cell table:style-name="ce17" table:formula="of:=[.I32]" office:value-type="float" office:value="116.9518" calcext:value-type="float">
            <text:p>117.0</text:p>
          </table:table-cell>
          <table:table-cell table:style-name="ce17" table:formula="of:=[.J32]" office:value-type="float" office:value="113.725733333333" calcext:value-type="float">
            <text:p>113.7</text:p>
          </table:table-cell>
          <table:table-cell table:style-name="ce17" table:formula="of:=[.K32]" office:value-type="float" office:value="77.7156" calcext:value-type="float">
            <text:p>77.7</text:p>
          </table:table-cell>
          <table:table-cell table:style-name="ce17" table:formula="of:=[.L32]" office:value-type="float" office:value="108.503833333333" calcext:value-type="float">
            <text:p>108.5</text:p>
          </table:table-cell>
          <table:table-cell table:style-name="ce17" table:formula="of:=[.M32]" office:value-type="float" office:value="156.989933333333" calcext:value-type="float">
            <text:p>157.0</text:p>
          </table:table-cell>
          <table:table-cell table:style-name="ce17" table:formula="of:=[.N32]" office:value-type="float" office:value="88.8340666666667" calcext:value-type="float">
            <text:p>88.8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Time-to-live</text:p>
          </table:table-cell>
          <table:table-cell table:style-name="ce17" table:formula="of:=[.D33]" office:value-type="float" office:value="80.1280333333333" calcext:value-type="float">
            <text:p>80.1</text:p>
          </table:table-cell>
          <table:table-cell table:style-name="ce17" table:formula="of:=[.E33]" office:value-type="float" office:value="59.7566" calcext:value-type="float">
            <text:p>59.8</text:p>
          </table:table-cell>
          <table:table-cell table:style-name="ce17" table:formula="of:=[.F33]" office:value-type="float" office:value="101.494033333333" calcext:value-type="float">
            <text:p>101.5</text:p>
          </table:table-cell>
          <table:table-cell table:style-name="ce17" table:formula="of:=[.G33]" office:value-type="float" office:value="150.402766666667" calcext:value-type="float">
            <text:p>150.4</text:p>
          </table:table-cell>
          <table:table-cell table:style-name="ce17" table:formula="of:=[.H33]" office:value-type="float" office:value="157.556666666667" calcext:value-type="float">
            <text:p>157.6</text:p>
          </table:table-cell>
          <table:table-cell table:style-name="ce17" table:formula="of:=[.I33]" office:value-type="float" office:value="120.733066666667" calcext:value-type="float">
            <text:p>120.7</text:p>
          </table:table-cell>
          <table:table-cell table:style-name="ce17" table:formula="of:=[.J33]" office:value-type="float" office:value="123.904466666667" calcext:value-type="float">
            <text:p>123.9</text:p>
          </table:table-cell>
          <table:table-cell table:style-name="ce17" table:formula="of:=[.K33]" office:value-type="float" office:value="139.134633333333" calcext:value-type="float">
            <text:p>139.1</text:p>
          </table:table-cell>
          <table:table-cell table:style-name="ce17" table:formula="of:=[.L33]" office:value-type="float" office:value="144.8077" calcext:value-type="float">
            <text:p>144.8</text:p>
          </table:table-cell>
          <table:table-cell table:style-name="ce17" table:formula="of:=[.M33]" office:value-type="float" office:value="119.2072" calcext:value-type="float">
            <text:p>119.2</text:p>
          </table:table-cell>
          <table:table-cell table:style-name="ce17" table:formula="of:=[.N33]" office:value-type="float" office:value="86.4793" calcext:value-type="float">
            <text:p>86.5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7"/>
          <table:table-cell table:style-name="ce9" office:value-type="string" calcext:value-type="string">
            <text:p>Message-size</text:p>
          </table:table-cell>
          <table:table-cell table:style-name="ce17" table:formula="of:=[.D34]" office:value-type="float" office:value="38.2841333333333" calcext:value-type="float">
            <text:p>38.3</text:p>
          </table:table-cell>
          <table:table-cell table:style-name="ce17" table:formula="of:=[.E34]" office:value-type="float" office:value="33.4359" calcext:value-type="float">
            <text:p>33.4</text:p>
          </table:table-cell>
          <table:table-cell table:style-name="ce17" table:formula="of:=[.F34]" office:value-type="float" office:value="52.8534" calcext:value-type="float">
            <text:p>52.9</text:p>
          </table:table-cell>
          <table:table-cell table:style-name="ce17" table:formula="of:=[.G34]" office:value-type="float" office:value="68.2083333333333" calcext:value-type="float">
            <text:p>68.2</text:p>
          </table:table-cell>
          <table:table-cell table:style-name="ce17" table:formula="of:=[.H34]" office:value-type="float" office:value="100.662066666667" calcext:value-type="float">
            <text:p>100.7</text:p>
          </table:table-cell>
          <table:table-cell table:style-name="ce17" table:formula="of:=[.I34]" office:value-type="float" office:value="52.1778666666667" calcext:value-type="float">
            <text:p>52.2</text:p>
          </table:table-cell>
          <table:table-cell table:style-name="ce17" table:formula="of:=[.J34]" office:value-type="float" office:value="44.4245666666667" calcext:value-type="float">
            <text:p>44.4</text:p>
          </table:table-cell>
          <table:table-cell table:style-name="ce17" table:formula="of:=[.K34]" office:value-type="float" office:value="35.4857" calcext:value-type="float">
            <text:p>35.5</text:p>
          </table:table-cell>
          <table:table-cell table:style-name="ce17" table:formula="of:=[.L34]" office:value-type="float" office:value="59.6027666666667" calcext:value-type="float">
            <text:p>59.6</text:p>
          </table:table-cell>
          <table:table-cell table:style-name="ce17" table:formula="of:=[.M34]" office:value-type="float" office:value="72.8072" calcext:value-type="float">
            <text:p>72.8</text:p>
          </table:table-cell>
          <table:table-cell table:style-name="ce17" table:formula="of:=[.N34]" office:value-type="float" office:value="108.0489" calcext:value-type="float">
            <text:p>108.0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 table:number-rows-repeated="4">
          <table:table-cell table:style-name="Default" table:number-columns-repeated="14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10" office:value-type="string" calcext:value-type="string" table:number-columns-spanned="11" table:number-rows-spanned="1">
            <text:p>Drop Policy</text:p>
          </table:table-cell>
          <table:covered-table-cell table:style-name="ce4"/>
          <table:covered-table-cell table:number-columns-repeated="4" table:style-name="ce23"/>
          <table:covered-table-cell table:number-columns-repeated="5" table:style-name="ce24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2" table:number-columns-repeated="3"/>
          <table:table-cell table:style-name="ce4" office:value-type="string" calcext:value-type="string">
            <text:p>X</text:p>
          </table:table-cell>
          <table:table-cell table:style-name="ce4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23"/>
          <table:table-cell table:style-name="ce4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23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8"/>
          <table:table-cell table:style-name="ce11" office:value-type="string" calcext:value-type="string" table:number-columns-spanned="1" table:number-rows-spanned="8">
            <text:p><text:s text:c="2"/>Random</text:p>
          </table:table-cell>
          <table:table-cell table:style-name="ce20" office:value-type="string" calcext:value-type="string" table:number-columns-spanned="1" table:number-rows-spanned="8">
            <text:p><text:s text:c="2"/>Arrival-time</text:p>
          </table:table-cell>
          <table:table-cell table:style-name="ce20" office:value-type="string" calcext:value-type="string" table:number-columns-spanned="1" table:number-rows-spanned="8">
            <text:p><text:s text:c="2"/>Replications</text:p>
          </table:table-cell>
          <table:table-cell table:style-name="ce20" office:value-type="string" calcext:value-type="string" table:number-columns-spanned="1" table:number-rows-spanned="8">
            <text:p><text:s text:c="2"/>Relayed-nodes</text:p>
          </table:table-cell>
          <table:table-cell table:style-name="ce20" office:value-type="string" calcext:value-type="string" table:number-columns-spanned="1" table:number-rows-spanned="8">
            <text:p><text:s text:c="2"/>Time-to-live</text:p>
          </table:table-cell>
          <table:table-cell table:style-name="ce20" office:value-type="string" calcext:value-type="string" table:number-columns-spanned="1" table:number-rows-spanned="8">
            <text:p><text:s text:c="2"/>Message-size</text:p>
          </table:table-cell>
          <table:table-cell table:style-name="ce20" office:value-type="string" calcext:value-type="string" table:number-columns-spanned="1" table:number-rows-spanned="8">
            <text:p><text:s text:c="2"/>Arrival-time</text:p>
          </table:table-cell>
          <table:table-cell table:style-name="ce20" office:value-type="string" calcext:value-type="string" table:number-columns-spanned="1" table:number-rows-spanned="8">
            <text:p><text:s text:c="2"/>Replications</text:p>
          </table:table-cell>
          <table:table-cell table:style-name="ce20" office:value-type="string" calcext:value-type="string" table:number-columns-spanned="1" table:number-rows-spanned="8">
            <text:p><text:s text:c="2"/>Relayed-nodes</text:p>
          </table:table-cell>
          <table:table-cell table:style-name="ce20" office:value-type="string" calcext:value-type="string" table:number-columns-spanned="1" table:number-rows-spanned="8">
            <text:p><text:s text:c="2"/>Time-to-live</text:p>
          </table:table-cell>
          <table:table-cell table:style-name="ce20" office:value-type="string" calcext:value-type="string" table:number-columns-spanned="1" table:number-rows-spanned="8">
            <text:p><text:s text:c="2"/>Message-size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8"/>
          <table:covered-table-cell/>
          <table:covered-table-cell table:number-columns-repeated="10" table:style-name="ce21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8"/>
          <table:covered-table-cell/>
          <table:covered-table-cell table:number-columns-repeated="10" table:style-name="ce21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8"/>
          <table:covered-table-cell/>
          <table:covered-table-cell table:number-columns-repeated="10" table:style-name="ce21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8"/>
          <table:covered-table-cell/>
          <table:covered-table-cell table:number-columns-repeated="10" table:style-name="ce21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8"/>
          <table:covered-table-cell/>
          <table:covered-table-cell table:number-columns-repeated="10" table:style-name="ce21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8"/>
          <table:covered-table-cell/>
          <table:covered-table-cell table:number-columns-repeated="10" table:style-name="ce21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2"/>
          <table:table-cell table:style-name="ce8"/>
          <table:covered-table-cell/>
          <table:covered-table-cell table:number-columns-repeated="10" table:style-name="ce21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4" office:value-type="string" calcext:value-type="string" table:number-columns-spanned="3" table:number-rows-spanned="1">
            <text:p>Metric</text:p>
          </table:table-cell>
          <table:covered-table-cell table:number-columns-repeated="2"/>
          <table:table-cell table:style-name="ce10" office:value-type="string" calcext:value-type="string" table:number-columns-spanned="11" table:number-rows-spanned="1">
            <text:p>Average Delay (minutes, less is better)</text:p>
          </table:table-cell>
          <table:covered-table-cell table:number-columns-repeated="10" table:style-name="Default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5" office:value-type="string" calcext:value-type="string" table:number-columns-spanned="1" table:number-rows-spanned="11">
            <text:p>Queue Policy</text:p>
          </table:table-cell>
          <table:table-cell table:style-name="ce5" office:value-type="string" calcext:value-type="string">
            <text:p>X</text:p>
          </table:table-cell>
          <table:table-cell table:style-name="ce9" office:value-type="string" calcext:value-type="string">
            <text:p>Random</text:p>
          </table:table-cell>
          <table:table-cell table:style-name="ce18" table:formula="of:=[.D36]" office:value-type="float" office:value="71.320995" calcext:value-type="float">
            <text:p>71.3</text:p>
          </table:table-cell>
          <table:table-cell table:style-name="ce18" table:formula="of:=[.E36]" office:value-type="float" office:value="68.1873672222333" calcext:value-type="float">
            <text:p>68.2</text:p>
          </table:table-cell>
          <table:table-cell table:style-name="ce18" table:formula="of:=[.F36]" office:value-type="float" office:value="75.4231327777667" calcext:value-type="float">
            <text:p>75.4</text:p>
          </table:table-cell>
          <table:table-cell table:style-name="ce18" table:formula="of:=[.G36]" office:value-type="float" office:value="57.9008105555667" calcext:value-type="float">
            <text:p>57.9</text:p>
          </table:table-cell>
          <table:table-cell table:style-name="ce18" table:formula="of:=[.H36]" office:value-type="float" office:value="58.37099" calcext:value-type="float">
            <text:p>58.4</text:p>
          </table:table-cell>
          <table:table-cell table:style-name="ce18" table:formula="of:=[.I36]" office:value-type="float" office:value="59.2313694444667" calcext:value-type="float">
            <text:p>59.2</text:p>
          </table:table-cell>
          <table:table-cell table:style-name="ce18" table:formula="of:=[.J36]" office:value-type="float" office:value="79.556688889" calcext:value-type="float">
            <text:p>79.6</text:p>
          </table:table-cell>
          <table:table-cell table:style-name="ce18" table:formula="of:=[.K36]" office:value-type="float" office:value="72.5647738889" calcext:value-type="float">
            <text:p>72.6</text:p>
          </table:table-cell>
          <table:table-cell table:style-name="ce18" table:formula="of:=[.L36]" office:value-type="float" office:value="85.7033127777667" calcext:value-type="float">
            <text:p>85.7</text:p>
          </table:table-cell>
          <table:table-cell table:style-name="ce18" table:formula="of:=[.M36]" office:value-type="float" office:value="67.6386833333333" calcext:value-type="float">
            <text:p>67.6</text:p>
          </table:table-cell>
          <table:table-cell table:style-name="ce18" table:formula="of:=[.N36]" office:value-type="float" office:value="72.8527211111" calcext:value-type="float">
            <text:p>72.9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table-cell table:style-name="ce5" office:value-type="string" calcext:value-type="string" table:number-columns-spanned="1" table:number-rows-spanned="5">
            <text:p><text:s/>Ascending</text:p>
          </table:table-cell>
          <table:table-cell table:style-name="ce9" office:value-type="string" calcext:value-type="string">
            <text:p>Arrival-time</text:p>
          </table:table-cell>
          <table:table-cell table:style-name="ce18" table:formula="of:=[.D37]" office:value-type="float" office:value="79.5526594444333" calcext:value-type="float">
            <text:p>79.6</text:p>
          </table:table-cell>
          <table:table-cell table:style-name="ce18" table:formula="of:=[.E37]" office:value-type="float" office:value="78.6341511111" calcext:value-type="float">
            <text:p>78.6</text:p>
          </table:table-cell>
          <table:table-cell table:style-name="ce18" table:formula="of:=[.F37]" office:value-type="float" office:value="80.4877416666333" calcext:value-type="float">
            <text:p>80.5</text:p>
          </table:table-cell>
          <table:table-cell table:style-name="ce18" table:formula="of:=[.G37]" office:value-type="float" office:value="58.3256644444333" calcext:value-type="float">
            <text:p>58.3</text:p>
          </table:table-cell>
          <table:table-cell table:style-name="ce18" table:formula="of:=[.H37]" office:value-type="float" office:value="72.6398411111333" calcext:value-type="float">
            <text:p>72.6</text:p>
          </table:table-cell>
          <table:table-cell table:style-name="ce18" table:formula="of:=[.I37]" office:value-type="float" office:value="67.1759705555667" calcext:value-type="float">
            <text:p>67.2</text:p>
          </table:table-cell>
          <table:table-cell table:style-name="ce18" table:formula="of:=[.J37]" office:value-type="float" office:value="85.5528022222333" calcext:value-type="float">
            <text:p>85.6</text:p>
          </table:table-cell>
          <table:table-cell table:style-name="ce18" table:formula="of:=[.K37]" office:value-type="float" office:value="81.7447711111" calcext:value-type="float">
            <text:p>81.7</text:p>
          </table:table-cell>
          <table:table-cell table:style-name="ce18" table:formula="of:=[.L37]" office:value-type="float" office:value="107.2089866669" calcext:value-type="float">
            <text:p>107.2</text:p>
          </table:table-cell>
          <table:table-cell table:style-name="ce18" table:formula="of:=[.M37]" office:value-type="float" office:value="70.147973889" calcext:value-type="float">
            <text:p>70.1</text:p>
          </table:table-cell>
          <table:table-cell table:style-name="ce18" table:formula="of:=[.N37]" office:value-type="float" office:value="86.5780488889" calcext:value-type="float">
            <text:p>86.6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Replications</text:p>
          </table:table-cell>
          <table:table-cell table:style-name="ce18" table:formula="of:=[.D38]" office:value-type="float" office:value="54.4754594444333" calcext:value-type="float">
            <text:p>54.5</text:p>
          </table:table-cell>
          <table:table-cell table:style-name="ce18" table:formula="of:=[.E38]" office:value-type="float" office:value="52.5499844444333" calcext:value-type="float">
            <text:p>52.5</text:p>
          </table:table-cell>
          <table:table-cell table:style-name="ce18" table:formula="of:=[.F38]" office:value-type="float" office:value="64.6856477777667" calcext:value-type="float">
            <text:p>64.7</text:p>
          </table:table-cell>
          <table:table-cell table:style-name="ce18" table:formula="of:=[.G38]" office:value-type="float" office:value="47.5605405555667" calcext:value-type="float">
            <text:p>47.6</text:p>
          </table:table-cell>
          <table:table-cell table:style-name="ce18" table:formula="of:=[.H38]" office:value-type="float" office:value="44.2802161111" calcext:value-type="float">
            <text:p>44.3</text:p>
          </table:table-cell>
          <table:table-cell table:style-name="ce18" table:formula="of:=[.I38]" office:value-type="float" office:value="51.0896016666667" calcext:value-type="float">
            <text:p>51.1</text:p>
          </table:table-cell>
          <table:table-cell table:style-name="ce18" table:formula="of:=[.J38]" office:value-type="float" office:value="65.216695" calcext:value-type="float">
            <text:p>65.2</text:p>
          </table:table-cell>
          <table:table-cell table:style-name="ce18" table:formula="of:=[.K38]" office:value-type="float" office:value="54.7611699999667" calcext:value-type="float">
            <text:p>54.8</text:p>
          </table:table-cell>
          <table:table-cell table:style-name="ce18" table:formula="of:=[.L38]" office:value-type="float" office:value="66.7706016665333" calcext:value-type="float">
            <text:p>66.8</text:p>
          </table:table-cell>
          <table:table-cell table:style-name="ce18" table:formula="of:=[.M38]" office:value-type="float" office:value="53.9898527777667" calcext:value-type="float">
            <text:p>54.0</text:p>
          </table:table-cell>
          <table:table-cell table:style-name="ce18" table:formula="of:=[.N38]" office:value-type="float" office:value="51.2934161111" calcext:value-type="float">
            <text:p>51.3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Relayed-nodes</text:p>
          </table:table-cell>
          <table:table-cell table:style-name="ce18" table:formula="of:=[.D39]" office:value-type="float" office:value="50.9326961111" calcext:value-type="float">
            <text:p>50.9</text:p>
          </table:table-cell>
          <table:table-cell table:style-name="ce18" table:formula="of:=[.E39]" office:value-type="float" office:value="43.3919672222" calcext:value-type="float">
            <text:p>43.4</text:p>
          </table:table-cell>
          <table:table-cell table:style-name="ce18" table:formula="of:=[.F39]" office:value-type="float" office:value="74.5285177779" calcext:value-type="float">
            <text:p>74.5</text:p>
          </table:table-cell>
          <table:table-cell table:style-name="ce18" table:formula="of:=[.G39]" office:value-type="float" office:value="50.20101" calcext:value-type="float">
            <text:p>50.2</text:p>
          </table:table-cell>
          <table:table-cell table:style-name="ce18" table:formula="of:=[.H39]" office:value-type="float" office:value="43.5636372222333" calcext:value-type="float">
            <text:p>43.6</text:p>
          </table:table-cell>
          <table:table-cell table:style-name="ce18" table:formula="of:=[.I39]" office:value-type="float" office:value="51.804695" calcext:value-type="float">
            <text:p>51.8</text:p>
          </table:table-cell>
          <table:table-cell table:style-name="ce18" table:formula="of:=[.J39]" office:value-type="float" office:value="65.1287244444667" calcext:value-type="float">
            <text:p>65.1</text:p>
          </table:table-cell>
          <table:table-cell table:style-name="ce18" table:formula="of:=[.K39]" office:value-type="float" office:value="49.6210083333333" calcext:value-type="float">
            <text:p>49.6</text:p>
          </table:table-cell>
          <table:table-cell table:style-name="ce18" table:formula="of:=[.L39]" office:value-type="float" office:value="81.70276" calcext:value-type="float">
            <text:p>81.7</text:p>
          </table:table-cell>
          <table:table-cell table:style-name="ce18" table:formula="of:=[.M39]" office:value-type="float" office:value="58.7491461111333" calcext:value-type="float">
            <text:p>58.7</text:p>
          </table:table-cell>
          <table:table-cell table:style-name="ce18" table:formula="of:=[.N39]" office:value-type="float" office:value="48.674785" calcext:value-type="float">
            <text:p>48.7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Time-to-live</text:p>
          </table:table-cell>
          <table:table-cell table:style-name="ce18" table:formula="of:=[.D40]" office:value-type="float" office:value="79.6381838889" calcext:value-type="float">
            <text:p>79.6</text:p>
          </table:table-cell>
          <table:table-cell table:style-name="ce18" table:formula="of:=[.E40]" office:value-type="float" office:value="76.1137238888667" calcext:value-type="float">
            <text:p>76.1</text:p>
          </table:table-cell>
          <table:table-cell table:style-name="ce18" table:formula="of:=[.F40]" office:value-type="float" office:value="72.0181783333333" calcext:value-type="float">
            <text:p>72.0</text:p>
          </table:table-cell>
          <table:table-cell table:style-name="ce18" table:formula="of:=[.G40]" office:value-type="float" office:value="62.2520966666667" calcext:value-type="float">
            <text:p>62.3</text:p>
          </table:table-cell>
          <table:table-cell table:style-name="ce18" table:formula="of:=[.H40]" office:value-type="float" office:value="93.3375927779" calcext:value-type="float">
            <text:p>93.3</text:p>
          </table:table-cell>
          <table:table-cell table:style-name="ce18" table:formula="of:=[.I40]" office:value-type="float" office:value="66.4392855555667" calcext:value-type="float">
            <text:p>66.4</text:p>
          </table:table-cell>
          <table:table-cell table:style-name="ce18" table:formula="of:=[.J40]" office:value-type="float" office:value="93.4684183332333" calcext:value-type="float">
            <text:p>93.5</text:p>
          </table:table-cell>
          <table:table-cell table:style-name="ce18" table:formula="of:=[.K40]" office:value-type="float" office:value="93.9087955556667" calcext:value-type="float">
            <text:p>93.9</text:p>
          </table:table-cell>
          <table:table-cell table:style-name="ce18" table:formula="of:=[.L40]" office:value-type="float" office:value="109.994739444667" calcext:value-type="float">
            <text:p>110.0</text:p>
          </table:table-cell>
          <table:table-cell table:style-name="ce18" table:formula="of:=[.M40]" office:value-type="float" office:value="70.1033466667667" calcext:value-type="float">
            <text:p>70.1</text:p>
          </table:table-cell>
          <table:table-cell table:style-name="ce18" table:formula="of:=[.N40]" office:value-type="float" office:value="91.4058927777667" calcext:value-type="float">
            <text:p>91.4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7"/>
          <table:table-cell table:style-name="ce9" office:value-type="string" calcext:value-type="string">
            <text:p>Message-size</text:p>
          </table:table-cell>
          <table:table-cell table:style-name="ce18" table:formula="of:=[.D41]" office:value-type="float" office:value="63.8637088889" calcext:value-type="float">
            <text:p>63.9</text:p>
          </table:table-cell>
          <table:table-cell table:style-name="ce18" table:formula="of:=[.E41]" office:value-type="float" office:value="61.3474316667" calcext:value-type="float">
            <text:p>61.3</text:p>
          </table:table-cell>
          <table:table-cell table:style-name="ce18" table:formula="of:=[.F41]" office:value-type="float" office:value="64.0802061111" calcext:value-type="float">
            <text:p>64.1</text:p>
          </table:table-cell>
          <table:table-cell table:style-name="ce18" table:formula="of:=[.G41]" office:value-type="float" office:value="53.2250722222333" calcext:value-type="float">
            <text:p>53.2</text:p>
          </table:table-cell>
          <table:table-cell table:style-name="ce18" table:formula="of:=[.H41]" office:value-type="float" office:value="57.8358038889" calcext:value-type="float">
            <text:p>57.8</text:p>
          </table:table-cell>
          <table:table-cell table:style-name="ce18" table:formula="of:=[.I41]" office:value-type="float" office:value="57.7566333333333" calcext:value-type="float">
            <text:p>57.8</text:p>
          </table:table-cell>
          <table:table-cell table:style-name="ce18" table:formula="of:=[.J41]" office:value-type="float" office:value="70.644433889" calcext:value-type="float">
            <text:p>70.6</text:p>
          </table:table-cell>
          <table:table-cell table:style-name="ce18" table:formula="of:=[.K41]" office:value-type="float" office:value="67.6006505555667" calcext:value-type="float">
            <text:p>67.6</text:p>
          </table:table-cell>
          <table:table-cell table:style-name="ce18" table:formula="of:=[.L41]" office:value-type="float" office:value="79.6430999999" calcext:value-type="float">
            <text:p>79.6</text:p>
          </table:table-cell>
          <table:table-cell table:style-name="ce18" table:formula="of:=[.M41]" office:value-type="float" office:value="57.5071694444667" calcext:value-type="float">
            <text:p>57.5</text:p>
          </table:table-cell>
          <table:table-cell table:style-name="ce18" table:formula="of:=[.N41]" office:value-type="float" office:value="58.0449155555667" calcext:value-type="float">
            <text:p>58.0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table-cell table:style-name="ce5" office:value-type="string" calcext:value-type="string" table:number-columns-spanned="1" table:number-rows-spanned="5">
            <text:p>Descending</text:p>
          </table:table-cell>
          <table:table-cell table:style-name="ce9" office:value-type="string" calcext:value-type="string">
            <text:p>Arrival-time</text:p>
          </table:table-cell>
          <table:table-cell table:style-name="ce18" table:formula="of:=[.D42]" office:value-type="float" office:value="48.4198433333333" calcext:value-type="float">
            <text:p>48.4</text:p>
          </table:table-cell>
          <table:table-cell table:style-name="ce18" table:formula="of:=[.E42]" office:value-type="float" office:value="41.162215" calcext:value-type="float">
            <text:p>41.2</text:p>
          </table:table-cell>
          <table:table-cell table:style-name="ce18" table:formula="of:=[.F42]" office:value-type="float" office:value="60.9035488889" calcext:value-type="float">
            <text:p>60.9</text:p>
          </table:table-cell>
          <table:table-cell table:style-name="ce18" table:formula="of:=[.G42]" office:value-type="float" office:value="47.0960283333333" calcext:value-type="float">
            <text:p>47.1</text:p>
          </table:table-cell>
          <table:table-cell table:style-name="ce18" table:formula="of:=[.H42]" office:value-type="float" office:value="37.4972672222" calcext:value-type="float">
            <text:p>37.5</text:p>
          </table:table-cell>
          <table:table-cell table:style-name="ce18" table:formula="of:=[.I42]" office:value-type="float" office:value="49.3659244444333" calcext:value-type="float">
            <text:p>49.4</text:p>
          </table:table-cell>
          <table:table-cell table:style-name="ce18" table:formula="of:=[.J42]" office:value-type="float" office:value="64.9327833333667" calcext:value-type="float">
            <text:p>64.9</text:p>
          </table:table-cell>
          <table:table-cell table:style-name="ce18" table:formula="of:=[.K42]" office:value-type="float" office:value="51.8570722222" calcext:value-type="float">
            <text:p>51.9</text:p>
          </table:table-cell>
          <table:table-cell table:style-name="ce18" table:formula="of:=[.L42]" office:value-type="float" office:value="64.5866316666667" calcext:value-type="float">
            <text:p>64.6</text:p>
          </table:table-cell>
          <table:table-cell table:style-name="ce18" table:formula="of:=[.M42]" office:value-type="float" office:value="51.3987911111333" calcext:value-type="float">
            <text:p>51.4</text:p>
          </table:table-cell>
          <table:table-cell table:style-name="ce18" table:formula="of:=[.N42]" office:value-type="float" office:value="48.7617955555333" calcext:value-type="float">
            <text:p>48.8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Replications</text:p>
          </table:table-cell>
          <table:table-cell table:style-name="ce18" table:formula="of:=[.D43]" office:value-type="float" office:value="77.3405283333333" calcext:value-type="float">
            <text:p>77.3</text:p>
          </table:table-cell>
          <table:table-cell table:style-name="ce18" table:formula="of:=[.E43]" office:value-type="float" office:value="68.4451944444667" calcext:value-type="float">
            <text:p>68.4</text:p>
          </table:table-cell>
          <table:table-cell table:style-name="ce18" table:formula="of:=[.F43]" office:value-type="float" office:value="80.2806394443333" calcext:value-type="float">
            <text:p>80.3</text:p>
          </table:table-cell>
          <table:table-cell table:style-name="ce18" table:formula="of:=[.G43]" office:value-type="float" office:value="60.0209677777667" calcext:value-type="float">
            <text:p>60.0</text:p>
          </table:table-cell>
          <table:table-cell table:style-name="ce18" table:formula="of:=[.H43]" office:value-type="float" office:value="68.1807827778" calcext:value-type="float">
            <text:p>68.2</text:p>
          </table:table-cell>
          <table:table-cell table:style-name="ce18" table:formula="of:=[.I43]" office:value-type="float" office:value="62.5442016667" calcext:value-type="float">
            <text:p>62.5</text:p>
          </table:table-cell>
          <table:table-cell table:style-name="ce18" table:formula="of:=[.J43]" office:value-type="float" office:value="86.7106377776667" calcext:value-type="float">
            <text:p>86.7</text:p>
          </table:table-cell>
          <table:table-cell table:style-name="ce18" table:formula="of:=[.K43]" office:value-type="float" office:value="81.9468044444333" calcext:value-type="float">
            <text:p>81.9</text:p>
          </table:table-cell>
          <table:table-cell table:style-name="ce18" table:formula="of:=[.L43]" office:value-type="float" office:value="100.762799444333" calcext:value-type="float">
            <text:p>100.8</text:p>
          </table:table-cell>
          <table:table-cell table:style-name="ce18" table:formula="of:=[.M43]" office:value-type="float" office:value="67.9503461111" calcext:value-type="float">
            <text:p>68.0</text:p>
          </table:table-cell>
          <table:table-cell table:style-name="ce18" table:formula="of:=[.N43]" office:value-type="float" office:value="83.3402411111" calcext:value-type="float">
            <text:p>83.3</text:p>
          </table:table-cell>
          <table:table-cell table:number-columns-repeated="1010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Relayed-nodes</text:p>
          </table:table-cell>
          <table:table-cell table:style-name="ce18" table:formula="of:=[.D44]" office:value-type="float" office:value="71.4104338889" calcext:value-type="float">
            <text:p>71.4</text:p>
          </table:table-cell>
          <table:table-cell table:style-name="ce18" table:formula="of:=[.E44]" office:value-type="float" office:value="70.9106172222333" calcext:value-type="float">
            <text:p>70.9</text:p>
          </table:table-cell>
          <table:table-cell table:style-name="ce18" table:formula="of:=[.F44]" office:value-type="float" office:value="71.9799716666667" calcext:value-type="float">
            <text:p>72.0</text:p>
          </table:table-cell>
          <table:table-cell table:style-name="ce18" table:formula="of:=[.G44]" office:value-type="float" office:value="61.3095344444333" calcext:value-type="float">
            <text:p>61.3</text:p>
          </table:table-cell>
          <table:table-cell table:style-name="ce18" table:formula="of:=[.H44]" office:value-type="float" office:value="73.5768211111" calcext:value-type="float">
            <text:p>73.6</text:p>
          </table:table-cell>
          <table:table-cell table:style-name="ce18" table:formula="of:=[.I44]" office:value-type="float" office:value="65.7236855555667" calcext:value-type="float">
            <text:p>65.7</text:p>
          </table:table-cell>
          <table:table-cell table:style-name="ce18" table:formula="of:=[.J44]" office:value-type="float" office:value="84.6259644445667" calcext:value-type="float">
            <text:p>84.6</text:p>
          </table:table-cell>
          <table:table-cell table:style-name="ce18" table:formula="of:=[.K44]" office:value-type="float" office:value="88.440185" calcext:value-type="float">
            <text:p>88.4</text:p>
          </table:table-cell>
          <table:table-cell table:style-name="ce18" table:formula="of:=[.L44]" office:value-type="float" office:value="99.671941111" calcext:value-type="float">
            <text:p>99.7</text:p>
          </table:table-cell>
          <table:table-cell table:style-name="ce18" table:formula="of:=[.M44]" office:value-type="float" office:value="62.4508866666667" calcext:value-type="float">
            <text:p>62.5</text:p>
          </table:table-cell>
          <table:table-cell table:style-name="ce18" table:formula="of:=[.N44]" office:value-type="float" office:value="84.1563416666667" calcext:value-type="float">
            <text:p>84.2</text:p>
          </table:table-cell>
          <table:table-cell table:number-columns-repeated="1010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Time-to-live</text:p>
          </table:table-cell>
          <table:table-cell table:style-name="ce18" table:formula="of:=[.D45]" office:value-type="float" office:value="36.0141033333333" calcext:value-type="float">
            <text:p>36.0</text:p>
          </table:table-cell>
          <table:table-cell table:style-name="ce18" table:formula="of:=[.E45]" office:value-type="float" office:value="33.5371338889" calcext:value-type="float">
            <text:p>33.5</text:p>
          </table:table-cell>
          <table:table-cell table:style-name="ce18" table:formula="of:=[.F45]" office:value-type="float" office:value="52.5994594444333" calcext:value-type="float">
            <text:p>52.6</text:p>
          </table:table-cell>
          <table:table-cell table:style-name="ce18" table:formula="of:=[.G45]" office:value-type="float" office:value="39.7938161111" calcext:value-type="float">
            <text:p>39.8</text:p>
          </table:table-cell>
          <table:table-cell table:style-name="ce18" table:formula="of:=[.H45]" office:value-type="float" office:value="30.7183677778" calcext:value-type="float">
            <text:p>30.7</text:p>
          </table:table-cell>
          <table:table-cell table:style-name="ce18" table:formula="of:=[.I45]" office:value-type="float" office:value="44.8795616666667" calcext:value-type="float">
            <text:p>44.9</text:p>
          </table:table-cell>
          <table:table-cell table:style-name="ce18" table:formula="of:=[.J45]" office:value-type="float" office:value="55.0292422222333" calcext:value-type="float">
            <text:p>55.0</text:p>
          </table:table-cell>
          <table:table-cell table:style-name="ce18" table:formula="of:=[.K45]" office:value-type="float" office:value="43.0225888888667" calcext:value-type="float">
            <text:p>43.0</text:p>
          </table:table-cell>
          <table:table-cell table:style-name="ce18" table:formula="of:=[.L45]" office:value-type="float" office:value="58.5137511111333" calcext:value-type="float">
            <text:p>58.5</text:p>
          </table:table-cell>
          <table:table-cell table:style-name="ce18" table:formula="of:=[.M45]" office:value-type="float" office:value="46.8417572222333" calcext:value-type="float">
            <text:p>46.8</text:p>
          </table:table-cell>
          <table:table-cell table:style-name="ce18" table:formula="of:=[.N45]" office:value-type="float" office:value="40.7929183333333" calcext:value-type="float">
            <text:p>40.8</text:p>
          </table:table-cell>
          <table:table-cell table:number-columns-repeated="1010"/>
        </table:table-row>
        <table:table-row table:style-name="ro1">
          <table:covered-table-cell table:style-name="Default"/>
          <table:covered-table-cell table:style-name="ce7"/>
          <table:table-cell table:style-name="ce9" office:value-type="string" calcext:value-type="string">
            <text:p>Message-size</text:p>
          </table:table-cell>
          <table:table-cell table:style-name="ce18" table:formula="of:=[.D46]" office:value-type="float" office:value="68.0319988888667" calcext:value-type="float">
            <text:p>68.0</text:p>
          </table:table-cell>
          <table:table-cell table:style-name="ce18" table:formula="of:=[.E46]" office:value-type="float" office:value="60.969105" calcext:value-type="float">
            <text:p>61.0</text:p>
          </table:table-cell>
          <table:table-cell table:style-name="ce18" table:formula="of:=[.F46]" office:value-type="float" office:value="73.9458877776667" calcext:value-type="float">
            <text:p>73.9</text:p>
          </table:table-cell>
          <table:table-cell table:style-name="ce18" table:formula="of:=[.G46]" office:value-type="float" office:value="59.4742088889" calcext:value-type="float">
            <text:p>59.5</text:p>
          </table:table-cell>
          <table:table-cell table:style-name="ce18" table:formula="of:=[.H46]" office:value-type="float" office:value="55.3109433333333" calcext:value-type="float">
            <text:p>55.3</text:p>
          </table:table-cell>
          <table:table-cell table:style-name="ce18" table:formula="of:=[.I46]" office:value-type="float" office:value="60.1947844444667" calcext:value-type="float">
            <text:p>60.2</text:p>
          </table:table-cell>
          <table:table-cell table:style-name="ce18" table:formula="of:=[.J46]" office:value-type="float" office:value="87.3309483333333" calcext:value-type="float">
            <text:p>87.3</text:p>
          </table:table-cell>
          <table:table-cell table:style-name="ce18" table:formula="of:=[.K46]" office:value-type="float" office:value="75.2788783333333" calcext:value-type="float">
            <text:p>75.3</text:p>
          </table:table-cell>
          <table:table-cell table:style-name="ce18" table:formula="of:=[.L46]" office:value-type="float" office:value="93.0502761111" calcext:value-type="float">
            <text:p>93.1</text:p>
          </table:table-cell>
          <table:table-cell table:style-name="ce18" table:formula="of:=[.M46]" office:value-type="float" office:value="65.2417188889" calcext:value-type="float">
            <text:p>65.2</text:p>
          </table:table-cell>
          <table:table-cell table:style-name="ce18" table:formula="of:=[.N46]" office:value-type="float" office:value="82.2376438889" calcext:value-type="float">
            <text:p>82.2</text:p>
          </table:table-cell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" table:number-columns-repeated="4"/>
          <table:table-cell table:style-name="Default"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table:style-name="ce2" table:number-columns-repeated="3"/>
          <table:table-cell table:style-name="ce10" office:value-type="string" calcext:value-type="string" table:number-columns-spanned="11" table:number-rows-spanned="1">
            <text:p>Drop Policy</text:p>
          </table:table-cell>
          <table:covered-table-cell table:style-name="ce4"/>
          <table:covered-table-cell table:number-columns-repeated="4" table:style-name="ce23"/>
          <table:covered-table-cell table:number-columns-repeated="5" table:style-name="ce24"/>
          <table:table-cell table:number-columns-repeated="1010"/>
        </table:table-row>
        <table:table-row table:style-name="ro1">
          <table:table-cell table:style-name="ce2" table:number-columns-repeated="3"/>
          <table:table-cell table:style-name="ce4" office:value-type="string" calcext:value-type="string">
            <text:p>X</text:p>
          </table:table-cell>
          <table:table-cell table:style-name="ce4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23"/>
          <table:table-cell table:style-name="ce4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23"/>
          <table:table-cell table:number-columns-repeated="1010"/>
        </table:table-row>
        <table:table-row table:style-name="ro1">
          <table:table-cell table:number-columns-repeated="2"/>
          <table:table-cell table:style-name="ce8"/>
          <table:table-cell table:style-name="ce11" office:value-type="string" calcext:value-type="string" table:number-columns-spanned="1" table:number-rows-spanned="8">
            <text:p><text:s text:c="2"/>Random</text:p>
          </table:table-cell>
          <table:table-cell table:style-name="ce20" office:value-type="string" calcext:value-type="string" table:number-columns-spanned="1" table:number-rows-spanned="8">
            <text:p><text:s text:c="2"/>Arrival-time</text:p>
          </table:table-cell>
          <table:table-cell table:style-name="ce20" office:value-type="string" calcext:value-type="string" table:number-columns-spanned="1" table:number-rows-spanned="8">
            <text:p><text:s text:c="2"/>Replications</text:p>
          </table:table-cell>
          <table:table-cell table:style-name="ce20" office:value-type="string" calcext:value-type="string" table:number-columns-spanned="1" table:number-rows-spanned="8">
            <text:p><text:s text:c="2"/>Relayed-nodes</text:p>
          </table:table-cell>
          <table:table-cell table:style-name="ce20" office:value-type="string" calcext:value-type="string" table:number-columns-spanned="1" table:number-rows-spanned="8">
            <text:p><text:s text:c="2"/>Time-to-live</text:p>
          </table:table-cell>
          <table:table-cell table:style-name="ce20" office:value-type="string" calcext:value-type="string" table:number-columns-spanned="1" table:number-rows-spanned="8">
            <text:p><text:s text:c="2"/>Message-size</text:p>
          </table:table-cell>
          <table:table-cell table:style-name="ce20" office:value-type="string" calcext:value-type="string" table:number-columns-spanned="1" table:number-rows-spanned="8">
            <text:p><text:s text:c="2"/>Arrival-time</text:p>
          </table:table-cell>
          <table:table-cell table:style-name="ce20" office:value-type="string" calcext:value-type="string" table:number-columns-spanned="1" table:number-rows-spanned="8">
            <text:p><text:s text:c="2"/>Replications</text:p>
          </table:table-cell>
          <table:table-cell table:style-name="ce20" office:value-type="string" calcext:value-type="string" table:number-columns-spanned="1" table:number-rows-spanned="8">
            <text:p><text:s text:c="2"/>Relayed-nodes</text:p>
          </table:table-cell>
          <table:table-cell table:style-name="ce20" office:value-type="string" calcext:value-type="string" table:number-columns-spanned="1" table:number-rows-spanned="8">
            <text:p><text:s text:c="2"/>Time-to-live</text:p>
          </table:table-cell>
          <table:table-cell table:style-name="ce20" office:value-type="string" calcext:value-type="string" table:number-columns-spanned="1" table:number-rows-spanned="8">
            <text:p><text:s text:c="2"/>Message-size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"/>
          <table:covered-table-cell/>
          <table:covered-table-cell table:number-columns-repeated="10" table:style-name="ce21"/>
          <table:table-cell table:number-columns-repeated="1010"/>
        </table:table-row>
        <table:table-row table:style-name="ro1">
          <table:table-cell table:number-columns-repeated="2"/>
          <table:table-cell table:style-name="ce8"/>
          <table:covered-table-cell/>
          <table:covered-table-cell table:number-columns-repeated="10" table:style-name="ce21"/>
          <table:table-cell table:number-columns-repeated="1010"/>
        </table:table-row>
        <table:table-row table:style-name="ro1">
          <table:table-cell table:number-columns-repeated="2"/>
          <table:table-cell table:style-name="ce8"/>
          <table:covered-table-cell/>
          <table:covered-table-cell table:number-columns-repeated="10" table:style-name="ce21"/>
          <table:table-cell table:number-columns-repeated="1010"/>
        </table:table-row>
        <table:table-row table:style-name="ro1">
          <table:table-cell table:number-columns-repeated="2"/>
          <table:table-cell table:style-name="ce8"/>
          <table:covered-table-cell/>
          <table:covered-table-cell table:number-columns-repeated="10" table:style-name="ce21"/>
          <table:table-cell table:number-columns-repeated="1010"/>
        </table:table-row>
        <table:table-row table:style-name="ro1">
          <table:table-cell table:number-columns-repeated="2"/>
          <table:table-cell table:style-name="ce8"/>
          <table:covered-table-cell/>
          <table:covered-table-cell table:number-columns-repeated="10" table:style-name="ce21"/>
          <table:table-cell table:number-columns-repeated="1010"/>
        </table:table-row>
        <table:table-row table:style-name="ro1">
          <table:table-cell table:number-columns-repeated="2"/>
          <table:table-cell table:style-name="ce8"/>
          <table:covered-table-cell/>
          <table:covered-table-cell table:number-columns-repeated="10" table:style-name="ce21"/>
          <table:table-cell table:number-columns-repeated="1010"/>
        </table:table-row>
        <table:table-row table:style-name="ro1">
          <table:table-cell/>
          <table:table-cell table:style-name="ce2"/>
          <table:table-cell table:style-name="ce8"/>
          <table:covered-table-cell/>
          <table:covered-table-cell table:number-columns-repeated="10" table:style-name="ce21"/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3" table:number-rows-spanned="1">
            <text:p>Metric</text:p>
          </table:table-cell>
          <table:covered-table-cell table:number-columns-repeated="2" table:style-name="Default"/>
          <table:table-cell table:style-name="ce10" office:value-type="string" calcext:value-type="string" table:number-columns-spanned="11" table:number-rows-spanned="1">
            <text:p>Composite (percentage, more is better)</text:p>
          </table:table-cell>
          <table:covered-table-cell table:number-columns-repeated="10" table:style-name="Default"/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ce5" office:value-type="string" calcext:value-type="string" table:number-columns-spanned="1" table:number-rows-spanned="11">
            <text:p>Queue Policy</text:p>
          </table:table-cell>
          <table:table-cell table:style-name="ce5" office:value-type="string" calcext:value-type="string">
            <text:p>X</text:p>
          </table:table-cell>
          <table:table-cell table:style-name="ce9" office:value-type="string" calcext:value-type="string">
            <text:p>Random</text:p>
          </table:table-cell>
          <table:table-cell table:style-name="ce19" table:formula="of:=[.D48]" office:value-type="float" office:value="55.3873995652171" calcext:value-type="float">
            <text:p>55.4</text:p>
          </table:table-cell>
          <table:table-cell table:style-name="ce19" table:formula="of:=[.E48]" office:value-type="float" office:value="62.6062364036098" calcext:value-type="float">
            <text:p>62.6</text:p>
          </table:table-cell>
          <table:table-cell table:style-name="ce19" table:formula="of:=[.F48]" office:value-type="float" office:value="43.6127705558363" calcext:value-type="float">
            <text:p>43.6</text:p>
          </table:table-cell>
          <table:table-cell table:style-name="ce19" table:formula="of:=[.G48]" office:value-type="float" office:value="36.2817992982925" calcext:value-type="float">
            <text:p>36.3</text:p>
          </table:table-cell>
          <table:table-cell table:style-name="ce19" table:formula="of:=[.H48]" office:value-type="float" office:value="72.8493986747335" calcext:value-type="float">
            <text:p>72.8</text:p>
          </table:table-cell>
          <table:table-cell table:style-name="ce19" table:formula="of:=[.I48]" office:value-type="float" office:value="46.167337536966" calcext:value-type="float">
            <text:p>46.2</text:p>
          </table:table-cell>
          <table:table-cell table:style-name="ce19" table:formula="of:=[.J48]" office:value-type="float" office:value="44.5570424599715" calcext:value-type="float">
            <text:p>44.6</text:p>
          </table:table-cell>
          <table:table-cell table:style-name="ce19" table:formula="of:=[.K48]" office:value-type="float" office:value="59.4494804127016" calcext:value-type="float">
            <text:p>59.4</text:p>
          </table:table-cell>
          <table:table-cell table:style-name="ce19" table:formula="of:=[.L48]" office:value-type="float" office:value="62.1154049519289" calcext:value-type="float">
            <text:p>62.1</text:p>
          </table:table-cell>
          <table:table-cell table:style-name="ce19" table:formula="of:=[.M48]" office:value-type="float" office:value="40.1368738392194" calcext:value-type="float">
            <text:p>40.1</text:p>
          </table:table-cell>
          <table:table-cell table:style-name="ce19" table:formula="of:=[.N48]" office:value-type="float" office:value="59.2635912136274" calcext:value-type="float">
            <text:p>59.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covered-table-cell table:style-name="Default"/>
          <table:table-cell table:style-name="ce5" office:value-type="string" calcext:value-type="string" table:number-columns-spanned="1" table:number-rows-spanned="5">
            <text:p><text:s/>Ascending</text:p>
          </table:table-cell>
          <table:table-cell table:style-name="ce9" office:value-type="string" calcext:value-type="string">
            <text:p>Arrival-time</text:p>
          </table:table-cell>
          <table:table-cell table:style-name="ce19" table:formula="of:=[.D49]" office:value-type="float" office:value="45.5862673838749" calcext:value-type="float">
            <text:p>45.6</text:p>
          </table:table-cell>
          <table:table-cell table:style-name="ce19" table:formula="of:=[.E49]" office:value-type="float" office:value="55.201075157117" calcext:value-type="float">
            <text:p>55.2</text:p>
          </table:table-cell>
          <table:table-cell table:style-name="ce19" table:formula="of:=[.F49]" office:value-type="float" office:value="39.7631157565983" calcext:value-type="float">
            <text:p>39.8</text:p>
          </table:table-cell>
          <table:table-cell table:style-name="ce19" table:formula="of:=[.G49]" office:value-type="float" office:value="32.2705810986311" calcext:value-type="float">
            <text:p>32.3</text:p>
          </table:table-cell>
          <table:table-cell table:style-name="ce19" table:formula="of:=[.H49]" office:value-type="float" office:value="68.0519357212344" calcext:value-type="float">
            <text:p>68.1</text:p>
          </table:table-cell>
          <table:table-cell table:style-name="ce19" table:formula="of:=[.I49]" office:value-type="float" office:value="43.8505086668054" calcext:value-type="float">
            <text:p>43.9</text:p>
          </table:table-cell>
          <table:table-cell table:style-name="ce19" table:formula="of:=[.J49]" office:value-type="float" office:value="41.4717533943497" calcext:value-type="float">
            <text:p>41.5</text:p>
          </table:table-cell>
          <table:table-cell table:style-name="ce19" table:formula="of:=[.K49]" office:value-type="float" office:value="51.4184791419323" calcext:value-type="float">
            <text:p>51.4</text:p>
          </table:table-cell>
          <table:table-cell table:style-name="ce19" table:formula="of:=[.L49]" office:value-type="float" office:value="52.1551639715986" calcext:value-type="float">
            <text:p>52.2</text:p>
          </table:table-cell>
          <table:table-cell table:style-name="ce19" table:formula="of:=[.M49]" office:value-type="float" office:value="36.2037271539165" calcext:value-type="float">
            <text:p>36.2</text:p>
          </table:table-cell>
          <table:table-cell table:style-name="ce19" table:formula="of:=[.N49]" office:value-type="float" office:value="53.3020935673758" calcext:value-type="float">
            <text:p>53.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Replications</text:p>
          </table:table-cell>
          <table:table-cell table:style-name="ce19" table:formula="of:=[.D50]" office:value-type="float" office:value="68.9653129028673" calcext:value-type="float">
            <text:p>69.0</text:p>
          </table:table-cell>
          <table:table-cell table:style-name="ce19" table:formula="of:=[.E50]" office:value-type="float" office:value="73.0542483376606" calcext:value-type="float">
            <text:p>73.1</text:p>
          </table:table-cell>
          <table:table-cell table:style-name="ce19" table:formula="of:=[.F50]" office:value-type="float" office:value="55.1785884421288" calcext:value-type="float">
            <text:p>55.2</text:p>
          </table:table-cell>
          <table:table-cell table:style-name="ce19" table:formula="of:=[.G50]" office:value-type="float" office:value="47.4273552749093" calcext:value-type="float">
            <text:p>47.4</text:p>
          </table:table-cell>
          <table:table-cell table:style-name="ce19" table:formula="of:=[.H50]" office:value-type="float" office:value="79.0195406993968" calcext:value-type="float">
            <text:p>79.0</text:p>
          </table:table-cell>
          <table:table-cell table:style-name="ce19" table:formula="of:=[.I50]" office:value-type="float" office:value="49.195099424836" calcext:value-type="float">
            <text:p>49.2</text:p>
          </table:table-cell>
          <table:table-cell table:style-name="ce19" table:formula="of:=[.J50]" office:value-type="float" office:value="53.7812693856391" calcext:value-type="float">
            <text:p>53.8</text:p>
          </table:table-cell>
          <table:table-cell table:style-name="ce19" table:formula="of:=[.K50]" office:value-type="float" office:value="70.9820996312355" calcext:value-type="float">
            <text:p>71.0</text:p>
          </table:table-cell>
          <table:table-cell table:style-name="ce19" table:formula="of:=[.L50]" office:value-type="float" office:value="72.5995811292437" calcext:value-type="float">
            <text:p>72.6</text:p>
          </table:table-cell>
          <table:table-cell table:style-name="ce19" table:formula="of:=[.M50]" office:value-type="float" office:value="48.3703074515231" calcext:value-type="float">
            <text:p>48.4</text:p>
          </table:table-cell>
          <table:table-cell table:style-name="ce19" table:formula="of:=[.N50]" office:value-type="float" office:value="70.5155434847398" calcext:value-type="float">
            <text:p>70.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Relayed-nodes</text:p>
          </table:table-cell>
          <table:table-cell table:style-name="ce19" table:formula="of:=[.D51]" office:value-type="float" office:value="74.9252115629733" calcext:value-type="float">
            <text:p>74.9</text:p>
          </table:table-cell>
          <table:table-cell table:style-name="ce19" table:formula="of:=[.E51]" office:value-type="float" office:value="85.8210608902018" calcext:value-type="float">
            <text:p>85.8</text:p>
          </table:table-cell>
          <table:table-cell table:style-name="ce19" table:formula="of:=[.F51]" office:value-type="float" office:value="57.4448661350792" calcext:value-type="float">
            <text:p>57.4</text:p>
          </table:table-cell>
          <table:table-cell table:style-name="ce19" table:formula="of:=[.G51]" office:value-type="float" office:value="53.9465439540597" calcext:value-type="float">
            <text:p>53.9</text:p>
          </table:table-cell>
          <table:table-cell table:style-name="ce19" table:formula="of:=[.H51]" office:value-type="float" office:value="83.0843939475581" calcext:value-type="float">
            <text:p>83.1</text:p>
          </table:table-cell>
          <table:table-cell table:style-name="ce19" table:formula="of:=[.I51]" office:value-type="float" office:value="50.8483853234825" calcext:value-type="float">
            <text:p>50.8</text:p>
          </table:table-cell>
          <table:table-cell table:style-name="ce19" table:formula="of:=[.J51]" office:value-type="float" office:value="56.6253952138832" calcext:value-type="float">
            <text:p>56.6</text:p>
          </table:table-cell>
          <table:table-cell table:style-name="ce19" table:formula="of:=[.K51]" office:value-type="float" office:value="73.6992223434234" calcext:value-type="float">
            <text:p>73.7</text:p>
          </table:table-cell>
          <table:table-cell table:style-name="ce19" table:formula="of:=[.L51]" office:value-type="float" office:value="63.1914458279118" calcext:value-type="float">
            <text:p>63.2</text:p>
          </table:table-cell>
          <table:table-cell table:style-name="ce19" table:formula="of:=[.M51]" office:value-type="float" office:value="48.3130365358581" calcext:value-type="float">
            <text:p>48.3</text:p>
          </table:table-cell>
          <table:table-cell table:style-name="ce19" table:formula="of:=[.N51]" office:value-type="float" office:value="73.3998266007918" calcext:value-type="float">
            <text:p>73.4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Time-to-live</text:p>
          </table:table-cell>
          <table:table-cell table:style-name="ce19" table:formula="of:=[.D52]" office:value-type="float" office:value="47.4817650383898" calcext:value-type="float">
            <text:p>47.5</text:p>
          </table:table-cell>
          <table:table-cell table:style-name="ce19" table:formula="of:=[.E52]" office:value-type="float" office:value="52.0063887591588" calcext:value-type="float">
            <text:p>52.0</text:p>
          </table:table-cell>
          <table:table-cell table:style-name="ce19" table:formula="of:=[.F52]" office:value-type="float" office:value="41.0019210309918" calcext:value-type="float">
            <text:p>41.0</text:p>
          </table:table-cell>
          <table:table-cell table:style-name="ce19" table:formula="of:=[.G52]" office:value-type="float" office:value="34.0897297265861" calcext:value-type="float">
            <text:p>34.1</text:p>
          </table:table-cell>
          <table:table-cell table:style-name="ce19" table:formula="of:=[.H52]" office:value-type="float" office:value="54.6071580727987" calcext:value-type="float">
            <text:p>54.6</text:p>
          </table:table-cell>
          <table:table-cell table:style-name="ce19" table:formula="of:=[.I52]" office:value-type="float" office:value="41.7915189039198" calcext:value-type="float">
            <text:p>41.8</text:p>
          </table:table-cell>
          <table:table-cell table:style-name="ce19" table:formula="of:=[.J52]" office:value-type="float" office:value="42.2645453808031" calcext:value-type="float">
            <text:p>42.3</text:p>
          </table:table-cell>
          <table:table-cell table:style-name="ce19" table:formula="of:=[.K52]" office:value-type="float" office:value="52.7785795981054" calcext:value-type="float">
            <text:p>52.8</text:p>
          </table:table-cell>
          <table:table-cell table:style-name="ce19" table:formula="of:=[.L52]" office:value-type="float" office:value="48.5118790696603" calcext:value-type="float">
            <text:p>48.5</text:p>
          </table:table-cell>
          <table:table-cell table:style-name="ce19" table:formula="of:=[.M52]" office:value-type="float" office:value="40.66230574306" calcext:value-type="float">
            <text:p>40.7</text:p>
          </table:table-cell>
          <table:table-cell table:style-name="ce19" table:formula="of:=[.N52]" office:value-type="float" office:value="51.6558958001141" calcext:value-type="float">
            <text:p>51.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covered-table-cell table:style-name="Default"/>
          <table:covered-table-cell table:style-name="ce7"/>
          <table:table-cell table:style-name="ce9" office:value-type="string" calcext:value-type="string">
            <text:p>Message-size</text:p>
          </table:table-cell>
          <table:table-cell table:style-name="ce19" table:formula="of:=[.D53]" office:value-type="float" office:value="60.1188764441746" calcext:value-type="float">
            <text:p>60.1</text:p>
          </table:table-cell>
          <table:table-cell table:style-name="ce19" table:formula="of:=[.E53]" office:value-type="float" office:value="65.0215080387619" calcext:value-type="float">
            <text:p>65.0</text:p>
          </table:table-cell>
          <table:table-cell table:style-name="ce19" table:formula="of:=[.F53]" office:value-type="float" office:value="53.9832906957797" calcext:value-type="float">
            <text:p>54.0</text:p>
          </table:table-cell>
          <table:table-cell table:style-name="ce19" table:formula="of:=[.G53]" office:value-type="float" office:value="52.0515452896663" calcext:value-type="float">
            <text:p>52.1</text:p>
          </table:table-cell>
          <table:table-cell table:style-name="ce19" table:formula="of:=[.H53]" office:value-type="float" office:value="65.1079873888522" calcext:value-type="float">
            <text:p>65.1</text:p>
          </table:table-cell>
          <table:table-cell table:style-name="ce19" table:formula="of:=[.I53]" office:value-type="float" office:value="37.6174271794077" calcext:value-type="float">
            <text:p>37.6</text:p>
          </table:table-cell>
          <table:table-cell table:style-name="ce19" table:formula="of:=[.J53]" office:value-type="float" office:value="51.955147181011" calcext:value-type="float">
            <text:p>52.0</text:p>
          </table:table-cell>
          <table:table-cell table:style-name="ce19" table:formula="of:=[.K53]" office:value-type="float" office:value="62.9332424759024" calcext:value-type="float">
            <text:p>62.9</text:p>
          </table:table-cell>
          <table:table-cell table:style-name="ce19" table:formula="of:=[.L53]" office:value-type="float" office:value="60.3677559324786" calcext:value-type="float">
            <text:p>60.4</text:p>
          </table:table-cell>
          <table:table-cell table:style-name="ce19" table:formula="of:=[.M53]" office:value-type="float" office:value="49.2120141361525" calcext:value-type="float">
            <text:p>49.2</text:p>
          </table:table-cell>
          <table:table-cell table:style-name="ce19" table:formula="of:=[.N53]" office:value-type="float" office:value="64.6130692259997" calcext:value-type="float">
            <text:p>64.6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covered-table-cell table:style-name="Default"/>
          <table:table-cell table:style-name="ce5" office:value-type="string" calcext:value-type="string" table:number-columns-spanned="1" table:number-rows-spanned="5">
            <text:p>Descending</text:p>
          </table:table-cell>
          <table:table-cell table:style-name="ce9" office:value-type="string" calcext:value-type="string">
            <text:p>Arrival-time</text:p>
          </table:table-cell>
          <table:table-cell table:style-name="ce19" table:formula="of:=[.D54]" office:value-type="float" office:value="68.1232560901807" calcext:value-type="float">
            <text:p>68.1</text:p>
          </table:table-cell>
          <table:table-cell table:style-name="ce19" table:formula="of:=[.E54]" office:value-type="float" office:value="74.6344037031974" calcext:value-type="float">
            <text:p>74.6</text:p>
          </table:table-cell>
          <table:table-cell table:style-name="ce19" table:formula="of:=[.F54]" office:value-type="float" office:value="55.1457395054803" calcext:value-type="float">
            <text:p>55.1</text:p>
          </table:table-cell>
          <table:table-cell table:style-name="ce19" table:formula="of:=[.G54]" office:value-type="float" office:value="45.7500962073772" calcext:value-type="float">
            <text:p>45.8</text:p>
          </table:table-cell>
          <table:table-cell table:style-name="ce19" table:formula="of:=[.H54]" office:value-type="float" office:value="76.2522211619289" calcext:value-type="float">
            <text:p>76.3</text:p>
          </table:table-cell>
          <table:table-cell table:style-name="ce19" table:formula="of:=[.I54]" office:value-type="float" office:value="50.9219590307855" calcext:value-type="float">
            <text:p>50.9</text:p>
          </table:table-cell>
          <table:table-cell table:style-name="ce19" table:formula="of:=[.J54]" office:value-type="float" office:value="54.4373370376014" calcext:value-type="float">
            <text:p>54.4</text:p>
          </table:table-cell>
          <table:table-cell table:style-name="ce19" table:formula="of:=[.K54]" office:value-type="float" office:value="69.2323974517713" calcext:value-type="float">
            <text:p>69.2</text:p>
          </table:table-cell>
          <table:table-cell table:style-name="ce19" table:formula="of:=[.L54]" office:value-type="float" office:value="70.5130875400412" calcext:value-type="float">
            <text:p>70.5</text:p>
          </table:table-cell>
          <table:table-cell table:style-name="ce19" table:formula="of:=[.M54]" office:value-type="float" office:value="46.749071623446" calcext:value-type="float">
            <text:p>46.7</text:p>
          </table:table-cell>
          <table:table-cell table:style-name="ce19" table:formula="of:=[.N54]" office:value-type="float" office:value="71.0232361014214" calcext:value-type="float">
            <text:p>71.0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Replications</text:p>
          </table:table-cell>
          <table:table-cell table:style-name="ce19" table:formula="of:=[.D55]" office:value-type="float" office:value="44.5076293747068" calcext:value-type="float">
            <text:p>44.5</text:p>
          </table:table-cell>
          <table:table-cell table:style-name="ce19" table:formula="of:=[.E55]" office:value-type="float" office:value="52.1814598652266" calcext:value-type="float">
            <text:p>52.2</text:p>
          </table:table-cell>
          <table:table-cell table:style-name="ce19" table:formula="of:=[.F55]" office:value-type="float" office:value="37.2213447151668" calcext:value-type="float">
            <text:p>37.2</text:p>
          </table:table-cell>
          <table:table-cell table:style-name="ce19" table:formula="of:=[.G55]" office:value-type="float" office:value="31.4312028744393" calcext:value-type="float">
            <text:p>31.4</text:p>
          </table:table-cell>
          <table:table-cell table:style-name="ce19" table:formula="of:=[.H55]" office:value-type="float" office:value="59.549324624997" calcext:value-type="float">
            <text:p>59.5</text:p>
          </table:table-cell>
          <table:table-cell table:style-name="ce19" table:formula="of:=[.I55]" office:value-type="float" office:value="44.5877189101908" calcext:value-type="float">
            <text:p>44.6</text:p>
          </table:table-cell>
          <table:table-cell table:style-name="ce19" table:formula="of:=[.J55]" office:value-type="float" office:value="39.2558969458745" calcext:value-type="float">
            <text:p>39.3</text:p>
          </table:table-cell>
          <table:table-cell table:style-name="ce19" table:formula="of:=[.K55]" office:value-type="float" office:value="49.9270935426072" calcext:value-type="float">
            <text:p>49.9</text:p>
          </table:table-cell>
          <table:table-cell table:style-name="ce19" table:formula="of:=[.L55]" office:value-type="float" office:value="51.7777642171048" calcext:value-type="float">
            <text:p>51.8</text:p>
          </table:table-cell>
          <table:table-cell table:style-name="ce19" table:formula="of:=[.M55]" office:value-type="float" office:value="35.4470636405217" calcext:value-type="float">
            <text:p>35.4</text:p>
          </table:table-cell>
          <table:table-cell table:style-name="ce19" table:formula="of:=[.N55]" office:value-type="float" office:value="51.8577827287068" calcext:value-type="float">
            <text:p>51.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Relayed-nodes</text:p>
          </table:table-cell>
          <table:table-cell table:style-name="ce19" table:formula="of:=[.D56]" office:value-type="float" office:value="47.2722820555715" calcext:value-type="float">
            <text:p>47.3</text:p>
          </table:table-cell>
          <table:table-cell table:style-name="ce19" table:formula="of:=[.E56]" office:value-type="float" office:value="51.7247037310923" calcext:value-type="float">
            <text:p>51.7</text:p>
          </table:table-cell>
          <table:table-cell table:style-name="ce19" table:formula="of:=[.F56]" office:value-type="float" office:value="37.1491441708832" calcext:value-type="float">
            <text:p>37.1</text:p>
          </table:table-cell>
          <table:table-cell table:style-name="ce19" table:formula="of:=[.G56]" office:value-type="float" office:value="34.6609543870988" calcext:value-type="float">
            <text:p>34.7</text:p>
          </table:table-cell>
          <table:table-cell table:style-name="ce19" table:formula="of:=[.H56]" office:value-type="float" office:value="56.7997564361776" calcext:value-type="float">
            <text:p>56.8</text:p>
          </table:table-cell>
          <table:table-cell table:style-name="ce19" table:formula="of:=[.I56]" office:value-type="float" office:value="36.4641666659145" calcext:value-type="float">
            <text:p>36.5</text:p>
          </table:table-cell>
          <table:table-cell table:style-name="ce19" table:formula="of:=[.J56]" office:value-type="float" office:value="40.79534998751" calcext:value-type="float">
            <text:p>40.8</text:p>
          </table:table-cell>
          <table:table-cell table:style-name="ce19" table:formula="of:=[.K56]" office:value-type="float" office:value="53.3644671474372" calcext:value-type="float">
            <text:p>53.4</text:p>
          </table:table-cell>
          <table:table-cell table:style-name="ce19" table:formula="of:=[.L56]" office:value-type="float" office:value="51.9025208344507" calcext:value-type="float">
            <text:p>51.9</text:p>
          </table:table-cell>
          <table:table-cell table:style-name="ce19" table:formula="of:=[.M56]" office:value-type="float" office:value="32.341508172446" calcext:value-type="float">
            <text:p>32.3</text:p>
          </table:table-cell>
          <table:table-cell table:style-name="ce19" table:formula="of:=[.N56]" office:value-type="float" office:value="54.7211683235962" calcext:value-type="float">
            <text:p>54.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covered-table-cell table:style-name="Default"/>
          <table:covered-table-cell table:style-name="ce6"/>
          <table:table-cell table:style-name="ce9" office:value-type="string" calcext:value-type="string">
            <text:p>Time-to-live</text:p>
          </table:table-cell>
          <table:table-cell table:style-name="ce19" table:formula="of:=[.D57]" office:value-type="float" office:value="81.4725115646638" calcext:value-type="float">
            <text:p>81.5</text:p>
          </table:table-cell>
          <table:table-cell table:style-name="ce19" table:formula="of:=[.E57]" office:value-type="float" office:value="87.8143933604109" calcext:value-type="float">
            <text:p>87.8</text:p>
          </table:table-cell>
          <table:table-cell table:style-name="ce19" table:formula="of:=[.F57]" office:value-type="float" office:value="65.4942523217576" calcext:value-type="float">
            <text:p>65.5</text:p>
          </table:table-cell>
          <table:table-cell table:style-name="ce19" table:formula="of:=[.G57]" office:value-type="float" office:value="52.8822472763093" calcext:value-type="float">
            <text:p>52.9</text:p>
          </table:table-cell>
          <table:table-cell table:style-name="ce19" table:formula="of:=[.H57]" office:value-type="float" office:value="82.5735120910344" calcext:value-type="float">
            <text:p>82.6</text:p>
          </table:table-cell>
          <table:table-cell table:style-name="ce19" table:formula="of:=[.I57]" office:value-type="float" office:value="54.1125620912108" calcext:value-type="float">
            <text:p>54.1</text:p>
          </table:table-cell>
          <table:table-cell table:style-name="ce19" table:formula="of:=[.J57]" office:value-type="float" office:value="59.7077288485567" calcext:value-type="float">
            <text:p>59.7</text:p>
          </table:table-cell>
          <table:table-cell table:style-name="ce19" table:formula="of:=[.K57]" office:value-type="float" office:value="73.7936738272572" calcext:value-type="float">
            <text:p>73.8</text:p>
          </table:table-cell>
          <table:table-cell table:style-name="ce19" table:formula="of:=[.L57]" office:value-type="float" office:value="74.4301450319562" calcext:value-type="float">
            <text:p>74.4</text:p>
          </table:table-cell>
          <table:table-cell table:style-name="ce19" table:formula="of:=[.M57]" office:value-type="float" office:value="55.1561772268676" calcext:value-type="float">
            <text:p>55.2</text:p>
          </table:table-cell>
          <table:table-cell table:style-name="ce19" table:formula="of:=[.N57]" office:value-type="float" office:value="77.4789051098073" calcext:value-type="float">
            <text:p>77.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covered-table-cell table:style-name="Default"/>
          <table:covered-table-cell table:style-name="ce7"/>
          <table:table-cell table:style-name="ce9" office:value-type="string" calcext:value-type="string">
            <text:p>Message-size</text:p>
          </table:table-cell>
          <table:table-cell table:style-name="ce19" table:formula="of:=[.D58]" office:value-type="float" office:value="57.6207769727568" calcext:value-type="float">
            <text:p>57.6</text:p>
          </table:table-cell>
          <table:table-cell table:style-name="ce19" table:formula="of:=[.E58]" office:value-type="float" office:value="62.9040569322987" calcext:value-type="float">
            <text:p>62.9</text:p>
          </table:table-cell>
          <table:table-cell table:style-name="ce19" table:formula="of:=[.F58]" office:value-type="float" office:value="50.5878743242495" calcext:value-type="float">
            <text:p>50.6</text:p>
          </table:table-cell>
          <table:table-cell table:style-name="ce19" table:formula="of:=[.G58]" office:value-type="float" office:value="51.1276089697432" calcext:value-type="float">
            <text:p>51.1</text:p>
          </table:table-cell>
          <table:table-cell table:style-name="ce19" table:formula="of:=[.H58]" office:value-type="float" office:value="67.0355029197489" calcext:value-type="float">
            <text:p>67.0</text:p>
          </table:table-cell>
          <table:table-cell table:style-name="ce19" table:formula="of:=[.I58]" office:value-type="float" office:value="53.2034765417667" calcext:value-type="float">
            <text:p>53.2</text:p>
          </table:table-cell>
          <table:table-cell table:style-name="ce19" table:formula="of:=[.J58]" office:value-type="float" office:value="52.8472563458758" calcext:value-type="float">
            <text:p>52.8</text:p>
          </table:table-cell>
          <table:table-cell table:style-name="ce19" table:formula="of:=[.K58]" office:value-type="float" office:value="62.8061069988287" calcext:value-type="float">
            <text:p>62.8</text:p>
          </table:table-cell>
          <table:table-cell table:style-name="ce19" table:formula="of:=[.L58]" office:value-type="float" office:value="59.9754728097704" calcext:value-type="float">
            <text:p>60.0</text:p>
          </table:table-cell>
          <table:table-cell table:style-name="ce19" table:formula="of:=[.M58]" office:value-type="float" office:value="47.5745218990966" calcext:value-type="float">
            <text:p>47.6</text:p>
          </table:table-cell>
          <table:table-cell table:style-name="ce19" table:formula="of:=[.N58]" office:value-type="float" office:value="55.8204753420828" calcext:value-type="float">
            <text:p>55.8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 table:number-rows-repeated="11">
          <table:table-cell table:style-name="Default" table:number-columns-repeated="14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 table:number-rows-repeated="11">
          <table:table-cell table:style-name="Default" table:number-columns-repeated="14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962">
          <table:table-cell table:number-columns-repeated="1024"/>
        </table:table-row>
        <table:table-row table:style-name="ro5" table:number-rows-repeated="104741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heet1.D12:Sheet1.N22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12"/>
          </calcext:conditional-format>
          <calcext:conditional-format calcext:target-range-address="Sheet1.D24:Sheet1.N34">
            <calcext:condition calcext:apply-style-name="best_style" calcext:value="bottom-elements(1)" calcext:base-cell-address="Sheet1.D24"/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</calcext:conditional-format>
          <calcext:conditional-format calcext:target-range-address="Sheet1.D36:Sheet1.N46">
            <calcext:condition calcext:apply-style-name="best_style" calcext:value="bottom-elements(1)" calcext:base-cell-address="Sheet1.D36"/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</calcext:conditional-format>
          <calcext:conditional-format calcext:target-range-address="Sheet1.D48:Sheet1.N58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48"/>
          </calcext:conditional-format>
          <calcext:conditional-format calcext:target-range-address="Sheet1.D78:Sheet1.N88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78"/>
          </calcext:conditional-format>
          <calcext:conditional-format calcext:target-range-address="Sheet1.D109:Sheet1.N119">
            <calcext:condition calcext:apply-style-name="best_style" calcext:value="bottom-elements(1)" calcext:base-cell-address="Sheet1.D109"/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</calcext:conditional-format>
          <calcext:conditional-format calcext:target-range-address="Sheet1.D135:Sheet1.N145">
            <calcext:condition calcext:apply-style-name="best_style" calcext:value="bottom-elements(1)" calcext:base-cell-address="Sheet1.D135"/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</calcext:conditional-format>
          <calcext:conditional-format calcext:target-range-address="Sheet1.D165:Sheet1.N175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165"/>
          </calcext:conditional-format>
        </calcext:conditional-formats>
      </table:table>
      <table:table table:name="'file:///Users/chrisprobst/Programming/common/java/idea-projects/one_1.5.1-RC2/parallel_queue_settings/docs/Tables-Default-Settings.ods'#Sheet1" table:print="false" table:style-name="ta_extref">
        <table:table-source xlink:type="simple" xlink:href="../Tables-Default-Settings.ods" table:table-name="Sheet1" table:filter-name="calc8" table:mode="copy-results-only"/>
        <table:table-column table:number-columns-repeated="14"/>
        <table:table-row table:number-rows-repeated="11">
          <table:table-cell table:number-columns-repeated="14"/>
        </table:table-row>
        <table:table-row>
          <table:table-cell table:number-columns-repeated="3"/>
          <table:table-cell table:style-name="ce1" office:value-type="float" office:value="21.94">
            <text:p>21.94</text:p>
          </table:table-cell>
          <table:table-cell table:style-name="ce1" office:value-type="float" office:value="25.22">
            <text:p>25.22</text:p>
          </table:table-cell>
          <table:table-cell table:style-name="ce1" office:value-type="float" office:value="15.11">
            <text:p>15.11</text:p>
          </table:table-cell>
          <table:table-cell table:style-name="ce1" office:value-type="float" office:value="8.75">
            <text:p>8.75</text:p>
          </table:table-cell>
          <table:table-cell table:style-name="ce1" office:value-type="float" office:value="39.44">
            <text:p>39.44</text:p>
          </table:table-cell>
          <table:table-cell table:style-name="ce1" office:value-type="float" office:value="11.41">
            <text:p>11.41</text:p>
          </table:table-cell>
          <table:table-cell table:style-name="ce1" office:value-type="float" office:value="16.2">
            <text:p>16.2</text:p>
          </table:table-cell>
          <table:table-cell table:style-name="ce1" office:value-type="float" office:value="23.92">
            <text:p>23.92</text:p>
          </table:table-cell>
          <table:table-cell table:style-name="ce1" office:value-type="float" office:value="38.28">
            <text:p>38.28</text:p>
          </table:table-cell>
          <table:table-cell table:style-name="ce1" office:value-type="float" office:value="11.21">
            <text:p>11.21</text:p>
          </table:table-cell>
          <table:table-cell table:style-name="ce1" office:value-type="float" office:value="10.12">
            <text:p>10.12</text:p>
          </table:table-cell>
        </table:table-row>
        <table:table-row>
          <table:table-cell table:number-columns-repeated="3"/>
          <table:table-cell table:style-name="ce1" office:value-type="float" office:value="18.59">
            <text:p>18.59</text:p>
          </table:table-cell>
          <table:table-cell table:style-name="ce1" office:value-type="float" office:value="25.09">
            <text:p>25.09</text:p>
          </table:table-cell>
          <table:table-cell table:style-name="ce1" office:value-type="float" office:value="14.22">
            <text:p>14.22</text:p>
          </table:table-cell>
          <table:table-cell table:style-name="ce1" office:value-type="float" office:value="8.82">
            <text:p>8.82</text:p>
          </table:table-cell>
          <table:table-cell table:style-name="ce1" office:value-type="float" office:value="38.69">
            <text:p>38.69</text:p>
          </table:table-cell>
          <table:table-cell table:style-name="ce1" office:value-type="float" office:value="10.25">
            <text:p>10.25</text:p>
          </table:table-cell>
          <table:table-cell table:style-name="ce1" office:value-type="float" office:value="14.63">
            <text:p>14.63</text:p>
          </table:table-cell>
          <table:table-cell table:style-name="ce1" office:value-type="float" office:value="20.98">
            <text:p>20.98</text:p>
          </table:table-cell>
          <table:table-cell table:style-name="ce1" office:value-type="float" office:value="37.46">
            <text:p>37.46</text:p>
          </table:table-cell>
          <table:table-cell table:style-name="ce1" office:value-type="float" office:value="10.25">
            <text:p>10.25</text:p>
          </table:table-cell>
          <table:table-cell table:style-name="ce1" office:value-type="float" office:value="10.25">
            <text:p>10.25</text:p>
          </table:table-cell>
        </table:table-row>
        <table:table-row>
          <table:table-cell table:number-columns-repeated="3"/>
          <table:table-cell table:style-name="ce1" office:value-type="float" office:value="24.95">
            <text:p>24.95</text:p>
          </table:table-cell>
          <table:table-cell table:style-name="ce1" office:value-type="float" office:value="24.74">
            <text:p>24.74</text:p>
          </table:table-cell>
          <table:table-cell table:style-name="ce1" office:value-type="float" office:value="15.31">
            <text:p>15.31</text:p>
          </table:table-cell>
          <table:table-cell table:style-name="ce1" office:value-type="float" office:value="8.82">
            <text:p>8.82</text:p>
          </table:table-cell>
          <table:table-cell table:style-name="ce1" office:value-type="float" office:value="39.92">
            <text:p>39.92</text:p>
          </table:table-cell>
          <table:table-cell table:style-name="ce1" office:value-type="float" office:value="11.28">
            <text:p>11.28</text:p>
          </table:table-cell>
          <table:table-cell table:style-name="ce1" office:value-type="float" office:value="15.93">
            <text:p>15.93</text:p>
          </table:table-cell>
          <table:table-cell table:style-name="ce1" office:value-type="float" office:value="23.31">
            <text:p>23.31</text:p>
          </table:table-cell>
          <table:table-cell table:style-name="ce1" office:value-type="float" office:value="39.71">
            <text:p>39.71</text:p>
          </table:table-cell>
          <table:table-cell table:style-name="ce1" office:value-type="float" office:value="9.36">
            <text:p>9.36</text:p>
          </table:table-cell>
          <table:table-cell table:style-name="ce1" office:value-type="float" office:value="10.46">
            <text:p>10.46</text:p>
          </table:table-cell>
        </table:table-row>
        <table:table-row>
          <table:table-cell table:number-columns-repeated="3"/>
          <table:table-cell table:style-name="ce1" office:value-type="float" office:value="30.35">
            <text:p>30.35</text:p>
          </table:table-cell>
          <table:table-cell table:style-name="ce1" office:value-type="float" office:value="36.84">
            <text:p>36.84</text:p>
          </table:table-cell>
          <table:table-cell table:style-name="ce1" office:value-type="float" office:value="22.69">
            <text:p>22.69</text:p>
          </table:table-cell>
          <table:table-cell table:style-name="ce1" office:value-type="float" office:value="10.18">
            <text:p>10.18</text:p>
          </table:table-cell>
          <table:table-cell table:style-name="ce1" office:value-type="float" office:value="40.94">
            <text:p>40.94</text:p>
          </table:table-cell>
          <table:table-cell table:style-name="ce1" office:value-type="float" office:value="10.59">
            <text:p>10.59</text:p>
          </table:table-cell>
          <table:table-cell table:style-name="ce1" office:value-type="float" office:value="17.5">
            <text:p>17.5</text:p>
          </table:table-cell>
          <table:table-cell table:style-name="ce1" office:value-type="float" office:value="26.73">
            <text:p>26.73</text:p>
          </table:table-cell>
          <table:table-cell table:style-name="ce1" office:value-type="float" office:value="39.1">
            <text:p>39.1</text:p>
          </table:table-cell>
          <table:table-cell table:style-name="ce1" office:value-type="float" office:value="11.14">
            <text:p>11.14</text:p>
          </table:table-cell>
          <table:table-cell table:style-name="ce1" office:value-type="float" office:value="10.25">
            <text:p>10.25</text:p>
          </table:table-cell>
        </table:table-row>
        <table:table-row>
          <table:table-cell table:number-columns-repeated="3"/>
          <table:table-cell table:style-name="ce1" office:value-type="float" office:value="18.32">
            <text:p>18.32</text:p>
          </table:table-cell>
          <table:table-cell table:style-name="ce1" office:value-type="float" office:value="19.14">
            <text:p>19.14</text:p>
          </table:table-cell>
          <table:table-cell table:style-name="ce1" office:value-type="float" office:value="12.44">
            <text:p>12.44</text:p>
          </table:table-cell>
          <table:table-cell table:style-name="ce1" office:value-type="float" office:value="8.95">
            <text:p>8.95</text:p>
          </table:table-cell>
          <table:table-cell table:style-name="ce1" office:value-type="float" office:value="38.21">
            <text:p>38.21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16.06">
            <text:p>16.06</text:p>
          </table:table-cell>
          <table:table-cell table:style-name="ce1" office:value-type="float" office:value="23.79">
            <text:p>23.79</text:p>
          </table:table-cell>
          <table:table-cell table:style-name="ce1" office:value-type="float" office:value="35.48">
            <text:p>35.48</text:p>
          </table:table-cell>
          <table:table-cell table:style-name="ce1" office:value-type="float" office:value="10.32">
            <text:p>10.32</text:p>
          </table:table-cell>
          <table:table-cell table:style-name="ce1" office:value-type="float" office:value="10.94">
            <text:p>10.94</text:p>
          </table:table-cell>
        </table:table-row>
        <table:table-row>
          <table:table-cell table:number-columns-repeated="3"/>
          <table:table-cell table:style-name="ce1" office:value-type="float" office:value="16.95">
            <text:p>16.95</text:p>
          </table:table-cell>
          <table:table-cell table:style-name="ce1" office:value-type="float" office:value="18.87">
            <text:p>18.87</text:p>
          </table:table-cell>
          <table:table-cell table:style-name="ce1" office:value-type="float" office:value="11.62">
            <text:p>11.62</text:p>
          </table:table-cell>
          <table:table-cell table:style-name="ce1" office:value-type="float" office:value="7.25">
            <text:p>7.25</text:p>
          </table:table-cell>
          <table:table-cell table:style-name="ce1" office:value-type="float" office:value="33.01">
            <text:p>33.01</text:p>
          </table:table-cell>
          <table:table-cell table:style-name="ce1" office:value-type="float" office:value="11.96">
            <text:p>11.96</text:p>
          </table:table-cell>
          <table:table-cell table:style-name="ce1" office:value-type="float" office:value="14.63">
            <text:p>14.63</text:p>
          </table:table-cell>
          <table:table-cell table:style-name="ce1" office:value-type="float" office:value="22.97">
            <text:p>22.97</text:p>
          </table:table-cell>
          <table:table-cell table:style-name="ce1" office:value-type="float" office:value="38.69">
            <text:p>38.69</text:p>
          </table:table-cell>
          <table:table-cell table:style-name="ce1" office:value-type="float" office:value="8.82">
            <text:p>8.82</text:p>
          </table:table-cell>
          <table:table-cell table:style-name="ce1" office:value-type="float" office:value="9.71">
            <text:p>9.71</text:p>
          </table:table-cell>
        </table:table-row>
        <table:table-row>
          <table:table-cell table:number-columns-repeated="3"/>
          <table:table-cell table:style-name="ce1" office:value-type="float" office:value="23.17">
            <text:p>23.17</text:p>
          </table:table-cell>
          <table:table-cell table:style-name="ce1" office:value-type="float" office:value="24.13">
            <text:p>24.13</text:p>
          </table:table-cell>
          <table:table-cell table:style-name="ce1" office:value-type="float" office:value="15.58">
            <text:p>15.58</text:p>
          </table:table-cell>
          <table:table-cell table:style-name="ce1" office:value-type="float" office:value="8.54">
            <text:p>8.54</text:p>
          </table:table-cell>
          <table:table-cell table:style-name="ce1" office:value-type="float" office:value="38.07">
            <text:p>38.07</text:p>
          </table:table-cell>
          <table:table-cell table:style-name="ce1" office:value-type="float" office:value="11.83">
            <text:p>11.83</text:p>
          </table:table-cell>
          <table:table-cell table:style-name="ce1" office:value-type="float" office:value="15.93">
            <text:p>15.93</text:p>
          </table:table-cell>
          <table:table-cell table:style-name="ce1" office:value-type="float" office:value="24.54">
            <text:p>24.54</text:p>
          </table:table-cell>
          <table:table-cell table:style-name="ce1" office:value-type="float" office:value="40.6">
            <text:p>40.6</text:p>
          </table:table-cell>
          <table:table-cell table:style-name="ce1" office:value-type="float" office:value="9.36">
            <text:p>9.36</text:p>
          </table:table-cell>
          <table:table-cell table:style-name="ce1" office:value-type="float" office:value="10.25">
            <text:p>10.25</text:p>
          </table:table-cell>
        </table:table-row>
        <table:table-row>
          <table:table-cell table:number-columns-repeated="3"/>
          <table:table-cell table:style-name="ce1" office:value-type="float" office:value="18.11">
            <text:p>18.11</text:p>
          </table:table-cell>
          <table:table-cell table:style-name="ce1" office:value-type="float" office:value="20.37">
            <text:p>20.37</text:p>
          </table:table-cell>
          <table:table-cell table:style-name="ce1" office:value-type="float" office:value="14.7">
            <text:p>14.7</text:p>
          </table:table-cell>
          <table:table-cell table:style-name="ce1" office:value-type="float" office:value="8.54">
            <text:p>8.54</text:p>
          </table:table-cell>
          <table:table-cell table:style-name="ce1" office:value-type="float" office:value="35.54">
            <text:p>35.54</text:p>
          </table:table-cell>
          <table:table-cell table:style-name="ce1" office:value-type="float" office:value="10.18">
            <text:p>10.18</text:p>
          </table:table-cell>
          <table:table-cell table:style-name="ce1" office:value-type="float" office:value="15.45">
            <text:p>15.45</text:p>
          </table:table-cell>
          <table:table-cell table:style-name="ce1" office:value-type="float" office:value="21.6">
            <text:p>21.6</text:p>
          </table:table-cell>
          <table:table-cell table:style-name="ce1" office:value-type="float" office:value="36.23">
            <text:p>36.23</text:p>
          </table:table-cell>
          <table:table-cell table:style-name="ce1" office:value-type="float" office:value="9.77">
            <text:p>9.77</text:p>
          </table:table-cell>
          <table:table-cell table:style-name="ce1" office:value-type="float" office:value="10.25">
            <text:p>10.25</text:p>
          </table:table-cell>
        </table:table-row>
        <table:table-row>
          <table:table-cell table:number-columns-repeated="3"/>
          <table:table-cell table:style-name="ce1" office:value-type="float" office:value="15.86">
            <text:p>15.86</text:p>
          </table:table-cell>
          <table:table-cell table:style-name="ce1" office:value-type="float" office:value="17.5">
            <text:p>17.5</text:p>
          </table:table-cell>
          <table:table-cell table:style-name="ce1" office:value-type="float" office:value="11.76">
            <text:p>11.76</text:p>
          </table:table-cell>
          <table:table-cell table:style-name="ce1" office:value-type="float" office:value="8.61">
            <text:p>8.61</text:p>
          </table:table-cell>
          <table:table-cell table:style-name="ce1" office:value-type="float" office:value="32.13">
            <text:p>32.13</text:p>
          </table:table-cell>
          <table:table-cell table:style-name="ce1" office:value-type="float" office:value="9.64">
            <text:p>9.64</text:p>
          </table:table-cell>
          <table:table-cell table:style-name="ce1" office:value-type="float" office:value="14.15">
            <text:p>14.15</text:p>
          </table:table-cell>
          <table:table-cell table:style-name="ce1" office:value-type="float" office:value="23.03">
            <text:p>23.03</text:p>
          </table:table-cell>
          <table:table-cell table:style-name="ce1" office:value-type="float" office:value="37.39">
            <text:p>37.39</text:p>
          </table:table-cell>
          <table:table-cell table:style-name="ce1" office:value-type="float" office:value="9.77">
            <text:p>9.77</text:p>
          </table:table-cell>
          <table:table-cell table:style-name="ce1" office:value-type="float" office:value="10.66">
            <text:p>10.66</text:p>
          </table:table-cell>
        </table:table-row>
        <table:table-row>
          <table:table-cell table:number-columns-repeated="3"/>
          <table:table-cell table:style-name="ce1" office:value-type="float" office:value="30.42">
            <text:p>30.42</text:p>
          </table:table-cell>
          <table:table-cell table:style-name="ce1" office:value-type="float" office:value="33.97">
            <text:p>33.97</text:p>
          </table:table-cell>
          <table:table-cell table:style-name="ce1" office:value-type="float" office:value="18.93">
            <text:p>18.93</text:p>
          </table:table-cell>
          <table:table-cell table:style-name="ce1" office:value-type="float" office:value="9.09">
            <text:p>9.09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11.35">
            <text:p>11.35</text:p>
          </table:table-cell>
          <table:table-cell table:style-name="ce1" office:value-type="float" office:value="16.13">
            <text:p>16.13</text:p>
          </table:table-cell>
          <table:table-cell table:style-name="ce1" office:value-type="float" office:value="25.5">
            <text:p>25.5</text:p>
          </table:table-cell>
          <table:table-cell table:style-name="ce1" office:value-type="float" office:value="40.05">
            <text:p>40.05</text:p>
          </table:table-cell>
          <table:table-cell table:style-name="ce1" office:value-type="float" office:value="9.84">
            <text:p>9.84</text:p>
          </table:table-cell>
          <table:table-cell table:style-name="ce1" office:value-type="float" office:value="10.12">
            <text:p>10.12</text:p>
          </table:table-cell>
        </table:table-row>
        <table:table-row>
          <table:table-cell table:number-columns-repeated="3"/>
          <table:table-cell table:style-name="ce1" office:value-type="float" office:value="17.77">
            <text:p>17.77</text:p>
          </table:table-cell>
          <table:table-cell table:style-name="ce1" office:value-type="float" office:value="20.16">
            <text:p>20.16</text:p>
          </table:table-cell>
          <table:table-cell table:style-name="ce1" office:value-type="float" office:value="14.22">
            <text:p>14.22</text:p>
          </table:table-cell>
          <table:table-cell table:style-name="ce1" office:value-type="float" office:value="8.95">
            <text:p>8.95</text:p>
          </table:table-cell>
          <table:table-cell table:style-name="ce1" office:value-type="float" office:value="31.58">
            <text:p>31.58</text:p>
          </table:table-cell>
          <table:table-cell table:style-name="ce1" office:value-type="float" office:value="10.25">
            <text:p>10.25</text:p>
          </table:table-cell>
          <table:table-cell table:style-name="ce1" office:value-type="float" office:value="17.91">
            <text:p>17.91</text:p>
          </table:table-cell>
          <table:table-cell table:style-name="ce1" office:value-type="float" office:value="25.56">
            <text:p>25.56</text:p>
          </table:table-cell>
          <table:table-cell table:style-name="ce1" office:value-type="float" office:value="36.09">
            <text:p>36.09</text:p>
          </table:table-cell>
          <table:table-cell table:style-name="ce1" office:value-type="float" office:value="9.91">
            <text:p>9.91</text:p>
          </table:table-cell>
          <table:table-cell table:style-name="ce1" office:value-type="float" office:value="11.83">
            <text:p>11.83</text:p>
          </table:table-cell>
        </table:table-row>
        <table:table-row>
          <table:table-cell table:number-columns-repeated="14"/>
        </table:table-row>
        <table:table-row>
          <table:table-cell table:number-columns-repeated="3"/>
          <table:table-cell table:style-name="ce1" office:value-type="float" office:value="115.5763">
            <text:p>115.5763</text:p>
          </table:table-cell>
          <table:table-cell table:style-name="ce1" office:value-type="float" office:value="83.9539">
            <text:p>83.9539</text:p>
          </table:table-cell>
          <table:table-cell table:style-name="ce1" office:value-type="float" office:value="145.1403">
            <text:p>145.1403</text:p>
          </table:table-cell>
          <table:table-cell table:style-name="ce1" office:value-type="float" office:value="233.2813">
            <text:p>233.2813</text:p>
          </table:table-cell>
          <table:table-cell table:style-name="ce1" office:value-type="float" office:value="290.9324">
            <text:p>290.9324</text:p>
          </table:table-cell>
          <table:table-cell table:style-name="ce1" office:value-type="float" office:value="127.9281">
            <text:p>127.9281</text:p>
          </table:table-cell>
          <table:table-cell table:style-name="ce1" office:value-type="float" office:value="147.903">
            <text:p>147.903</text:p>
          </table:table-cell>
          <table:table-cell table:style-name="ce1" office:value-type="float" office:value="167.0543">
            <text:p>167.0543</text:p>
          </table:table-cell>
          <table:table-cell table:style-name="ce1" office:value-type="float" office:value="242.1714">
            <text:p>242.1714</text:p>
          </table:table-cell>
          <table:table-cell table:style-name="ce1" office:value-type="float" office:value="129.5549">
            <text:p>129.5549</text:p>
          </table:table-cell>
          <table:table-cell table:style-name="ce1" office:value-type="float" office:value="148.223">
            <text:p>148.223</text:p>
          </table:table-cell>
        </table:table-row>
        <table:table-row>
          <table:table-cell table:number-columns-repeated="3"/>
          <table:table-cell table:style-name="ce1" office:value-type="float" office:value="116.6287">
            <text:p>116.6287</text:p>
          </table:table-cell>
          <table:table-cell table:style-name="ce1" office:value-type="float" office:value="81.2316">
            <text:p>81.2316</text:p>
          </table:table-cell>
          <table:table-cell table:style-name="ce1" office:value-type="float" office:value="144.7692">
            <text:p>144.7692</text:p>
          </table:table-cell>
          <table:table-cell table:style-name="ce1" office:value-type="float" office:value="202.9922">
            <text:p>202.9922</text:p>
          </table:table-cell>
          <table:table-cell table:style-name="ce1" office:value-type="float" office:value="227.1396">
            <text:p>227.1396</text:p>
          </table:table-cell>
          <table:table-cell table:style-name="ce1" office:value-type="float" office:value="134.14">
            <text:p>134.14</text:p>
          </table:table-cell>
          <table:table-cell table:style-name="ce1" office:value-type="float" office:value="139.8224">
            <text:p>139.8224</text:p>
          </table:table-cell>
          <table:table-cell table:style-name="ce1" office:value-type="float" office:value="112.9381">
            <text:p>112.9381</text:p>
          </table:table-cell>
          <table:table-cell table:style-name="ce1" office:value-type="float" office:value="161.6496">
            <text:p>161.6496</text:p>
          </table:table-cell>
          <table:table-cell table:style-name="ce1" office:value-type="float" office:value="125.8333">
            <text:p>125.8333</text:p>
          </table:table-cell>
          <table:table-cell table:style-name="ce1" office:value-type="float" office:value="147.72">
            <text:p>147.72</text:p>
          </table:table-cell>
        </table:table-row>
        <table:table-row>
          <table:table-cell table:number-columns-repeated="3"/>
          <table:table-cell table:style-name="ce1" office:value-type="float" office:value="117.874">
            <text:p>117.874</text:p>
          </table:table-cell>
          <table:table-cell table:style-name="ce1" office:value-type="float" office:value="89.2845">
            <text:p>89.2845</text:p>
          </table:table-cell>
          <table:table-cell table:style-name="ce1" office:value-type="float" office:value="153.558">
            <text:p>153.558</text:p>
          </table:table-cell>
          <table:table-cell table:style-name="ce1" office:value-type="float" office:value="245.124">
            <text:p>245.124</text:p>
          </table:table-cell>
          <table:table-cell table:style-name="ce1" office:value-type="float" office:value="329.4726">
            <text:p>329.4726</text:p>
          </table:table-cell>
          <table:table-cell table:style-name="ce1" office:value-type="float" office:value="173.3758">
            <text:p>173.3758</text:p>
          </table:table-cell>
          <table:table-cell table:style-name="ce1" office:value-type="float" office:value="188.1717">
            <text:p>188.1717</text:p>
          </table:table-cell>
          <table:table-cell table:style-name="ce1" office:value-type="float" office:value="148.2551">
            <text:p>148.2551</text:p>
          </table:table-cell>
          <table:table-cell table:style-name="ce1" office:value-type="float" office:value="258.4923">
            <text:p>258.4923</text:p>
          </table:table-cell>
          <table:table-cell table:style-name="ce1" office:value-type="float" office:value="136.4161">
            <text:p>136.4161</text:p>
          </table:table-cell>
          <table:table-cell table:style-name="ce1" office:value-type="float" office:value="140.4575">
            <text:p>140.4575</text:p>
          </table:table-cell>
        </table:table-row>
        <table:table-row>
          <table:table-cell table:number-columns-repeated="3"/>
          <table:table-cell table:style-name="ce1" office:value-type="float" office:value="92.0023">
            <text:p>92.0023</text:p>
          </table:table-cell>
          <table:table-cell table:style-name="ce1" office:value-type="float" office:value="53.5232">
            <text:p>53.5232</text:p>
          </table:table-cell>
          <table:table-cell table:style-name="ce1" office:value-type="float" office:value="123.9247">
            <text:p>123.9247</text:p>
          </table:table-cell>
          <table:table-cell table:style-name="ce1" office:value-type="float" office:value="191.5772">
            <text:p>191.5772</text:p>
          </table:table-cell>
          <table:table-cell table:style-name="ce1" office:value-type="float" office:value="227.7446">
            <text:p>227.7446</text:p>
          </table:table-cell>
          <table:table-cell table:style-name="ce1" office:value-type="float" office:value="192.9548">
            <text:p>192.9548</text:p>
          </table:table-cell>
          <table:table-cell table:style-name="ce1" office:value-type="float" office:value="137.7383">
            <text:p>137.7383</text:p>
          </table:table-cell>
          <table:table-cell table:style-name="ce1" office:value-type="float" office:value="216.8338">
            <text:p>216.8338</text:p>
          </table:table-cell>
          <table:table-cell table:style-name="ce1" office:value-type="float" office:value="273.9283">
            <text:p>273.9283</text:p>
          </table:table-cell>
          <table:table-cell table:style-name="ce1" office:value-type="float" office:value="112.6626">
            <text:p>112.6626</text:p>
          </table:table-cell>
          <table:table-cell table:style-name="ce1" office:value-type="float" office:value="139.4467">
            <text:p>139.4467</text:p>
          </table:table-cell>
        </table:table-row>
        <table:table-row>
          <table:table-cell table:number-columns-repeated="3"/>
          <table:table-cell table:style-name="ce1" office:value-type="float" office:value="102.153">
            <text:p>102.153</text:p>
          </table:table-cell>
          <table:table-cell table:style-name="ce1" office:value-type="float" office:value="91.175">
            <text:p>91.175</text:p>
          </table:table-cell>
          <table:table-cell table:style-name="ce1" office:value-type="float" office:value="166.1813">
            <text:p>166.1813</text:p>
          </table:table-cell>
          <table:table-cell table:style-name="ce1" office:value-type="float" office:value="178.0916">
            <text:p>178.0916</text:p>
          </table:table-cell>
          <table:table-cell table:style-name="ce1" office:value-type="float" office:value="212.0912">
            <text:p>212.0912</text:p>
          </table:table-cell>
          <table:table-cell table:style-name="ce1" office:value-type="float" office:value="100.0216">
            <text:p>100.0216</text:p>
          </table:table-cell>
          <table:table-cell table:style-name="ce1" office:value-type="float" office:value="126.0681">
            <text:p>126.0681</text:p>
          </table:table-cell>
          <table:table-cell table:style-name="ce1" office:value-type="float" office:value="88.5431">
            <text:p>88.5431</text:p>
          </table:table-cell>
          <table:table-cell table:style-name="ce1" office:value-type="float" office:value="157.9037">
            <text:p>157.9037</text:p>
          </table:table-cell>
          <table:table-cell table:style-name="ce1" office:value-type="float" office:value="113.6954">
            <text:p>113.6954</text:p>
          </table:table-cell>
          <table:table-cell table:style-name="ce1" office:value-type="float" office:value="137.95">
            <text:p>137.95</text:p>
          </table:table-cell>
        </table:table-row>
        <table:table-row>
          <table:table-cell table:number-columns-repeated="3"/>
          <table:table-cell table:style-name="ce1" office:value-type="float" office:value="167.4032">
            <text:p>167.4032</text:p>
          </table:table-cell>
          <table:table-cell table:style-name="ce1" office:value-type="float" office:value="134.4384">
            <text:p>134.4384</text:p>
          </table:table-cell>
          <table:table-cell table:style-name="ce1" office:value-type="float" office:value="239.6765">
            <text:p>239.6765</text:p>
          </table:table-cell>
          <table:table-cell table:style-name="ce1" office:value-type="float" office:value="320.2736">
            <text:p>320.2736</text:p>
          </table:table-cell>
          <table:table-cell table:style-name="ce1" office:value-type="float" office:value="410.5963">
            <text:p>410.5963</text:p>
          </table:table-cell>
          <table:table-cell table:style-name="ce1" office:value-type="float" office:value="501.3257">
            <text:p>501.3257</text:p>
          </table:table-cell>
          <table:table-cell table:style-name="ce1" office:value-type="float" office:value="190.6495">
            <text:p>190.6495</text:p>
          </table:table-cell>
          <table:table-cell table:style-name="ce1" office:value-type="float" office:value="152.753">
            <text:p>152.753</text:p>
          </table:table-cell>
          <table:table-cell table:style-name="ce1" office:value-type="float" office:value="293.2208">
            <text:p>293.2208</text:p>
          </table:table-cell>
          <table:table-cell table:style-name="ce1" office:value-type="float" office:value="161.3876">
            <text:p>161.3876</text:p>
          </table:table-cell>
          <table:table-cell table:style-name="ce1" office:value-type="float" office:value="152.9789">
            <text:p>152.9789</text:p>
          </table:table-cell>
        </table:table-row>
        <table:table-row>
          <table:table-cell table:number-columns-repeated="3"/>
          <table:table-cell table:style-name="ce1" office:value-type="float" office:value="136.2891">
            <text:p>136.2891</text:p>
          </table:table-cell>
          <table:table-cell table:style-name="ce1" office:value-type="float" office:value="93.6572">
            <text:p>93.6572</text:p>
          </table:table-cell>
          <table:table-cell table:style-name="ce1" office:value-type="float" office:value="159.1974">
            <text:p>159.1974</text:p>
          </table:table-cell>
          <table:table-cell table:style-name="ce1" office:value-type="float" office:value="252.088">
            <text:p>252.088</text:p>
          </table:table-cell>
          <table:table-cell table:style-name="ce1" office:value-type="float" office:value="346.4039">
            <text:p>346.4039</text:p>
          </table:table-cell>
          <table:table-cell table:style-name="ce1" office:value-type="float" office:value="104.9075">
            <text:p>104.9075</text:p>
          </table:table-cell>
          <table:table-cell table:style-name="ce1" office:value-type="float" office:value="156.4335">
            <text:p>156.4335</text:p>
          </table:table-cell>
          <table:table-cell table:style-name="ce1" office:value-type="float" office:value="178.3705">
            <text:p>178.3705</text:p>
          </table:table-cell>
          <table:table-cell table:style-name="ce1" office:value-type="float" office:value="288.6498">
            <text:p>288.6498</text:p>
          </table:table-cell>
          <table:table-cell table:style-name="ce1" office:value-type="float" office:value="139.6423">
            <text:p>139.6423</text:p>
          </table:table-cell>
          <table:table-cell table:style-name="ce1" office:value-type="float" office:value="143.8733">
            <text:p>143.8733</text:p>
          </table:table-cell>
        </table:table-row>
        <table:table-row>
          <table:table-cell table:number-columns-repeated="3"/>
          <table:table-cell table:style-name="ce1" office:value-type="float" office:value="124.0226">
            <text:p>124.0226</text:p>
          </table:table-cell>
          <table:table-cell table:style-name="ce1" office:value-type="float" office:value="95.7047">
            <text:p>95.7047</text:p>
          </table:table-cell>
          <table:table-cell table:style-name="ce1" office:value-type="float" office:value="140.2791">
            <text:p>140.2791</text:p>
          </table:table-cell>
          <table:table-cell table:style-name="ce1" office:value-type="float" office:value="217.52">
            <text:p>217.52</text:p>
          </table:table-cell>
          <table:table-cell table:style-name="ce1" office:value-type="float" office:value="258.3596">
            <text:p>258.3596</text:p>
          </table:table-cell>
          <table:table-cell table:style-name="ce1" office:value-type="float" office:value="105.2886">
            <text:p>105.2886</text:p>
          </table:table-cell>
          <table:table-cell table:style-name="ce1" office:value-type="float" office:value="131.1416">
            <text:p>131.1416</text:p>
          </table:table-cell>
          <table:table-cell table:style-name="ce1" office:value-type="float" office:value="156.2658">
            <text:p>156.2658</text:p>
          </table:table-cell>
          <table:table-cell table:style-name="ce1" office:value-type="float" office:value="149.0415">
            <text:p>149.0415</text:p>
          </table:table-cell>
          <table:table-cell table:style-name="ce1" office:value-type="float" office:value="131.007">
            <text:p>131.007</text:p>
          </table:table-cell>
          <table:table-cell table:style-name="ce1" office:value-type="float" office:value="146.0067">
            <text:p>146.0067</text:p>
          </table:table-cell>
        </table:table-row>
        <table:table-row>
          <table:table-cell table:number-columns-repeated="3"/>
          <table:table-cell table:style-name="ce1" office:value-type="float" office:value="122.4569">
            <text:p>122.4569</text:p>
          </table:table-cell>
          <table:table-cell table:style-name="ce1" office:value-type="float" office:value="110.1992">
            <text:p>110.1992</text:p>
          </table:table-cell>
          <table:table-cell table:style-name="ce1" office:value-type="float" office:value="183.2791">
            <text:p>183.2791</text:p>
          </table:table-cell>
          <table:table-cell table:style-name="ce1" office:value-type="float" office:value="199.3571">
            <text:p>199.3571</text:p>
          </table:table-cell>
          <table:table-cell table:style-name="ce1" office:value-type="float" office:value="294.9979">
            <text:p>294.9979</text:p>
          </table:table-cell>
          <table:table-cell table:style-name="ce1" office:value-type="float" office:value="97.8298">
            <text:p>97.8298</text:p>
          </table:table-cell>
          <table:table-cell table:style-name="ce1" office:value-type="float" office:value="154.0338">
            <text:p>154.0338</text:p>
          </table:table-cell>
          <table:table-cell table:style-name="ce1" office:value-type="float" office:value="92.6053">
            <text:p>92.6053</text:p>
          </table:table-cell>
          <table:table-cell table:style-name="ce1" office:value-type="float" office:value="172.0201">
            <text:p>172.0201</text:p>
          </table:table-cell>
          <table:table-cell table:style-name="ce1" office:value-type="float" office:value="122.5804">
            <text:p>122.5804</text:p>
          </table:table-cell>
          <table:table-cell table:style-name="ce1" office:value-type="float" office:value="144.6026">
            <text:p>144.6026</text:p>
          </table:table-cell>
        </table:table-row>
        <table:table-row>
          <table:table-cell table:number-columns-repeated="3"/>
          <table:table-cell table:style-name="ce1" office:value-type="float" office:value="104.8427">
            <text:p>104.8427</text:p>
          </table:table-cell>
          <table:table-cell table:style-name="ce1" office:value-type="float" office:value="62.6962">
            <text:p>62.6962</text:p>
          </table:table-cell>
          <table:table-cell table:style-name="ce1" office:value-type="float" office:value="144.9892">
            <text:p>144.9892</text:p>
          </table:table-cell>
          <table:table-cell table:style-name="ce1" office:value-type="float" office:value="201.8346">
            <text:p>201.8346</text:p>
          </table:table-cell>
          <table:table-cell table:style-name="ce1" office:value-type="float" office:value="350.1745">
            <text:p>350.1745</text:p>
          </table:table-cell>
          <table:table-cell table:style-name="ce1" office:value-type="float" office:value="177.994">
            <text:p>177.994</text:p>
          </table:table-cell>
          <table:table-cell table:style-name="ce1" office:value-type="float" office:value="201.0169">
            <text:p>201.0169</text:p>
          </table:table-cell>
          <table:table-cell table:style-name="ce1" office:value-type="float" office:value="284.5818">
            <text:p>284.5818</text:p>
          </table:table-cell>
          <table:table-cell table:style-name="ce1" office:value-type="float" office:value="313.401">
            <text:p>313.401</text:p>
          </table:table-cell>
          <table:table-cell table:style-name="ce1" office:value-type="float" office:value="133.6528">
            <text:p>133.6528</text:p>
          </table:table-cell>
          <table:table-cell table:style-name="ce1" office:value-type="float" office:value="143.8649">
            <text:p>143.8649</text:p>
          </table:table-cell>
        </table:table-row>
        <table:table-row>
          <table:table-cell table:number-columns-repeated="3"/>
          <table:table-cell table:style-name="ce1" office:value-type="float" office:value="73.3808">
            <text:p>73.3808</text:p>
          </table:table-cell>
          <table:table-cell table:style-name="ce1" office:value-type="float" office:value="59.8237">
            <text:p>59.8237</text:p>
          </table:table-cell>
          <table:table-cell table:style-name="ce1" office:value-type="float" office:value="105.2308">
            <text:p>105.2308</text:p>
          </table:table-cell>
          <table:table-cell table:style-name="ce1" office:value-type="float" office:value="137.2137">
            <text:p>137.2137</text:p>
          </table:table-cell>
          <table:table-cell table:style-name="ce1" office:value-type="float" office:value="246.3203">
            <text:p>246.3203</text:p>
          </table:table-cell>
          <table:table-cell table:style-name="ce1" office:value-type="float" office:value="91.5867">
            <text:p>91.5867</text:p>
          </table:table-cell>
          <table:table-cell table:style-name="ce1" office:value-type="float" office:value="86.084">
            <text:p>86.084</text:p>
          </table:table-cell>
          <table:table-cell table:style-name="ce1" office:value-type="float" office:value="72.2807">
            <text:p>72.2807</text:p>
          </table:table-cell>
          <table:table-cell table:style-name="ce1" office:value-type="float" office:value="137.2102">
            <text:p>137.2102</text:p>
          </table:table-cell>
          <table:table-cell table:style-name="ce1" office:value-type="float" office:value="97.9448">
            <text:p>97.9448</text:p>
          </table:table-cell>
          <table:table-cell table:style-name="ce1" office:value-type="float" office:value="248.6127">
            <text:p>248.6127</text:p>
          </table:table-cell>
        </table:table-row>
        <table:table-row>
          <table:table-cell table:number-columns-repeated="14"/>
        </table:table-row>
        <table:table-row>
          <table:table-cell table:number-columns-repeated="3"/>
          <table:table-cell table:style-name="ce1" office:value-type="float" office:value="83.46782">
            <text:p>83.46782</text:p>
          </table:table-cell>
          <table:table-cell table:style-name="ce1" office:value-type="float" office:value="78.3951316667">
            <text:p>78.3951316667</text:p>
          </table:table-cell>
          <table:table-cell table:style-name="ce1" office:value-type="float" office:value="98.276915">
            <text:p>98.276915</text:p>
          </table:table-cell>
          <table:table-cell table:style-name="ce1" office:value-type="float" office:value="78.0348833333">
            <text:p>78.0348833333</text:p>
          </table:table-cell>
          <table:table-cell table:style-name="ce1" office:value-type="float" office:value="58.366355">
            <text:p>58.366355</text:p>
          </table:table-cell>
          <table:table-cell table:style-name="ce1" office:value-type="float" office:value="83.747775">
            <text:p>83.747775</text:p>
          </table:table-cell>
          <table:table-cell table:style-name="ce1" office:value-type="float" office:value="101.947081667">
            <text:p>101.947081667</text:p>
          </table:table-cell>
          <table:table-cell table:style-name="ce1" office:value-type="float" office:value="79.47989">
            <text:p>79.47989</text:p>
          </table:table-cell>
          <table:table-cell table:style-name="ce1" office:value-type="float" office:value="110.06395">
            <text:p>110.06395</text:p>
          </table:table-cell>
          <table:table-cell table:style-name="ce1" office:value-type="float" office:value="97.1594">
            <text:p>97.1594</text:p>
          </table:table-cell>
          <table:table-cell table:style-name="ce1" office:value-type="float" office:value="75.2473983333">
            <text:p>75.2473983333</text:p>
          </table:table-cell>
        </table:table-row>
        <table:table-row>
          <table:table-cell table:number-columns-repeated="3"/>
          <table:table-cell table:style-name="ce1" office:value-type="float" office:value="97.1503683333">
            <text:p>97.1503683333</text:p>
          </table:table-cell>
          <table:table-cell table:style-name="ce1" office:value-type="float" office:value="92.2392183333">
            <text:p>92.2392183333</text:p>
          </table:table-cell>
          <table:table-cell table:style-name="ce1" office:value-type="float" office:value="96.5748083333">
            <text:p>96.5748083333</text:p>
          </table:table-cell>
          <table:table-cell table:style-name="ce1" office:value-type="float" office:value="78.099755">
            <text:p>78.099755</text:p>
          </table:table-cell>
          <table:table-cell table:style-name="ce1" office:value-type="float" office:value="67.9085716667">
            <text:p>67.9085716667</text:p>
          </table:table-cell>
          <table:table-cell table:style-name="ce1" office:value-type="float" office:value="96.8340216667">
            <text:p>96.8340216667</text:p>
          </table:table-cell>
          <table:table-cell table:style-name="ce1" office:value-type="float" office:value="101.2044">
            <text:p>101.2044</text:p>
          </table:table-cell>
          <table:table-cell table:style-name="ce1" office:value-type="float" office:value="95.8316783333">
            <text:p>95.8316783333</text:p>
          </table:table-cell>
          <table:table-cell table:style-name="ce1" office:value-type="float" office:value="125.387591667">
            <text:p>125.387591667</text:p>
          </table:table-cell>
          <table:table-cell table:style-name="ce1" office:value-type="float" office:value="100.954766667">
            <text:p>100.954766667</text:p>
          </table:table-cell>
          <table:table-cell table:style-name="ce1" office:value-type="float" office:value="75.680455">
            <text:p>75.680455</text:p>
          </table:table-cell>
        </table:table-row>
        <table:table-row>
          <table:table-cell table:number-columns-repeated="3"/>
          <table:table-cell table:style-name="ce1" office:value-type="float" office:value="68.2348766667">
            <text:p>68.2348766667</text:p>
          </table:table-cell>
          <table:table-cell table:style-name="ce1" office:value-type="float" office:value="65.386275">
            <text:p>65.386275</text:p>
          </table:table-cell>
          <table:table-cell table:style-name="ce1" office:value-type="float" office:value="97.8141">
            <text:p>97.8141</text:p>
          </table:table-cell>
          <table:table-cell table:style-name="ce1" office:value-type="float" office:value="67.5994833333">
            <text:p>67.5994833333</text:p>
          </table:table-cell>
          <table:table-cell table:style-name="ce1" office:value-type="float" office:value="47.5890066667">
            <text:p>47.5890066667</text:p>
          </table:table-cell>
          <table:table-cell table:style-name="ce1" office:value-type="float" office:value="76.5762633333">
            <text:p>76.5762633333</text:p>
          </table:table-cell>
          <table:table-cell table:style-name="ce1" office:value-type="float" office:value="94.12005">
            <text:p>94.12005</text:p>
          </table:table-cell>
          <table:table-cell table:style-name="ce1" office:value-type="float" office:value="60.8546383333">
            <text:p>60.8546383333</text:p>
          </table:table-cell>
          <table:table-cell table:style-name="ce1" office:value-type="float" office:value="101.013138333">
            <text:p>101.013138333</text:p>
          </table:table-cell>
          <table:table-cell table:style-name="ce1" office:value-type="float" office:value="80.9550483333">
            <text:p>80.9550483333</text:p>
          </table:table-cell>
          <table:table-cell table:style-name="ce1" office:value-type="float" office:value="62.220555">
            <text:p>62.220555</text:p>
          </table:table-cell>
        </table:table-row>
        <table:table-row>
          <table:table-cell table:number-columns-repeated="3"/>
          <table:table-cell table:style-name="ce1" office:value-type="float" office:value="72.9107433333">
            <text:p>72.9107433333</text:p>
          </table:table-cell>
          <table:table-cell table:style-name="ce1" office:value-type="float" office:value="59.3943533333">
            <text:p>59.3943533333</text:p>
          </table:table-cell>
          <table:table-cell table:style-name="ce1" office:value-type="float" office:value="106.773071667">
            <text:p>106.773071667</text:p>
          </table:table-cell>
          <table:table-cell table:style-name="ce1" office:value-type="float" office:value="71.1865883333">
            <text:p>71.1865883333</text:p>
          </table:table-cell>
          <table:table-cell table:style-name="ce1" office:value-type="float" office:value="52.6693516667">
            <text:p>52.6693516667</text:p>
          </table:table-cell>
          <table:table-cell table:style-name="ce1" office:value-type="float" office:value="75.808365">
            <text:p>75.808365</text:p>
          </table:table-cell>
          <table:table-cell table:style-name="ce1" office:value-type="float" office:value="93.95377">
            <text:p>93.95377</text:p>
          </table:table-cell>
          <table:table-cell table:style-name="ce1" office:value-type="float" office:value="69.44728">
            <text:p>69.44728</text:p>
          </table:table-cell>
          <table:table-cell table:style-name="ce1" office:value-type="float" office:value="114.10563">
            <text:p>114.10563</text:p>
          </table:table-cell>
          <table:table-cell table:style-name="ce1" office:value-type="float" office:value="93.2148666667">
            <text:p>93.2148666667</text:p>
          </table:table-cell>
          <table:table-cell table:style-name="ce1" office:value-type="float" office:value="62.0072116667">
            <text:p>62.0072116667</text:p>
          </table:table-cell>
        </table:table-row>
        <table:table-row>
          <table:table-cell table:number-columns-repeated="3"/>
          <table:table-cell table:style-name="ce1" office:value-type="float" office:value="97.5608516667">
            <text:p>97.5608516667</text:p>
          </table:table-cell>
          <table:table-cell table:style-name="ce1" office:value-type="float" office:value="92.9853983333">
            <text:p>92.9853983333</text:p>
          </table:table-cell>
          <table:table-cell table:style-name="ce1" office:value-type="float" office:value="96.6424816667">
            <text:p>96.6424816667</text:p>
          </table:table-cell>
          <table:table-cell table:style-name="ce1" office:value-type="float" office:value="85.4842883333">
            <text:p>85.4842883333</text:p>
          </table:table-cell>
          <table:table-cell table:style-name="ce1" office:value-type="float" office:value="84.591845">
            <text:p>84.591845</text:p>
          </table:table-cell>
          <table:table-cell table:style-name="ce1" office:value-type="float" office:value="92.6604916667">
            <text:p>92.6604916667</text:p>
          </table:table-cell>
          <table:table-cell table:style-name="ce1" office:value-type="float" office:value="114.083128333">
            <text:p>114.083128333</text:p>
          </table:table-cell>
          <table:table-cell table:style-name="ce1" office:value-type="float" office:value="100.377351667">
            <text:p>100.377351667</text:p>
          </table:table-cell>
          <table:table-cell table:style-name="ce1" office:value-type="float" office:value="124.395776667">
            <text:p>124.395776667</text:p>
          </table:table-cell>
          <table:table-cell table:style-name="ce1" office:value-type="float" office:value="101.942616667">
            <text:p>101.942616667</text:p>
          </table:table-cell>
          <table:table-cell table:style-name="ce1" office:value-type="float" office:value="76.3929783333">
            <text:p>76.3929783333</text:p>
          </table:table-cell>
        </table:table-row>
        <table:table-row>
          <table:table-cell table:number-columns-repeated="3"/>
          <table:table-cell table:style-name="ce1" office:value-type="float" office:value="78.09002">
            <text:p>78.09002</text:p>
          </table:table-cell>
          <table:table-cell table:style-name="ce1" office:value-type="float" office:value="72.1862616667">
            <text:p>72.1862616667</text:p>
          </table:table-cell>
          <table:table-cell table:style-name="ce1" office:value-type="float" office:value="91.2861083333">
            <text:p>91.2861083333</text:p>
          </table:table-cell>
          <table:table-cell table:style-name="ce1" office:value-type="float" office:value="71.4658966667">
            <text:p>71.4658966667</text:p>
          </table:table-cell>
          <table:table-cell table:style-name="ce1" office:value-type="float" office:value="55.9858766667">
            <text:p>55.9858766667</text:p>
          </table:table-cell>
          <table:table-cell table:style-name="ce1" office:value-type="float" office:value="75.1384383333">
            <text:p>75.1384383333</text:p>
          </table:table-cell>
          <table:table-cell table:style-name="ce1" office:value-type="float" office:value="103.643621667">
            <text:p>103.643621667</text:p>
          </table:table-cell>
          <table:table-cell table:style-name="ce1" office:value-type="float" office:value="78.1702733333">
            <text:p>78.1702733333</text:p>
          </table:table-cell>
          <table:table-cell table:style-name="ce1" office:value-type="float" office:value="110.264148333">
            <text:p>110.264148333</text:p>
          </table:table-cell>
          <table:table-cell table:style-name="ce1" office:value-type="float" office:value="79.1775316667">
            <text:p>79.1775316667</text:p>
          </table:table-cell>
          <table:table-cell table:style-name="ce1" office:value-type="float" office:value="68.8002466667">
            <text:p>68.8002466667</text:p>
          </table:table-cell>
        </table:table-row>
        <table:table-row>
          <table:table-cell table:number-columns-repeated="3"/>
          <table:table-cell table:style-name="ce1" office:value-type="float" office:value="71.2254516667">
            <text:p>71.2254516667</text:p>
          </table:table-cell>
          <table:table-cell table:style-name="ce1" office:value-type="float" office:value="55.8172666667">
            <text:p>55.8172666667</text:p>
          </table:table-cell>
          <table:table-cell table:style-name="ce1" office:value-type="float" office:value="98.2590566667">
            <text:p>98.2590566667</text:p>
          </table:table-cell>
          <table:table-cell table:style-name="ce1" office:value-type="float" office:value="74.1872933333">
            <text:p>74.1872933333</text:p>
          </table:table-cell>
          <table:table-cell table:style-name="ce1" office:value-type="float" office:value="45.252905">
            <text:p>45.252905</text:p>
          </table:table-cell>
          <table:table-cell table:style-name="ce1" office:value-type="float" office:value="74.8287083333">
            <text:p>74.8287083333</text:p>
          </table:table-cell>
          <table:table-cell table:style-name="ce1" office:value-type="float" office:value="98.6126966667">
            <text:p>98.6126966667</text:p>
          </table:table-cell>
          <table:table-cell table:style-name="ce1" office:value-type="float" office:value="64.0779983333">
            <text:p>64.0779983333</text:p>
          </table:table-cell>
          <table:table-cell table:style-name="ce1" office:value-type="float" office:value="98.0043266667">
            <text:p>98.0043266667</text:p>
          </table:table-cell>
          <table:table-cell table:style-name="ce1" office:value-type="float" office:value="78.724915">
            <text:p>78.724915</text:p>
          </table:table-cell>
          <table:table-cell table:style-name="ce1" office:value-type="float" office:value="61.8353">
            <text:p>61.8353</text:p>
          </table:table-cell>
        </table:table-row>
        <table:table-row>
          <table:table-cell table:number-columns-repeated="3"/>
          <table:table-cell table:style-name="ce1" office:value-type="float" office:value="97.4186916667">
            <text:p>97.4186916667</text:p>
          </table:table-cell>
          <table:table-cell table:style-name="ce1" office:value-type="float" office:value="81.7710466667">
            <text:p>81.7710466667</text:p>
          </table:table-cell>
          <table:table-cell table:style-name="ce1" office:value-type="float" office:value="102.586418333">
            <text:p>102.586418333</text:p>
          </table:table-cell>
          <table:table-cell table:style-name="ce1" office:value-type="float" office:value="82.81452">
            <text:p>82.81452</text:p>
          </table:table-cell>
          <table:table-cell table:style-name="ce1" office:value-type="float" office:value="66.12377">
            <text:p>66.12377</text:p>
          </table:table-cell>
          <table:table-cell table:style-name="ce1" office:value-type="float" office:value="86.5146316667">
            <text:p>86.5146316667</text:p>
          </table:table-cell>
          <table:table-cell table:style-name="ce1" office:value-type="float" office:value="107.331873333">
            <text:p>107.331873333</text:p>
          </table:table-cell>
          <table:table-cell table:style-name="ce1" office:value-type="float" office:value="92.8282233333">
            <text:p>92.8282233333</text:p>
          </table:table-cell>
          <table:table-cell table:style-name="ce1" office:value-type="float" office:value="120.873258333">
            <text:p>120.873258333</text:p>
          </table:table-cell>
          <table:table-cell table:style-name="ce1" office:value-type="float" office:value="96.7554433333">
            <text:p>96.7554433333</text:p>
          </table:table-cell>
          <table:table-cell table:style-name="ce1" office:value-type="float" office:value="75.7584116667">
            <text:p>75.7584116667</text:p>
          </table:table-cell>
        </table:table-row>
        <table:table-row>
          <table:table-cell table:number-columns-repeated="3"/>
          <table:table-cell table:style-name="ce1" office:value-type="float" office:value="83.28431">
            <text:p>83.28431</text:p>
          </table:table-cell>
          <table:table-cell table:style-name="ce1" office:value-type="float" office:value="86.431895">
            <text:p>86.431895</text:p>
          </table:table-cell>
          <table:table-cell table:style-name="ce1" office:value-type="float" office:value="101.14623">
            <text:p>101.14623</text:p>
          </table:table-cell>
          <table:table-cell table:style-name="ce1" office:value-type="float" office:value="83.7255166667">
            <text:p>83.7255166667</text:p>
          </table:table-cell>
          <table:table-cell table:style-name="ce1" office:value-type="float" office:value="67.6775283333">
            <text:p>67.6775283333</text:p>
          </table:table-cell>
          <table:table-cell table:style-name="ce1" office:value-type="float" office:value="92.41312">
            <text:p>92.41312</text:p>
          </table:table-cell>
          <table:table-cell table:style-name="ce1" office:value-type="float" office:value="103.916706667">
            <text:p>103.916706667</text:p>
          </table:table-cell>
          <table:table-cell table:style-name="ce1" office:value-type="float" office:value="95.6916666667">
            <text:p>95.6916666667</text:p>
          </table:table-cell>
          <table:table-cell table:style-name="ce1" office:value-type="float" office:value="117.949753333">
            <text:p>117.949753333</text:p>
          </table:table-cell>
          <table:table-cell table:style-name="ce1" office:value-type="float" office:value="85.4399766667">
            <text:p>85.4399766667</text:p>
          </table:table-cell>
          <table:table-cell table:style-name="ce1" office:value-type="float" office:value="75.984615">
            <text:p>75.984615</text:p>
          </table:table-cell>
        </table:table-row>
        <table:table-row>
          <table:table-cell table:number-columns-repeated="3"/>
          <table:table-cell table:style-name="ce1" office:value-type="float" office:value="51.63057">
            <text:p>51.63057</text:p>
          </table:table-cell>
          <table:table-cell table:style-name="ce1" office:value-type="float" office:value="48.0440516667">
            <text:p>48.0440516667</text:p>
          </table:table-cell>
          <table:table-cell table:style-name="ce1" office:value-type="float" office:value="90.816095">
            <text:p>90.816095</text:p>
          </table:table-cell>
          <table:table-cell table:style-name="ce1" office:value-type="float" office:value="61.3781583333">
            <text:p>61.3781583333</text:p>
          </table:table-cell>
          <table:table-cell table:style-name="ce1" office:value-type="float" office:value="40.447245">
            <text:p>40.447245</text:p>
          </table:table-cell>
          <table:table-cell table:style-name="ce1" office:value-type="float" office:value="72.2195783333">
            <text:p>72.2195783333</text:p>
          </table:table-cell>
          <table:table-cell table:style-name="ce1" office:value-type="float" office:value="90.5062366667">
            <text:p>90.5062366667</text:p>
          </table:table-cell>
          <table:table-cell table:style-name="ce1" office:value-type="float" office:value="60.848235">
            <text:p>60.848235</text:p>
          </table:table-cell>
          <table:table-cell table:style-name="ce1" office:value-type="float" office:value="96.93829">
            <text:p>96.93829</text:p>
          </table:table-cell>
          <table:table-cell table:style-name="ce1" office:value-type="float" office:value="71.737905">
            <text:p>71.737905</text:p>
          </table:table-cell>
          <table:table-cell table:style-name="ce1" office:value-type="float" office:value="61.7915766667">
            <text:p>61.7915766667</text:p>
          </table:table-cell>
        </table:table-row>
        <table:table-row>
          <table:table-cell table:number-columns-repeated="3"/>
          <table:table-cell table:style-name="ce1" office:value-type="float" office:value="86.395885">
            <text:p>86.395885</text:p>
          </table:table-cell>
          <table:table-cell table:style-name="ce1" office:value-type="float" office:value="73.805385">
            <text:p>73.805385</text:p>
          </table:table-cell>
          <table:table-cell table:style-name="ce1" office:value-type="float" office:value="104.531178333">
            <text:p>104.531178333</text:p>
          </table:table-cell>
          <table:table-cell table:style-name="ce1" office:value-type="float" office:value="77.2000516667">
            <text:p>77.2000516667</text:p>
          </table:table-cell>
          <table:table-cell table:style-name="ce1" office:value-type="float" office:value="61.7547333333">
            <text:p>61.7547333333</text:p>
          </table:table-cell>
          <table:table-cell table:style-name="ce1" office:value-type="float" office:value="84.1742216667">
            <text:p>84.1742216667</text:p>
          </table:table-cell>
          <table:table-cell table:style-name="ce1" office:value-type="float" office:value="111.59895">
            <text:p>111.59895</text:p>
          </table:table-cell>
          <table:table-cell table:style-name="ce1" office:value-type="float" office:value="87.4114533333">
            <text:p>87.4114533333</text:p>
          </table:table-cell>
          <table:table-cell table:style-name="ce1" office:value-type="float" office:value="113.719495">
            <text:p>113.719495</text:p>
          </table:table-cell>
          <table:table-cell table:style-name="ce1" office:value-type="float" office:value="92.1258166667">
            <text:p>92.1258166667</text:p>
          </table:table-cell>
          <table:table-cell table:style-name="ce1" office:value-type="float" office:value="74.5908283333">
            <text:p>74.5908283333</text:p>
          </table:table-cell>
        </table:table-row>
        <table:table-row>
          <table:table-cell table:number-columns-repeated="14"/>
        </table:table-row>
        <table:table-row>
          <table:table-cell table:number-columns-repeated="3"/>
          <table:table-cell table:style-name="ce1" office:value-type="float" office:value="59.6994032303495">
            <text:p>59.6994032303495</text:p>
          </table:table-cell>
          <table:table-cell table:style-name="ce1" office:value-type="float" office:value="67.2892602492824">
            <text:p>67.2892602492824</text:p>
          </table:table-cell>
          <table:table-cell table:style-name="ce1" office:value-type="float" office:value="44.9294711829472">
            <text:p>44.9294711829472</text:p>
          </table:table-cell>
          <table:table-cell table:style-name="ce1" office:value-type="float" office:value="40.0194267122414">
            <text:p>40.0194267122414</text:p>
          </table:table-cell>
          <table:table-cell table:style-name="ce1" office:value-type="float" office:value="73.81167726845">
            <text:p>73.81167726845</text:p>
          </table:table-cell>
          <table:table-cell table:style-name="ce1" office:value-type="float" office:value="48.2515799660017">
            <text:p>48.2515799660017</text:p>
          </table:table-cell>
          <table:table-cell table:style-name="ce1" office:value-type="float" office:value="44.3619911119682">
            <text:p>44.3619911119682</text:p>
          </table:table-cell>
          <table:table-cell table:style-name="ce1" office:value-type="float" office:value="59.391536337557">
            <text:p>59.391536337557</text:p>
          </table:table-cell>
          <table:table-cell table:style-name="ce1" office:value-type="float" office:value="56.0058038588274">
            <text:p>56.0058038588274</text:p>
          </table:table-cell>
          <table:table-cell table:style-name="ce1" office:value-type="float" office:value="42.669447772461">
            <text:p>42.669447772461</text:p>
          </table:table-cell>
          <table:table-cell table:style-name="ce1" office:value-type="float" office:value="48.8003557831012">
            <text:p>48.8003557831012</text:p>
          </table:table-cell>
        </table:table-row>
        <table:table-row>
          <table:table-cell table:number-columns-repeated="3"/>
          <table:table-cell table:style-name="ce1" office:value-type="float" office:value="50.9370570963382">
            <text:p>50.9370570963382</text:p>
          </table:table-cell>
          <table:table-cell table:style-name="ce1" office:value-type="float" office:value="61.9304115389225">
            <text:p>61.9304115389225</text:p>
          </table:table-cell>
          <table:table-cell table:style-name="ce1" office:value-type="float" office:value="44.7444787391623">
            <text:p>44.7444787391623</text:p>
          </table:table-cell>
          <table:table-cell table:style-name="ce1" office:value-type="float" office:value="42.3178751370787">
            <text:p>42.3178751370787</text:p>
          </table:table-cell>
          <table:table-cell table:style-name="ce1" office:value-type="float" office:value="74.0735250305426">
            <text:p>74.0735250305426</text:p>
          </table:table-cell>
          <table:table-cell table:style-name="ce1" office:value-type="float" office:value="41.5059962477032">
            <text:p>41.5059962477032</text:p>
          </table:table-cell>
          <table:table-cell table:style-name="ce1" office:value-type="float" office:value="43.7015648098835">
            <text:p>43.7015648098835</text:p>
          </table:table-cell>
          <table:table-cell table:style-name="ce1" office:value-type="float" office:value="54.0939706688054">
            <text:p>54.0939706688054</text:p>
          </table:table-cell>
          <table:table-cell table:style-name="ce1" office:value-type="float" office:value="55.1748411712631">
            <text:p>55.1748411712631</text:p>
          </table:table-cell>
          <table:table-cell table:style-name="ce1" office:value-type="float" office:value="40.5072135454106">
            <text:p>40.5072135454106</text:p>
          </table:table-cell>
          <table:table-cell table:style-name="ce1" office:value-type="float" office:value="48.7964761985933">
            <text:p>48.7964761985933</text:p>
          </table:table-cell>
        </table:table-row>
        <table:table-row>
          <table:table-cell table:number-columns-repeated="3"/>
          <table:table-cell table:style-name="ce1" office:value-type="float" office:value="68.4844005555105">
            <text:p>68.4844005555105</text:p>
          </table:table-cell>
          <table:table-cell table:style-name="ce1" office:value-type="float" office:value="71.522640118962">
            <text:p>71.522640118962</text:p>
          </table:table-cell>
          <table:table-cell table:style-name="ce1" office:value-type="float" office:value="44.6823841842999">
            <text:p>44.6823841842999</text:p>
          </table:table-cell>
          <table:table-cell table:style-name="ce1" office:value-type="float" office:value="43.3023314860069">
            <text:p>43.3023314860069</text:p>
          </table:table-cell>
          <table:table-cell table:style-name="ce1" office:value-type="float" office:value="75.6471358205506">
            <text:p>75.6471358205506</text:p>
          </table:table-cell>
          <table:table-cell table:style-name="ce1" office:value-type="float" office:value="47.554272171399">
            <text:p>47.554272171399</text:p>
          </table:table-cell>
          <table:table-cell table:style-name="ce1" office:value-type="float" office:value="44.1689248766117">
            <text:p>44.1689248766117</text:p>
          </table:table-cell>
          <table:table-cell table:style-name="ce1" office:value-type="float" office:value="67.4965109978761">
            <text:p>67.4965109978761</text:p>
          </table:table-cell>
          <table:table-cell table:style-name="ce1" office:value-type="float" office:value="59.7576071836259">
            <text:p>59.7576071836259</text:p>
          </table:table-cell>
          <table:table-cell table:style-name="ce1" office:value-type="float" office:value="46.6874126621559">
            <text:p>46.6874126621559</text:p>
          </table:table-cell>
          <table:table-cell table:style-name="ce1" office:value-type="float" office:value="54.8269550488604">
            <text:p>54.8269550488604</text:p>
          </table:table-cell>
        </table:table-row>
        <table:table-row>
          <table:table-cell table:number-columns-repeated="3"/>
          <table:table-cell table:style-name="ce1" office:value-type="float" office:value="73.9180979467379">
            <text:p>73.9180979467379</text:p>
          </table:table-cell>
          <table:table-cell table:style-name="ce1" office:value-type="float" office:value="88.5079487657161">
            <text:p>88.5079487657161</text:p>
          </table:table-cell>
          <table:table-cell table:style-name="ce1" office:value-type="float" office:value="50.6742956257548">
            <text:p>50.6742956257548</text:p>
          </table:table-cell>
          <table:table-cell table:style-name="ce1" office:value-type="float" office:value="47.2261318534924">
            <text:p>47.2261318534924</text:p>
          </table:table-cell>
          <table:table-cell table:style-name="ce1" office:value-type="float" office:value="82.2350319186274">
            <text:p>82.2350319186274</text:p>
          </table:table-cell>
          <table:table-cell table:style-name="ce1" office:value-type="float" office:value="45.7155117667952">
            <text:p>45.7155117667952</text:p>
          </table:table-cell>
          <table:table-cell table:style-name="ce1" office:value-type="float" office:value="49.54169748637">
            <text:p>49.54169748637</text:p>
          </table:table-cell>
          <table:table-cell table:style-name="ce1" office:value-type="float" office:value="62.4034422044393">
            <text:p>62.4034422044393</text:p>
          </table:table-cell>
          <table:table-cell table:style-name="ce1" office:value-type="float" office:value="52.8671303691862">
            <text:p>52.8671303691862</text:p>
          </table:table-cell>
          <table:table-cell table:style-name="ce1" office:value-type="float" office:value="45.4055729176302">
            <text:p>45.4055729176302</text:p>
          </table:table-cell>
          <table:table-cell table:style-name="ce1" office:value-type="float" office:value="54.7781425731817">
            <text:p>54.7781425731817</text:p>
          </table:table-cell>
        </table:table-row>
        <table:table-row>
          <table:table-cell table:number-columns-repeated="3"/>
          <table:table-cell table:style-name="ce1" office:value-type="float" office:value="51.5863646453846">
            <text:p>51.5863646453846</text:p>
          </table:table-cell>
          <table:table-cell table:style-name="ce1" office:value-type="float" office:value="55.0104148127184">
            <text:p>55.0104148127184</text:p>
          </table:table-cell>
          <table:table-cell table:style-name="ce1" office:value-type="float" office:value="41.362901049533">
            <text:p>41.362901049533</text:p>
          </table:table-cell>
          <table:table-cell table:style-name="ce1" office:value-type="float" office:value="41.4021100045545">
            <text:p>41.4021100045545</text:p>
          </table:table-cell>
          <table:table-cell table:style-name="ce1" office:value-type="float" office:value="68.1717182200922">
            <text:p>68.1717182200922</text:p>
          </table:table-cell>
          <table:table-cell table:style-name="ce1" office:value-type="float" office:value="44.9414552014777">
            <text:p>44.9414552014777</text:p>
          </table:table-cell>
          <table:table-cell table:style-name="ce1" office:value-type="float" office:value="41.0862339342853">
            <text:p>41.0862339342853</text:p>
          </table:table-cell>
          <table:table-cell table:style-name="ce1" office:value-type="float" office:value="56.9062577649868">
            <text:p>56.9062577649868</text:p>
          </table:table-cell>
          <table:table-cell table:style-name="ce1" office:value-type="float" office:value="53.8838588179137">
            <text:p>53.8838588179137</text:p>
          </table:table-cell>
          <table:table-cell table:style-name="ce1" office:value-type="float" office:value="41.0923241266165">
            <text:p>41.0923241266165</text:p>
          </table:table-cell>
          <table:table-cell table:style-name="ce1" office:value-type="float" office:value="49.9268093418667">
            <text:p>49.9268093418667</text:p>
          </table:table-cell>
        </table:table-row>
        <table:table-row>
          <table:table-cell table:number-columns-repeated="3"/>
          <table:table-cell table:style-name="ce1" office:value-type="float" office:value="53.0147843632191">
            <text:p>53.0147843632191</text:p>
          </table:table-cell>
          <table:table-cell table:style-name="ce1" office:value-type="float" office:value="59.6851030176444">
            <text:p>59.6851030176444</text:p>
          </table:table-cell>
          <table:table-cell table:style-name="ce1" office:value-type="float" office:value="37.1827912736412">
            <text:p>37.1827912736412</text:p>
          </table:table-cell>
          <table:table-cell table:style-name="ce1" office:value-type="float" office:value="34.6376930859562">
            <text:p>34.6376930859562</text:p>
          </table:table-cell>
          <table:table-cell table:style-name="ce1" office:value-type="float" office:value="59.4764355756228">
            <text:p>59.4764355756228</text:p>
          </table:table-cell>
          <table:table-cell table:style-name="ce1" office:value-type="float" office:value="24.3795260107584">
            <text:p>24.3795260107584</text:p>
          </table:table-cell>
          <table:table-cell table:style-name="ce1" office:value-type="float" office:value="38.9608893068271">
            <text:p>38.9608893068271</text:p>
          </table:table-cell>
          <table:table-cell table:style-name="ce1" office:value-type="float" office:value="60.0300836973437">
            <text:p>60.0300836973437</text:p>
          </table:table-cell>
          <table:table-cell table:style-name="ce1" office:value-type="float" office:value="52.5329053430508">
            <text:p>52.5329053430508</text:p>
          </table:table-cell>
          <table:table-cell table:style-name="ce1" office:value-type="float" office:value="44.9918664298058">
            <text:p>44.9918664298058</text:p>
          </table:table-cell>
          <table:table-cell table:style-name="ce1" office:value-type="float" office:value="50.5707490484721">
            <text:p>50.5707490484721</text:p>
          </table:table-cell>
        </table:table-row>
        <table:table-row>
          <table:table-cell table:number-columns-repeated="3"/>
          <table:table-cell table:style-name="ce1" office:value-type="float" office:value="64.1788713403667">
            <text:p>64.1788713403667</text:p>
          </table:table-cell>
          <table:table-cell table:style-name="ce1" office:value-type="float" office:value="74.3487925169551">
            <text:p>74.3487925169551</text:p>
          </table:table-cell>
          <table:table-cell table:style-name="ce1" office:value-type="float" office:value="44.3551271381355">
            <text:p>44.3551271381355</text:p>
          </table:table-cell>
          <table:table-cell table:style-name="ce1" office:value-type="float" office:value="39.9216432238836">
            <text:p>39.9216432238836</text:p>
          </table:table-cell>
          <table:table-cell table:style-name="ce1" office:value-type="float" office:value="73.4731579867528">
            <text:p>73.4731579867528</text:p>
          </table:table-cell>
          <table:table-cell table:style-name="ce1" office:value-type="float" office:value="53.8808608484189">
            <text:p>53.8808608484189</text:p>
          </table:table-cell>
          <table:table-cell table:style-name="ce1" office:value-type="float" office:value="44.7683800569644">
            <text:p>44.7683800569644</text:p>
          </table:table-cell>
          <table:table-cell table:style-name="ce1" office:value-type="float" office:value="65.2068214136262">
            <text:p>65.2068214136262</text:p>
          </table:table-cell>
          <table:table-cell table:style-name="ce1" office:value-type="float" office:value="59.5740885571672">
            <text:p>59.5740885571672</text:p>
          </table:table-cell>
          <table:table-cell table:style-name="ce1" office:value-type="float" office:value="47.3224384430157">
            <text:p>47.3224384430157</text:p>
          </table:table-cell>
          <table:table-cell table:style-name="ce1" office:value-type="float" office:value="54.5161008784369">
            <text:p>54.5161008784369</text:p>
          </table:table-cell>
        </table:table-row>
        <table:table-row>
          <table:table-cell table:number-columns-repeated="3"/>
          <table:table-cell table:style-name="ce1" office:value-type="float" office:value="49.8064559823876">
            <text:p>49.8064559823876</text:p>
          </table:table-cell>
          <table:table-cell table:style-name="ce1" office:value-type="float" office:value="60.2910867669827">
            <text:p>60.2910867669827</text:p>
          </table:table-cell>
          <table:table-cell table:style-name="ce1" office:value-type="float" office:value="43.1944795015635">
            <text:p>43.1944795015635</text:p>
          </table:table-cell>
          <table:table-cell table:style-name="ce1" office:value-type="float" office:value="39.1091992329246">
            <text:p>39.1091992329246</text:p>
          </table:table-cell>
          <table:table-cell table:style-name="ce1" office:value-type="float" office:value="69.3333458084595">
            <text:p>69.3333458084595</text:p>
          </table:table-cell>
          <table:table-cell table:style-name="ce1" office:value-type="float" office:value="47.6340273202524">
            <text:p>47.6340273202524</text:p>
          </table:table-cell>
          <table:table-cell table:style-name="ce1" office:value-type="float" office:value="42.7544431318618">
            <text:p>42.7544431318618</text:p>
          </table:table-cell>
          <table:table-cell table:style-name="ce1" office:value-type="float" office:value="52.6608505443568">
            <text:p>52.6608505443568</text:p>
          </table:table-cell>
          <table:table-cell table:style-name="ce1" office:value-type="float" office:value="56.6679493537523">
            <text:p>56.6679493537523</text:p>
          </table:table-cell>
          <table:table-cell table:style-name="ce1" office:value-type="float" office:value="41.2951274788547">
            <text:p>41.2951274788547</text:p>
          </table:table-cell>
          <table:table-cell table:style-name="ce1" office:value-type="float" office:value="48.8934173883293">
            <text:p>48.8934173883293</text:p>
          </table:table-cell>
        </table:table-row>
        <table:table-row>
          <table:table-cell table:number-columns-repeated="3"/>
          <table:table-cell table:style-name="ce1" office:value-type="float" office:value="53.2436105507402">
            <text:p>53.2436105507402</text:p>
          </table:table-cell>
          <table:table-cell table:style-name="ce1" office:value-type="float" office:value="54.5434678844124">
            <text:p>54.5434678844124</text:p>
          </table:table-cell>
          <table:table-cell table:style-name="ce1" office:value-type="float" office:value="37.6499650100403">
            <text:p>37.6499650100403</text:p>
          </table:table-cell>
          <table:table-cell table:style-name="ce1" office:value-type="float" office:value="40.1729559473313">
            <text:p>40.1729559473313</text:p>
          </table:table-cell>
          <table:table-cell table:style-name="ce1" office:value-type="float" office:value="62.6224353173374">
            <text:p>62.6224353173374</text:p>
          </table:table-cell>
          <table:table-cell table:style-name="ce1" office:value-type="float" office:value="45.3402019684238">
            <text:p>45.3402019684238</text:p>
          </table:table-cell>
          <table:table-cell table:style-name="ce1" office:value-type="float" office:value="41.1043875754011">
            <text:p>41.1043875754011</text:p>
          </table:table-cell>
          <table:table-cell table:style-name="ce1" office:value-type="float" office:value="57.6907373625359">
            <text:p>57.6907373625359</text:p>
          </table:table-cell>
          <table:table-cell table:style-name="ce1" office:value-type="float" office:value="57.2524751490281">
            <text:p>57.2524751490281</text:p>
          </table:table-cell>
          <table:table-cell table:style-name="ce1" office:value-type="float" office:value="46.3629374769524">
            <text:p>46.3629374769524</text:p>
          </table:table-cell>
          <table:table-cell table:style-name="ce1" office:value-type="float" office:value="49.3148251466521">
            <text:p>49.3148251466521</text:p>
          </table:table-cell>
        </table:table-row>
        <table:table-row>
          <table:table-cell table:number-columns-repeated="3"/>
          <table:table-cell table:style-name="ce1" office:value-type="float" office:value="81.3825754014422">
            <text:p>81.3825754014422</text:p>
          </table:table-cell>
          <table:table-cell table:style-name="ce1" office:value-type="float" office:value="89.4397414440642">
            <text:p>89.4397414440642</text:p>
          </table:table-cell>
          <table:table-cell table:style-name="ce1" office:value-type="float" office:value="51.6481439755204">
            <text:p>51.6481439755204</text:p>
          </table:table-cell>
          <table:table-cell table:style-name="ce1" office:value-type="float" office:value="49.2332798542371">
            <text:p>49.2332798542371</text:p>
          </table:table-cell>
          <table:table-cell table:style-name="ce1" office:value-type="float" office:value="75.0091208055583">
            <text:p>75.0091208055583</text:p>
          </table:table-cell>
          <table:table-cell table:style-name="ce1" office:value-type="float" office:value="48.9894672784759">
            <text:p>48.9894672784759</text:p>
          </table:table-cell>
          <table:table-cell table:style-name="ce1" office:value-type="float" office:value="44.828818942188">
            <text:p>44.828818942188</text:p>
          </table:table-cell>
          <table:table-cell table:style-name="ce1" office:value-type="float" office:value="59.5180096439869">
            <text:p>59.5180096439869</text:p>
          </table:table-cell>
          <table:table-cell table:style-name="ce1" office:value-type="float" office:value="57.6058390766443">
            <text:p>57.6058390766443</text:p>
          </table:table-cell>
          <table:table-cell table:style-name="ce1" office:value-type="float" office:value="50.9851289048568">
            <text:p>50.9851289048568</text:p>
          </table:table-cell>
          <table:table-cell table:style-name="ce1" office:value-type="float" office:value="54.4052608750392">
            <text:p>54.4052608750392</text:p>
          </table:table-cell>
        </table:table-row>
        <table:table-row>
          <table:table-cell table:number-columns-repeated="3"/>
          <table:table-cell table:style-name="ce1" office:value-type="float" office:value="57.5654134619069">
            <text:p>57.5654134619069</text:p>
          </table:table-cell>
          <table:table-cell table:style-name="ce1" office:value-type="float" office:value="65.8801874155098">
            <text:p>65.8801874155098</text:p>
          </table:table-cell>
          <table:table-cell table:style-name="ce1" office:value-type="float" office:value="44.5652850906536">
            <text:p>44.5652850906536</text:p>
          </table:table-cell>
          <table:table-cell table:style-name="ce1" office:value-type="float" office:value="47.695963684257">
            <text:p>47.695963684257</text:p>
          </table:table-cell>
          <table:table-cell table:style-name="ce1" office:value-type="float" office:value="68.0259965466395">
            <text:p>68.0259965466395</text:p>
          </table:table-cell>
          <table:table-cell table:style-name="ce1" office:value-type="float" office:value="49.6416749105635">
            <text:p>49.6416749105635</text:p>
          </table:table-cell>
          <table:table-cell table:style-name="ce1" office:value-type="float" office:value="46.867839794464">
            <text:p>46.867839794464</text:p>
          </table:table-cell>
          <table:table-cell table:style-name="ce1" office:value-type="float" office:value="64.9562898863658">
            <text:p>64.9562898863658</text:p>
          </table:table-cell>
          <table:table-cell table:style-name="ce1" office:value-type="float" office:value="60.2174924135153">
            <text:p>60.2174924135153</text:p>
          </table:table-cell>
          <table:table-cell table:style-name="ce1" office:value-type="float" office:value="45.7115303322422">
            <text:p>45.7115303322422</text:p>
          </table:table-cell>
          <table:table-cell table:style-name="ce1" office:value-type="float" office:value="43.2771456642306">
            <text:p>43.2771456642306</text:p>
          </table:table-cell>
        </table:table-row>
      </table:table>
      <table:table table:name="'file:///Users/chrisprobst/Programming/common/java/idea-projects/one_1.5.1-RC2/parallel_queue_settings/docs/Tables-Usual-Settings.ods'#Sheet1" table:print="false" table:style-name="ta_extref">
        <table:table-source xlink:type="simple" xlink:href="../Tables-Usual-Settings.ods" table:table-name="Sheet1" table:filter-name="calc8" table:mode="copy-results-only"/>
        <table:table-column table:number-columns-repeated="14"/>
        <table:table-row table:number-rows-repeated="11">
          <table:table-cell table:number-columns-repeated="14"/>
        </table:table-row>
        <table:table-row>
          <table:table-cell table:number-columns-repeated="3"/>
          <table:table-cell table:style-name="ce1" office:value-type="float" office:value="61.32">
            <text:p>61.32</text:p>
          </table:table-cell>
          <table:table-cell table:style-name="ce1" office:value-type="float" office:value="69.37">
            <text:p>69.37</text:p>
          </table:table-cell>
          <table:table-cell table:style-name="ce1" office:value-type="float" office:value="46.76">
            <text:p>46.76</text:p>
          </table:table-cell>
          <table:table-cell table:style-name="ce1" office:value-type="float" office:value="29.37">
            <text:p>29.37</text:p>
          </table:table-cell>
          <table:table-cell table:style-name="ce1" office:value-type="float" office:value="84.55">
            <text:p>84.55</text:p>
          </table:table-cell>
          <table:table-cell table:style-name="ce1" office:value-type="float" office:value="24.11">
            <text:p>24.11</text:p>
          </table:table-cell>
          <table:table-cell table:style-name="ce1" office:value-type="float" office:value="50.96">
            <text:p>50.96</text:p>
          </table:table-cell>
          <table:table-cell table:style-name="ce1" office:value-type="float" office:value="71.24">
            <text:p>71.24</text:p>
          </table:table-cell>
          <table:table-cell table:style-name="ce1" office:value-type="float" office:value="84.04">
            <text:p>84.04</text:p>
          </table:table-cell>
          <table:table-cell table:style-name="ce1" office:value-type="float" office:value="33.71">
            <text:p>33.71</text:p>
          </table:table-cell>
          <table:table-cell table:style-name="ce1" office:value-type="float" office:value="82.74">
            <text:p>82.74</text:p>
          </table:table-cell>
        </table:table-row>
        <table:table-row>
          <table:table-cell table:number-columns-repeated="3"/>
          <table:table-cell table:style-name="ce1" office:value-type="float" office:value="48.49">
            <text:p>48.49</text:p>
          </table:table-cell>
          <table:table-cell table:style-name="ce1" office:value-type="float" office:value="61.3">
            <text:p>61.3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22.29">
            <text:p>22.29</text:p>
          </table:table-cell>
          <table:table-cell table:style-name="ce1" office:value-type="float" office:value="82.72">
            <text:p>82.72</text:p>
          </table:table-cell>
          <table:table-cell table:style-name="ce1" office:value-type="float" office:value="22.35">
            <text:p>22.35</text:p>
          </table:table-cell>
          <table:table-cell table:style-name="ce1" office:value-type="float" office:value="48.29">
            <text:p>48.29</text:p>
          </table:table-cell>
          <table:table-cell table:style-name="ce1" office:value-type="float" office:value="60.66">
            <text:p>60.66</text:p>
          </table:table-cell>
          <table:table-cell table:style-name="ce1" office:value-type="float" office:value="77.62">
            <text:p>77.62</text:p>
          </table:table-cell>
          <table:table-cell table:style-name="ce1" office:value-type="float" office:value="27.62">
            <text:p>27.62</text:p>
          </table:table-cell>
          <table:table-cell table:style-name="ce1" office:value-type="float" office:value="79.39">
            <text:p>79.39</text:p>
          </table:table-cell>
        </table:table-row>
        <table:table-row>
          <table:table-cell table:number-columns-repeated="3"/>
          <table:table-cell table:style-name="ce1" office:value-type="float" office:value="74.58">
            <text:p>74.58</text:p>
          </table:table-cell>
          <table:table-cell table:style-name="ce1" office:value-type="float" office:value="80.82">
            <text:p>80.82</text:p>
          </table:table-cell>
          <table:table-cell table:style-name="ce1" office:value-type="float" office:value="61.3">
            <text:p>61.3</text:p>
          </table:table-cell>
          <table:table-cell table:style-name="ce1" office:value-type="float" office:value="38.26">
            <text:p>38.26</text:p>
          </table:table-cell>
          <table:table-cell table:style-name="ce1" office:value-type="float" office:value="88.44">
            <text:p>88.44</text:p>
          </table:table-cell>
          <table:table-cell table:style-name="ce1" office:value-type="float" office:value="29.34">
            <text:p>29.34</text:p>
          </table:table-cell>
          <table:table-cell table:style-name="ce1" office:value-type="float" office:value="57.84">
            <text:p>57.84</text:p>
          </table:table-cell>
          <table:table-cell table:style-name="ce1" office:value-type="float" office:value="82.71">
            <text:p>82.71</text:p>
          </table:table-cell>
          <table:table-cell table:style-name="ce1" office:value-type="float" office:value="90.21">
            <text:p>90.21</text:p>
          </table:table-cell>
          <table:table-cell table:style-name="ce1" office:value-type="float" office:value="38.43">
            <text:p>38.43</text:p>
          </table:table-cell>
          <table:table-cell table:style-name="ce1" office:value-type="float" office:value="88.09">
            <text:p>88.09</text:p>
          </table:table-cell>
        </table:table-row>
        <table:table-row>
          <table:table-cell table:number-columns-repeated="3"/>
          <table:table-cell table:style-name="ce1" office:value-type="float" office:value="75.25">
            <text:p>75.25</text:p>
          </table:table-cell>
          <table:table-cell table:style-name="ce1" office:value-type="float" office:value="86.1">
            <text:p>86.1</text:p>
          </table:table-cell>
          <table:table-cell table:style-name="ce1" office:value-type="float" office:value="66.78">
            <text:p>66.78</text:p>
          </table:table-cell>
          <table:table-cell table:style-name="ce1" office:value-type="float" office:value="43.01">
            <text:p>43.01</text:p>
          </table:table-cell>
          <table:table-cell table:style-name="ce1" office:value-type="float" office:value="88.46">
            <text:p>88.46</text:p>
          </table:table-cell>
          <table:table-cell table:style-name="ce1" office:value-type="float" office:value="28.26">
            <text:p>28.26</text:p>
          </table:table-cell>
          <table:table-cell table:style-name="ce1" office:value-type="float" office:value="55.92">
            <text:p>55.92</text:p>
          </table:table-cell>
          <table:table-cell table:style-name="ce1" office:value-type="float" office:value="79.47">
            <text:p>79.47</text:p>
          </table:table-cell>
          <table:table-cell table:style-name="ce1" office:value-type="float" office:value="81.51">
            <text:p>81.51</text:p>
          </table:table-cell>
          <table:table-cell table:style-name="ce1" office:value-type="float" office:value="33.45">
            <text:p>33.45</text:p>
          </table:table-cell>
          <table:table-cell table:style-name="ce1" office:value-type="float" office:value="88.86">
            <text:p>88.86</text:p>
          </table:table-cell>
        </table:table-row>
        <table:table-row>
          <table:table-cell table:number-columns-repeated="3"/>
          <table:table-cell table:style-name="ce1" office:value-type="float" office:value="44.87">
            <text:p>44.87</text:p>
          </table:table-cell>
          <table:table-cell table:style-name="ce1" office:value-type="float" office:value="49.64">
            <text:p>49.6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2.72">
            <text:p>22.72</text:p>
          </table:table-cell>
          <table:table-cell table:style-name="ce1" office:value-type="float" office:value="72.51">
            <text:p>72.51</text:p>
          </table:table-cell>
          <table:table-cell table:style-name="ce1" office:value-type="float" office:value="20.56">
            <text:p>20.56</text:p>
          </table:table-cell>
          <table:table-cell table:style-name="ce1" office:value-type="float" office:value="56.17">
            <text:p>56.17</text:p>
          </table:table-cell>
          <table:table-cell table:style-name="ce1" office:value-type="float" office:value="68.24">
            <text:p>68.24</text:p>
          </table:table-cell>
          <table:table-cell table:style-name="ce1" office:value-type="float" office:value="72.78">
            <text:p>72.78</text:p>
          </table:table-cell>
          <table:table-cell table:style-name="ce1" office:value-type="float" office:value="30.38">
            <text:p>30.38</text:p>
          </table:table-cell>
          <table:table-cell table:style-name="ce1" office:value-type="float" office:value="75.76">
            <text:p>75.76</text:p>
          </table:table-cell>
        </table:table-row>
        <table:table-row>
          <table:table-cell table:number-columns-repeated="3"/>
          <table:table-cell table:style-name="ce1" office:value-type="float" office:value="82.38">
            <text:p>82.38</text:p>
          </table:table-cell>
          <table:table-cell table:style-name="ce1" office:value-type="float" office:value="85.18">
            <text:p>85.18</text:p>
          </table:table-cell>
          <table:table-cell table:style-name="ce1" office:value-type="float" office:value="73.1">
            <text:p>73.1</text:p>
          </table:table-cell>
          <table:table-cell table:style-name="ce1" office:value-type="float" office:value="62.21">
            <text:p>62.21</text:p>
          </table:table-cell>
          <table:table-cell table:style-name="ce1" office:value-type="float" office:value="85.58">
            <text:p>85.58</text:p>
          </table:table-cell>
          <table:table-cell table:style-name="ce1" office:value-type="float" office:value="36.52">
            <text:p>36.52</text:p>
          </table:table-cell>
          <table:table-cell table:style-name="ce1" office:value-type="float" office:value="69.71">
            <text:p>69.71</text:p>
          </table:table-cell>
          <table:table-cell table:style-name="ce1" office:value-type="float" office:value="84.99">
            <text:p>84.99</text:p>
          </table:table-cell>
          <table:table-cell table:style-name="ce1" office:value-type="float" office:value="85.08">
            <text:p>85.08</text:p>
          </table:table-cell>
          <table:table-cell table:style-name="ce1" office:value-type="float" office:value="47.69">
            <text:p>47.69</text:p>
          </table:table-cell>
          <table:table-cell table:style-name="ce1" office:value-type="float" office:value="85.57">
            <text:p>85.57</text:p>
          </table:table-cell>
        </table:table-row>
        <table:table-row>
          <table:table-cell table:number-columns-repeated="3"/>
          <table:table-cell table:style-name="ce1" office:value-type="float" office:value="68.63">
            <text:p>68.63</text:p>
          </table:table-cell>
          <table:table-cell table:style-name="ce1" office:value-type="float" office:value="72.47">
            <text:p>72.47</text:p>
          </table:table-cell>
          <table:table-cell table:style-name="ce1" office:value-type="float" office:value="57.79">
            <text:p>57.79</text:p>
          </table:table-cell>
          <table:table-cell table:style-name="ce1" office:value-type="float" office:value="37.71">
            <text:p>37.71</text:p>
          </table:table-cell>
          <table:table-cell table:style-name="ce1" office:value-type="float" office:value="77.63">
            <text:p>77.63</text:p>
          </table:table-cell>
          <table:table-cell table:style-name="ce1" office:value-type="float" office:value="26.57">
            <text:p>26.57</text:p>
          </table:table-cell>
          <table:table-cell table:style-name="ce1" office:value-type="float" office:value="59.54">
            <text:p>59.54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85.33">
            <text:p>85.33</text:p>
          </table:table-cell>
          <table:table-cell table:style-name="ce1" office:value-type="float" office:value="33.06">
            <text:p>33.06</text:p>
          </table:table-cell>
          <table:table-cell table:style-name="ce1" office:value-type="float" office:value="84.74">
            <text:p>84.74</text:p>
          </table:table-cell>
        </table:table-row>
        <table:table-row>
          <table:table-cell table:number-columns-repeated="3"/>
          <table:table-cell table:style-name="ce1" office:value-type="float" office:value="47.44">
            <text:p>47.44</text:p>
          </table:table-cell>
          <table:table-cell table:style-name="ce1" office:value-type="float" office:value="52.87">
            <text:p>52.87</text:p>
          </table:table-cell>
          <table:table-cell table:style-name="ce1" office:value-type="float" office:value="40.08">
            <text:p>40.08</text:p>
          </table:table-cell>
          <table:table-cell table:style-name="ce1" office:value-type="float" office:value="21.85">
            <text:p>21.85</text:p>
          </table:table-cell>
          <table:table-cell table:style-name="ce1" office:value-type="float" office:value="64.98">
            <text:p>64.98</text:p>
          </table:table-cell>
          <table:table-cell table:style-name="ce1" office:value-type="float" office:value="21.99">
            <text:p>21.99</text:p>
          </table:table-cell>
          <table:table-cell table:style-name="ce1" office:value-type="float" office:value="44.67">
            <text:p>44.67</text:p>
          </table:table-cell>
          <table:table-cell table:style-name="ce1" office:value-type="float" office:value="59.83">
            <text:p>59.83</text:p>
          </table:table-cell>
          <table:table-cell table:style-name="ce1" office:value-type="float" office:value="68.58">
            <text:p>68.58</text:p>
          </table:table-cell>
          <table:table-cell table:style-name="ce1" office:value-type="float" office:value="26.85">
            <text:p>26.85</text:p>
          </table:table-cell>
          <table:table-cell table:style-name="ce1" office:value-type="float" office:value="73.35">
            <text:p>73.35</text:p>
          </table:table-cell>
        </table:table-row>
        <table:table-row>
          <table:table-cell table:number-columns-repeated="3"/>
          <table:table-cell table:style-name="ce1" office:value-type="float" office:value="44.01">
            <text:p>44.01</text:p>
          </table:table-cell>
          <table:table-cell table:style-name="ce1" office:value-type="float" office:value="50.16">
            <text:p>50.16</text:p>
          </table:table-cell>
          <table:table-cell table:style-name="ce1" office:value-type="float" office:value="30.78">
            <text:p>30.78</text:p>
          </table:table-cell>
          <table:table-cell table:style-name="ce1" office:value-type="float" office:value="26.83">
            <text:p>26.83</text:p>
          </table:table-cell>
          <table:table-cell table:style-name="ce1" office:value-type="float" office:value="67.29">
            <text:p>67.29</text:p>
          </table:table-cell>
          <table:table-cell table:style-name="ce1" office:value-type="float" office:value="19.7">
            <text:p>19.7</text:p>
          </table:table-cell>
          <table:table-cell table:style-name="ce1" office:value-type="float" office:value="47.53">
            <text:p>47.53</text:p>
          </table:table-cell>
          <table:table-cell table:style-name="ce1" office:value-type="float" office:value="67.66">
            <text:p>67.66</text:p>
          </table:table-cell>
          <table:table-cell table:style-name="ce1" office:value-type="float" office:value="71.93">
            <text:p>71.93</text:p>
          </table:table-cell>
          <table:table-cell table:style-name="ce1" office:value-type="float" office:value="24.59">
            <text:p>24.59</text:p>
          </table:table-cell>
          <table:table-cell table:style-name="ce1" office:value-type="float" office:value="76.96">
            <text:p>76.96</text:p>
          </table:table-cell>
        </table:table-row>
        <table:table-row>
          <table:table-cell table:number-columns-repeated="3"/>
          <table:table-cell table:style-name="ce1" office:value-type="float" office:value="77.52">
            <text:p>77.52</text:p>
          </table:table-cell>
          <table:table-cell table:style-name="ce1" office:value-type="float" office:value="83.48">
            <text:p>83.48</text:p>
          </table:table-cell>
          <table:table-cell table:style-name="ce1" office:value-type="float" office:value="66.02">
            <text:p>66.02</text:p>
          </table:table-cell>
          <table:table-cell table:style-name="ce1" office:value-type="float" office:value="37.59">
            <text:p>37.59</text:p>
          </table:table-cell>
          <table:table-cell table:style-name="ce1" office:value-type="float" office:value="83.6">
            <text:p>83.6</text:p>
          </table:table-cell>
          <table:table-cell table:style-name="ce1" office:value-type="float" office:value="31.03">
            <text:p>31.03</text:p>
          </table:table-cell>
          <table:table-cell table:style-name="ce1" office:value-type="float" office:value="58.55">
            <text:p>58.55</text:p>
          </table:table-cell>
          <table:table-cell table:style-name="ce1" office:value-type="float" office:value="79.75">
            <text:p>79.75</text:p>
          </table:table-cell>
          <table:table-cell table:style-name="ce1" office:value-type="float" office:value="88.25">
            <text:p>88.25</text:p>
          </table:table-cell>
          <table:table-cell table:style-name="ce1" office:value-type="float" office:value="43.42">
            <text:p>43.42</text:p>
          </table:table-cell>
          <table:table-cell table:style-name="ce1" office:value-type="float" office:value="89.74">
            <text:p>89.74</text:p>
          </table:table-cell>
        </table:table-row>
        <table:table-row>
          <table:table-cell table:number-columns-repeated="3"/>
          <table:table-cell table:style-name="ce1" office:value-type="float" office:value="32.86">
            <text:p>32.86</text:p>
          </table:table-cell>
          <table:table-cell table:style-name="ce1" office:value-type="float" office:value="35.76">
            <text:p>35.76</text:p>
          </table:table-cell>
          <table:table-cell table:style-name="ce1" office:value-type="float" office:value="27.74">
            <text:p>27.74</text:p>
          </table:table-cell>
          <table:table-cell table:style-name="ce1" office:value-type="float" office:value="18.46">
            <text:p>18.46</text:p>
          </table:table-cell>
          <table:table-cell table:style-name="ce1" office:value-type="float" office:value="47.91">
            <text:p>47.91</text:p>
          </table:table-cell>
          <table:table-cell table:style-name="ce1" office:value-type="float" office:value="22.02">
            <text:p>22.02</text:p>
          </table:table-cell>
          <table:table-cell table:style-name="ce1" office:value-type="float" office:value="59.25">
            <text:p>59.25</text:p>
          </table:table-cell>
          <table:table-cell table:style-name="ce1" office:value-type="float" office:value="51.61">
            <text:p>51.61</text:p>
          </table:table-cell>
          <table:table-cell table:style-name="ce1" office:value-type="float" office:value="63.31">
            <text:p>63.31</text:p>
          </table:table-cell>
          <table:table-cell table:style-name="ce1" office:value-type="float" office:value="24.69">
            <text:p>24.69</text:p>
          </table:table-cell>
          <table:table-cell table:style-name="ce1" office:value-type="float" office:value="76.62">
            <text:p>76.62</text:p>
          </table:table-cell>
        </table:table-row>
        <table:table-row>
          <table:table-cell table:number-columns-repeated="14"/>
        </table:table-row>
        <table:table-row>
          <table:table-cell table:number-columns-repeated="3"/>
          <table:table-cell table:style-name="ce1" office:value-type="float" office:value="85.4506">
            <text:p>85.4506</text:p>
          </table:table-cell>
          <table:table-cell table:style-name="ce1" office:value-type="float" office:value="75.6507">
            <text:p>75.6507</text:p>
          </table:table-cell>
          <table:table-cell table:style-name="ce1" office:value-type="float" office:value="111.3452">
            <text:p>111.3452</text:p>
          </table:table-cell>
          <table:table-cell table:style-name="ce1" office:value-type="float" office:value="166.1888">
            <text:p>166.1888</text:p>
          </table:table-cell>
          <table:table-cell table:style-name="ce1" office:value-type="float" office:value="62.1845">
            <text:p>62.1845</text:p>
          </table:table-cell>
          <table:table-cell table:style-name="ce1" office:value-type="float" office:value="94.8106">
            <text:p>94.8106</text:p>
          </table:table-cell>
          <table:table-cell table:style-name="ce1" office:value-type="float" office:value="103.1879">
            <text:p>103.1879</text:p>
          </table:table-cell>
          <table:table-cell table:style-name="ce1" office:value-type="float" office:value="71.2159">
            <text:p>71.2159</text:p>
          </table:table-cell>
          <table:table-cell table:style-name="ce1" office:value-type="float" office:value="57.2626">
            <text:p>57.2626</text:p>
          </table:table-cell>
          <table:table-cell table:style-name="ce1" office:value-type="float" office:value="142.1277">
            <text:p>142.1277</text:p>
          </table:table-cell>
          <table:table-cell table:style-name="ce1" office:value-type="float" office:value="72.1783">
            <text:p>72.1783</text:p>
          </table:table-cell>
        </table:table-row>
        <table:table-row>
          <table:table-cell table:number-columns-repeated="3"/>
          <table:table-cell table:style-name="ce1" office:value-type="float" office:value="90.7546">
            <text:p>90.7546</text:p>
          </table:table-cell>
          <table:table-cell table:style-name="ce1" office:value-type="float" office:value="76.8289">
            <text:p>76.8289</text:p>
          </table:table-cell>
          <table:table-cell table:style-name="ce1" office:value-type="float" office:value="94.8984">
            <text:p>94.8984</text:p>
          </table:table-cell>
          <table:table-cell table:style-name="ce1" office:value-type="float" office:value="171.285">
            <text:p>171.285</text:p>
          </table:table-cell>
          <table:table-cell table:style-name="ce1" office:value-type="float" office:value="55.7057">
            <text:p>55.7057</text:p>
          </table:table-cell>
          <table:table-cell table:style-name="ce1" office:value-type="float" office:value="71.6727">
            <text:p>71.6727</text:p>
          </table:table-cell>
          <table:table-cell table:style-name="ce1" office:value-type="float" office:value="80.9621">
            <text:p>80.9621</text:p>
          </table:table-cell>
          <table:table-cell table:style-name="ce1" office:value-type="float" office:value="75.6981">
            <text:p>75.6981</text:p>
          </table:table-cell>
          <table:table-cell table:style-name="ce1" office:value-type="float" office:value="54.2996">
            <text:p>54.2996</text:p>
          </table:table-cell>
          <table:table-cell table:style-name="ce1" office:value-type="float" office:value="133.953">
            <text:p>133.953</text:p>
          </table:table-cell>
          <table:table-cell table:style-name="ce1" office:value-type="float" office:value="63.0782">
            <text:p>63.0782</text:p>
          </table:table-cell>
        </table:table-row>
        <table:table-row>
          <table:table-cell table:number-columns-repeated="3"/>
          <table:table-cell table:style-name="ce1" office:value-type="float" office:value="79.2794">
            <text:p>79.2794</text:p>
          </table:table-cell>
          <table:table-cell table:style-name="ce1" office:value-type="float" office:value="71.991">
            <text:p>71.991</text:p>
          </table:table-cell>
          <table:table-cell table:style-name="ce1" office:value-type="float" office:value="96.0855">
            <text:p>96.0855</text:p>
          </table:table-cell>
          <table:table-cell table:style-name="ce1" office:value-type="float" office:value="142.7675">
            <text:p>142.7675</text:p>
          </table:table-cell>
          <table:table-cell table:style-name="ce1" office:value-type="float" office:value="65.9226">
            <text:p>65.9226</text:p>
          </table:table-cell>
          <table:table-cell table:style-name="ce1" office:value-type="float" office:value="99.6415">
            <text:p>99.6415</text:p>
          </table:table-cell>
          <table:table-cell table:style-name="ce1" office:value-type="float" office:value="100.3473">
            <text:p>100.3473</text:p>
          </table:table-cell>
          <table:table-cell table:style-name="ce1" office:value-type="float" office:value="70.3973">
            <text:p>70.3973</text:p>
          </table:table-cell>
          <table:table-cell table:style-name="ce1" office:value-type="float" office:value="58.8302">
            <text:p>58.8302</text:p>
          </table:table-cell>
          <table:table-cell table:style-name="ce1" office:value-type="float" office:value="134.1363">
            <text:p>134.1363</text:p>
          </table:table-cell>
          <table:table-cell table:style-name="ce1" office:value-type="float" office:value="72.2804">
            <text:p>72.2804</text:p>
          </table:table-cell>
        </table:table-row>
        <table:table-row>
          <table:table-cell table:number-columns-repeated="3"/>
          <table:table-cell table:style-name="ce1" office:value-type="float" office:value="68.2436">
            <text:p>68.2436</text:p>
          </table:table-cell>
          <table:table-cell table:style-name="ce1" office:value-type="float" office:value="56.9476">
            <text:p>56.9476</text:p>
          </table:table-cell>
          <table:table-cell table:style-name="ce1" office:value-type="float" office:value="79.8768">
            <text:p>79.8768</text:p>
          </table:table-cell>
          <table:table-cell table:style-name="ce1" office:value-type="float" office:value="115.3725">
            <text:p>115.3725</text:p>
          </table:table-cell>
          <table:table-cell table:style-name="ce1" office:value-type="float" office:value="60.2953">
            <text:p>60.2953</text:p>
          </table:table-cell>
          <table:table-cell table:style-name="ce1" office:value-type="float" office:value="91.9181">
            <text:p>91.9181</text:p>
          </table:table-cell>
          <table:table-cell table:style-name="ce1" office:value-type="float" office:value="85.5501">
            <text:p>85.5501</text:p>
          </table:table-cell>
          <table:table-cell table:style-name="ce1" office:value-type="float" office:value="64.8925">
            <text:p>64.8925</text:p>
          </table:table-cell>
          <table:table-cell table:style-name="ce1" office:value-type="float" office:value="67.9298">
            <text:p>67.9298</text:p>
          </table:table-cell>
          <table:table-cell table:style-name="ce1" office:value-type="float" office:value="137.7914">
            <text:p>137.7914</text:p>
          </table:table-cell>
          <table:table-cell table:style-name="ce1" office:value-type="float" office:value="62.6818">
            <text:p>62.6818</text:p>
          </table:table-cell>
        </table:table-row>
        <table:table-row>
          <table:table-cell table:number-columns-repeated="3"/>
          <table:table-cell table:style-name="ce1" office:value-type="float" office:value="79.4994">
            <text:p>79.4994</text:p>
          </table:table-cell>
          <table:table-cell table:style-name="ce1" office:value-type="float" office:value="73.2038">
            <text:p>73.2038</text:p>
          </table:table-cell>
          <table:table-cell table:style-name="ce1" office:value-type="float" office:value="90.5584">
            <text:p>90.5584</text:p>
          </table:table-cell>
          <table:table-cell table:style-name="ce1" office:value-type="float" office:value="151.5648">
            <text:p>151.5648</text:p>
          </table:table-cell>
          <table:table-cell table:style-name="ce1" office:value-type="float" office:value="64.3485">
            <text:p>64.3485</text:p>
          </table:table-cell>
          <table:table-cell table:style-name="ce1" office:value-type="float" office:value="87.5129">
            <text:p>87.5129</text:p>
          </table:table-cell>
          <table:table-cell table:style-name="ce1" office:value-type="float" office:value="67.0314">
            <text:p>67.0314</text:p>
          </table:table-cell>
          <table:table-cell table:style-name="ce1" office:value-type="float" office:value="57.1694">
            <text:p>57.1694</text:p>
          </table:table-cell>
          <table:table-cell table:style-name="ce1" office:value-type="float" office:value="58.5539">
            <text:p>58.5539</text:p>
          </table:table-cell>
          <table:table-cell table:style-name="ce1" office:value-type="float" office:value="112.9838">
            <text:p>112.9838</text:p>
          </table:table-cell>
          <table:table-cell table:style-name="ce1" office:value-type="float" office:value="59.9573">
            <text:p>59.9573</text:p>
          </table:table-cell>
        </table:table-row>
        <table:table-row>
          <table:table-cell table:number-columns-repeated="3"/>
          <table:table-cell table:style-name="ce1" office:value-type="float" office:value="83.0692">
            <text:p>83.0692</text:p>
          </table:table-cell>
          <table:table-cell table:style-name="ce1" office:value-type="float" office:value="80.2314">
            <text:p>80.2314</text:p>
          </table:table-cell>
          <table:table-cell table:style-name="ce1" office:value-type="float" office:value="92.992">
            <text:p>92.992</text:p>
          </table:table-cell>
          <table:table-cell table:style-name="ce1" office:value-type="float" office:value="105.2194">
            <text:p>105.2194</text:p>
          </table:table-cell>
          <table:table-cell table:style-name="ce1" office:value-type="float" office:value="80.4704">
            <text:p>80.4704</text:p>
          </table:table-cell>
          <table:table-cell table:style-name="ce1" office:value-type="float" office:value="123.9933">
            <text:p>123.9933</text:p>
          </table:table-cell>
          <table:table-cell table:style-name="ce1" office:value-type="float" office:value="93.3475">
            <text:p>93.3475</text:p>
          </table:table-cell>
          <table:table-cell table:style-name="ce1" office:value-type="float" office:value="79.9977">
            <text:p>79.9977</text:p>
          </table:table-cell>
          <table:table-cell table:style-name="ce1" office:value-type="float" office:value="80.9757">
            <text:p>80.9757</text:p>
          </table:table-cell>
          <table:table-cell table:style-name="ce1" office:value-type="float" office:value="131.7195">
            <text:p>131.7195</text:p>
          </table:table-cell>
          <table:table-cell table:style-name="ce1" office:value-type="float" office:value="74.5223">
            <text:p>74.5223</text:p>
          </table:table-cell>
        </table:table-row>
        <table:table-row>
          <table:table-cell table:number-columns-repeated="3"/>
          <table:table-cell table:style-name="ce1" office:value-type="float" office:value="84.7009">
            <text:p>84.7009</text:p>
          </table:table-cell>
          <table:table-cell table:style-name="ce1" office:value-type="float" office:value="75.6192">
            <text:p>75.6192</text:p>
          </table:table-cell>
          <table:table-cell table:style-name="ce1" office:value-type="float" office:value="99.0882">
            <text:p>99.0882</text:p>
          </table:table-cell>
          <table:table-cell table:style-name="ce1" office:value-type="float" office:value="146.8947">
            <text:p>146.8947</text:p>
          </table:table-cell>
          <table:table-cell table:style-name="ce1" office:value-type="float" office:value="74.99">
            <text:p>74.99</text:p>
          </table:table-cell>
          <table:table-cell table:style-name="ce1" office:value-type="float" office:value="108.106">
            <text:p>108.106</text:p>
          </table:table-cell>
          <table:table-cell table:style-name="ce1" office:value-type="float" office:value="98.8867">
            <text:p>98.8867</text:p>
          </table:table-cell>
          <table:table-cell table:style-name="ce1" office:value-type="float" office:value="73.8832">
            <text:p>73.8832</text:p>
          </table:table-cell>
          <table:table-cell table:style-name="ce1" office:value-type="float" office:value="66.2062">
            <text:p>66.2062</text:p>
          </table:table-cell>
          <table:table-cell table:style-name="ce1" office:value-type="float" office:value="150.4637">
            <text:p>150.4637</text:p>
          </table:table-cell>
          <table:table-cell table:style-name="ce1" office:value-type="float" office:value="66.1127">
            <text:p>66.1127</text:p>
          </table:table-cell>
        </table:table-row>
        <table:table-row>
          <table:table-cell table:number-columns-repeated="3"/>
          <table:table-cell table:style-name="ce1" office:value-type="float" office:value="104.2671">
            <text:p>104.2671</text:p>
          </table:table-cell>
          <table:table-cell table:style-name="ce1" office:value-type="float" office:value="96.3579">
            <text:p>96.3579</text:p>
          </table:table-cell>
          <table:table-cell table:style-name="ce1" office:value-type="float" office:value="107.7774">
            <text:p>107.7774</text:p>
          </table:table-cell>
          <table:table-cell table:style-name="ce1" office:value-type="float" office:value="170.4039">
            <text:p>170.4039</text:p>
          </table:table-cell>
          <table:table-cell table:style-name="ce1" office:value-type="float" office:value="80.0427">
            <text:p>80.0427</text:p>
          </table:table-cell>
          <table:table-cell table:style-name="ce1" office:value-type="float" office:value="85.342">
            <text:p>85.342</text:p>
          </table:table-cell>
          <table:table-cell table:style-name="ce1" office:value-type="float" office:value="92.994">
            <text:p>92.994</text:p>
          </table:table-cell>
          <table:table-cell table:style-name="ce1" office:value-type="float" office:value="81.7403">
            <text:p>81.7403</text:p>
          </table:table-cell>
          <table:table-cell table:style-name="ce1" office:value-type="float" office:value="66.1139">
            <text:p>66.1139</text:p>
          </table:table-cell>
          <table:table-cell table:style-name="ce1" office:value-type="float" office:value="145.3817">
            <text:p>145.3817</text:p>
          </table:table-cell>
          <table:table-cell table:style-name="ce1" office:value-type="float" office:value="69.8034">
            <text:p>69.8034</text:p>
          </table:table-cell>
        </table:table-row>
        <table:table-row>
          <table:table-cell table:number-columns-repeated="3"/>
          <table:table-cell table:style-name="ce1" office:value-type="float" office:value="93.7655">
            <text:p>93.7655</text:p>
          </table:table-cell>
          <table:table-cell table:style-name="ce1" office:value-type="float" office:value="82.6838">
            <text:p>82.6838</text:p>
          </table:table-cell>
          <table:table-cell table:style-name="ce1" office:value-type="float" office:value="121.9275">
            <text:p>121.9275</text:p>
          </table:table-cell>
          <table:table-cell table:style-name="ce1" office:value-type="float" office:value="158.2477">
            <text:p>158.2477</text:p>
          </table:table-cell>
          <table:table-cell table:style-name="ce1" office:value-type="float" office:value="65.0515">
            <text:p>65.0515</text:p>
          </table:table-cell>
          <table:table-cell table:style-name="ce1" office:value-type="float" office:value="114.847">
            <text:p>114.847</text:p>
          </table:table-cell>
          <table:table-cell table:style-name="ce1" office:value-type="float" office:value="81.1839">
            <text:p>81.1839</text:p>
          </table:table-cell>
          <table:table-cell table:style-name="ce1" office:value-type="float" office:value="66.1378">
            <text:p>66.1378</text:p>
          </table:table-cell>
          <table:table-cell table:style-name="ce1" office:value-type="float" office:value="71.2313">
            <text:p>71.2313</text:p>
          </table:table-cell>
          <table:table-cell table:style-name="ce1" office:value-type="float" office:value="180.3992">
            <text:p>180.3992</text:p>
          </table:table-cell>
          <table:table-cell table:style-name="ce1" office:value-type="float" office:value="60.5447">
            <text:p>60.5447</text:p>
          </table:table-cell>
        </table:table-row>
        <table:table-row>
          <table:table-cell table:number-columns-repeated="3"/>
          <table:table-cell table:style-name="ce1" office:value-type="float" office:value="67.7123">
            <text:p>67.7123</text:p>
          </table:table-cell>
          <table:table-cell table:style-name="ce1" office:value-type="float" office:value="59.353">
            <text:p>59.353</text:p>
          </table:table-cell>
          <table:table-cell table:style-name="ce1" office:value-type="float" office:value="82.5355">
            <text:p>82.5355</text:p>
          </table:table-cell>
          <table:table-cell table:style-name="ce1" office:value-type="float" office:value="149.2623">
            <text:p>149.2623</text:p>
          </table:table-cell>
          <table:table-cell table:style-name="ce1" office:value-type="float" office:value="61.5514">
            <text:p>61.5514</text:p>
          </table:table-cell>
          <table:table-cell table:style-name="ce1" office:value-type="float" office:value="97.8418">
            <text:p>97.8418</text:p>
          </table:table-cell>
          <table:table-cell table:style-name="ce1" office:value-type="float" office:value="92.7457">
            <text:p>92.7457</text:p>
          </table:table-cell>
          <table:table-cell table:style-name="ce1" office:value-type="float" office:value="67.9027">
            <text:p>67.9027</text:p>
          </table:table-cell>
          <table:table-cell table:style-name="ce1" office:value-type="float" office:value="61.4728">
            <text:p>61.4728</text:p>
          </table:table-cell>
          <table:table-cell table:style-name="ce1" office:value-type="float" office:value="127.8577">
            <text:p>127.8577</text:p>
          </table:table-cell>
          <table:table-cell table:style-name="ce1" office:value-type="float" office:value="59.792">
            <text:p>59.792</text:p>
          </table:table-cell>
        </table:table-row>
        <table:table-row>
          <table:table-cell table:number-columns-repeated="3"/>
          <table:table-cell table:style-name="ce1" office:value-type="float" office:value="17.8955">
            <text:p>17.8955</text:p>
          </table:table-cell>
          <table:table-cell table:style-name="ce1" office:value-type="float" office:value="17.4661">
            <text:p>17.4661</text:p>
          </table:table-cell>
          <table:table-cell table:style-name="ce1" office:value-type="float" office:value="21.383">
            <text:p>21.383</text:p>
          </table:table-cell>
          <table:table-cell table:style-name="ce1" office:value-type="float" office:value="35.9355">
            <text:p>35.9355</text:p>
          </table:table-cell>
          <table:table-cell table:style-name="ce1" office:value-type="float" office:value="31.1206">
            <text:p>31.1206</text:p>
          </table:table-cell>
          <table:table-cell table:style-name="ce1" office:value-type="float" office:value="35.7778">
            <text:p>35.7778</text:p>
          </table:table-cell>
          <table:table-cell table:style-name="ce1" office:value-type="float" office:value="12.1522">
            <text:p>12.1522</text:p>
          </table:table-cell>
          <table:table-cell table:style-name="ce1" office:value-type="float" office:value="13.7829">
            <text:p>13.7829</text:p>
          </table:table-cell>
          <table:table-cell table:style-name="ce1" office:value-type="float" office:value="15.8662">
            <text:p>15.8662</text:p>
          </table:table-cell>
          <table:table-cell table:style-name="ce1" office:value-type="float" office:value="75.4883">
            <text:p>75.4883</text:p>
          </table:table-cell>
          <table:table-cell table:style-name="ce1" office:value-type="float" office:value="42.1595">
            <text:p>42.1595</text:p>
          </table:table-cell>
        </table:table-row>
        <table:table-row>
          <table:table-cell table:number-columns-repeated="14"/>
        </table:table-row>
        <table:table-row>
          <table:table-cell table:number-columns-repeated="3"/>
          <table:table-cell table:style-name="ce1" office:value-type="float" office:value="66.5836516667">
            <text:p>66.5836516667</text:p>
          </table:table-cell>
          <table:table-cell table:style-name="ce1" office:value-type="float" office:value="64.0869916667">
            <text:p>64.0869916667</text:p>
          </table:table-cell>
          <table:table-cell table:style-name="ce1" office:value-type="float" office:value="64.2724133333">
            <text:p>64.2724133333</text:p>
          </table:table-cell>
          <table:table-cell table:style-name="ce1" office:value-type="float" office:value="45.1894066667">
            <text:p>45.1894066667</text:p>
          </table:table-cell>
          <table:table-cell table:style-name="ce1" office:value-type="float" office:value="61.56805">
            <text:p>61.56805</text:p>
          </table:table-cell>
          <table:table-cell table:style-name="ce1" office:value-type="float" office:value="47.0449216667">
            <text:p>47.0449216667</text:p>
          </table:table-cell>
          <table:table-cell table:style-name="ce1" office:value-type="float" office:value="70.5085133333">
            <text:p>70.5085133333</text:p>
          </table:table-cell>
          <table:table-cell table:style-name="ce1" office:value-type="float" office:value="70.5978116667">
            <text:p>70.5978116667</text:p>
          </table:table-cell>
          <table:table-cell table:style-name="ce1" office:value-type="float" office:value="79.0945083333">
            <text:p>79.0945083333</text:p>
          </table:table-cell>
          <table:table-cell table:style-name="ce1" office:value-type="float" office:value="50.90042">
            <text:p>50.90042</text:p>
          </table:table-cell>
          <table:table-cell table:style-name="ce1" office:value-type="float" office:value="71.445475">
            <text:p>71.445475</text:p>
          </table:table-cell>
        </table:table-row>
        <table:table-row>
          <table:table-cell table:number-columns-repeated="3"/>
          <table:table-cell table:style-name="ce1" office:value-type="float" office:value="72.9459083333">
            <text:p>72.9459083333</text:p>
          </table:table-cell>
          <table:table-cell table:style-name="ce1" office:value-type="float" office:value="74.96021">
            <text:p>74.96021</text:p>
          </table:table-cell>
          <table:table-cell table:style-name="ce1" office:value-type="float" office:value="79.0682683333">
            <text:p>79.0682683333</text:p>
          </table:table-cell>
          <table:table-cell table:style-name="ce1" office:value-type="float" office:value="46.1537033333">
            <text:p>46.1537033333</text:p>
          </table:table-cell>
          <table:table-cell table:style-name="ce1" office:value-type="float" office:value="87.3168566667">
            <text:p>87.3168566667</text:p>
          </table:table-cell>
          <table:table-cell table:style-name="ce1" office:value-type="float" office:value="52.99005">
            <text:p>52.99005</text:p>
          </table:table-cell>
          <table:table-cell table:style-name="ce1" office:value-type="float" office:value="84.8291966667">
            <text:p>84.8291966667</text:p>
          </table:table-cell>
          <table:table-cell table:style-name="ce1" office:value-type="float" office:value="77.4237933333">
            <text:p>77.4237933333</text:p>
          </table:table-cell>
          <table:table-cell table:style-name="ce1" office:value-type="float" office:value="110.043301667">
            <text:p>110.043301667</text:p>
          </table:table-cell>
          <table:table-cell table:style-name="ce1" office:value-type="float" office:value="53.583975">
            <text:p>53.583975</text:p>
          </table:table-cell>
          <table:table-cell table:style-name="ce1" office:value-type="float" office:value="93.9547666667">
            <text:p>93.9547666667</text:p>
          </table:table-cell>
        </table:table-row>
        <table:table-row>
          <table:table-cell table:number-columns-repeated="3"/>
          <table:table-cell table:style-name="ce1" office:value-type="float" office:value="47.7753283333">
            <text:p>47.7753283333</text:p>
          </table:table-cell>
          <table:table-cell table:style-name="ce1" office:value-type="float" office:value="45.9668333333">
            <text:p>45.9668333333</text:p>
          </table:table-cell>
          <table:table-cell table:style-name="ce1" office:value-type="float" office:value="48.3864283333">
            <text:p>48.3864283333</text:p>
          </table:table-cell>
          <table:table-cell table:style-name="ce1" office:value-type="float" office:value="35.4634516667">
            <text:p>35.4634516667</text:p>
          </table:table-cell>
          <table:table-cell table:style-name="ce1" office:value-type="float" office:value="43.1306733333">
            <text:p>43.1306733333</text:p>
          </table:table-cell>
          <table:table-cell table:style-name="ce1" office:value-type="float" office:value="39.26473">
            <text:p>39.26473</text:p>
          </table:table-cell>
          <table:table-cell table:style-name="ce1" office:value-type="float" office:value="50.56928">
            <text:p>50.56928</text:p>
          </table:table-cell>
          <table:table-cell table:style-name="ce1" office:value-type="float" office:value="52.6575033333">
            <text:p>52.6575033333</text:p>
          </table:table-cell>
          <table:table-cell table:style-name="ce1" office:value-type="float" office:value="49.8437433333">
            <text:p>49.8437433333</text:p>
          </table:table-cell>
          <table:table-cell table:style-name="ce1" office:value-type="float" office:value="39.43965">
            <text:p>39.43965</text:p>
          </table:table-cell>
          <table:table-cell table:style-name="ce1" office:value-type="float" office:value="44.84146">
            <text:p>44.84146</text:p>
          </table:table-cell>
        </table:table-row>
        <table:table-row>
          <table:table-cell table:number-columns-repeated="3"/>
          <table:table-cell table:style-name="ce1" office:value-type="float" office:value="40.9080933333">
            <text:p>40.9080933333</text:p>
          </table:table-cell>
          <table:table-cell table:style-name="ce1" office:value-type="float" office:value="35.809445">
            <text:p>35.809445</text:p>
          </table:table-cell>
          <table:table-cell table:style-name="ce1" office:value-type="float" office:value="62.80187">
            <text:p>62.80187</text:p>
          </table:table-cell>
          <table:table-cell table:style-name="ce1" office:value-type="float" office:value="39.682425">
            <text:p>39.682425</text:p>
          </table:table-cell>
          <table:table-cell table:style-name="ce1" office:value-type="float" office:value="40.5596116667">
            <text:p>40.5596116667</text:p>
          </table:table-cell>
          <table:table-cell table:style-name="ce1" office:value-type="float" office:value="46.2590883333">
            <text:p>46.2590883333</text:p>
          </table:table-cell>
          <table:table-cell table:style-name="ce1" office:value-type="float" office:value="53.2741716667">
            <text:p>53.2741716667</text:p>
          </table:table-cell>
          <table:table-cell table:style-name="ce1" office:value-type="float" office:value="39.84282">
            <text:p>39.84282</text:p>
          </table:table-cell>
          <table:table-cell table:style-name="ce1" office:value-type="float" office:value="73.3638316667">
            <text:p>73.3638316667</text:p>
          </table:table-cell>
          <table:table-cell table:style-name="ce1" office:value-type="float" office:value="41.39318">
            <text:p>41.39318</text:p>
          </table:table-cell>
          <table:table-cell table:style-name="ce1" office:value-type="float" office:value="41.38505">
            <text:p>41.38505</text:p>
          </table:table-cell>
        </table:table-row>
        <table:table-row>
          <table:table-cell table:number-columns-repeated="3"/>
          <table:table-cell table:style-name="ce1" office:value-type="float" office:value="72.4233316667">
            <text:p>72.4233316667</text:p>
          </table:table-cell>
          <table:table-cell table:style-name="ce1" office:value-type="float" office:value="69.6732633333">
            <text:p>69.6732633333</text:p>
          </table:table-cell>
          <table:table-cell table:style-name="ce1" office:value-type="float" office:value="60.9260083333">
            <text:p>60.9260083333</text:p>
          </table:table-cell>
          <table:table-cell table:style-name="ce1" office:value-type="float" office:value="46.9519966667">
            <text:p>46.9519966667</text:p>
          </table:table-cell>
          <table:table-cell table:style-name="ce1" office:value-type="float" office:value="109.129341667">
            <text:p>109.129341667</text:p>
          </table:table-cell>
          <table:table-cell table:style-name="ce1" office:value-type="float" office:value="52.5379416667">
            <text:p>52.5379416667</text:p>
          </table:table-cell>
          <table:table-cell table:style-name="ce1" office:value-type="float" office:value="91.34487">
            <text:p>91.34487</text:p>
          </table:table-cell>
          <table:table-cell table:style-name="ce1" office:value-type="float" office:value="95.3093633333">
            <text:p>95.3093633333</text:p>
          </table:table-cell>
          <table:table-cell table:style-name="ce1" office:value-type="float" office:value="108.688236667">
            <text:p>108.688236667</text:p>
          </table:table-cell>
          <table:table-cell table:style-name="ce1" office:value-type="float" office:value="52.8782233333">
            <text:p>52.8782233333</text:p>
          </table:table-cell>
          <table:table-cell table:style-name="ce1" office:value-type="float" office:value="98.8754183333">
            <text:p>98.8754183333</text:p>
          </table:table-cell>
        </table:table-row>
        <table:table-row>
          <table:table-cell table:number-columns-repeated="3"/>
          <table:table-cell table:style-name="ce1" office:value-type="float" office:value="59.8242666667">
            <text:p>59.8242666667</text:p>
          </table:table-cell>
          <table:table-cell table:style-name="ce1" office:value-type="float" office:value="59.1481866667">
            <text:p>59.1481866667</text:p>
          </table:table-cell>
          <table:table-cell table:style-name="ce1" office:value-type="float" office:value="53.36787">
            <text:p>53.36787</text:p>
          </table:table-cell>
          <table:table-cell table:style-name="ce1" office:value-type="float" office:value="42.7616783333">
            <text:p>42.7616783333</text:p>
          </table:table-cell>
          <table:table-cell table:style-name="ce1" office:value-type="float" office:value="62.66083">
            <text:p>62.66083</text:p>
          </table:table-cell>
          <table:table-cell table:style-name="ce1" office:value-type="float" office:value="49.3019316667">
            <text:p>49.3019316667</text:p>
          </table:table-cell>
          <table:table-cell table:style-name="ce1" office:value-type="float" office:value="55.268445">
            <text:p>55.268445</text:p>
          </table:table-cell>
          <table:table-cell table:style-name="ce1" office:value-type="float" office:value="65.6477716667">
            <text:p>65.6477716667</text:p>
          </table:table-cell>
          <table:table-cell table:style-name="ce1" office:value-type="float" office:value="66.807575">
            <text:p>66.807575</text:p>
          </table:table-cell>
          <table:table-cell table:style-name="ce1" office:value-type="float" office:value="45.3991866667">
            <text:p>45.3991866667</text:p>
          </table:table-cell>
          <table:table-cell table:style-name="ce1" office:value-type="float" office:value="55.6291516667">
            <text:p>55.6291516667</text:p>
          </table:table-cell>
        </table:table-row>
        <table:table-row>
          <table:table-cell table:number-columns-repeated="3"/>
          <table:table-cell table:style-name="ce1" office:value-type="float" office:value="36.7598233333">
            <text:p>36.7598233333</text:p>
          </table:table-cell>
          <table:table-cell table:style-name="ce1" office:value-type="float" office:value="33.84115">
            <text:p>33.84115</text:p>
          </table:table-cell>
          <table:table-cell table:style-name="ce1" office:value-type="float" office:value="43.971765">
            <text:p>43.971765</text:p>
          </table:table-cell>
          <table:table-cell table:style-name="ce1" office:value-type="float" office:value="33.6044">
            <text:p>33.6044</text:p>
          </table:table-cell>
          <table:table-cell table:style-name="ce1" office:value-type="float" office:value="33.6814783333">
            <text:p>33.6814783333</text:p>
          </table:table-cell>
          <table:table-cell table:style-name="ce1" office:value-type="float" office:value="41.3133016667">
            <text:p>41.3133016667</text:p>
          </table:table-cell>
          <table:table-cell table:style-name="ce1" office:value-type="float" office:value="49.5491016667">
            <text:p>49.5491016667</text:p>
          </table:table-cell>
          <table:table-cell table:style-name="ce1" office:value-type="float" office:value="47.97174">
            <text:p>47.97174</text:p>
          </table:table-cell>
          <table:table-cell table:style-name="ce1" office:value-type="float" office:value="49.5414583333">
            <text:p>49.5414583333</text:p>
          </table:table-cell>
          <table:table-cell table:style-name="ce1" office:value-type="float" office:value="37.9550266667">
            <text:p>37.9550266667</text:p>
          </table:table-cell>
          <table:table-cell table:style-name="ce1" office:value-type="float" office:value="41.9915683333">
            <text:p>41.9915683333</text:p>
          </table:table-cell>
        </table:table-row>
        <table:table-row>
          <table:table-cell table:number-columns-repeated="3"/>
          <table:table-cell table:style-name="ce1" office:value-type="float" office:value="68.806765">
            <text:p>68.806765</text:p>
          </table:table-cell>
          <table:table-cell table:style-name="ce1" office:value-type="float" office:value="63.8299216667">
            <text:p>63.8299216667</text:p>
          </table:table-cell>
          <table:table-cell table:style-name="ce1" office:value-type="float" office:value="74.378">
            <text:p>74.378</text:p>
          </table:table-cell>
          <table:table-cell table:style-name="ce1" office:value-type="float" office:value="45.543415">
            <text:p>45.543415</text:p>
          </table:table-cell>
          <table:table-cell table:style-name="ce1" office:value-type="float" office:value="78.9804566667">
            <text:p>78.9804566667</text:p>
          </table:table-cell>
          <table:table-cell table:style-name="ce1" office:value-type="float" office:value="52.1634566667">
            <text:p>52.1634566667</text:p>
          </table:table-cell>
          <table:table-cell table:style-name="ce1" office:value-type="float" office:value="82.32674">
            <text:p>82.32674</text:p>
          </table:table-cell>
          <table:table-cell table:style-name="ce1" office:value-type="float" office:value="78.1315883333">
            <text:p>78.1315883333</text:p>
          </table:table-cell>
          <table:table-cell table:style-name="ce1" office:value-type="float" office:value="96.882765">
            <text:p>96.882765</text:p>
          </table:table-cell>
          <table:table-cell table:style-name="ce1" office:value-type="float" office:value="52.4953633333">
            <text:p>52.4953633333</text:p>
          </table:table-cell>
          <table:table-cell table:style-name="ce1" office:value-type="float" office:value="89.0669583333">
            <text:p>89.0669583333</text:p>
          </table:table-cell>
        </table:table-row>
        <table:table-row>
          <table:table-cell table:number-columns-repeated="3"/>
          <table:table-cell table:style-name="ce1" office:value-type="float" office:value="67.054125">
            <text:p>67.054125</text:p>
          </table:table-cell>
          <table:table-cell table:style-name="ce1" office:value-type="float" office:value="65.2166516667">
            <text:p>65.2166516667</text:p>
          </table:table-cell>
          <table:table-cell table:style-name="ce1" office:value-type="float" office:value="58.00387">
            <text:p>58.00387</text:p>
          </table:table-cell>
          <table:table-cell table:style-name="ce1" office:value-type="float" office:value="49.6295483333">
            <text:p>49.6295483333</text:p>
          </table:table-cell>
          <table:table-cell table:style-name="ce1" office:value-type="float" office:value="84.375605">
            <text:p>84.375605</text:p>
          </table:table-cell>
          <table:table-cell table:style-name="ce1" office:value-type="float" office:value="53.01044">
            <text:p>53.01044</text:p>
          </table:table-cell>
          <table:table-cell table:style-name="ce1" office:value-type="float" office:value="83.2086516667">
            <text:p>83.2086516667</text:p>
          </table:table-cell>
          <table:table-cell table:style-name="ce1" office:value-type="float" office:value="88.90733">
            <text:p>88.90733</text:p>
          </table:table-cell>
          <table:table-cell table:style-name="ce1" office:value-type="float" office:value="94.84752">
            <text:p>94.84752</text:p>
          </table:table-cell>
          <table:table-cell table:style-name="ce1" office:value-type="float" office:value="49.6689733333">
            <text:p>49.6689733333</text:p>
          </table:table-cell>
          <table:table-cell table:style-name="ce1" office:value-type="float" office:value="88.6443216667">
            <text:p>88.6443216667</text:p>
          </table:table-cell>
        </table:table-row>
        <table:table-row>
          <table:table-cell table:number-columns-repeated="3"/>
          <table:table-cell table:style-name="ce1" office:value-type="float" office:value="28.275505">
            <text:p>28.275505</text:p>
          </table:table-cell>
          <table:table-cell table:style-name="ce1" office:value-type="float" office:value="26.46614">
            <text:p>26.46614</text:p>
          </table:table-cell>
          <table:table-cell table:style-name="ce1" office:value-type="float" office:value="35.242755">
            <text:p>35.242755</text:p>
          </table:table-cell>
          <table:table-cell table:style-name="ce1" office:value-type="float" office:value="29.6198433333">
            <text:p>29.6198433333</text:p>
          </table:table-cell>
          <table:table-cell table:style-name="ce1" office:value-type="float" office:value="26.0456866667">
            <text:p>26.0456866667</text:p>
          </table:table-cell>
          <table:table-cell table:style-name="ce1" office:value-type="float" office:value="37.95515">
            <text:p>37.95515</text:p>
          </table:table-cell>
          <table:table-cell table:style-name="ce1" office:value-type="float" office:value="38.7619133333">
            <text:p>38.7619133333</text:p>
          </table:table-cell>
          <table:table-cell table:style-name="ce1" office:value-type="float" office:value="35.2369083333">
            <text:p>35.2369083333</text:p>
          </table:table-cell>
          <table:table-cell table:style-name="ce1" office:value-type="float" office:value="42.1144566667">
            <text:p>42.1144566667</text:p>
          </table:table-cell>
          <table:table-cell table:style-name="ce1" office:value-type="float" office:value="34.56284">
            <text:p>34.56284</text:p>
          </table:table-cell>
          <table:table-cell table:style-name="ce1" office:value-type="float" office:value="29.7959333333">
            <text:p>29.7959333333</text:p>
          </table:table-cell>
        </table:table-row>
        <table:table-row>
          <table:table-cell table:number-columns-repeated="3"/>
          <table:table-cell table:style-name="ce1" office:value-type="float" office:value="62.1632783333">
            <text:p>62.1632783333</text:p>
          </table:table-cell>
          <table:table-cell table:style-name="ce1" office:value-type="float" office:value="59.0471833333">
            <text:p>59.0471833333</text:p>
          </table:table-cell>
          <table:table-cell table:style-name="ce1" office:value-type="float" office:value="64.7802033333">
            <text:p>64.7802033333</text:p>
          </table:table-cell>
          <table:table-cell table:style-name="ce1" office:value-type="float" office:value="49.3596466667">
            <text:p>49.3596466667</text:p>
          </table:table-cell>
          <table:table-cell table:style-name="ce1" office:value-type="float" office:value="57.1555666667">
            <text:p>57.1555666667</text:p>
          </table:table-cell>
          <table:table-cell table:style-name="ce1" office:value-type="float" office:value="51.527215">
            <text:p>51.527215</text:p>
          </table:table-cell>
          <table:table-cell table:style-name="ce1" office:value-type="float" office:value="89.2729316667">
            <text:p>89.2729316667</text:p>
          </table:table-cell>
          <table:table-cell table:style-name="ce1" office:value-type="float" office:value="75.60088">
            <text:p>75.60088</text:p>
          </table:table-cell>
          <table:table-cell table:style-name="ce1" office:value-type="float" office:value="96.8692">
            <text:p>96.8692</text:p>
          </table:table-cell>
          <table:table-cell table:style-name="ce1" office:value-type="float" office:value="51.644025">
            <text:p>51.644025</text:p>
          </table:table-cell>
          <table:table-cell table:style-name="ce1" office:value-type="float" office:value="85.9126666667">
            <text:p>85.9126666667</text:p>
          </table:table-cell>
        </table:table-row>
        <table:table-row>
          <table:table-cell table:number-columns-repeated="14"/>
        </table:table-row>
        <table:table-row>
          <table:table-cell table:number-columns-repeated="3"/>
          <table:table-cell table:style-name="ce1" office:value-type="float" office:value="55.9694638491327">
            <text:p>55.9694638491327</text:p>
          </table:table-cell>
          <table:table-cell table:style-name="ce1" office:value-type="float" office:value="62.6416375063728">
            <text:p>62.6416375063728</text:p>
          </table:table-cell>
          <table:table-cell table:style-name="ce1" office:value-type="float" office:value="44.9921455821769">
            <text:p>44.9921455821769</text:p>
          </table:table-cell>
          <table:table-cell table:style-name="ce1" office:value-type="float" office:value="33.6203128440064">
            <text:p>33.6203128440064</text:p>
          </table:table-cell>
          <table:table-cell table:style-name="ce1" office:value-type="float" office:value="73.3614532915034">
            <text:p>73.3614532915034</text:p>
          </table:table-cell>
          <table:table-cell table:style-name="ce1" office:value-type="float" office:value="44.5818561347011">
            <text:p>44.5818561347011</text:p>
          </table:table-cell>
          <table:table-cell table:style-name="ce1" office:value-type="float" office:value="46.084787773403">
            <text:p>46.084787773403</text:p>
          </table:table-cell>
          <table:table-cell table:style-name="ce1" office:value-type="float" office:value="61.8052915170149">
            <text:p>61.8052915170149</text:p>
          </table:table-cell>
          <table:table-cell table:style-name="ce1" office:value-type="float" office:value="67.1445120157151">
            <text:p>67.1445120157151</text:p>
          </table:table-cell>
          <table:table-cell table:style-name="ce1" office:value-type="float" office:value="38.1372526511611">
            <text:p>38.1372526511611</text:p>
          </table:table-cell>
          <table:table-cell table:style-name="ce1" office:value-type="float" office:value="66.620860434681">
            <text:p>66.620860434681</text:p>
          </table:table-cell>
        </table:table-row>
        <table:table-row>
          <table:table-cell table:number-columns-repeated="3"/>
          <table:table-cell table:style-name="ce1" office:value-type="float" office:value="46.4333401301057">
            <text:p>46.4333401301057</text:p>
          </table:table-cell>
          <table:table-cell table:style-name="ce1" office:value-type="float" office:value="54.3441902460244">
            <text:p>54.3441902460244</text:p>
          </table:table-cell>
          <table:table-cell table:style-name="ce1" office:value-type="float" office:value="40.6322650526803">
            <text:p>40.6322650526803</text:p>
          </table:table-cell>
          <table:table-cell table:style-name="ce1" office:value-type="float" office:value="28.9387796215806">
            <text:p>28.9387796215806</text:p>
          </table:table-cell>
          <table:table-cell table:style-name="ce1" office:value-type="float" office:value="63.5767975410177">
            <text:p>63.5767975410177</text:p>
          </table:table-cell>
          <table:table-cell table:style-name="ce1" office:value-type="float" office:value="45.989070784538">
            <text:p>45.989070784538</text:p>
          </table:table-cell>
          <table:table-cell table:style-name="ce1" office:value-type="float" office:value="43.5648043483651">
            <text:p>43.5648043483651</text:p>
          </table:table-cell>
          <table:table-cell table:style-name="ce1" office:value-type="float" office:value="53.2932570601616">
            <text:p>53.2932570601616</text:p>
          </table:table-cell>
          <table:table-cell table:style-name="ce1" office:value-type="float" office:value="52.467351458488">
            <text:p>52.467351458488</text:p>
          </table:table-cell>
          <table:table-cell table:style-name="ce1" office:value-type="float" office:value="35.8626344571365">
            <text:p>35.8626344571365</text:p>
          </table:table-cell>
          <table:table-cell table:style-name="ce1" office:value-type="float" office:value="57.9349430365552">
            <text:p>57.9349430365552</text:p>
          </table:table-cell>
        </table:table-row>
        <table:table-row>
          <table:table-cell table:number-columns-repeated="3"/>
          <table:table-cell table:style-name="ce1" office:value-type="float" office:value="70.8162217471217">
            <text:p>70.8162217471217</text:p>
          </table:table-cell>
          <table:table-cell table:style-name="ce1" office:value-type="float" office:value="75.876841678678">
            <text:p>75.876841678678</text:p>
          </table:table-cell>
          <table:table-cell table:style-name="ce1" office:value-type="float" office:value="61.074496319472">
            <text:p>61.074496319472</text:p>
          </table:table-cell>
          <table:table-cell table:style-name="ce1" office:value-type="float" office:value="46.2502707274726">
            <text:p>46.2502707274726</text:p>
          </table:table-cell>
          <table:table-cell table:style-name="ce1" office:value-type="float" office:value="81.7446836197049">
            <text:p>81.7446836197049</text:p>
          </table:table-cell>
          <table:table-cell table:style-name="ce1" office:value-type="float" office:value="49.1419495780021">
            <text:p>49.1419495780021</text:p>
          </table:table-cell>
          <table:table-cell table:style-name="ce1" office:value-type="float" office:value="57.7564736916154">
            <text:p>57.7564736916154</text:p>
          </table:table-cell>
          <table:table-cell table:style-name="ce1" office:value-type="float" office:value="74.415533390955">
            <text:p>74.415533390955</text:p>
          </table:table-cell>
          <table:table-cell table:style-name="ce1" office:value-type="float" office:value="81.3081472741513">
            <text:p>81.3081472741513</text:p>
          </table:table-cell>
          <table:table-cell table:style-name="ce1" office:value-type="float" office:value="46.4613729153709">
            <text:p>46.4613729153709</text:p>
          </table:table-cell>
          <table:table-cell table:style-name="ce1" office:value-type="float" office:value="79.6435628017299">
            <text:p>79.6435628017299</text:p>
          </table:table-cell>
        </table:table-row>
        <table:table-row>
          <table:table-cell table:number-columns-repeated="3"/>
          <table:table-cell table:style-name="ce1" office:value-type="float" office:value="76.039086633246">
            <text:p>76.039086633246</text:p>
          </table:table-cell>
          <table:table-cell table:style-name="ce1" office:value-type="float" office:value="85.3410471145983">
            <text:p>85.3410471145983</text:p>
          </table:table-cell>
          <table:table-cell table:style-name="ce1" office:value-type="float" office:value="61.1110879666108">
            <text:p>61.1110879666108</text:p>
          </table:table-cell>
          <table:table-cell table:style-name="ce1" office:value-type="float" office:value="52.2102998794974">
            <text:p>52.2102998794974</text:p>
          </table:table-cell>
          <table:table-cell table:style-name="ce1" office:value-type="float" office:value="83.8891553023386">
            <text:p>83.8891553023386</text:p>
          </table:table-cell>
          <table:table-cell table:style-name="ce1" office:value-type="float" office:value="47.3947605082048">
            <text:p>47.3947605082048</text:p>
          </table:table-cell>
          <table:table-cell table:style-name="ce1" office:value-type="float" office:value="58.7227296119493">
            <text:p>58.7227296119493</text:p>
          </table:table-cell>
          <table:table-cell table:style-name="ce1" office:value-type="float" office:value="79.0862618492372">
            <text:p>79.0862618492372</text:p>
          </table:table-cell>
          <table:table-cell table:style-name="ce1" office:value-type="float" office:value="66.1298764251165">
            <text:p>66.1298764251165</text:p>
          </table:table-cell>
          <table:table-cell table:style-name="ce1" office:value-type="float" office:value="42.648398160884">
            <text:p>42.648398160884</text:p>
          </table:table-cell>
          <table:table-cell table:style-name="ce1" office:value-type="float" office:value="83.2746047858609">
            <text:p>83.2746047858609</text:p>
          </table:table-cell>
        </table:table-row>
        <table:table-row>
          <table:table-cell table:number-columns-repeated="3"/>
          <table:table-cell table:style-name="ce1" office:value-type="float" office:value="47.1888484471031">
            <text:p>47.1888484471031</text:p>
          </table:table-cell>
          <table:table-cell table:style-name="ce1" office:value-type="float" office:value="51.7434974314786">
            <text:p>51.7434974314786</text:p>
          </table:table-cell>
          <table:table-cell table:style-name="ce1" office:value-type="float" office:value="44.0458651793097">
            <text:p>44.0458651793097</text:p>
          </table:table-cell>
          <table:table-cell table:style-name="ce1" office:value-type="float" office:value="32.7287491540953">
            <text:p>32.7287491540953</text:p>
          </table:table-cell>
          <table:table-cell table:style-name="ce1" office:value-type="float" office:value="48.4651582914919">
            <text:p>48.4651582914919</text:p>
          </table:table-cell>
          <table:table-cell table:style-name="ce1" office:value-type="float" office:value="42.1986099718379">
            <text:p>42.1986099718379</text:p>
          </table:table-cell>
          <table:table-cell table:style-name="ce1" office:value-type="float" office:value="47.3999757086141">
            <text:p>47.3999757086141</text:p>
          </table:table-cell>
          <table:table-cell table:style-name="ce1" office:value-type="float" office:value="53.3880259890492">
            <text:p>53.3880259890492</text:p>
          </table:table-cell>
          <table:table-cell table:style-name="ce1" office:value-type="float" office:value="49.9136748067051">
            <text:p>49.9136748067051</text:p>
          </table:table-cell>
          <table:table-cell table:style-name="ce1" office:value-type="float" office:value="41.5793800879597">
            <text:p>41.5793800879597</text:p>
          </table:table-cell>
          <table:table-cell table:style-name="ce1" office:value-type="float" office:value="54.914154011004">
            <text:p>54.914154011004</text:p>
          </table:table-cell>
        </table:table-row>
        <table:table-row>
          <table:table-cell table:number-columns-repeated="3"/>
          <table:table-cell table:style-name="ce1" office:value-type="float" office:value="68.9076141020351">
            <text:p>68.9076141020351</text:p>
          </table:table-cell>
          <table:table-cell table:style-name="ce1" office:value-type="float" office:value="71.0389493872063">
            <text:p>71.0389493872063</text:p>
          </table:table-cell>
          <table:table-cell table:style-name="ce1" office:value-type="float" office:value="65.1925638933031">
            <text:p>65.1925638933031</text:p>
          </table:table-cell>
          <table:table-cell table:style-name="ce1" office:value-type="float" office:value="61.9197464017493">
            <text:p>61.9197464017493</text:p>
          </table:table-cell>
          <table:table-cell table:style-name="ce1" office:value-type="float" office:value="69.7834831365506">
            <text:p>69.7834831365506</text:p>
          </table:table-cell>
          <table:table-cell table:style-name="ce1" office:value-type="float" office:value="43.6698631455356">
            <text:p>43.6698631455356</text:p>
          </table:table-cell>
          <table:table-cell table:style-name="ce1" office:value-type="float" office:value="62.7930009961112">
            <text:p>62.7930009961112</text:p>
          </table:table-cell>
          <table:table-cell table:style-name="ce1" office:value-type="float" office:value="68.4177072774823">
            <text:p>68.4177072774823</text:p>
          </table:table-cell>
          <table:table-cell table:style-name="ce1" office:value-type="float" office:value="67.8055038966312">
            <text:p>67.8055038966312</text:p>
          </table:table-cell>
          <table:table-cell table:style-name="ce1" office:value-type="float" office:value="48.8772045433582">
            <text:p>48.8772045433582</text:p>
          </table:table-cell>
          <table:table-cell table:style-name="ce1" office:value-type="float" office:value="73.7477111242373">
            <text:p>73.7477111242373</text:p>
          </table:table-cell>
        </table:table-row>
        <table:table-row>
          <table:table-cell table:number-columns-repeated="3"/>
          <table:table-cell table:style-name="ce1" office:value-type="float" office:value="71.3492351236796">
            <text:p>71.3492351236796</text:p>
          </table:table-cell>
          <table:table-cell table:style-name="ce1" office:value-type="float" office:value="76.0907230727479">
            <text:p>76.0907230727479</text:p>
          </table:table-cell>
          <table:table-cell table:style-name="ce1" office:value-type="float" office:value="60.6008354029943">
            <text:p>60.6008354029943</text:p>
          </table:table-cell>
          <table:table-cell table:style-name="ce1" office:value-type="float" office:value="45.9148070537266">
            <text:p>45.9148070537266</text:p>
          </table:table-cell>
          <table:table-cell table:style-name="ce1" office:value-type="float" office:value="78.6759571807857">
            <text:p>78.6759571807857</text:p>
          </table:table-cell>
          <table:table-cell table:style-name="ce1" office:value-type="float" office:value="45.3651268072729">
            <text:p>45.3651268072729</text:p>
          </table:table-cell>
          <table:table-cell table:style-name="ce1" office:value-type="float" office:value="59.240473320089">
            <text:p>59.240473320089</text:p>
          </table:table-cell>
          <table:table-cell table:style-name="ce1" office:value-type="float" office:value="72.9316552639501">
            <text:p>72.9316552639501</text:p>
          </table:table-cell>
          <table:table-cell table:style-name="ce1" office:value-type="float" office:value="77.6996302618846">
            <text:p>77.6996302618846</text:p>
          </table:table-cell>
          <table:table-cell table:style-name="ce1" office:value-type="float" office:value="41.3209448125484">
            <text:p>41.3209448125484</text:p>
          </table:table-cell>
          <table:table-cell table:style-name="ce1" office:value-type="float" office:value="80.4401278924268">
            <text:p>80.4401278924268</text:p>
          </table:table-cell>
        </table:table-row>
        <table:table-row>
          <table:table-cell table:number-columns-repeated="3"/>
          <table:table-cell table:style-name="ce1" office:value-type="float" office:value="44.9109834949095">
            <text:p>44.9109834949095</text:p>
          </table:table-cell>
          <table:table-cell table:style-name="ce1" office:value-type="float" office:value="50.9756073627549">
            <text:p>50.9756073627549</text:p>
          </table:table-cell>
          <table:table-cell table:style-name="ce1" office:value-type="float" office:value="38.585367679999">
            <text:p>38.585367679999</text:p>
          </table:table-cell>
          <table:table-cell table:style-name="ce1" office:value-type="float" office:value="29.1511157120179">
            <text:p>29.1511157120179</text:p>
          </table:table-cell>
          <table:table-cell table:style-name="ce1" office:value-type="float" office:value="53.8217263269492">
            <text:p>53.8217263269492</text:p>
          </table:table-cell>
          <table:table-cell table:style-name="ce1" office:value-type="float" office:value="43.4416649112771">
            <text:p>43.4416649112771</text:p>
          </table:table-cell>
          <table:table-cell table:style-name="ce1" office:value-type="float" office:value="40.4923284888403">
            <text:p>40.4923284888403</text:p>
          </table:table-cell>
          <table:table-cell table:style-name="ce1" office:value-type="float" office:value="51.4296907115597">
            <text:p>51.4296907115597</text:p>
          </table:table-cell>
          <table:table-cell table:style-name="ce1" office:value-type="float" office:value="51.1495014090706">
            <text:p>51.1495014090706</text:p>
          </table:table-cell>
          <table:table-cell table:style-name="ce1" office:value-type="float" office:value="33.6726417122116">
            <text:p>33.6726417122116</text:p>
          </table:table-cell>
          <table:table-cell table:style-name="ce1" office:value-type="float" office:value="55.7361589765017">
            <text:p>55.7361589765017</text:p>
          </table:table-cell>
        </table:table-row>
        <table:table-row>
          <table:table-cell table:number-columns-repeated="3"/>
          <table:table-cell table:style-name="ce1" office:value-type="float" office:value="46.0935911992914">
            <text:p>46.0935911992914</text:p>
          </table:table-cell>
          <table:table-cell table:style-name="ce1" office:value-type="float" office:value="51.8754329043156">
            <text:p>51.8754329043156</text:p>
          </table:table-cell>
          <table:table-cell table:style-name="ce1" office:value-type="float" office:value="37.9592275135253">
            <text:p>37.9592275135253</text:p>
          </table:table-cell>
          <table:table-cell table:style-name="ce1" office:value-type="float" office:value="32.2515805587742">
            <text:p>32.2515805587742</text:p>
          </table:table-cell>
          <table:table-cell table:style-name="ce1" office:value-type="float" office:value="55.7239821145018">
            <text:p>55.7239821145018</text:p>
          </table:table-cell>
          <table:table-cell table:style-name="ce1" office:value-type="float" office:value="36.1960993768716">
            <text:p>36.1960993768716</text:p>
          </table:table-cell>
          <table:table-cell table:style-name="ce1" office:value-type="float" office:value="43.8108748744277">
            <text:p>43.8108748744277</text:p>
          </table:table-cell>
          <table:table-cell table:style-name="ce1" office:value-type="float" office:value="53.8823013394707">
            <text:p>53.8823013394707</text:p>
          </table:table-cell>
          <table:table-cell table:style-name="ce1" office:value-type="float" office:value="52.4996245769334">
            <text:p>52.4996245769334</text:p>
          </table:table-cell>
          <table:table-cell table:style-name="ce1" office:value-type="float" office:value="26.8065983919404">
            <text:p>26.8065983919404</text:p>
          </table:table-cell>
          <table:table-cell table:style-name="ce1" office:value-type="float" office:value="59.4153430541217">
            <text:p>59.4153430541217</text:p>
          </table:table-cell>
        </table:table-row>
        <table:table-row>
          <table:table-cell table:number-columns-repeated="3"/>
          <table:table-cell table:style-name="ce1" office:value-type="float" office:value="82.2120104423573">
            <text:p>82.2120104423573</text:p>
          </table:table-cell>
          <table:table-cell table:style-name="ce1" office:value-type="float" office:value="87.3550625419276">
            <text:p>87.3550625419276</text:p>
          </table:table-cell>
          <table:table-cell table:style-name="ce1" office:value-type="float" office:value="71.1677320135476">
            <text:p>71.1677320135476</text:p>
          </table:table-cell>
          <table:table-cell table:style-name="ce1" office:value-type="float" office:value="46.971203843679">
            <text:p>46.971203843679</text:p>
          </table:table-cell>
          <table:table-cell table:style-name="ce1" office:value-type="float" office:value="87.1421128552445">
            <text:p>87.1421128552445</text:p>
          </table:table-cell>
          <table:table-cell table:style-name="ce1" office:value-type="float" office:value="50.8033316088137">
            <text:p>50.8033316088137</text:p>
          </table:table-cell>
          <table:table-cell table:style-name="ce1" office:value-type="float" office:value="64.2779584360766">
            <text:p>64.2779584360766</text:p>
          </table:table-cell>
          <table:table-cell table:style-name="ce1" office:value-type="float" office:value="80.4477526945335">
            <text:p>80.4477526945335</text:p>
          </table:table-cell>
          <table:table-cell table:style-name="ce1" office:value-type="float" office:value="82.9412868601277">
            <text:p>82.9412868601277</text:p>
          </table:table-cell>
          <table:table-cell table:style-name="ce1" office:value-type="float" office:value="51.9588296405663">
            <text:p>51.9588296405663</text:p>
          </table:table-cell>
          <table:table-cell table:style-name="ce1" office:value-type="float" office:value="88.8549493883456">
            <text:p>88.8549493883456</text:p>
          </table:table-cell>
        </table:table-row>
        <table:table-row>
          <table:table-cell table:number-columns-repeated="3"/>
          <table:table-cell table:style-name="ce1" office:value-type="float" office:value="57.885906832991">
            <text:p>57.885906832991</text:p>
          </table:table-cell>
          <table:table-cell table:style-name="ce1" office:value-type="float" office:value="60.5548315281719">
            <text:p>60.5548315281719</text:p>
          </table:table-cell>
          <table:table-cell table:style-name="ce1" office:value-type="float" office:value="53.7778371180627">
            <text:p>53.7778371180627</text:p>
          </table:table-cell>
          <table:table-cell table:style-name="ce1" office:value-type="float" office:value="52.7028515559299">
            <text:p>52.7028515559299</text:p>
          </table:table-cell>
          <table:table-cell table:style-name="ce1" office:value-type="float" office:value="64.2448448485448">
            <text:p>64.2448448485448</text:p>
          </table:table-cell>
          <table:table-cell table:style-name="ce1" office:value-type="float" office:value="53.5278155406399">
            <text:p>53.5278155406399</text:p>
          </table:table-cell>
          <table:table-cell table:style-name="ce1" office:value-type="float" office:value="60.5258357494373">
            <text:p>60.5258357494373</text:p>
          </table:table-cell>
          <table:table-cell table:style-name="ce1" office:value-type="float" office:value="62.0789693292542">
            <text:p>62.0789693292542</text:p>
          </table:table-cell>
          <table:table-cell table:style-name="ce1" office:value-type="float" office:value="58.6617138988395">
            <text:p>58.6617138988395</text:p>
          </table:table-cell>
          <table:table-cell table:style-name="ce1" office:value-type="float" office:value="46.8543788067957">
            <text:p>46.8543788067957</text:p>
          </table:table-cell>
          <table:table-cell table:style-name="ce1" office:value-type="float" office:value="63.9839098446112">
            <text:p>63.9839098446112</text:p>
          </table:table-cell>
        </table:table-row>
      </table:table>
      <table:table table:name="'file:///Users/chrisprobst/Programming/common/java/idea-projects/one_1.5.1-RC2/parallel_queue_settings/docs/Tables-Expanded-Settings.ods'#Sheet1" table:print="false" table:style-name="ta_extref">
        <table:table-source xlink:type="simple" xlink:href="../Tables-Expanded-Settings.ods" table:table-name="Sheet1" table:filter-name="calc8" table:mode="copy-results-only"/>
        <table:table-column table:number-columns-repeated="14"/>
        <table:table-row table:number-rows-repeated="11">
          <table:table-cell table:number-columns-repeated="14"/>
        </table:table-row>
        <table:table-row>
          <table:table-cell table:number-columns-repeated="3"/>
          <table:table-cell table:style-name="ce1" office:value-type="float" office:value="55.2">
            <text:p>55.2</text:p>
          </table:table-cell>
          <table:table-cell table:style-name="ce1" office:value-type="float" office:value="63.46">
            <text:p>63.46</text:p>
          </table:table-cell>
          <table:table-cell table:style-name="ce1" office:value-type="float" office:value="44.46">
            <text:p>44.46</text:p>
          </table:table-cell>
          <table:table-cell table:style-name="ce1" office:value-type="float" office:value="33.67">
            <text:p>33.67</text:p>
          </table:table-cell>
          <table:table-cell table:style-name="ce1" office:value-type="float" office:value="76.31">
            <text:p>76.31</text:p>
          </table:table-cell>
          <table:table-cell table:style-name="ce1" office:value-type="float" office:value="26.94">
            <text:p>26.94</text:p>
          </table:table-cell>
          <table:table-cell table:style-name="ce1" office:value-type="float" office:value="47.32">
            <text:p>47.32</text:p>
          </table:table-cell>
          <table:table-cell table:style-name="ce1" office:value-type="float" office:value="64.1">
            <text:p>64.1</text:p>
          </table:table-cell>
          <table:table-cell table:style-name="ce1" office:value-type="float" office:value="72.49">
            <text:p>72.49</text:p>
          </table:table-cell>
          <table:table-cell table:style-name="ce1" office:value-type="float" office:value="38.12">
            <text:p>38.12</text:p>
          </table:table-cell>
          <table:table-cell table:style-name="ce1" office:value-type="float" office:value="77.34">
            <text:p>77.34</text:p>
          </table:table-cell>
        </table:table-row>
        <table:table-row>
          <table:table-cell table:number-columns-repeated="3"/>
          <table:table-cell table:style-name="ce1" office:value-type="float" office:value="41.57">
            <text:p>41.57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32.69">
            <text:p>32.69</text:p>
          </table:table-cell>
          <table:table-cell table:style-name="ce1" office:value-type="float" office:value="22.98">
            <text:p>22.98</text:p>
          </table:table-cell>
          <table:table-cell table:style-name="ce1" office:value-type="float" office:value="70.52">
            <text:p>70.52</text:p>
          </table:table-cell>
          <table:table-cell table:style-name="ce1" office:value-type="float" office:value="19.82">
            <text:p>19.82</text:p>
          </table:table-cell>
          <table:table-cell table:style-name="ce1" office:value-type="float" office:value="34.96">
            <text:p>34.96</text:p>
          </table:table-cell>
          <table:table-cell table:style-name="ce1" office:value-type="float" office:value="52.17">
            <text:p>52.17</text:p>
          </table:table-cell>
          <table:table-cell table:style-name="ce1" office:value-type="float" office:value="61.9">
            <text:p>61.9</text:p>
          </table:table-cell>
          <table:table-cell table:style-name="ce1" office:value-type="float" office:value="27.61">
            <text:p>27.61</text:p>
          </table:table-cell>
          <table:table-cell table:style-name="ce1" office:value-type="float" office:value="73.21">
            <text:p>73.21</text:p>
          </table:table-cell>
        </table:table-row>
        <table:table-row>
          <table:table-cell table:number-columns-repeated="3"/>
          <table:table-cell table:style-name="ce1" office:value-type="float" office:value="69.33">
            <text:p>69.33</text:p>
          </table:table-cell>
          <table:table-cell table:style-name="ce1" office:value-type="float" office:value="73.86">
            <text:p>73.86</text:p>
          </table:table-cell>
          <table:table-cell table:style-name="ce1" office:value-type="float" office:value="59.07">
            <text:p>59.07</text:p>
          </table:table-cell>
          <table:table-cell table:style-name="ce1" office:value-type="float" office:value="47.28">
            <text:p>47.28</text:p>
          </table:table-cell>
          <table:table-cell table:style-name="ce1" office:value-type="float" office:value="81.85">
            <text:p>81.85</text:p>
          </table:table-cell>
          <table:table-cell table:style-name="ce1" office:value-type="float" office:value="33.87">
            <text:p>33.87</text:p>
          </table:table-cell>
          <table:table-cell table:style-name="ce1" office:value-type="float" office:value="60.29">
            <text:p>60.29</text:p>
          </table:table-cell>
          <table:table-cell table:style-name="ce1" office:value-type="float" office:value="75.55">
            <text:p>75.55</text:p>
          </table:table-cell>
          <table:table-cell table:style-name="ce1" office:value-type="float" office:value="81.82">
            <text:p>81.82</text:p>
          </table:table-cell>
          <table:table-cell table:style-name="ce1" office:value-type="float" office:value="46.49">
            <text:p>46.49</text:p>
          </table:table-cell>
          <table:table-cell table:style-name="ce1" office:value-type="float" office:value="83.3">
            <text:p>83.3</text:p>
          </table:table-cell>
        </table:table-row>
        <table:table-row>
          <table:table-cell table:number-columns-repeated="3"/>
          <table:table-cell table:style-name="ce1" office:value-type="float" office:value="68.74">
            <text:p>68.74</text:p>
          </table:table-cell>
          <table:table-cell table:style-name="ce1" office:value-type="float" office:value="77.84">
            <text:p>77.84</text:p>
          </table:table-cell>
          <table:table-cell table:style-name="ce1" office:value-type="float" office:value="60.47">
            <text:p>60.47</text:p>
          </table:table-cell>
          <table:table-cell table:style-name="ce1" office:value-type="float" office:value="53.63">
            <text:p>53.63</text:p>
          </table:table-cell>
          <table:table-cell table:style-name="ce1" office:value-type="float" office:value="79.22">
            <text:p>79.22</text:p>
          </table:table-cell>
          <table:table-cell table:style-name="ce1" office:value-type="float" office:value="33.54">
            <text:p>33.54</text:p>
          </table:table-cell>
          <table:table-cell table:style-name="ce1" office:value-type="float" office:value="55.13">
            <text:p>55.13</text:p>
          </table:table-cell>
          <table:table-cell table:style-name="ce1" office:value-type="float" office:value="76.56">
            <text:p>76.56</text:p>
          </table:table-cell>
          <table:table-cell table:style-name="ce1" office:value-type="float" office:value="74.86">
            <text:p>74.86</text:p>
          </table:table-cell>
          <table:table-cell table:style-name="ce1" office:value-type="float" office:value="46.02">
            <text:p>46.02</text:p>
          </table:table-cell>
          <table:table-cell table:style-name="ce1" office:value-type="float" office:value="85.02">
            <text:p>85.02</text:p>
          </table:table-cell>
        </table:table-row>
        <table:table-row>
          <table:table-cell table:number-columns-repeated="3"/>
          <table:table-cell table:style-name="ce1" office:value-type="float" office:value="41.48">
            <text:p>41.48</text:p>
          </table:table-cell>
          <table:table-cell table:style-name="ce1" office:value-type="float" office:value="46.79">
            <text:p>46.79</text:p>
          </table:table-cell>
          <table:table-cell table:style-name="ce1" office:value-type="float" office:value="30.17">
            <text:p>30.17</text:p>
          </table:table-cell>
          <table:table-cell table:style-name="ce1" office:value-type="float" office:value="22.51">
            <text:p>22.51</text:p>
          </table:table-cell>
          <table:table-cell table:style-name="ce1" office:value-type="float" office:value="61.22">
            <text:p>61.22</text:p>
          </table:table-cell>
          <table:table-cell table:style-name="ce1" office:value-type="float" office:value="20.96">
            <text:p>20.96</text:p>
          </table:table-cell>
          <table:table-cell table:style-name="ce1" office:value-type="float" office:value="36.01">
            <text:p>36.01</text:p>
          </table:table-cell>
          <table:table-cell table:style-name="ce1" office:value-type="float" office:value="58.02">
            <text:p>58.02</text:p>
          </table:table-cell>
          <table:table-cell table:style-name="ce1" office:value-type="float" office:value="58.57">
            <text:p>58.57</text:p>
          </table:table-cell>
          <table:table-cell table:style-name="ce1" office:value-type="float" office:value="29.13">
            <text:p>29.13</text:p>
          </table:table-cell>
          <table:table-cell table:style-name="ce1" office:value-type="float" office:value="71.67">
            <text:p>71.67</text:p>
          </table:table-cell>
        </table:table-row>
        <table:table-row>
          <table:table-cell table:number-columns-repeated="3"/>
          <table:table-cell table:style-name="ce1" office:value-type="float" office:value="64.01">
            <text:p>64.01</text:p>
          </table:table-cell>
          <table:table-cell table:style-name="ce1" office:value-type="float" office:value="70.93">
            <text:p>70.93</text:p>
          </table:table-cell>
          <table:table-cell table:style-name="ce1" office:value-type="float" office:value="62.24">
            <text:p>62.24</text:p>
          </table:table-cell>
          <table:table-cell table:style-name="ce1" office:value-type="float" office:value="60.84">
            <text:p>60.84</text:p>
          </table:table-cell>
          <table:table-cell table:style-name="ce1" office:value-type="float" office:value="74.36">
            <text:p>74.36</text:p>
          </table:table-cell>
          <table:table-cell table:style-name="ce1" office:value-type="float" office:value="42.96">
            <text:p>42.96</text:p>
          </table:table-cell>
          <table:table-cell table:style-name="ce1" office:value-type="float" office:value="57.9">
            <text:p>57.9</text:p>
          </table:table-cell>
          <table:table-cell table:style-name="ce1" office:value-type="float" office:value="69.16">
            <text:p>69.16</text:p>
          </table:table-cell>
          <table:table-cell table:style-name="ce1" office:value-type="float" office:value="71.38">
            <text:p>71.38</text:p>
          </table:table-cell>
          <table:table-cell table:style-name="ce1" office:value-type="float" office:value="55.42">
            <text:p>55.42</text:p>
          </table:table-cell>
          <table:table-cell table:style-name="ce1" office:value-type="float" office:value="75.3">
            <text:p>75.3</text:p>
          </table:table-cell>
        </table:table-row>
        <table:table-row>
          <table:table-cell table:number-columns-repeated="3"/>
          <table:table-cell table:style-name="ce1" office:value-type="float" office:value="63.76">
            <text:p>63.76</text:p>
          </table:table-cell>
          <table:table-cell table:style-name="ce1" office:value-type="float" office:value="66.86">
            <text:p>66.86</text:p>
          </table:table-cell>
          <table:table-cell table:style-name="ce1" office:value-type="float" office:value="55.5">
            <text:p>55.5</text:p>
          </table:table-cell>
          <table:table-cell table:style-name="ce1" office:value-type="float" office:value="42.25">
            <text:p>42.25</text:p>
          </table:table-cell>
          <table:table-cell table:style-name="ce1" office:value-type="float" office:value="72.11">
            <text:p>72.11</text:p>
          </table:table-cell>
          <table:table-cell table:style-name="ce1" office:value-type="float" office:value="32.85">
            <text:p>32.85</text:p>
          </table:table-cell>
          <table:table-cell table:style-name="ce1" office:value-type="float" office:value="57.14">
            <text:p>57.14</text:p>
          </table:table-cell>
          <table:table-cell table:style-name="ce1" office:value-type="float" office:value="68.32">
            <text:p>68.32</text:p>
          </table:table-cell>
          <table:table-cell table:style-name="ce1" office:value-type="float" office:value="75.46">
            <text:p>75.46</text:p>
          </table:table-cell>
          <table:table-cell table:style-name="ce1" office:value-type="float" office:value="42.97">
            <text:p>42.97</text:p>
          </table:table-cell>
          <table:table-cell table:style-name="ce1" office:value-type="float" office:value="79.23">
            <text:p>79.23</text:p>
          </table:table-cell>
        </table:table-row>
        <table:table-row>
          <table:table-cell table:number-columns-repeated="3"/>
          <table:table-cell table:style-name="ce1" office:value-type="float" office:value="41.67">
            <text:p>41.67</text:p>
          </table:table-cell>
          <table:table-cell table:style-name="ce1" office:value-type="float" office:value="46.18">
            <text:p>46.18</text:p>
          </table:table-cell>
          <table:table-cell table:style-name="ce1" office:value-type="float" office:value="31.87">
            <text:p>31.87</text:p>
          </table:table-cell>
          <table:table-cell table:style-name="ce1" office:value-type="float" office:value="23.01">
            <text:p>23.01</text:p>
          </table:table-cell>
          <table:table-cell table:style-name="ce1" office:value-type="float" office:value="57.02">
            <text:p>57.02</text:p>
          </table:table-cell>
          <table:table-cell table:style-name="ce1" office:value-type="float" office:value="19.56">
            <text:p>19.56</text:p>
          </table:table-cell>
          <table:table-cell table:style-name="ce1" office:value-type="float" office:value="35.72">
            <text:p>35.72</text:p>
          </table:table-cell>
          <table:table-cell table:style-name="ce1" office:value-type="float" office:value="53.16">
            <text:p>53.16</text:p>
          </table:table-cell>
          <table:table-cell table:style-name="ce1" office:value-type="float" office:value="60.13">
            <text:p>60.13</text:p>
          </table:table-cell>
          <table:table-cell table:style-name="ce1" office:value-type="float" office:value="27.66">
            <text:p>27.66</text:p>
          </table:table-cell>
          <table:table-cell table:style-name="ce1" office:value-type="float" office:value="67.14">
            <text:p>67.14</text:p>
          </table:table-cell>
        </table:table-row>
        <table:table-row>
          <table:table-cell table:number-columns-repeated="3"/>
          <table:table-cell table:style-name="ce1" office:value-type="float" office:value="40.31">
            <text:p>40.31</text:p>
          </table:table-cell>
          <table:table-cell table:style-name="ce1" office:value-type="float" office:value="45.35">
            <text:p>45.35</text:p>
          </table:table-cell>
          <table:table-cell table:style-name="ce1" office:value-type="float" office:value="30.39">
            <text:p>30.39</text:p>
          </table:table-cell>
          <table:table-cell table:style-name="ce1" office:value-type="float" office:value="26.8">
            <text:p>26.8</text:p>
          </table:table-cell>
          <table:table-cell table:style-name="ce1" office:value-type="float" office:value="57.35">
            <text:p>57.35</text:p>
          </table:table-cell>
          <table:table-cell table:style-name="ce1" office:value-type="float" office:value="18.46">
            <text:p>18.46</text:p>
          </table:table-cell>
          <table:table-cell table:style-name="ce1" office:value-type="float" office:value="36.79">
            <text:p>36.79</text:p>
          </table:table-cell>
          <table:table-cell table:style-name="ce1" office:value-type="float" office:value="57.39">
            <text:p>57.39</text:p>
          </table:table-cell>
          <table:table-cell table:style-name="ce1" office:value-type="float" office:value="60.77">
            <text:p>60.77</text:p>
          </table:table-cell>
          <table:table-cell table:style-name="ce1" office:value-type="float" office:value="24.44">
            <text:p>24.44</text:p>
          </table:table-cell>
          <table:table-cell table:style-name="ce1" office:value-type="float" office:value="71.87">
            <text:p>71.87</text:p>
          </table:table-cell>
        </table:table-row>
        <table:table-row>
          <table:table-cell table:number-columns-repeated="3"/>
          <table:table-cell table:style-name="ce1" office:value-type="float" office:value="72.14">
            <text:p>72.14</text:p>
          </table:table-cell>
          <table:table-cell table:style-name="ce1" office:value-type="float" office:value="77.24">
            <text:p>77.24</text:p>
          </table:table-cell>
          <table:table-cell table:style-name="ce1" office:value-type="float" office:value="65.09">
            <text:p>65.09</text:p>
          </table:table-cell>
          <table:table-cell table:style-name="ce1" office:value-type="float" office:value="49.91">
            <text:p>49.91</text:p>
          </table:table-cell>
          <table:table-cell table:style-name="ce1" office:value-type="float" office:value="76.36">
            <text:p>76.36</text:p>
          </table:table-cell>
          <table:table-cell table:style-name="ce1" office:value-type="float" office:value="40.28">
            <text:p>40.28</text:p>
          </table:table-cell>
          <table:table-cell table:style-name="ce1" office:value-type="float" office:value="61.85">
            <text:p>61.85</text:p>
          </table:table-cell>
          <table:table-cell table:style-name="ce1" office:value-type="float" office:value="76.4">
            <text:p>76.4</text:p>
          </table:table-cell>
          <table:table-cell table:style-name="ce1" office:value-type="float" office:value="79.81">
            <text:p>79.81</text:p>
          </table:table-cell>
          <table:table-cell table:style-name="ce1" office:value-type="float" office:value="53.54">
            <text:p>53.54</text:p>
          </table:table-cell>
          <table:table-cell table:style-name="ce1" office:value-type="float" office:value="85.95">
            <text:p>85.95</text:p>
          </table:table-cell>
        </table:table-row>
        <table:table-row>
          <table:table-cell table:number-columns-repeated="3"/>
          <table:table-cell table:style-name="ce1" office:value-type="float" office:value="29.33">
            <text:p>29.33</text:p>
          </table:table-cell>
          <table:table-cell table:style-name="ce1" office:value-type="float" office:value="33.96">
            <text:p>33.96</text:p>
          </table:table-cell>
          <table:table-cell table:style-name="ce1" office:value-type="float" office:value="22.35">
            <text:p>22.35</text:p>
          </table:table-cell>
          <table:table-cell table:style-name="ce1" office:value-type="float" office:value="20.65">
            <text:p>20.65</text:p>
          </table:table-cell>
          <table:table-cell table:style-name="ce1" office:value-type="float" office:value="45.19">
            <text:p>45.19</text:p>
          </table:table-cell>
          <table:table-cell table:style-name="ce1" office:value-type="float" office:value="20.27">
            <text:p>20.27</text:p>
          </table:table-cell>
          <table:table-cell table:style-name="ce1" office:value-type="float" office:value="26.95">
            <text:p>26.95</text:p>
          </table:table-cell>
          <table:table-cell table:style-name="ce1" office:value-type="float" office:value="42.52">
            <text:p>42.52</text:p>
          </table:table-cell>
          <table:table-cell table:style-name="ce1" office:value-type="float" office:value="49.48">
            <text:p>49.48</text:p>
          </table:table-cell>
          <table:table-cell table:style-name="ce1" office:value-type="float" office:value="21.19">
            <text:p>21.19</text:p>
          </table:table-cell>
          <table:table-cell table:style-name="ce1" office:value-type="float" office:value="67.25">
            <text:p>67.25</text:p>
          </table:table-cell>
        </table:table-row>
        <table:table-row>
          <table:table-cell table:number-columns-repeated="14"/>
        </table:table-row>
        <table:table-row>
          <table:table-cell table:number-columns-repeated="3"/>
          <table:table-cell table:style-name="ce1" office:value-type="float" office:value="94.1882">
            <text:p>94.1882</text:p>
          </table:table-cell>
          <table:table-cell table:style-name="ce1" office:value-type="float" office:value="83.1396">
            <text:p>83.1396</text:p>
          </table:table-cell>
          <table:table-cell table:style-name="ce1" office:value-type="float" office:value="113.4842">
            <text:p>113.4842</text:p>
          </table:table-cell>
          <table:table-cell table:style-name="ce1" office:value-type="float" office:value="141.4146">
            <text:p>141.4146</text:p>
          </table:table-cell>
          <table:table-cell table:style-name="ce1" office:value-type="float" office:value="65.1971">
            <text:p>65.1971</text:p>
          </table:table-cell>
          <table:table-cell table:style-name="ce1" office:value-type="float" office:value="87.4552">
            <text:p>87.4552</text:p>
          </table:table-cell>
          <table:table-cell table:style-name="ce1" office:value-type="float" office:value="104.578">
            <text:p>104.578</text:p>
          </table:table-cell>
          <table:table-cell table:style-name="ce1" office:value-type="float" office:value="76.8279">
            <text:p>76.8279</text:p>
          </table:table-cell>
          <table:table-cell table:style-name="ce1" office:value-type="float" office:value="67.7493">
            <text:p>67.7493</text:p>
          </table:table-cell>
          <table:table-cell table:style-name="ce1" office:value-type="float" office:value="122.996">
            <text:p>122.996</text:p>
          </table:table-cell>
          <table:table-cell table:style-name="ce1" office:value-type="float" office:value="74.2595">
            <text:p>74.2595</text:p>
          </table:table-cell>
        </table:table-row>
        <table:table-row>
          <table:table-cell table:number-columns-repeated="3"/>
          <table:table-cell table:style-name="ce1" office:value-type="float" office:value="104.3371">
            <text:p>104.3371</text:p>
          </table:table-cell>
          <table:table-cell table:style-name="ce1" office:value-type="float" office:value="85.0395">
            <text:p>85.0395</text:p>
          </table:table-cell>
          <table:table-cell table:style-name="ce1" office:value-type="float" office:value="114.5959">
            <text:p>114.5959</text:p>
          </table:table-cell>
          <table:table-cell table:style-name="ce1" office:value-type="float" office:value="160.2817">
            <text:p>160.2817</text:p>
          </table:table-cell>
          <table:table-cell table:style-name="ce1" office:value-type="float" office:value="59.2043">
            <text:p>59.2043</text:p>
          </table:table-cell>
          <table:table-cell table:style-name="ce1" office:value-type="float" office:value="69.5062">
            <text:p>69.5062</text:p>
          </table:table-cell>
          <table:table-cell table:style-name="ce1" office:value-type="float" office:value="95.7096">
            <text:p>95.7096</text:p>
          </table:table-cell>
          <table:table-cell table:style-name="ce1" office:value-type="float" office:value="87.6276">
            <text:p>87.6276</text:p>
          </table:table-cell>
          <table:table-cell table:style-name="ce1" office:value-type="float" office:value="72.0774">
            <text:p>72.0774</text:p>
          </table:table-cell>
          <table:table-cell table:style-name="ce1" office:value-type="float" office:value="130.5335">
            <text:p>130.5335</text:p>
          </table:table-cell>
          <table:table-cell table:style-name="ce1" office:value-type="float" office:value="69.8097">
            <text:p>69.8097</text:p>
          </table:table-cell>
        </table:table-row>
        <table:table-row>
          <table:table-cell table:number-columns-repeated="3"/>
          <table:table-cell table:style-name="ce1" office:value-type="float" office:value="82.0502">
            <text:p>82.0502</text:p>
          </table:table-cell>
          <table:table-cell table:style-name="ce1" office:value-type="float" office:value="75.7198">
            <text:p>75.7198</text:p>
          </table:table-cell>
          <table:table-cell table:style-name="ce1" office:value-type="float" office:value="93.3502">
            <text:p>93.3502</text:p>
          </table:table-cell>
          <table:table-cell table:style-name="ce1" office:value-type="float" office:value="115.1038">
            <text:p>115.1038</text:p>
          </table:table-cell>
          <table:table-cell table:style-name="ce1" office:value-type="float" office:value="66.4721">
            <text:p>66.4721</text:p>
          </table:table-cell>
          <table:table-cell table:style-name="ce1" office:value-type="float" office:value="98.2673">
            <text:p>98.2673</text:p>
          </table:table-cell>
          <table:table-cell table:style-name="ce1" office:value-type="float" office:value="91.463">
            <text:p>91.463</text:p>
          </table:table-cell>
          <table:table-cell table:style-name="ce1" office:value-type="float" office:value="73.7772">
            <text:p>73.7772</text:p>
          </table:table-cell>
          <table:table-cell table:style-name="ce1" office:value-type="float" office:value="64.8645">
            <text:p>64.8645</text:p>
          </table:table-cell>
          <table:table-cell table:style-name="ce1" office:value-type="float" office:value="112.8975">
            <text:p>112.8975</text:p>
          </table:table-cell>
          <table:table-cell table:style-name="ce1" office:value-type="float" office:value="71.8066">
            <text:p>71.8066</text:p>
          </table:table-cell>
        </table:table-row>
        <table:table-row>
          <table:table-cell table:number-columns-repeated="3"/>
          <table:table-cell table:style-name="ce1" office:value-type="float" office:value="65.4948">
            <text:p>65.4948</text:p>
          </table:table-cell>
          <table:table-cell table:style-name="ce1" office:value-type="float" office:value="54.3897">
            <text:p>54.3897</text:p>
          </table:table-cell>
          <table:table-cell table:style-name="ce1" office:value-type="float" office:value="80.8061">
            <text:p>80.8061</text:p>
          </table:table-cell>
          <table:table-cell table:style-name="ce1" office:value-type="float" office:value="85.928">
            <text:p>85.928</text:p>
          </table:table-cell>
          <table:table-cell table:style-name="ce1" office:value-type="float" office:value="54.6223">
            <text:p>54.6223</text:p>
          </table:table-cell>
          <table:table-cell table:style-name="ce1" office:value-type="float" office:value="67.7927">
            <text:p>67.7927</text:p>
          </table:table-cell>
          <table:table-cell table:style-name="ce1" office:value-type="float" office:value="76.0198">
            <text:p>76.0198</text:p>
          </table:table-cell>
          <table:table-cell table:style-name="ce1" office:value-type="float" office:value="60.2128">
            <text:p>60.2128</text:p>
          </table:table-cell>
          <table:table-cell table:style-name="ce1" office:value-type="float" office:value="60.6832">
            <text:p>60.6832</text:p>
          </table:table-cell>
          <table:table-cell table:style-name="ce1" office:value-type="float" office:value="89.9432">
            <text:p>89.9432</text:p>
          </table:table-cell>
          <table:table-cell table:style-name="ce1" office:value-type="float" office:value="61.411">
            <text:p>61.411</text:p>
          </table:table-cell>
        </table:table-row>
        <table:table-row>
          <table:table-cell table:number-columns-repeated="3"/>
          <table:table-cell table:style-name="ce1" office:value-type="float" office:value="84.4509">
            <text:p>84.4509</text:p>
          </table:table-cell>
          <table:table-cell table:style-name="ce1" office:value-type="float" office:value="77.7245">
            <text:p>77.7245</text:p>
          </table:table-cell>
          <table:table-cell table:style-name="ce1" office:value-type="float" office:value="107.3036">
            <text:p>107.3036</text:p>
          </table:table-cell>
          <table:table-cell table:style-name="ce1" office:value-type="float" office:value="140.6889">
            <text:p>140.6889</text:p>
          </table:table-cell>
          <table:table-cell table:style-name="ce1" office:value-type="float" office:value="77.657">
            <text:p>77.657</text:p>
          </table:table-cell>
          <table:table-cell table:style-name="ce1" office:value-type="float" office:value="92.9918">
            <text:p>92.9918</text:p>
          </table:table-cell>
          <table:table-cell table:style-name="ce1" office:value-type="float" office:value="84.2514">
            <text:p>84.2514</text:p>
          </table:table-cell>
          <table:table-cell table:style-name="ce1" office:value-type="float" office:value="67.3639">
            <text:p>67.3639</text:p>
          </table:table-cell>
          <table:table-cell table:style-name="ce1" office:value-type="float" office:value="74.9566">
            <text:p>74.9566</text:p>
          </table:table-cell>
          <table:table-cell table:style-name="ce1" office:value-type="float" office:value="103.3595">
            <text:p>103.3595</text:p>
          </table:table-cell>
          <table:table-cell table:style-name="ce1" office:value-type="float" office:value="62.4012">
            <text:p>62.4012</text:p>
          </table:table-cell>
        </table:table-row>
        <table:table-row>
          <table:table-cell table:number-columns-repeated="3"/>
          <table:table-cell table:style-name="ce1" office:value-type="float" office:value="98.5742">
            <text:p>98.5742</text:p>
          </table:table-cell>
          <table:table-cell table:style-name="ce1" office:value-type="float" office:value="89.4757">
            <text:p>89.4757</text:p>
          </table:table-cell>
          <table:table-cell table:style-name="ce1" office:value-type="float" office:value="101.7223">
            <text:p>101.7223</text:p>
          </table:table-cell>
          <table:table-cell table:style-name="ce1" office:value-type="float" office:value="102.7987">
            <text:p>102.7987</text:p>
          </table:table-cell>
          <table:table-cell table:style-name="ce1" office:value-type="float" office:value="85.0791">
            <text:p>85.0791</text:p>
          </table:table-cell>
          <table:table-cell table:style-name="ce1" office:value-type="float" office:value="122.5025">
            <text:p>122.5025</text:p>
          </table:table-cell>
          <table:table-cell table:style-name="ce1" office:value-type="float" office:value="105.6515">
            <text:p>105.6515</text:p>
          </table:table-cell>
          <table:table-cell table:style-name="ce1" office:value-type="float" office:value="90.8293">
            <text:p>90.8293</text:p>
          </table:table-cell>
          <table:table-cell table:style-name="ce1" office:value-type="float" office:value="88.1616">
            <text:p>88.1616</text:p>
          </table:table-cell>
          <table:table-cell table:style-name="ce1" office:value-type="float" office:value="111.8129">
            <text:p>111.8129</text:p>
          </table:table-cell>
          <table:table-cell table:style-name="ce1" office:value-type="float" office:value="82.0445">
            <text:p>82.0445</text:p>
          </table:table-cell>
        </table:table-row>
        <table:table-row>
          <table:table-cell table:number-columns-repeated="3"/>
          <table:table-cell table:style-name="ce1" office:value-type="float" office:value="84.447">
            <text:p>84.447</text:p>
          </table:table-cell>
          <table:table-cell table:style-name="ce1" office:value-type="float" office:value="77.5891">
            <text:p>77.5891</text:p>
          </table:table-cell>
          <table:table-cell table:style-name="ce1" office:value-type="float" office:value="97.0499">
            <text:p>97.0499</text:p>
          </table:table-cell>
          <table:table-cell table:style-name="ce1" office:value-type="float" office:value="122.0606">
            <text:p>122.0606</text:p>
          </table:table-cell>
          <table:table-cell table:style-name="ce1" office:value-type="float" office:value="75.6865">
            <text:p>75.6865</text:p>
          </table:table-cell>
          <table:table-cell table:style-name="ce1" office:value-type="float" office:value="95.2308">
            <text:p>95.2308</text:p>
          </table:table-cell>
          <table:table-cell table:style-name="ce1" office:value-type="float" office:value="93.6531">
            <text:p>93.6531</text:p>
          </table:table-cell>
          <table:table-cell table:style-name="ce1" office:value-type="float" office:value="78.8652">
            <text:p>78.8652</text:p>
          </table:table-cell>
          <table:table-cell table:style-name="ce1" office:value-type="float" office:value="68.303">
            <text:p>68.303</text:p>
          </table:table-cell>
          <table:table-cell table:style-name="ce1" office:value-type="float" office:value="114.828">
            <text:p>114.828</text:p>
          </table:table-cell>
          <table:table-cell table:style-name="ce1" office:value-type="float" office:value="66.9514">
            <text:p>66.9514</text:p>
          </table:table-cell>
        </table:table-row>
        <table:table-row>
          <table:table-cell table:number-columns-repeated="3"/>
          <table:table-cell table:style-name="ce1" office:value-type="float" office:value="112.6172">
            <text:p>112.6172</text:p>
          </table:table-cell>
          <table:table-cell table:style-name="ce1" office:value-type="float" office:value="105.8331">
            <text:p>105.8331</text:p>
          </table:table-cell>
          <table:table-cell table:style-name="ce1" office:value-type="float" office:value="134.4895">
            <text:p>134.4895</text:p>
          </table:table-cell>
          <table:table-cell table:style-name="ce1" office:value-type="float" office:value="156.2851">
            <text:p>156.2851</text:p>
          </table:table-cell>
          <table:table-cell table:style-name="ce1" office:value-type="float" office:value="84.8951">
            <text:p>84.8951</text:p>
          </table:table-cell>
          <table:table-cell table:style-name="ce1" office:value-type="float" office:value="80.4473">
            <text:p>80.4473</text:p>
          </table:table-cell>
          <table:table-cell table:style-name="ce1" office:value-type="float" office:value="109.3083">
            <text:p>109.3083</text:p>
          </table:table-cell>
          <table:table-cell table:style-name="ce1" office:value-type="float" office:value="89.2564">
            <text:p>89.2564</text:p>
          </table:table-cell>
          <table:table-cell table:style-name="ce1" office:value-type="float" office:value="77.2925">
            <text:p>77.2925</text:p>
          </table:table-cell>
          <table:table-cell table:style-name="ce1" office:value-type="float" office:value="137.0717">
            <text:p>137.0717</text:p>
          </table:table-cell>
          <table:table-cell table:style-name="ce1" office:value-type="float" office:value="76.1307">
            <text:p>76.1307</text:p>
          </table:table-cell>
        </table:table-row>
        <table:table-row>
          <table:table-cell table:number-columns-repeated="3"/>
          <table:table-cell table:style-name="ce1" office:value-type="float" office:value="97.1454">
            <text:p>97.1454</text:p>
          </table:table-cell>
          <table:table-cell table:style-name="ce1" office:value-type="float" office:value="85.9473">
            <text:p>85.9473</text:p>
          </table:table-cell>
          <table:table-cell table:style-name="ce1" office:value-type="float" office:value="118.9335">
            <text:p>118.9335</text:p>
          </table:table-cell>
          <table:table-cell table:style-name="ce1" office:value-type="float" office:value="142.3513">
            <text:p>142.3513</text:p>
          </table:table-cell>
          <table:table-cell table:style-name="ce1" office:value-type="float" office:value="82.541">
            <text:p>82.541</text:p>
          </table:table-cell>
          <table:table-cell table:style-name="ce1" office:value-type="float" office:value="138.1786">
            <text:p>138.1786</text:p>
          </table:table-cell>
          <table:table-cell table:style-name="ce1" office:value-type="float" office:value="105.9595">
            <text:p>105.9595</text:p>
          </table:table-cell>
          <table:table-cell table:style-name="ce1" office:value-type="float" office:value="74.4037">
            <text:p>74.4037</text:p>
          </table:table-cell>
          <table:table-cell table:style-name="ce1" office:value-type="float" office:value="82.2601">
            <text:p>82.2601</text:p>
          </table:table-cell>
          <table:table-cell table:style-name="ce1" office:value-type="float" office:value="167.9902">
            <text:p>167.9902</text:p>
          </table:table-cell>
          <table:table-cell table:style-name="ce1" office:value-type="float" office:value="61.3549">
            <text:p>61.3549</text:p>
          </table:table-cell>
        </table:table-row>
        <table:table-row>
          <table:table-cell table:number-columns-repeated="3"/>
          <table:table-cell table:style-name="ce1" office:value-type="float" office:value="67.8291">
            <text:p>67.8291</text:p>
          </table:table-cell>
          <table:table-cell table:style-name="ce1" office:value-type="float" office:value="57.2206">
            <text:p>57.2206</text:p>
          </table:table-cell>
          <table:table-cell table:style-name="ce1" office:value-type="float" office:value="76.9574">
            <text:p>76.9574</text:p>
          </table:table-cell>
          <table:table-cell table:style-name="ce1" office:value-type="float" office:value="100.1114">
            <text:p>100.1114</text:p>
          </table:table-cell>
          <table:table-cell table:style-name="ce1" office:value-type="float" office:value="60.9441">
            <text:p>60.9441</text:p>
          </table:table-cell>
          <table:table-cell table:style-name="ce1" office:value-type="float" office:value="86.3634">
            <text:p>86.3634</text:p>
          </table:table-cell>
          <table:table-cell table:style-name="ce1" office:value-type="float" office:value="77.9508">
            <text:p>77.9508</text:p>
          </table:table-cell>
          <table:table-cell table:style-name="ce1" office:value-type="float" office:value="64.9194">
            <text:p>64.9194</text:p>
          </table:table-cell>
          <table:table-cell table:style-name="ce1" office:value-type="float" office:value="59.5493">
            <text:p>59.5493</text:p>
          </table:table-cell>
          <table:table-cell table:style-name="ce1" office:value-type="float" office:value="96.1111">
            <text:p>96.1111</text:p>
          </table:table-cell>
          <table:table-cell table:style-name="ce1" office:value-type="float" office:value="55.781">
            <text:p>55.781</text:p>
          </table:table-cell>
        </table:table-row>
        <table:table-row>
          <table:table-cell table:number-columns-repeated="3"/>
          <table:table-cell table:style-name="ce1" office:value-type="float" office:value="23.5761">
            <text:p>23.5761</text:p>
          </table:table-cell>
          <table:table-cell table:style-name="ce1" office:value-type="float" office:value="23.0179">
            <text:p>23.0179</text:p>
          </table:table-cell>
          <table:table-cell table:style-name="ce1" office:value-type="float" office:value="31.9464">
            <text:p>31.9464</text:p>
          </table:table-cell>
          <table:table-cell table:style-name="ce1" office:value-type="float" office:value="31.4758">
            <text:p>31.4758</text:p>
          </table:table-cell>
          <table:table-cell table:style-name="ce1" office:value-type="float" office:value="24.5453">
            <text:p>24.5453</text:p>
          </table:table-cell>
          <table:table-cell table:style-name="ce1" office:value-type="float" office:value="29.1691">
            <text:p>29.1691</text:p>
          </table:table-cell>
          <table:table-cell table:style-name="ce1" office:value-type="float" office:value="35.0375">
            <text:p>35.0375</text:p>
          </table:table-cell>
          <table:table-cell table:style-name="ce1" office:value-type="float" office:value="20.3935">
            <text:p>20.3935</text:p>
          </table:table-cell>
          <table:table-cell table:style-name="ce1" office:value-type="float" office:value="25.7319">
            <text:p>25.7319</text:p>
          </table:table-cell>
          <table:table-cell table:style-name="ce1" office:value-type="float" office:value="44.9885">
            <text:p>44.9885</text:p>
          </table:table-cell>
          <table:table-cell table:style-name="ce1" office:value-type="float" office:value="33.3745">
            <text:p>33.3745</text:p>
          </table:table-cell>
        </table:table-row>
        <table:table-row>
          <table:table-cell table:number-columns-repeated="14"/>
        </table:table-row>
        <table:table-row>
          <table:table-cell table:number-columns-repeated="3"/>
          <table:table-cell table:style-name="ce1" office:value-type="float" office:value="63.9115133333">
            <text:p>63.9115133333</text:p>
          </table:table-cell>
          <table:table-cell table:style-name="ce1" office:value-type="float" office:value="62.0799783333">
            <text:p>62.0799783333</text:p>
          </table:table-cell>
          <table:table-cell table:style-name="ce1" office:value-type="float" office:value="63.72007">
            <text:p>63.72007</text:p>
          </table:table-cell>
          <table:table-cell table:style-name="ce1" office:value-type="float" office:value="50.4781416667">
            <text:p>50.4781416667</text:p>
          </table:table-cell>
          <table:table-cell table:style-name="ce1" office:value-type="float" office:value="55.178565">
            <text:p>55.178565</text:p>
          </table:table-cell>
          <table:table-cell table:style-name="ce1" office:value-type="float" office:value="46.9014116667">
            <text:p>46.9014116667</text:p>
          </table:table-cell>
          <table:table-cell table:style-name="ce1" office:value-type="float" office:value="66.2144716667">
            <text:p>66.2144716667</text:p>
          </table:table-cell>
          <table:table-cell table:style-name="ce1" office:value-type="float" office:value="67.61662">
            <text:p>67.61662</text:p>
          </table:table-cell>
          <table:table-cell table:style-name="ce1" office:value-type="float" office:value="67.95148">
            <text:p>67.95148</text:p>
          </table:table-cell>
          <table:table-cell table:style-name="ce1" office:value-type="float" office:value="54.85623">
            <text:p>54.85623</text:p>
          </table:table-cell>
          <table:table-cell table:style-name="ce1" office:value-type="float" office:value="71.86529">
            <text:p>71.86529</text:p>
          </table:table-cell>
        </table:table-row>
        <table:table-row>
          <table:table-cell table:number-columns-repeated="3"/>
          <table:table-cell table:style-name="ce1" office:value-type="float" office:value="68.5617016667">
            <text:p>68.5617016667</text:p>
          </table:table-cell>
          <table:table-cell table:style-name="ce1" office:value-type="float" office:value="68.703025">
            <text:p>68.703025</text:p>
          </table:table-cell>
          <table:table-cell table:style-name="ce1" office:value-type="float" office:value="65.8201483333">
            <text:p>65.8201483333</text:p>
          </table:table-cell>
          <table:table-cell table:style-name="ce1" office:value-type="float" office:value="50.723535">
            <text:p>50.723535</text:p>
          </table:table-cell>
          <table:table-cell table:style-name="ce1" office:value-type="float" office:value="62.694095">
            <text:p>62.694095</text:p>
          </table:table-cell>
          <table:table-cell table:style-name="ce1" office:value-type="float" office:value="51.70384">
            <text:p>51.70384</text:p>
          </table:table-cell>
          <table:table-cell table:style-name="ce1" office:value-type="float" office:value="70.62481">
            <text:p>70.62481</text:p>
          </table:table-cell>
          <table:table-cell table:style-name="ce1" office:value-type="float" office:value="71.9788416667">
            <text:p>71.9788416667</text:p>
          </table:table-cell>
          <table:table-cell table:style-name="ce1" office:value-type="float" office:value="86.1960666667">
            <text:p>86.1960666667</text:p>
          </table:table-cell>
          <table:table-cell table:style-name="ce1" office:value-type="float" office:value="55.90518">
            <text:p>55.90518</text:p>
          </table:table-cell>
          <table:table-cell table:style-name="ce1" office:value-type="float" office:value="90.098925">
            <text:p>90.098925</text:p>
          </table:table-cell>
        </table:table-row>
        <table:table-row>
          <table:table-cell table:number-columns-repeated="3"/>
          <table:table-cell table:style-name="ce1" office:value-type="float" office:value="47.4161733333">
            <text:p>47.4161733333</text:p>
          </table:table-cell>
          <table:table-cell table:style-name="ce1" office:value-type="float" office:value="46.296845">
            <text:p>46.296845</text:p>
          </table:table-cell>
          <table:table-cell table:style-name="ce1" office:value-type="float" office:value="47.856415">
            <text:p>47.856415</text:p>
          </table:table-cell>
          <table:table-cell table:style-name="ce1" office:value-type="float" office:value="39.6186866667">
            <text:p>39.6186866667</text:p>
          </table:table-cell>
          <table:table-cell table:style-name="ce1" office:value-type="float" office:value="42.1209683333">
            <text:p>42.1209683333</text:p>
          </table:table-cell>
          <table:table-cell table:style-name="ce1" office:value-type="float" office:value="37.4278116667">
            <text:p>37.4278116667</text:p>
          </table:table-cell>
          <table:table-cell table:style-name="ce1" office:value-type="float" office:value="50.960755">
            <text:p>50.960755</text:p>
          </table:table-cell>
          <table:table-cell table:style-name="ce1" office:value-type="float" office:value="50.7713683333">
            <text:p>50.7713683333</text:p>
          </table:table-cell>
          <table:table-cell table:style-name="ce1" office:value-type="float" office:value="49.4549233333">
            <text:p>49.4549233333</text:p>
          </table:table-cell>
          <table:table-cell table:style-name="ce1" office:value-type="float" office:value="41.57486">
            <text:p>41.57486</text:p>
          </table:table-cell>
          <table:table-cell table:style-name="ce1" office:value-type="float" office:value="46.8182333333">
            <text:p>46.8182333333</text:p>
          </table:table-cell>
        </table:table-row>
        <table:table-row>
          <table:table-cell table:number-columns-repeated="3"/>
          <table:table-cell table:style-name="ce1" office:value-type="float" office:value="38.9792516667">
            <text:p>38.9792516667</text:p>
          </table:table-cell>
          <table:table-cell table:style-name="ce1" office:value-type="float" office:value="34.9721033333">
            <text:p>34.9721033333</text:p>
          </table:table-cell>
          <table:table-cell table:style-name="ce1" office:value-type="float" office:value="54.0106116667">
            <text:p>54.0106116667</text:p>
          </table:table-cell>
          <table:table-cell table:style-name="ce1" office:value-type="float" office:value="39.7340166667">
            <text:p>39.7340166667</text:p>
          </table:table-cell>
          <table:table-cell table:style-name="ce1" office:value-type="float" office:value="37.4619483333">
            <text:p>37.4619483333</text:p>
          </table:table-cell>
          <table:table-cell table:style-name="ce1" office:value-type="float" office:value="33.3466316667">
            <text:p>33.3466316667</text:p>
          </table:table-cell>
          <table:table-cell table:style-name="ce1" office:value-type="float" office:value="48.1582316667">
            <text:p>48.1582316667</text:p>
          </table:table-cell>
          <table:table-cell table:style-name="ce1" office:value-type="float" office:value="39.572925">
            <text:p>39.572925</text:p>
          </table:table-cell>
          <table:table-cell table:style-name="ce1" office:value-type="float" office:value="57.6388183333">
            <text:p>57.6388183333</text:p>
          </table:table-cell>
          <table:table-cell table:style-name="ce1" office:value-type="float" office:value="41.6393916667">
            <text:p>41.6393916667</text:p>
          </table:table-cell>
          <table:table-cell table:style-name="ce1" office:value-type="float" office:value="42.6320933333">
            <text:p>42.6320933333</text:p>
          </table:table-cell>
        </table:table-row>
        <table:table-row>
          <table:table-cell table:number-columns-repeated="3"/>
          <table:table-cell table:style-name="ce1" office:value-type="float" office:value="68.9303683333">
            <text:p>68.9303683333</text:p>
          </table:table-cell>
          <table:table-cell table:style-name="ce1" office:value-type="float" office:value="65.68251">
            <text:p>65.68251</text:p>
          </table:table-cell>
          <table:table-cell table:style-name="ce1" office:value-type="float" office:value="58.486045">
            <text:p>58.486045</text:p>
          </table:table-cell>
          <table:table-cell table:style-name="ce1" office:value-type="float" office:value="54.320005">
            <text:p>54.320005</text:p>
          </table:table-cell>
          <table:table-cell table:style-name="ce1" office:value-type="float" office:value="86.2915916667">
            <text:p>86.2915916667</text:p>
          </table:table-cell>
          <table:table-cell table:style-name="ce1" office:value-type="float" office:value="54.1194233333">
            <text:p>54.1194233333</text:p>
          </table:table-cell>
          <table:table-cell table:style-name="ce1" office:value-type="float" office:value="74.9772566667">
            <text:p>74.9772566667</text:p>
          </table:table-cell>
          <table:table-cell table:style-name="ce1" office:value-type="float" office:value="86.0396716667">
            <text:p>86.0396716667</text:p>
          </table:table-cell>
          <table:table-cell table:style-name="ce1" office:value-type="float" office:value="96.900205">
            <text:p>96.900205</text:p>
          </table:table-cell>
          <table:table-cell table:style-name="ce1" office:value-type="float" office:value="55.4892">
            <text:p>55.4892</text:p>
          </table:table-cell>
          <table:table-cell table:style-name="ce1" office:value-type="float" office:value="98.9492816667">
            <text:p>98.9492816667</text:p>
          </table:table-cell>
        </table:table-row>
        <table:table-row>
          <table:table-cell table:number-columns-repeated="3"/>
          <table:table-cell table:style-name="ce1" office:value-type="float" office:value="53.67684">
            <text:p>53.67684</text:p>
          </table:table-cell>
          <table:table-cell table:style-name="ce1" office:value-type="float" office:value="52.7078466667">
            <text:p>52.7078466667</text:p>
          </table:table-cell>
          <table:table-cell table:style-name="ce1" office:value-type="float" office:value="47.58664">
            <text:p>47.58664</text:p>
          </table:table-cell>
          <table:table-cell table:style-name="ce1" office:value-type="float" office:value="45.4476416667">
            <text:p>45.4476416667</text:p>
          </table:table-cell>
          <table:table-cell table:style-name="ce1" office:value-type="float" office:value="54.860705">
            <text:p>54.860705</text:p>
          </table:table-cell>
          <table:table-cell table:style-name="ce1" office:value-type="float" office:value="48.82953">
            <text:p>48.82953</text:p>
          </table:table-cell>
          <table:table-cell table:style-name="ce1" office:value-type="float" office:value="53.021235">
            <text:p>53.021235</text:p>
          </table:table-cell>
          <table:table-cell table:style-name="ce1" office:value-type="float" office:value="58.9839066667">
            <text:p>58.9839066667</text:p>
          </table:table-cell>
          <table:table-cell table:style-name="ce1" office:value-type="float" office:value="61.8575766667">
            <text:p>61.8575766667</text:p>
          </table:table-cell>
          <table:table-cell table:style-name="ce1" office:value-type="float" office:value="47.94479">
            <text:p>47.94479</text:p>
          </table:table-cell>
          <table:table-cell table:style-name="ce1" office:value-type="float" office:value="49.7053483333">
            <text:p>49.7053483333</text:p>
          </table:table-cell>
        </table:table-row>
        <table:table-row>
          <table:table-cell table:number-columns-repeated="3"/>
          <table:table-cell table:style-name="ce1" office:value-type="float" office:value="37.274255">
            <text:p>37.274255</text:p>
          </table:table-cell>
          <table:table-cell table:style-name="ce1" office:value-type="float" office:value="33.8282283333">
            <text:p>33.8282283333</text:p>
          </table:table-cell>
          <table:table-cell table:style-name="ce1" office:value-type="float" office:value="40.479825">
            <text:p>40.479825</text:p>
          </table:table-cell>
          <table:table-cell table:style-name="ce1" office:value-type="float" office:value="33.4963916667">
            <text:p>33.4963916667</text:p>
          </table:table-cell>
          <table:table-cell table:style-name="ce1" office:value-type="float" office:value="33.5574183333">
            <text:p>33.5574183333</text:p>
          </table:table-cell>
          <table:table-cell table:style-name="ce1" office:value-type="float" office:value="31.9557633333">
            <text:p>31.9557633333</text:p>
          </table:table-cell>
          <table:table-cell table:style-name="ce1" office:value-type="float" office:value="46.6365516667">
            <text:p>46.6365516667</text:p>
          </table:table-cell>
          <table:table-cell table:style-name="ce1" office:value-type="float" office:value="43.5214783333">
            <text:p>43.5214783333</text:p>
          </table:table-cell>
          <table:table-cell table:style-name="ce1" office:value-type="float" office:value="46.21411">
            <text:p>46.21411</text:p>
          </table:table-cell>
          <table:table-cell table:style-name="ce1" office:value-type="float" office:value="37.5164316667">
            <text:p>37.5164316667</text:p>
          </table:table-cell>
          <table:table-cell table:style-name="ce1" office:value-type="float" office:value="42.4585183333">
            <text:p>42.4585183333</text:p>
          </table:table-cell>
        </table:table-row>
        <table:table-row>
          <table:table-cell table:number-columns-repeated="3"/>
          <table:table-cell table:style-name="ce1" office:value-type="float" office:value="65.7961283333">
            <text:p>65.7961283333</text:p>
          </table:table-cell>
          <table:table-cell table:style-name="ce1" office:value-type="float" office:value="59.734615">
            <text:p>59.734615</text:p>
          </table:table-cell>
          <table:table-cell table:style-name="ce1" office:value-type="float" office:value="63.8775">
            <text:p>63.8775</text:p>
          </table:table-cell>
          <table:table-cell table:style-name="ce1" office:value-type="float" office:value="51.7049683333">
            <text:p>51.7049683333</text:p>
          </table:table-cell>
          <table:table-cell table:style-name="ce1" office:value-type="float" office:value="59.4381216667">
            <text:p>59.4381216667</text:p>
          </table:table-cell>
          <table:table-cell table:style-name="ce1" office:value-type="float" office:value="48.9545166667">
            <text:p>48.9545166667</text:p>
          </table:table-cell>
          <table:table-cell table:style-name="ce1" office:value-type="float" office:value="70.4733">
            <text:p>70.4733</text:p>
          </table:table-cell>
          <table:table-cell table:style-name="ce1" office:value-type="float" office:value="74.8806016667">
            <text:p>74.8806016667</text:p>
          </table:table-cell>
          <table:table-cell table:style-name="ce1" office:value-type="float" office:value="84.532375">
            <text:p>84.532375</text:p>
          </table:table-cell>
          <table:table-cell table:style-name="ce1" office:value-type="float" office:value="54.6002316667">
            <text:p>54.6002316667</text:p>
          </table:table-cell>
          <table:table-cell table:style-name="ce1" office:value-type="float" office:value="85.1953533333">
            <text:p>85.1953533333</text:p>
          </table:table-cell>
        </table:table-row>
        <table:table-row>
          <table:table-cell table:number-columns-repeated="3"/>
          <table:table-cell table:style-name="ce1" office:value-type="float" office:value="63.8928666667">
            <text:p>63.8928666667</text:p>
          </table:table-cell>
          <table:table-cell table:style-name="ce1" office:value-type="float" office:value="61.083305">
            <text:p>61.083305</text:p>
          </table:table-cell>
          <table:table-cell table:style-name="ce1" office:value-type="float" office:value="56.789815">
            <text:p>56.789815</text:p>
          </table:table-cell>
          <table:table-cell table:style-name="ce1" office:value-type="float" office:value="50.5735383333">
            <text:p>50.5735383333</text:p>
          </table:table-cell>
          <table:table-cell table:style-name="ce1" office:value-type="float" office:value="68.67733">
            <text:p>68.67733</text:p>
          </table:table-cell>
          <table:table-cell table:style-name="ce1" office:value-type="float" office:value="51.7474966667">
            <text:p>51.7474966667</text:p>
          </table:table-cell>
          <table:table-cell table:style-name="ce1" office:value-type="float" office:value="66.752535">
            <text:p>66.752535</text:p>
          </table:table-cell>
          <table:table-cell table:style-name="ce1" office:value-type="float" office:value="80.7215583333">
            <text:p>80.7215583333</text:p>
          </table:table-cell>
          <table:table-cell table:style-name="ce1" office:value-type="float" office:value="86.21855">
            <text:p>86.21855</text:p>
          </table:table-cell>
          <table:table-cell table:style-name="ce1" office:value-type="float" office:value="52.24371">
            <text:p>52.24371</text:p>
          </table:table-cell>
          <table:table-cell table:style-name="ce1" office:value-type="float" office:value="87.8400883333">
            <text:p>87.8400883333</text:p>
          </table:table-cell>
        </table:table-row>
        <table:table-row>
          <table:table-cell table:number-columns-repeated="3"/>
          <table:table-cell table:style-name="ce1" office:value-type="float" office:value="28.136235">
            <text:p>28.136235</text:p>
          </table:table-cell>
          <table:table-cell table:style-name="ce1" office:value-type="float" office:value="26.10121">
            <text:p>26.10121</text:p>
          </table:table-cell>
          <table:table-cell table:style-name="ce1" office:value-type="float" office:value="31.7395283333">
            <text:p>31.7395283333</text:p>
          </table:table-cell>
          <table:table-cell table:style-name="ce1" office:value-type="float" office:value="28.3834466667">
            <text:p>28.3834466667</text:p>
          </table:table-cell>
          <table:table-cell table:style-name="ce1" office:value-type="float" office:value="25.6621716667">
            <text:p>25.6621716667</text:p>
          </table:table-cell>
          <table:table-cell table:style-name="ce1" office:value-type="float" office:value="24.4639566667">
            <text:p>24.4639566667</text:p>
          </table:table-cell>
          <table:table-cell table:style-name="ce1" office:value-type="float" office:value="35.8195766667">
            <text:p>35.8195766667</text:p>
          </table:table-cell>
          <table:table-cell table:style-name="ce1" office:value-type="float" office:value="32.9826233333">
            <text:p>32.9826233333</text:p>
          </table:table-cell>
          <table:table-cell table:style-name="ce1" office:value-type="float" office:value="36.4885066667">
            <text:p>36.4885066667</text:p>
          </table:table-cell>
          <table:table-cell table:style-name="ce1" office:value-type="float" office:value="34.2245266667">
            <text:p>34.2245266667</text:p>
          </table:table-cell>
          <table:table-cell table:style-name="ce1" office:value-type="float" office:value="30.791245">
            <text:p>30.791245</text:p>
          </table:table-cell>
        </table:table-row>
        <table:table-row>
          <table:table-cell table:number-columns-repeated="3"/>
          <table:table-cell table:style-name="ce1" office:value-type="float" office:value="55.5368333333">
            <text:p>55.5368333333</text:p>
          </table:table-cell>
          <table:table-cell table:style-name="ce1" office:value-type="float" office:value="50.0547466667">
            <text:p>50.0547466667</text:p>
          </table:table-cell>
          <table:table-cell table:style-name="ce1" office:value-type="float" office:value="52.5262816667">
            <text:p>52.5262816667</text:p>
          </table:table-cell>
          <table:table-cell table:style-name="ce1" office:value-type="float" office:value="51.8629283333">
            <text:p>51.8629283333</text:p>
          </table:table-cell>
          <table:table-cell table:style-name="ce1" office:value-type="float" office:value="47.02253">
            <text:p>47.02253</text:p>
          </table:table-cell>
          <table:table-cell table:style-name="ce1" office:value-type="float" office:value="44.8829166667">
            <text:p>44.8829166667</text:p>
          </table:table-cell>
          <table:table-cell table:style-name="ce1" office:value-type="float" office:value="61.1209633333">
            <text:p>61.1209633333</text:p>
          </table:table-cell>
          <table:table-cell table:style-name="ce1" office:value-type="float" office:value="62.8243016667">
            <text:p>62.8243016667</text:p>
          </table:table-cell>
          <table:table-cell table:style-name="ce1" office:value-type="float" office:value="68.5621333333">
            <text:p>68.5621333333</text:p>
          </table:table-cell>
          <table:table-cell table:style-name="ce1" office:value-type="float" office:value="51.955315">
            <text:p>51.955315</text:p>
          </table:table-cell>
          <table:table-cell table:style-name="ce1" office:value-type="float" office:value="86.2094366667">
            <text:p>86.2094366667</text:p>
          </table:table-cell>
        </table:table-row>
        <table:table-row>
          <table:table-cell table:number-columns-repeated="14"/>
        </table:table-row>
        <table:table-row>
          <table:table-cell table:number-columns-repeated="3"/>
          <table:table-cell table:style-name="ce1" office:value-type="float" office:value="50.4933316161691">
            <text:p>50.4933316161691</text:p>
          </table:table-cell>
          <table:table-cell table:style-name="ce1" office:value-type="float" office:value="57.8878114551743">
            <text:p>57.8878114551743</text:p>
          </table:table-cell>
          <table:table-cell table:style-name="ce1" office:value-type="float" office:value="40.9166949023848">
            <text:p>40.9166949023848</text:p>
          </table:table-cell>
          <table:table-cell table:style-name="ce1" office:value-type="float" office:value="35.2056583386298">
            <text:p>35.2056583386298</text:p>
          </table:table-cell>
          <table:table-cell table:style-name="ce1" office:value-type="float" office:value="71.3750654642471">
            <text:p>71.3750654642471</text:p>
          </table:table-cell>
          <table:table-cell table:style-name="ce1" office:value-type="float" office:value="45.6685765101952">
            <text:p>45.6685765101952</text:p>
          </table:table-cell>
          <table:table-cell table:style-name="ce1" office:value-type="float" office:value="43.2243484945433">
            <text:p>43.2243484945433</text:p>
          </table:table-cell>
          <table:table-cell table:style-name="ce1" office:value-type="float" office:value="57.151613383533">
            <text:p>57.151613383533</text:p>
          </table:table-cell>
          <table:table-cell table:style-name="ce1" office:value-type="float" office:value="63.1958989812443">
            <text:p>63.1958989812443</text:p>
          </table:table-cell>
          <table:table-cell table:style-name="ce1" office:value-type="float" office:value="39.6039210940361">
            <text:p>39.6039210940361</text:p>
          </table:table-cell>
          <table:table-cell table:style-name="ce1" office:value-type="float" office:value="62.3695574230999">
            <text:p>62.3695574230999</text:p>
          </table:table-cell>
        </table:table-row>
        <table:table-row>
          <table:table-cell table:number-columns-repeated="3"/>
          <table:table-cell table:style-name="ce1" office:value-type="float" office:value="39.3884049251808">
            <text:p>39.3884049251808</text:p>
          </table:table-cell>
          <table:table-cell table:style-name="ce1" office:value-type="float" office:value="49.3286236864041">
            <text:p>49.3286236864041</text:p>
          </table:table-cell>
          <table:table-cell table:style-name="ce1" office:value-type="float" office:value="33.9126034779523">
            <text:p>33.9126034779523</text:p>
          </table:table-cell>
          <table:table-cell table:style-name="ce1" office:value-type="float" office:value="25.5550885372341">
            <text:p>25.5550885372341</text:p>
          </table:table-cell>
          <table:table-cell table:style-name="ce1" office:value-type="float" office:value="66.505484592143">
            <text:p>66.505484592143</text:p>
          </table:table-cell>
          <table:table-cell table:style-name="ce1" office:value-type="float" office:value="44.0564589681749">
            <text:p>44.0564589681749</text:p>
          </table:table-cell>
          <table:table-cell table:style-name="ce1" office:value-type="float" office:value="37.1488910248005">
            <text:p>37.1488910248005</text:p>
          </table:table-cell>
          <table:table-cell table:style-name="ce1" office:value-type="float" office:value="46.86820969683">
            <text:p>46.86820969683</text:p>
          </table:table-cell>
          <table:table-cell table:style-name="ce1" office:value-type="float" office:value="48.8232992850447">
            <text:p>48.8232992850447</text:p>
          </table:table-cell>
          <table:table-cell table:style-name="ce1" office:value-type="float" office:value="32.2413334592025">
            <text:p>32.2413334592025</text:p>
          </table:table-cell>
          <table:table-cell table:style-name="ce1" office:value-type="float" office:value="53.1748614669789">
            <text:p>53.1748614669789</text:p>
          </table:table-cell>
        </table:table-row>
        <table:table-row>
          <table:table-cell table:number-columns-repeated="3"/>
          <table:table-cell table:style-name="ce1" office:value-type="float" office:value="67.5953164059696">
            <text:p>67.5953164059696</text:p>
          </table:table-cell>
          <table:table-cell table:style-name="ce1" office:value-type="float" office:value="71.7632632153417">
            <text:p>71.7632632153417</text:p>
          </table:table-cell>
          <table:table-cell table:style-name="ce1" office:value-type="float" office:value="59.7788848226144">
            <text:p>59.7788848226144</text:p>
          </table:table-cell>
          <table:table-cell table:style-name="ce1" office:value-type="float" office:value="52.7294636112485">
            <text:p>52.7294636112485</text:p>
          </table:table-cell>
          <table:table-cell table:style-name="ce1" office:value-type="float" office:value="79.6668026579348">
            <text:p>79.6668026579348</text:p>
          </table:table-cell>
          <table:table-cell table:style-name="ce1" office:value-type="float" office:value="50.8890765251068">
            <text:p>50.8890765251068</text:p>
          </table:table-cell>
          <table:table-cell table:style-name="ce1" office:value-type="float" office:value="59.4184095886901">
            <text:p>59.4184095886901</text:p>
          </table:table-cell>
          <table:table-cell table:style-name="ce1" office:value-type="float" office:value="71.0342545048753">
            <text:p>71.0342545048753</text:p>
          </table:table-cell>
          <table:table-cell table:style-name="ce1" office:value-type="float" office:value="76.7329889299538">
            <text:p>76.7329889299538</text:p>
          </table:table-cell>
          <table:table-cell table:style-name="ce1" office:value-type="float" office:value="51.9621367770426">
            <text:p>51.9621367770426</text:p>
          </table:table-cell>
          <table:table-cell table:style-name="ce1" office:value-type="float" office:value="77.0761126036292">
            <text:p>77.0761126036292</text:p>
          </table:table-cell>
        </table:table-row>
        <table:table-row>
          <table:table-cell table:number-columns-repeated="3"/>
          <table:table-cell table:style-name="ce1" office:value-type="float" office:value="74.8184501089359">
            <text:p>74.8184501089359</text:p>
          </table:table-cell>
          <table:table-cell table:style-name="ce1" office:value-type="float" office:value="83.6141867902909">
            <text:p>83.6141867902909</text:p>
          </table:table-cell>
          <table:table-cell table:style-name="ce1" office:value-type="float" office:value="60.549214812872">
            <text:p>60.549214812872</text:p>
          </table:table-cell>
          <table:table-cell table:style-name="ce1" office:value-type="float" office:value="62.4032001291893">
            <text:p>62.4032001291893</text:p>
          </table:table-cell>
          <table:table-cell table:style-name="ce1" office:value-type="float" office:value="83.1289946217082">
            <text:p>83.1289946217082</text:p>
          </table:table-cell>
          <table:table-cell table:style-name="ce1" office:value-type="float" office:value="59.4348836954476">
            <text:p>59.4348836954476</text:p>
          </table:table-cell>
          <table:table-cell table:style-name="ce1" office:value-type="float" office:value="61.6117585433302">
            <text:p>61.6117585433302</text:p>
          </table:table-cell>
          <table:table-cell table:style-name="ce1" office:value-type="float" office:value="79.6079629765935">
            <text:p>79.6079629765935</text:p>
          </table:table-cell>
          <table:table-cell table:style-name="ce1" office:value-type="float" office:value="70.5773306894326">
            <text:p>70.5773306894326</text:p>
          </table:table-cell>
          <table:table-cell table:style-name="ce1" office:value-type="float" office:value="56.8851385290602">
            <text:p>56.8851385290602</text:p>
          </table:table-cell>
          <table:table-cell table:style-name="ce1" office:value-type="float" office:value="82.1467324433328">
            <text:p>82.1467324433328</text:p>
          </table:table-cell>
        </table:table-row>
        <table:table-row>
          <table:table-cell table:number-columns-repeated="3"/>
          <table:table-cell table:style-name="ce1" office:value-type="float" office:value="43.6700820226818">
            <text:p>43.6700820226818</text:p>
          </table:table-cell>
          <table:table-cell table:style-name="ce1" office:value-type="float" office:value="49.2652540332794">
            <text:p>49.2652540332794</text:p>
          </table:table-cell>
          <table:table-cell table:style-name="ce1" office:value-type="float" office:value="37.5969968641328">
            <text:p>37.5969968641328</text:p>
          </table:table-cell>
          <table:table-cell table:style-name="ce1" office:value-type="float" office:value="28.1383300211085">
            <text:p>28.1383300211085</text:p>
          </table:table-cell>
          <table:table-cell table:style-name="ce1" office:value-type="float" office:value="47.1845977068119">
            <text:p>47.1845977068119</text:p>
          </table:table-cell>
          <table:table-cell table:style-name="ce1" office:value-type="float" office:value="38.2344915384438">
            <text:p>38.2344915384438</text:p>
          </table:table-cell>
          <table:table-cell table:style-name="ce1" office:value-type="float" office:value="38.30742649951">
            <text:p>38.30742649951</text:p>
          </table:table-cell>
          <table:table-cell table:style-name="ce1" office:value-type="float" office:value="48.0414550402801">
            <text:p>48.0414550402801</text:p>
          </table:table-cell>
          <table:table-cell table:style-name="ce1" office:value-type="float" office:value="41.738103584362">
            <text:p>41.738103584362</text:p>
          </table:table-cell>
          <table:table-cell table:style-name="ce1" office:value-type="float" office:value="39.3152130146038">
            <text:p>39.3152130146038</text:p>
          </table:table-cell>
          <table:table-cell table:style-name="ce1" office:value-type="float" office:value="50.1267240474717">
            <text:p>50.1267240474717</text:p>
          </table:table-cell>
        </table:table-row>
        <table:table-row>
          <table:table-cell table:number-columns-repeated="3"/>
          <table:table-cell table:style-name="ce1" office:value-type="float" office:value="58.4342308672697">
            <text:p>58.4342308672697</text:p>
          </table:table-cell>
          <table:table-cell table:style-name="ce1" office:value-type="float" office:value="64.3404717114351">
            <text:p>64.3404717114351</text:p>
          </table:table-cell>
          <table:table-cell table:style-name="ce1" office:value-type="float" office:value="59.5745169203949">
            <text:p>59.5745169203949</text:p>
          </table:table-cell>
          <table:table-cell table:style-name="ce1" office:value-type="float" office:value="59.5971963812934">
            <text:p>59.5971963812934</text:p>
          </table:table-cell>
          <table:table-cell table:style-name="ce1" office:value-type="float" office:value="66.0640434543831">
            <text:p>66.0640434543831</text:p>
          </table:table-cell>
          <table:table-cell table:style-name="ce1" office:value-type="float" office:value="44.802892381929">
            <text:p>44.802892381929</text:p>
          </table:table-cell>
          <table:table-cell table:style-name="ce1" office:value-type="float" office:value="54.1115512400947">
            <text:p>54.1115512400947</text:p>
          </table:table-cell>
          <table:table-cell table:style-name="ce1" office:value-type="float" office:value="60.3519364528812">
            <text:p>60.3519364528812</text:p>
          </table:table-cell>
          <table:table-cell table:style-name="ce1" office:value-type="float" office:value="60.7648585577539">
            <text:p>60.7648585577539</text:p>
          </table:table-cell>
          <table:table-cell table:style-name="ce1" office:value-type="float" office:value="53.7669714352934">
            <text:p>53.7669714352934</text:p>
          </table:table-cell>
          <table:table-cell table:style-name="ce1" office:value-type="float" office:value="69.5207475052896">
            <text:p>69.5207475052896</text:p>
          </table:table-cell>
        </table:table-row>
        <table:table-row>
          <table:table-cell table:number-columns-repeated="3"/>
          <table:table-cell table:style-name="ce1" office:value-type="float" office:value="68.8416618064957">
            <text:p>68.8416618064957</text:p>
          </table:table-cell>
          <table:table-cell table:style-name="ce1" office:value-type="float" office:value="73.4636955198893">
            <text:p>73.4636955198893</text:p>
          </table:table-cell>
          <table:table-cell table:style-name="ce1" office:value-type="float" office:value="60.481255975311">
            <text:p>60.481255975311</text:p>
          </table:table-cell>
          <table:table-cell table:style-name="ce1" office:value-type="float" office:value="51.4138383445214">
            <text:p>51.4138383445214</text:p>
          </table:table-cell>
          <table:table-cell table:style-name="ce1" office:value-type="float" office:value="76.6075483182482">
            <text:p>76.6075483182482</text:p>
          </table:table-cell>
          <table:table-cell table:style-name="ce1" office:value-type="float" office:value="53.5198894366646">
            <text:p>53.5198894366646</text:p>
          </table:table-cell>
          <table:table-cell table:style-name="ce1" office:value-type="float" office:value="59.3031577357509">
            <text:p>59.3031577357509</text:p>
          </table:table-cell>
          <table:table-cell table:style-name="ce1" office:value-type="float" office:value="69.5587156777377">
            <text:p>69.5587156777377</text:p>
          </table:table-cell>
          <table:table-cell table:style-name="ce1" office:value-type="float" office:value="74.2655438010718">
            <text:p>74.2655438010718</text:p>
          </table:table-cell>
          <table:table-cell table:style-name="ce1" office:value-type="float" office:value="51.603831614774">
            <text:p>51.603831614774</text:p>
          </table:table-cell>
          <table:table-cell table:style-name="ce1" office:value-type="float" office:value="78.1134795334006">
            <text:p>78.1134795334006</text:p>
          </table:table-cell>
        </table:table-row>
        <table:table-row>
          <table:table-cell table:number-columns-repeated="3"/>
          <table:table-cell table:style-name="ce1" office:value-type="float" office:value="38.8054486468232">
            <text:p>38.8054486468232</text:p>
          </table:table-cell>
          <table:table-cell table:style-name="ce1" office:value-type="float" office:value="45.2776854659421">
            <text:p>45.2776854659421</text:p>
          </table:table-cell>
          <table:table-cell table:style-name="ce1" office:value-type="float" office:value="29.8841869639379">
            <text:p>29.8841869639379</text:p>
          </table:table-cell>
          <table:table-cell table:style-name="ce1" office:value-type="float" office:value="26.0332936783755">
            <text:p>26.0332936783755</text:p>
          </table:table-cell>
          <table:table-cell table:style-name="ce1" office:value-type="float" office:value="55.4929017395823">
            <text:p>55.4929017395823</text:p>
          </table:table-cell>
          <table:table-cell table:style-name="ce1" office:value-type="float" office:value="42.6874644990429">
            <text:p>42.6874644990429</text:p>
          </table:table-cell>
          <table:table-cell table:style-name="ce1" office:value-type="float" office:value="34.5209192169213">
            <text:p>34.5209192169213</text:p>
          </table:table-cell>
          <table:table-cell table:style-name="ce1" office:value-type="float" office:value="45.690739371905">
            <text:p>45.690739371905</text:p>
          </table:table-cell>
          <table:table-cell table:style-name="ce1" office:value-type="float" office:value="47.5158418884916">
            <text:p>47.5158418884916</text:p>
          </table:table-cell>
          <table:table-cell table:style-name="ce1" office:value-type="float" office:value="31.3734217304988">
            <text:p>31.3734217304988</text:p>
          </table:table-cell>
          <table:table-cell table:style-name="ce1" office:value-type="float" office:value="50.9437718212894">
            <text:p>50.9437718212894</text:p>
          </table:table-cell>
        </table:table-row>
        <table:table-row>
          <table:table-cell table:number-columns-repeated="3"/>
          <table:table-cell table:style-name="ce1" office:value-type="float" office:value="42.479644416683">
            <text:p>42.479644416683</text:p>
          </table:table-cell>
          <table:table-cell table:style-name="ce1" office:value-type="float" office:value="48.7552104045489">
            <text:p>48.7552104045489</text:p>
          </table:table-cell>
          <table:table-cell table:style-name="ce1" office:value-type="float" office:value="35.8382399890839">
            <text:p>35.8382399890839</text:p>
          </table:table-cell>
          <table:table-cell table:style-name="ce1" office:value-type="float" office:value="31.558326655191">
            <text:p>31.558326655191</text:p>
          </table:table-cell>
          <table:table-cell table:style-name="ce1" office:value-type="float" office:value="52.0528518766937">
            <text:p>52.0528518766937</text:p>
          </table:table-cell>
          <table:table-cell table:style-name="ce1" office:value-type="float" office:value="27.8561986524481">
            <text:p>27.8561986524481</text:p>
          </table:table-cell>
          <table:table-cell table:style-name="ce1" office:value-type="float" office:value="37.4707875127013">
            <text:p>37.4707875127013</text:p>
          </table:table-cell>
          <table:table-cell table:style-name="ce1" office:value-type="float" office:value="48.5203627403051">
            <text:p>48.5203627403051</text:p>
          </table:table-cell>
          <table:table-cell table:style-name="ce1" office:value-type="float" office:value="45.9554627773907">
            <text:p>45.9554627773907</text:p>
          </table:table-cell>
          <table:table-cell table:style-name="ce1" office:value-type="float" office:value="23.8549886484453">
            <text:p>23.8549886484453</text:p>
          </table:table-cell>
          <table:table-cell table:style-name="ce1" office:value-type="float" office:value="55.4333367700147">
            <text:p>55.4333367700147</text:p>
          </table:table-cell>
        </table:table-row>
        <table:table-row>
          <table:table-cell table:number-columns-repeated="3"/>
          <table:table-cell table:style-name="ce1" office:value-type="float" office:value="80.822948850192">
            <text:p>80.822948850192</text:p>
          </table:table-cell>
          <table:table-cell table:style-name="ce1" office:value-type="float" office:value="86.6483760952407">
            <text:p>86.6483760952407</text:p>
          </table:table-cell>
          <table:table-cell table:style-name="ce1" office:value-type="float" office:value="73.6668809762048">
            <text:p>73.6668809762048</text:p>
          </table:table-cell>
          <table:table-cell table:style-name="ce1" office:value-type="float" office:value="62.4422581310119">
            <text:p>62.4422581310119</text:p>
          </table:table-cell>
          <table:table-cell table:style-name="ce1" office:value-type="float" office:value="85.5693026123003">
            <text:p>85.5693026123003</text:p>
          </table:table-cell>
          <table:table-cell table:style-name="ce1" office:value-type="float" office:value="62.5448873863428">
            <text:p>62.5448873863428</text:p>
          </table:table-cell>
          <table:table-cell table:style-name="ce1" office:value-type="float" office:value="70.0164091674054">
            <text:p>70.0164091674054</text:p>
          </table:table-cell>
          <table:table-cell table:style-name="ce1" office:value-type="float" office:value="81.4152591432513">
            <text:p>81.4152591432513</text:p>
          </table:table-cell>
          <table:table-cell table:style-name="ce1" office:value-type="float" office:value="82.7433091590965">
            <text:p>82.7433091590965</text:p>
          </table:table-cell>
          <table:table-cell table:style-name="ce1" office:value-type="float" office:value="62.5245731351796">
            <text:p>62.5245731351796</text:p>
          </table:table-cell>
          <table:table-cell table:style-name="ce1" office:value-type="float" office:value="89.1765050660371">
            <text:p>89.1765050660371</text:p>
          </table:table-cell>
        </table:table-row>
        <table:table-row>
          <table:table-cell table:number-columns-repeated="3"/>
          <table:table-cell table:style-name="ce1" office:value-type="float" office:value="57.4110106233724">
            <text:p>57.4110106233724</text:p>
          </table:table-cell>
          <table:table-cell table:style-name="ce1" office:value-type="float" office:value="62.2771518532144">
            <text:p>62.2771518532144</text:p>
          </table:table-cell>
          <table:table-cell table:style-name="ce1" office:value-type="float" office:value="53.4205007640323">
            <text:p>53.4205007640323</text:p>
          </table:table-cell>
          <table:table-cell table:style-name="ce1" office:value-type="float" office:value="52.9840116690426">
            <text:p>52.9840116690426</text:p>
          </table:table-cell>
          <table:table-cell table:style-name="ce1" office:value-type="float" office:value="68.8356673640624">
            <text:p>68.8356673640624</text:p>
          </table:table-cell>
          <table:table-cell table:style-name="ce1" office:value-type="float" office:value="56.4409391740967">
            <text:p>56.4409391740967</text:p>
          </table:table-cell>
          <table:table-cell table:style-name="ce1" office:value-type="float" office:value="51.148093493726">
            <text:p>51.148093493726</text:p>
          </table:table-cell>
          <table:table-cell table:style-name="ce1" office:value-type="float" office:value="61.3830617808662">
            <text:p>61.3830617808662</text:p>
          </table:table-cell>
          <table:table-cell table:style-name="ce1" office:value-type="float" office:value="61.0472121169563">
            <text:p>61.0472121169563</text:p>
          </table:table-cell>
          <table:table-cell table:style-name="ce1" office:value-type="float" office:value="50.157656558252">
            <text:p>50.157656558252</text:p>
          </table:table-cell>
          <table:table-cell table:style-name="ce1" office:value-type="float" office:value="60.2003705174065">
            <text:p>60.20037051740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 number:grouping="true"/>
    </number:number-style>
    <number:number-style style:name="N10120" number:language="en" number:country="US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5f_style" style:display-name="best_style" style:family="table-cell" style:parent-style-name="Default">
      <style:table-cell-properties fo:background-color="transparent"/>
      <style:text-properties fo:font-size="12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.00.0000</text:date>, <text:time style:data-style-name="N2" text:time-value="12:27:32.78529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9T11:11:48.231777000</meta:creation-date>
    <dc:date>2015-07-22T12:29:27.696948000</dc:date>
    <meta:editing-duration>PT4H33M19S</meta:editing-duration>
    <meta:editing-cycles>179</meta:editing-cycles>
    <meta:generator>LibreOffice/4.4.3.2$MacOSX_X86_64 LibreOffice_project/88805f81e9fe61362df02b9941de8e38a9b5fd16</meta:generator>
    <meta:document-statistic meta:table-count="1" meta:cell-count="1664" meta:object-count="0"/>
  </office:meta>
</office:document-meta>
</file>

<file path=Basic/Standard/Export_All.xml><?xml version="1.0" encoding="utf-8"?>
<!DOCTYPE module  PUBLIC '-//OpenOffice.org//DTD OfficeDocument 1.0//EN'  'module.dtd'>
<script:module xmlns:script="http://openoffice.org/2000/script" script:name="Export_All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_Al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